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016cm"/>
    </style:style>
    <style:style style:name="co16" style:family="table-column">
      <style:table-column-properties fo:break-before="auto" style:column-width="1.261cm"/>
    </style:style>
    <style:style style:name="co17" style:family="table-column">
      <style:table-column-properties fo:break-before="auto" style:column-width="0.797cm"/>
    </style:style>
    <style:style style:name="co18" style:family="table-column">
      <style:table-column-properties fo:break-before="auto" style:column-width="0.743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423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1.369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2.078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1.397cm"/>
    </style:style>
    <style:style style:name="co28" style:family="table-column">
      <style:table-column-properties fo:break-before="auto" style:column-width="0.933cm"/>
    </style:style>
    <style:style style:name="co29" style:family="table-column">
      <style:table-column-properties fo:break-before="auto" style:column-width="3.93cm"/>
    </style:style>
    <style:style style:name="co30" style:family="table-column">
      <style:table-column-properties fo:break-before="auto" style:column-width="0.771cm"/>
    </style:style>
    <style:style style:name="co31" style:family="table-column">
      <style:table-column-properties fo:break-before="auto" style:column-width="1.85cm"/>
    </style:style>
    <style:style style:name="co32" style:family="table-column">
      <style:table-column-properties fo:break-before="auto" style:column-width="3.249cm"/>
    </style:style>
    <style:style style:name="co33" style:family="table-column">
      <style:table-column-properties fo:break-before="auto" style:column-width="2.37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" style:family="table-cell" style:parent-style-name="Default">
      <style:table-cell-properties fo:background-color="#99cc00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00">
      <style:table-cell-properties fo:background-color="#99cc00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Pivot-Tabelle_20_F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-Tabelle_20_Kategorie" style:data-style-name="N0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-Tabelle_20_Kategorie" style:data-style-name="N0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ivot-Tabelle_20_Titel" style:data-style-name="N0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-Tabelle_20_Kategorie" style:data-style-name="N0">
      <style:table-cell-properties fo:border="0.99pt solid #000000"/>
    </style:style>
    <style:style style:name="ce21" style:family="table-cell" style:parent-style-name="Pivot-Tabelle_20_Kategorie" style:data-style-name="N0">
      <style:table-cell-properties fo:border-bottom="none" fo:border-left="0.99pt solid #000000" fo:border-right="0.99pt solid #000000" fo:border-top="0.99pt solid #000000"/>
    </style:style>
    <style:style style:name="ce22" style:family="table-cell" style:parent-style-name="Pivot-Tabelle_20_Kategorie" style:data-style-name="N0">
      <style:table-cell-properties fo:border-bottom="none" fo:border-left="0.99pt solid #000000" fo:border-right="0.99pt solid #000000" fo:border-top="none"/>
    </style:style>
    <style:style style:name="ce23" style:family="table-cell" style:parent-style-name="Pivot-Tabelle_20_Kategorie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-Tabelle_20_Titel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-Tabelle_20_Ecke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-Tabelle_20_Wert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-Tabelle_20_Wer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-Tabelle_20_Wer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-Tabelle_20_Wert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-Tabelle_20_Ergebnis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ackground-color="#ccffcc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99cc00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37" style:family="table-cell" style:parent-style-name="Default">
      <style:table-cell-properties fo:background-color="#ffff99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99ccff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f9900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Leaflet</text:p>
          </table:table-cell>
          <table:table-cell table:style-name="ce2" office:value-type="string" calcext:value-type="string">
            <text:p>Kommune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Zeit</text:p>
          </table:table-cell>
          <table:table-cell table:style-name="ce5" office:value-type="string" calcext:value-type="string">
            <text:p>1. Straße</text:p>
          </table:table-cell>
          <table:table-cell table:style-name="ce5" office:value-type="string" calcext:value-type="string">
            <text:p>2. Straße</text:p>
          </table:table-cell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StrG</text:p>
          </table:table-cell>
          <table:table-cell table:style-name="ce5" office:value-type="string" calcext:value-type="string">
            <text:p>Str.-Nr.</text:p>
          </table:table-cell>
          <table:table-cell table:style-name="ce5" office:value-type="string" calcext:value-type="string">
            <text:p>AbsX</text:p>
          </table:table-cell>
          <table:table-cell table:style-name="ce5" office:value-type="string" calcext:value-type="string">
            <text:p>Abs.X</text:p>
          </table:table-cell>
          <table:table-cell table:style-name="ce5" office:value-type="string" calcext:value-type="string">
            <text:p>Km</text:p>
          </table:table-cell>
          <table:table-cell table:style-name="ce5" office:value-type="string" calcext:value-type="string">
            <text:p>Meter</text:p>
          </table:table-cell>
          <table:table-cell table:style-name="ce7" office:value-type="string" calcext:value-type="string">
            <text:p>GEO_X</text:p>
          </table:table-cell>
          <table:table-cell table:style-name="ce7" office:value-type="string" calcext:value-type="string">
            <text:p>GEO_Y</text:p>
          </table:table-cell>
          <table:table-cell table:style-name="ce10" office:value-type="string" calcext:value-type="string">
            <text:p>KAT</text:p>
          </table:table-cell>
          <table:table-cell table:style-name="ce10" office:value-type="string" calcext:value-type="string">
            <text:p>TYP</text:p>
          </table:table-cell>
          <table:table-cell table:style-name="ce10" office:value-type="string" calcext:value-type="string">
            <text:p>UTYP</text:p>
          </table:table-cell>
          <table:table-cell table:style-name="ce11" office:value-type="string" calcext:value-type="string">
            <text:p>BET</text:p>
          </table:table-cell>
          <table:table-cell table:style-name="ce11" office:value-type="string" calcext:value-type="string">
            <text:p>GT</text:p>
          </table:table-cell>
          <table:table-cell table:style-name="ce11" office:value-type="string" calcext:value-type="string">
            <text:p>SV</text:p>
          </table:table-cell>
          <table:table-cell table:style-name="ce11" office:value-type="string" calcext:value-type="string">
            <text:p>LV</text:p>
          </table:table-cell>
          <table:table-cell table:style-name="ce11" office:value-type="string" calcext:value-type="string">
            <text:p>ALC</text:p>
          </table:table-cell>
          <table:table-cell table:style-name="ce12" office:value-type="string" calcext:value-type="string">
            <text:p>VU-F</text:p>
          </table:table-cell>
          <table:table-cell table:style-name="ce12" office:value-type="string" calcext:value-type="string">
            <text:p>Bet_01</text:p>
          </table:table-cell>
          <table:table-cell table:style-name="ce2" office:value-type="string" calcext:value-type="string">
            <text:p>Folg_01</text:p>
          </table:table-cell>
          <table:table-cell table:style-name="ce2" office:value-type="string" calcext:value-type="string">
            <text:p>VB_01</text:p>
          </table:table-cell>
          <table:table-cell table:style-name="ce2" office:value-type="string" calcext:value-type="string">
            <text:p>U1_01</text:p>
          </table:table-cell>
          <table:table-cell table:style-name="ce2" office:value-type="string" calcext:value-type="string">
            <text:p>U2_01</text:p>
          </table:table-cell>
          <table:table-cell table:style-name="ce2" office:value-type="string" calcext:value-type="string">
            <text:p>BT_ALT01</text:p>
          </table:table-cell>
          <table:table-cell table:style-name="ce2" office:value-type="string" calcext:value-type="string">
            <text:p>BT_M/W01</text:p>
          </table:table-cell>
          <table:table-cell table:style-name="ce12" office:value-type="string" calcext:value-type="string">
            <text:p>Bet_02</text:p>
          </table:table-cell>
          <table:table-cell table:style-name="ce2" office:value-type="string" calcext:value-type="string">
            <text:p>Folg_02</text:p>
          </table:table-cell>
          <table:table-cell table:style-name="ce2" office:value-type="string" calcext:value-type="string">
            <text:p>VB_02</text:p>
          </table:table-cell>
          <table:table-cell table:style-name="ce2" office:value-type="string" calcext:value-type="string">
            <text:p>U1_02</text:p>
          </table:table-cell>
          <table:table-cell table:style-name="ce2" office:value-type="string" calcext:value-type="string">
            <text:p>U2_02</text:p>
          </table:table-cell>
          <table:table-cell table:style-name="ce2" office:value-type="string" calcext:value-type="string">
            <text:p>BT_ALT02</text:p>
          </table:table-cell>
          <table:table-cell table:style-name="ce2" office:value-type="string" calcext:value-type="string">
            <text:p>BT_M/W02</text:p>
          </table:table-cell>
          <table:table-cell table:style-name="ce12" office:value-type="string" calcext:value-type="string">
            <text:p>Bet_03</text:p>
          </table:table-cell>
          <table:table-cell table:style-name="ce2" office:value-type="string" calcext:value-type="string">
            <text:p>Folg_03</text:p>
          </table:table-cell>
          <table:table-cell table:style-name="ce2" office:value-type="string" calcext:value-type="string">
            <text:p>VB_03</text:p>
          </table:table-cell>
          <table:table-cell table:style-name="ce2" office:value-type="string" calcext:value-type="string">
            <text:p>U1_03</text:p>
          </table:table-cell>
          <table:table-cell table:style-name="ce2" office:value-type="string" calcext:value-type="string">
            <text:p>U2_03</text:p>
          </table:table-cell>
          <table:table-cell table:style-name="ce2" office:value-type="string" calcext:value-type="string">
            <text:p>BT_ALT03</text:p>
          </table:table-cell>
          <table:table-cell table:style-name="ce2" office:value-type="string" calcext:value-type="string">
            <text:p>BT_M/W03</text:p>
          </table:table-cell>
          <table:table-cell table:style-name="ce12" office:value-type="string" calcext:value-type="string">
            <text:p>Bet_04</text:p>
          </table:table-cell>
          <table:table-cell table:style-name="ce2" office:value-type="string" calcext:value-type="string">
            <text:p>Folg_04</text:p>
          </table:table-cell>
          <table:table-cell table:style-name="ce2" office:value-type="string" calcext:value-type="string">
            <text:p>VB_04</text:p>
          </table:table-cell>
          <table:table-cell table:style-name="ce2" office:value-type="string" calcext:value-type="string">
            <text:p>U1_04</text:p>
          </table:table-cell>
          <table:table-cell table:style-name="ce2" office:value-type="string" calcext:value-type="string">
            <text:p>U2_04</text:p>
          </table:table-cell>
          <table:table-cell table:style-name="ce2" office:value-type="string" calcext:value-type="string">
            <text:p>BT_ALT04</text:p>
          </table:table-cell>
          <table:table-cell table:style-name="ce2" office:value-type="string" calcext:value-type="string">
            <text:p>BT_M/W04</text:p>
          </table:table-cell>
          <table:table-cell table:style-name="ce12" office:value-type="string" calcext:value-type="string">
            <text:p>Bet_05</text:p>
          </table:table-cell>
          <table:table-cell table:style-name="ce2" office:value-type="string" calcext:value-type="string">
            <text:p>Folg_05</text:p>
          </table:table-cell>
          <table:table-cell table:style-name="ce2" office:value-type="string" calcext:value-type="string">
            <text:p>VB_05</text:p>
          </table:table-cell>
          <table:table-cell table:style-name="ce2" office:value-type="string" calcext:value-type="string">
            <text:p>U1_05</text:p>
          </table:table-cell>
          <table:table-cell table:style-name="ce2" office:value-type="string" calcext:value-type="string">
            <text:p>U2_05</text:p>
          </table:table-cell>
          <table:table-cell table:style-name="ce2" office:value-type="string" calcext:value-type="string">
            <text:p>BT_ALT05</text:p>
          </table:table-cell>
          <table:table-cell table:style-name="ce2" office:value-type="string" calcext:value-type="string">
            <text:p>BT_M/W05</text:p>
          </table:table-cell>
          <table:table-cell table:style-name="ce12" office:value-type="string" calcext:value-type="string">
            <text:p>Bet_06</text:p>
          </table:table-cell>
          <table:table-cell table:style-name="ce2" office:value-type="string" calcext:value-type="string">
            <text:p>Folg_06</text:p>
          </table:table-cell>
          <table:table-cell table:style-name="ce2" office:value-type="string" calcext:value-type="string">
            <text:p>VB_06</text:p>
          </table:table-cell>
          <table:table-cell table:style-name="ce2" office:value-type="string" calcext:value-type="string">
            <text:p>U1_06</text:p>
          </table:table-cell>
          <table:table-cell table:style-name="ce2" office:value-type="string" calcext:value-type="string">
            <text:p>U2_06</text:p>
          </table:table-cell>
          <table:table-cell table:style-name="ce2" office:value-type="string" calcext:value-type="string">
            <text:p>BT_ALT06</text:p>
          </table:table-cell>
          <table:table-cell table:style-name="ce2" office:value-type="string" calcext:value-type="string">
            <text:p>BT_M/W06</text:p>
          </table:table-cell>
          <table:table-cell table:style-name="ce12" office:value-type="string" calcext:value-type="string">
            <text:p>Bet_07</text:p>
          </table:table-cell>
          <table:table-cell table:style-name="ce2" office:value-type="string" calcext:value-type="string">
            <text:p>Folg_07</text:p>
          </table:table-cell>
          <table:table-cell table:style-name="ce2" office:value-type="string" calcext:value-type="string">
            <text:p>VB_07</text:p>
          </table:table-cell>
          <table:table-cell table:style-name="ce2" office:value-type="string" calcext:value-type="string">
            <text:p>U1_07</text:p>
          </table:table-cell>
          <table:table-cell table:style-name="ce2" office:value-type="string" calcext:value-type="string">
            <text:p>U2_07</text:p>
          </table:table-cell>
          <table:table-cell table:style-name="ce2" office:value-type="string" calcext:value-type="string">
            <text:p>BT_ALT07</text:p>
          </table:table-cell>
          <table:table-cell table:style-name="ce2" office:value-type="string" calcext:value-type="string">
            <text:p>BT_M/W07</text:p>
          </table:table-cell>
          <table:table-cell table:style-name="ce12" office:value-type="string" calcext:value-type="string">
            <text:p>Bet_08</text:p>
          </table:table-cell>
          <table:table-cell table:style-name="ce2" office:value-type="string" calcext:value-type="string">
            <text:p>Folg_08</text:p>
          </table:table-cell>
          <table:table-cell table:style-name="ce2" office:value-type="string" calcext:value-type="string">
            <text:p>VB_08</text:p>
          </table:table-cell>
          <table:table-cell table:style-name="ce2" office:value-type="string" calcext:value-type="string">
            <text:p>U1_08</text:p>
          </table:table-cell>
          <table:table-cell table:style-name="ce2" office:value-type="string" calcext:value-type="string">
            <text:p>U2_08</text:p>
          </table:table-cell>
          <table:table-cell table:style-name="ce2" office:value-type="string" calcext:value-type="string">
            <text:p>BT_ALT08</text:p>
          </table:table-cell>
          <table:table-cell table:style-name="ce2" office:value-type="string" calcext:value-type="string">
            <text:p>BT_M/W08</text:p>
          </table:table-cell>
          <table:table-cell table:style-name="ce12" office:value-type="string" calcext:value-type="string">
            <text:p>Bet_09</text:p>
          </table:table-cell>
          <table:table-cell table:style-name="ce2" office:value-type="string" calcext:value-type="string">
            <text:p>Folg_09</text:p>
          </table:table-cell>
          <table:table-cell table:style-name="ce2" office:value-type="string" calcext:value-type="string">
            <text:p>VB_09</text:p>
          </table:table-cell>
          <table:table-cell table:style-name="ce2" office:value-type="string" calcext:value-type="string">
            <text:p>U1_09</text:p>
          </table:table-cell>
          <table:table-cell table:style-name="ce2" office:value-type="string" calcext:value-type="string">
            <text:p>U2_09</text:p>
          </table:table-cell>
          <table:table-cell table:style-name="ce2" office:value-type="string" calcext:value-type="string">
            <text:p>BT_ALT09</text:p>
          </table:table-cell>
          <table:table-cell table:style-name="ce2" office:value-type="string" calcext:value-type="string">
            <text:p>BT_M/W09</text:p>
          </table:table-cell>
          <table:table-cell table:style-name="ce12" office:value-type="string" calcext:value-type="string">
            <text:p>Bet_10</text:p>
          </table:table-cell>
          <table:table-cell table:style-name="ce2" office:value-type="string" calcext:value-type="string">
            <text:p>Folg_10</text:p>
          </table:table-cell>
          <table:table-cell table:style-name="ce2" office:value-type="string" calcext:value-type="string">
            <text:p>VB_10</text:p>
          </table:table-cell>
          <table:table-cell table:style-name="ce2" office:value-type="string" calcext:value-type="string">
            <text:p>U1_10</text:p>
          </table:table-cell>
          <table:table-cell table:style-name="ce2" office:value-type="string" calcext:value-type="string">
            <text:p>U2_10</text:p>
          </table:table-cell>
          <table:table-cell table:style-name="ce2" office:value-type="string" calcext:value-type="string">
            <text:p>BT_ALT10</text:p>
          </table:table-cell>
          <table:table-cell table:style-name="ce2" office:value-type="string" calcext:value-type="string">
            <text:p>BT_M/W10</text:p>
          </table:table-cell>
          <table:table-cell table:style-name="ce12" office:value-type="string" calcext:value-type="string">
            <text:p>Bet_11</text:p>
          </table:table-cell>
          <table:table-cell table:style-name="ce2" office:value-type="string" calcext:value-type="string">
            <text:p>Folg_11</text:p>
          </table:table-cell>
          <table:table-cell table:style-name="ce2" office:value-type="string" calcext:value-type="string">
            <text:p>VB_11</text:p>
          </table:table-cell>
          <table:table-cell table:style-name="ce2" office:value-type="string" calcext:value-type="string">
            <text:p>U1_11</text:p>
          </table:table-cell>
          <table:table-cell table:style-name="ce2" office:value-type="string" calcext:value-type="string">
            <text:p>U2_11</text:p>
          </table:table-cell>
          <table:table-cell table:style-name="ce2" office:value-type="string" calcext:value-type="string">
            <text:p>BT_ALT11</text:p>
          </table:table-cell>
          <table:table-cell table:style-name="ce2" office:value-type="string" calcext:value-type="string">
            <text:p>BT_M/W11</text:p>
          </table:table-cell>
          <table:table-cell table:style-name="ce12" office:value-type="string" calcext:value-type="string">
            <text:p>Bet_12</text:p>
          </table:table-cell>
          <table:table-cell table:style-name="ce2" office:value-type="string" calcext:value-type="string">
            <text:p>Folg_12</text:p>
          </table:table-cell>
          <table:table-cell table:style-name="ce2" office:value-type="string" calcext:value-type="string">
            <text:p>VB_12</text:p>
          </table:table-cell>
          <table:table-cell table:style-name="ce2" office:value-type="string" calcext:value-type="string">
            <text:p>U1_12</text:p>
          </table:table-cell>
          <table:table-cell table:style-name="ce2" office:value-type="string" calcext:value-type="string">
            <text:p>U2_12</text:p>
          </table:table-cell>
          <table:table-cell table:style-name="ce2" office:value-type="string" calcext:value-type="string">
            <text:p>BT_ALT12</text:p>
          </table:table-cell>
          <table:table-cell table:style-name="ce2" office:value-type="string" calcext:value-type="string">
            <text:p>BT_M/W12</text:p>
          </table:table-cell>
          <table:table-cell table:style-name="ce12" office:value-type="string" calcext:value-type="string">
            <text:p>Bet_13</text:p>
          </table:table-cell>
          <table:table-cell table:style-name="ce2" office:value-type="string" calcext:value-type="string">
            <text:p>Folg_13</text:p>
          </table:table-cell>
          <table:table-cell table:style-name="ce2" office:value-type="string" calcext:value-type="string">
            <text:p>VB_13</text:p>
          </table:table-cell>
          <table:table-cell table:style-name="ce2" office:value-type="string" calcext:value-type="string">
            <text:p>U1_13</text:p>
          </table:table-cell>
          <table:table-cell table:style-name="ce2" office:value-type="string" calcext:value-type="string">
            <text:p>U2_13</text:p>
          </table:table-cell>
          <table:table-cell table:style-name="ce2" office:value-type="string" calcext:value-type="string">
            <text:p>BT_ALT13</text:p>
          </table:table-cell>
          <table:table-cell table:style-name="ce2" office:value-type="string" calcext:value-type="string">
            <text:p>BT_M/W13</text:p>
          </table:table-cell>
          <table:table-cell table:style-name="ce12" office:value-type="string" calcext:value-type="string">
            <text:p>Bet_14</text:p>
          </table:table-cell>
          <table:table-cell table:style-name="ce2" office:value-type="string" calcext:value-type="string">
            <text:p>Folg_14</text:p>
          </table:table-cell>
          <table:table-cell table:style-name="ce2" office:value-type="string" calcext:value-type="string">
            <text:p>VB_14</text:p>
          </table:table-cell>
          <table:table-cell table:style-name="ce2" office:value-type="string" calcext:value-type="string">
            <text:p>U1_14</text:p>
          </table:table-cell>
          <table:table-cell table:style-name="ce2" office:value-type="string" calcext:value-type="string">
            <text:p>U2_14</text:p>
          </table:table-cell>
          <table:table-cell table:style-name="ce2" office:value-type="string" calcext:value-type="string">
            <text:p>BT_ALT14</text:p>
          </table:table-cell>
          <table:table-cell table:style-name="ce2" office:value-type="string" calcext:value-type="string">
            <text:p>BT_M/W14</text:p>
          </table:table-cell>
          <table:table-cell table:style-name="ce12" office:value-type="string" calcext:value-type="string">
            <text:p>Bet_15</text:p>
          </table:table-cell>
          <table:table-cell table:style-name="ce2" office:value-type="string" calcext:value-type="string">
            <text:p>Folg_15</text:p>
          </table:table-cell>
          <table:table-cell table:style-name="ce2" office:value-type="string" calcext:value-type="string">
            <text:p>VB_15</text:p>
          </table:table-cell>
          <table:table-cell table:style-name="ce2" office:value-type="string" calcext:value-type="string">
            <text:p>U1_15</text:p>
          </table:table-cell>
          <table:table-cell table:style-name="ce2" office:value-type="string" calcext:value-type="string">
            <text:p>U2_15</text:p>
          </table:table-cell>
          <table:table-cell table:style-name="ce2" office:value-type="string" calcext:value-type="string">
            <text:p>BT_ALT15</text:p>
          </table:table-cell>
          <table:table-cell table:style-name="ce2" office:value-type="string" calcext:value-type="string">
            <text:p>BT_M/W15</text:p>
          </table:table-cell>
          <table:table-cell table:style-name="ce12" office:value-type="string" calcext:value-type="string">
            <text:p>Bet_16</text:p>
          </table:table-cell>
          <table:table-cell table:style-name="ce2" office:value-type="string" calcext:value-type="string">
            <text:p>Folg_16</text:p>
          </table:table-cell>
          <table:table-cell table:style-name="ce2" office:value-type="string" calcext:value-type="string">
            <text:p>VB_16</text:p>
          </table:table-cell>
          <table:table-cell table:style-name="ce2" office:value-type="string" calcext:value-type="string">
            <text:p>U1_16</text:p>
          </table:table-cell>
          <table:table-cell table:style-name="ce2" office:value-type="string" calcext:value-type="string">
            <text:p>U2_16</text:p>
          </table:table-cell>
          <table:table-cell table:style-name="ce2" office:value-type="string" calcext:value-type="string">
            <text:p>BT_ALT16</text:p>
          </table:table-cell>
          <table:table-cell table:style-name="ce2" office:value-type="string" calcext:value-type="string">
            <text:p>BT_M/W16</text:p>
          </table:table-cell>
          <table:table-cell table:style-name="ce12" office:value-type="string" calcext:value-type="string">
            <text:p>Bet_17</text:p>
          </table:table-cell>
          <table:table-cell table:style-name="ce2" office:value-type="string" calcext:value-type="string">
            <text:p>Folg_17</text:p>
          </table:table-cell>
          <table:table-cell table:style-name="ce2" office:value-type="string" calcext:value-type="string">
            <text:p>VB_17</text:p>
          </table:table-cell>
          <table:table-cell table:style-name="ce2" office:value-type="string" calcext:value-type="string">
            <text:p>U1_17</text:p>
          </table:table-cell>
          <table:table-cell table:style-name="ce2" office:value-type="string" calcext:value-type="string">
            <text:p>U2_17</text:p>
          </table:table-cell>
          <table:table-cell table:style-name="ce2" office:value-type="string" calcext:value-type="string">
            <text:p>BT_ALT17</text:p>
          </table:table-cell>
          <table:table-cell table:style-name="ce2" office:value-type="string" calcext:value-type="string">
            <text:p>BT_M/W17</text:p>
          </table:table-cell>
          <table:table-cell table:style-name="ce12" office:value-type="string" calcext:value-type="string">
            <text:p>Bet_18</text:p>
          </table:table-cell>
          <table:table-cell table:style-name="ce2" office:value-type="string" calcext:value-type="string">
            <text:p>Folg_18</text:p>
          </table:table-cell>
          <table:table-cell table:style-name="ce2" office:value-type="string" calcext:value-type="string">
            <text:p>VB_18</text:p>
          </table:table-cell>
          <table:table-cell table:style-name="ce2" office:value-type="string" calcext:value-type="string">
            <text:p>U1_18</text:p>
          </table:table-cell>
          <table:table-cell table:style-name="ce2" office:value-type="string" calcext:value-type="string">
            <text:p>U2_18</text:p>
          </table:table-cell>
          <table:table-cell table:style-name="ce2" office:value-type="string" calcext:value-type="string">
            <text:p>BT_ALT18</text:p>
          </table:table-cell>
          <table:table-cell table:style-name="ce2" office:value-type="string" calcext:value-type="string">
            <text:p>BT_M/W18</text:p>
          </table:table-cell>
          <table:table-cell table:style-name="ce12" office:value-type="string" calcext:value-type="string">
            <text:p>Bet_19</text:p>
          </table:table-cell>
          <table:table-cell table:style-name="ce2" office:value-type="string" calcext:value-type="string">
            <text:p>Folg_19</text:p>
          </table:table-cell>
          <table:table-cell table:style-name="ce2" office:value-type="string" calcext:value-type="string">
            <text:p>VB_19</text:p>
          </table:table-cell>
          <table:table-cell table:style-name="ce2" office:value-type="string" calcext:value-type="string">
            <text:p>U1_19</text:p>
          </table:table-cell>
          <table:table-cell table:style-name="ce2" office:value-type="string" calcext:value-type="string">
            <text:p>U2_19</text:p>
          </table:table-cell>
          <table:table-cell table:style-name="ce2" office:value-type="string" calcext:value-type="string">
            <text:p>BT_ALT19</text:p>
          </table:table-cell>
          <table:table-cell table:style-name="ce2" office:value-type="string" calcext:value-type="string">
            <text:p>BT_M/W19</text:p>
          </table:table-cell>
        </table:table-row>
        <table:table-row table:style-name="ro2">
          <table:table-cell table:formula="of:=CONCATENATE(&quot;L.marker([&quot;;[.P2];&quot;, &quot;;[.O2];&quot;]).addTo(mymap)&quot;;CHAR(10);&quot;.bindPopup(&quot;;CHAR(34);&quot;Typ: &quot;;[.R2];;[.S2];&quot;&lt;br&gt;UB 01: &quot;;[.AB2];&quot;&lt;br&gt;U1 01: &quot;;[.AC2];&quot;&lt;br&gt;UB 02: &quot;;[.AI2];&quot;&lt;br&gt;U1 02: &quot;;[.AJ2];CHAR(34);&quot;).openPopup();&quot;)" office:value-type="string" office:string-value="L.marker([51.8938, 8.36772]).addTo(mymap)&#10;.bindPopup(&quot;Typ: 799&lt;br&gt;UB 01: 71&lt;br&gt;U1 01: 49&lt;br&gt;UB 02: 21&lt;br&gt;U1 02: &quot;).openPopup();" calcext:value-type="string">
            <text:p>L.marker([51.8938, 8.36772]).addTo(mymap)</text:p>
            <text:p>.bindPopup("Typ: 7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1-02" calcext:value-type="date">
            <text:p>02.01.2015</text:p>
          </table:table-cell>
          <table:table-cell table:style-name="ce3" office:value-type="string" calcext:value-type="string">
            <text:p>15:55</text:p>
          </table:table-cell>
          <table:table-cell table:style-name="ce3" office:value-type="string" calcext:value-type="string">
            <text:p>Saturnweg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772</text:p>
          </table:table-cell>
          <table:table-cell table:style-name="ce8" office:value-type="string" calcext:value-type="string">
            <text:p>51.89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];&quot;, &quot;;[.O3];&quot;]).addTo(mymap)&quot;;CHAR(10);&quot;.bindPopup(&quot;;CHAR(34);&quot;Typ: &quot;;[.R3];;[.S3];&quot;&lt;br&gt;UB 01: &quot;;[.AB3];&quot;&lt;br&gt;U1 01: &quot;;[.AC3];&quot;&lt;br&gt;UB 02: &quot;;[.AI3];&quot;&lt;br&gt;U1 02: &quot;;[.AJ3];CHAR(34);&quot;).openPopup();&quot;)" office:value-type="string" office:string-value="L.marker([51.9094, 8.42044]).addTo(mymap)&#10;.bindPopup(&quot;Typ: 342&lt;br&gt;UB 01: 21&lt;br&gt;U1 01: 37&lt;br&gt;UB 02: 71&lt;br&gt;U1 02: 10&quot;).openPopup();" calcext:value-type="string">
            <text:p>L.marker([51.9094, 8.42044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1-05" calcext:value-type="date">
            <text:p>05.01.2015</text:p>
          </table:table-cell>
          <table:table-cell table:style-name="ce3" office:value-type="string" calcext:value-type="string">
            <text:p>17:0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8.42044</text:p>
          </table:table-cell>
          <table:table-cell table:style-name="ce8" office:value-type="string" calcext:value-type="string">
            <text:p>51.909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];&quot;, &quot;;[.O4];&quot;]).addTo(mymap)&quot;;CHAR(10);&quot;.bindPopup(&quot;;CHAR(34);&quot;Typ: &quot;;[.R4];;[.S4];&quot;&lt;br&gt;UB 01: &quot;;[.AB4];&quot;&lt;br&gt;U1 01: &quot;;[.AC4];&quot;&lt;br&gt;UB 02: &quot;;[.AI4];&quot;&lt;br&gt;U1 02: &quot;;[.AJ4];CHAR(34);&quot;).openPopup();&quot;)" office:value-type="string" office:string-value="L.marker([51.9208, 8.39828]).addTo(mymap)&#10;.bindPopup(&quot;Typ: 221&lt;br&gt;UB 01: 21&lt;br&gt;U1 01: 35&lt;br&gt;UB 02: 71&lt;br&gt;U1 02: &quot;).openPopup();" calcext:value-type="string">
            <text:p>L.marker([51.9208, 8.39828]).addTo(mymap)</text:p>
            <text:p>.bindPopup("Typ: 22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08" calcext:value-type="date">
            <text:p>08.01.2015</text:p>
          </table:table-cell>
          <table:table-cell table:style-name="ce3" office:value-type="string" calcext:value-type="string">
            <text:p>17:55</text:p>
          </table:table-cell>
          <table:table-cell table:style-name="ce3" office:value-type="string" calcext:value-type="string">
            <text:p>Berliner Straße</text:p>
          </table:table-cell>
          <table:table-cell table:style-name="ce3" office:value-type="string" calcext:value-type="string">
            <text:p>Hülsbrock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9828</text:p>
          </table:table-cell>
          <table:table-cell table:style-name="ce8" office:value-type="string" calcext:value-type="string">
            <text:p>51.92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];&quot;, &quot;;[.O5];&quot;]).addTo(mymap)&quot;;CHAR(10);&quot;.bindPopup(&quot;;CHAR(34);&quot;Typ: &quot;;[.R5];;[.S5];&quot;&lt;br&gt;UB 01: &quot;;[.AB5];&quot;&lt;br&gt;U1 01: &quot;;[.AC5];&quot;&lt;br&gt;UB 02: &quot;;[.AI5];&quot;&lt;br&gt;U1 02: &quot;;[.AJ5];CHAR(34);&quot;).openPopup();&quot;)" office:value-type="string" office:string-value="L.marker([51.9101, 8.38167]).addTo(mymap)&#10;.bindPopup(&quot;Typ: 141&lt;br&gt;UB 01: 71&lt;br&gt;U1 01: 49&lt;br&gt;UB 02: 21&lt;br&gt;U1 02: &quot;).openPopup();" calcext:value-type="string">
            <text:p>L.marker([51.9101, 8.38167]).addTo(mymap)</text:p>
            <text:p>.bindPopup("Typ: 141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1-09" calcext:value-type="date">
            <text:p>09.01.2015</text:p>
          </table:table-cell>
          <table:table-cell table:style-name="ce3" office:value-type="string" calcext:value-type="string">
            <text:p>10:45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167</text:p>
          </table:table-cell>
          <table:table-cell table:style-name="ce8" office:value-type="string" calcext:value-type="string">
            <text:p>51.9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];&quot;, &quot;;[.O6];&quot;]).addTo(mymap)&quot;;CHAR(10);&quot;.bindPopup(&quot;;CHAR(34);&quot;Typ: &quot;;[.R6];;[.S6];&quot;&lt;br&gt;UB 01: &quot;;[.AB6];&quot;&lt;br&gt;U1 01: &quot;;[.AC6];&quot;&lt;br&gt;UB 02: &quot;;[.AI6];&quot;&lt;br&gt;U1 02: &quot;;[.AJ6];CHAR(34);&quot;).openPopup();&quot;)" office:value-type="string" office:string-value="L.marker([51.8823, 8.39205]).addTo(mymap)&#10;.bindPopup(&quot;Typ: 342&lt;br&gt;UB 01: 21&lt;br&gt;U1 01: 28&lt;br&gt;UB 02: 71&lt;br&gt;U1 02: &quot;).openPopup();" calcext:value-type="string">
            <text:p>L.marker([51.8823, 8.39205]).addTo(mymap)</text:p>
            <text:p>.bindPopup("Typ: 342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1-09" calcext:value-type="date">
            <text:p>09.01.2015</text:p>
          </table:table-cell>
          <table:table-cell table:style-name="ce3" office:value-type="string" calcext:value-type="string">
            <text:p>07:55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Hoher Kamp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8.39205</text:p>
          </table:table-cell>
          <table:table-cell table:style-name="ce8" office:value-type="string" calcext:value-type="string">
            <text:p>51.882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];&quot;, &quot;;[.O7];&quot;]).addTo(mymap)&quot;;CHAR(10);&quot;.bindPopup(&quot;;CHAR(34);&quot;Typ: &quot;;[.R7];;[.S7];&quot;&lt;br&gt;UB 01: &quot;;[.AB7];&quot;&lt;br&gt;U1 01: &quot;;[.AC7];&quot;&lt;br&gt;UB 02: &quot;;[.AI7];&quot;&lt;br&gt;U1 02: &quot;;[.AJ7];CHAR(34);&quot;).openPopup();&quot;)" office:value-type="string" office:string-value="L.marker([51.8839, 8.41964]).addTo(mymap)&#10;.bindPopup(&quot;Typ: 714&lt;br&gt;UB 01: 21&lt;br&gt;U1 01: 36&lt;br&gt;UB 02: 71&lt;br&gt;U1 02: &quot;).openPopup();" calcext:value-type="string">
            <text:p>L.marker([51.8839, 8.41964]).addTo(mymap)</text:p>
            <text:p>.bindPopup("Typ: 714&lt;br&gt;UB 01: 21&lt;br&gt;U1 01: 36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1-11" calcext:value-type="date">
            <text:p>11.01.2015</text:p>
          </table:table-cell>
          <table:table-cell table:style-name="ce3" office:value-type="string" calcext:value-type="string">
            <text:p>10:31</text:p>
          </table:table-cell>
          <table:table-cell table:style-name="ce3" office:value-type="string" calcext:value-type="string">
            <text:p>Bruder-Konrad-Straße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8.41964</text:p>
          </table:table-cell>
          <table:table-cell table:style-name="ce8" office:value-type="string" calcext:value-type="string">
            <text:p>51.88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];&quot;, &quot;;[.O8];&quot;]).addTo(mymap)&quot;;CHAR(10);&quot;.bindPopup(&quot;;CHAR(34);&quot;Typ: &quot;;[.R8];;[.S8];&quot;&lt;br&gt;UB 01: &quot;;[.AB8];&quot;&lt;br&gt;U1 01: &quot;;[.AC8];&quot;&lt;br&gt;UB 02: &quot;;[.AI8];&quot;&lt;br&gt;U1 02: &quot;;[.AJ8];CHAR(34);&quot;).openPopup();&quot;)" office:value-type="string" office:string-value="L.marker([51.8956, 8.36895]).addTo(mymap)&#10;.bindPopup(&quot;Typ: 763&lt;br&gt;UB 01: 71&lt;br&gt;U1 01: 49&lt;br&gt;UB 02: &lt;br&gt;U1 02: &quot;).openPopup();" calcext:value-type="string">
            <text:p>L.marker([51.8956, 8.36895]).addTo(mymap)</text:p>
            <text:p>.bindPopup("Typ: 763&lt;br&gt;UB 01: 71&lt;br&gt;U1 01: 49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15" calcext:value-type="date">
            <text:p>15.01.2015</text:p>
          </table:table-cell>
          <table:table-cell table:style-name="ce3" office:value-type="string" calcext:value-type="string">
            <text:p>14:36</text:p>
          </table:table-cell>
          <table:table-cell table:style-name="ce3" office:value-type="string" calcext:value-type="string">
            <text:p>Wiedenbrücker Straße</text:p>
          </table:table-cell>
          <table:table-cell table:style-name="ce3" office:value-type="string" calcext:value-type="string">
            <text:p>Unter den Ulmen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895</text:p>
          </table:table-cell>
          <table:table-cell table:style-name="ce8" office:value-type="string" calcext:value-type="string">
            <text:p>51.89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];&quot;, &quot;;[.O9];&quot;]).addTo(mymap)&quot;;CHAR(10);&quot;.bindPopup(&quot;;CHAR(34);&quot;Typ: &quot;;[.R9];;[.S9];&quot;&lt;br&gt;UB 01: &quot;;[.AB9];&quot;&lt;br&gt;U1 01: &quot;;[.AC9];&quot;&lt;br&gt;UB 02: &quot;;[.AI9];&quot;&lt;br&gt;U1 02: &quot;;[.AJ9];CHAR(34);&quot;).openPopup();&quot;)" office:value-type="string" office:string-value="L.marker([51.9058, 8.378]).addTo(mymap)&#10;.bindPopup(&quot;Typ: 681&lt;br&gt;UB 01: 71&lt;br&gt;U1 01: 49&lt;br&gt;UB 02: 71&lt;br&gt;U1 02: &quot;).openPopup();" calcext:value-type="string">
            <text:p>L.marker([51.9058, 8.378]).addTo(mymap)</text:p>
            <text:p>.bindPopup("Typ: 681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15" calcext:value-type="date">
            <text:p>15.01.2015</text:p>
          </table:table-cell>
          <table:table-cell table:style-name="ce3" office:value-type="string" calcext:value-type="string">
            <text:p>15:25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8</text:p>
          </table:table-cell>
          <table:table-cell table:style-name="ce8" office:value-type="string" calcext:value-type="string">
            <text:p>51.90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0];&quot;, &quot;;[.O10];&quot;]).addTo(mymap)&quot;;CHAR(10);&quot;.bindPopup(&quot;;CHAR(34);&quot;Typ: &quot;;[.R10];;[.S10];&quot;&lt;br&gt;UB 01: &quot;;[.AB10];&quot;&lt;br&gt;U1 01: &quot;;[.AC10];&quot;&lt;br&gt;UB 02: &quot;;[.AI10];&quot;&lt;br&gt;U1 02: &quot;;[.AJ10];CHAR(34);&quot;).openPopup();&quot;)" office:value-type="string" office:string-value="L.marker([51.8984, 8.40182]).addTo(mymap)&#10;.bindPopup(&quot;Typ: 372&lt;br&gt;UB 01: 71&lt;br&gt;U1 01: 37&lt;br&gt;UB 02: 21&lt;br&gt;U1 02: &quot;).openPopup();" calcext:value-type="string">
            <text:p>L.marker([51.8984, 8.40182]).addTo(mymap)</text:p>
            <text:p>.bindPopup("Typ: 372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1-16" calcext:value-type="date">
            <text:p>16.01.2015</text:p>
          </table:table-cell>
          <table:table-cell table:style-name="ce3" office:value-type="string" calcext:value-type="string">
            <text:p>14:50</text:p>
          </table:table-cell>
          <table:table-cell table:style-name="ce3" office:value-type="string" calcext:value-type="string">
            <text:p>Verler 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8.40182</text:p>
          </table:table-cell>
          <table:table-cell table:style-name="ce8" office:value-type="string" calcext:value-type="string">
            <text:p>51.898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1];&quot;, &quot;;[.O11];&quot;]).addTo(mymap)&quot;;CHAR(10);&quot;.bindPopup(&quot;;CHAR(34);&quot;Typ: &quot;;[.R11];;[.S11];&quot;&lt;br&gt;UB 01: &quot;;[.AB11];&quot;&lt;br&gt;U1 01: &quot;;[.AC11];&quot;&lt;br&gt;UB 02: &quot;;[.AI11];&quot;&lt;br&gt;U1 02: &quot;;[.AJ11];CHAR(34);&quot;).openPopup();&quot;)" office:value-type="string" office:string-value="L.marker([51.9097, 8.38111]).addTo(mymap)&#10;.bindPopup(&quot;Typ: 681&lt;br&gt;UB 01: 71&lt;br&gt;U1 01: 10&lt;br&gt;UB 02: 71&lt;br&gt;U1 02: &quot;).openPopup();" calcext:value-type="string">
            <text:p>L.marker([51.9097, 8.38111]).addTo(mymap)</text:p>
            <text:p>.bindPopup("Typ: 681&lt;br&gt;UB 01: 71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1-16" calcext:value-type="date">
            <text:p>16.01.2015</text:p>
          </table:table-cell>
          <table:table-cell table:style-name="ce3" office:value-type="string" calcext:value-type="string">
            <text:p>09:45</text:p>
          </table:table-cell>
          <table:table-cell table:style-name="ce3" office:value-type="string" calcext:value-type="string">
            <text:p>Friedrich-Ebert-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8.38111</text:p>
          </table:table-cell>
          <table:table-cell table:style-name="ce8" office:value-type="string" calcext:value-type="string">
            <text:p>51.90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2];&quot;, &quot;;[.O12];&quot;]).addTo(mymap)&quot;;CHAR(10);&quot;.bindPopup(&quot;;CHAR(34);&quot;Typ: &quot;;[.R12];;[.S12];&quot;&lt;br&gt;UB 01: &quot;;[.AB12];&quot;&lt;br&gt;U1 01: &quot;;[.AC12];&quot;&lt;br&gt;UB 02: &quot;;[.AI12];&quot;&lt;br&gt;U1 02: &quot;;[.AJ12];CHAR(34);&quot;).openPopup();&quot;)" office:value-type="string" office:string-value="L.marker([51.9127, 8.366]).addTo(mymap)&#10;.bindPopup(&quot;Typ: 342&lt;br&gt;UB 01: 21&lt;br&gt;U1 01: 35&lt;br&gt;UB 02: 71&lt;br&gt;U1 02: &quot;).openPopup();" calcext:value-type="string">
            <text:p>L.marker([51.9127, 8.366]).addTo(mymap)</text:p>
            <text:p>.bindPopup("Typ: 342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1-18" calcext:value-type="date">
            <text:p>18.01.2015</text:p>
          </table:table-cell>
          <table:table-cell table:style-name="ce3" office:value-type="string" calcext:value-type="string">
            <text:p>17:18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string" calcext:value-type="string">
            <text:p>Marienfelder 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66</text:p>
          </table:table-cell>
          <table:table-cell table:style-name="ce8" office:value-type="string" calcext:value-type="string">
            <text:p>51.912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3];&quot;, &quot;;[.O13];&quot;]).addTo(mymap)&quot;;CHAR(10);&quot;.bindPopup(&quot;;CHAR(34);&quot;Typ: &quot;;[.R13];;[.S13];&quot;&lt;br&gt;UB 01: &quot;;[.AB13];&quot;&lt;br&gt;U1 01: &quot;;[.AC13];&quot;&lt;br&gt;UB 02: &quot;;[.AI13];&quot;&lt;br&gt;U1 02: &quot;;[.AJ13];CHAR(34);&quot;).openPopup();&quot;)" office:value-type="string" office:string-value="L.marker([51.8837, 8.36796]).addTo(mymap)&#10;.bindPopup(&quot;Typ: 31&lt;br&gt;UB 01: 21&lt;br&gt;U1 01: 28&lt;br&gt;UB 02: 71&lt;br&gt;U1 02: &quot;).openPopup();" calcext:value-type="string">
            <text:p>L.marker([51.8837, 8.36796]).addTo(mymap)</text:p>
            <text:p>.bindPopup("Typ: 31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22" calcext:value-type="date">
            <text:p>22.01.2015</text:p>
          </table:table-cell>
          <table:table-cell table:style-name="ce3" office:value-type="string" calcext:value-type="string">
            <text:p>07:50</text:p>
          </table:table-cell>
          <table:table-cell table:style-name="ce3" office:value-type="string" calcext:value-type="string">
            <text:p>Schledebrückstraße</text:p>
          </table:table-cell>
          <table:table-cell table:style-name="ce3" office:value-type="string" calcext:value-type="string">
            <text:p>Alter Hell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796</text:p>
          </table:table-cell>
          <table:table-cell table:style-name="ce8" office:value-type="string" calcext:value-type="string">
            <text:p>51.883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4];&quot;, &quot;;[.O14];&quot;]).addTo(mymap)&quot;;CHAR(10);&quot;.bindPopup(&quot;;CHAR(34);&quot;Typ: &quot;;[.R14];;[.S14];&quot;&lt;br&gt;UB 01: &quot;;[.AB14];&quot;&lt;br&gt;U1 01: &quot;;[.AC14];&quot;&lt;br&gt;UB 02: &quot;;[.AI14];&quot;&lt;br&gt;U1 02: &quot;;[.AJ14];CHAR(34);&quot;).openPopup();&quot;)" office:value-type="string" office:string-value="L.marker([51.8984, 8.38283]).addTo(mymap)&#10;.bindPopup(&quot;Typ: 32&lt;br&gt;UB 01: 71&lt;br&gt;U1 01: 35&lt;br&gt;UB 02: 21&lt;br&gt;U1 02: &quot;).openPopup();" calcext:value-type="string">
            <text:p>L.marker([51.8984, 8.38283]).addTo(mymap)</text:p>
            <text:p>.bindPopup("Typ: 32&lt;br&gt;UB 01: 71&lt;br&gt;U1 01: 35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22" calcext:value-type="date">
            <text:p>22.01.2015</text:p>
          </table:table-cell>
          <table:table-cell table:style-name="ce3" office:value-type="string" calcext:value-type="string">
            <text:p>17:15</text:p>
          </table:table-cell>
          <table:table-cell table:style-name="ce3" office:value-type="string" calcext:value-type="string">
            <text:p>Reckenberger Straße</text:p>
          </table:table-cell>
          <table:table-cell table:style-name="ce3" office:value-type="string" calcext:value-type="string">
            <text:p>Hoch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283</text:p>
          </table:table-cell>
          <table:table-cell table:style-name="ce8" office:value-type="string" calcext:value-type="string">
            <text:p>51.89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5];&quot;, &quot;;[.O15];&quot;]).addTo(mymap)&quot;;CHAR(10);&quot;.bindPopup(&quot;;CHAR(34);&quot;Typ: &quot;;[.R15];;[.S15];&quot;&lt;br&gt;UB 01: &quot;;[.AB15];&quot;&lt;br&gt;U1 01: &quot;;[.AC15];&quot;&lt;br&gt;UB 02: &quot;;[.AI15];&quot;&lt;br&gt;U1 02: &quot;;[.AJ15];CHAR(34);&quot;).openPopup();&quot;)" office:value-type="string" office:string-value="L.marker([51.9446, 8.41573]).addTo(mymap)&#10;.bindPopup(&quot;Typ: 242&lt;br&gt;UB 01: 21&lt;br&gt;U1 01: 35&lt;br&gt;UB 02: 71&lt;br&gt;U1 02: &quot;).openPopup();" calcext:value-type="string">
            <text:p>L.marker([51.9446, 8.41573]).addTo(mymap)</text:p>
            <text:p>.bindPopup("Typ: 242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1-23" calcext:value-type="date">
            <text:p>23.01.2015</text:p>
          </table:table-cell>
          <table:table-cell table:style-name="ce3" office:value-type="string" calcext:value-type="string">
            <text:p>15:45</text:p>
          </table:table-cell>
          <table:table-cell table:style-name="ce3" office:value-type="string" calcext:value-type="string">
            <text:p>Isselhorster Straße</text:p>
          </table:table-cell>
          <table:table-cell table:style-name="ce6"/>
          <table:table-cell table:style-name="ce3" office:value-type="float" office:value="415" calcext:value-type="float">
            <text:p>415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8.41573</text:p>
          </table:table-cell>
          <table:table-cell table:style-name="ce8" office:value-type="string" calcext:value-type="string">
            <text:p>51.9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6];&quot;, &quot;;[.O16];&quot;]).addTo(mymap)&quot;;CHAR(10);&quot;.bindPopup(&quot;;CHAR(34);&quot;Typ: &quot;;[.R16];;[.S16];&quot;&lt;br&gt;UB 01: &quot;;[.AB16];&quot;&lt;br&gt;U1 01: &quot;;[.AC16];&quot;&lt;br&gt;UB 02: &quot;;[.AI16];&quot;&lt;br&gt;U1 02: &quot;;[.AJ16];CHAR(34);&quot;).openPopup();&quot;)" office:value-type="string" office:string-value="L.marker([51.9286, 8.44032]).addTo(mymap)&#10;.bindPopup(&quot;Typ: 681&lt;br&gt;UB 01: 44&lt;br&gt;U1 01: 49&lt;br&gt;UB 02: 71&lt;br&gt;U1 02: &quot;).openPopup();" calcext:value-type="string">
            <text:p>L.marker([51.9286, 8.44032]).addTo(mymap)</text:p>
            <text:p>.bindPopup("Typ: 681&lt;br&gt;UB 01: 44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1-24" calcext:value-type="date">
            <text:p>24.01.2015</text:p>
          </table:table-cell>
          <table:table-cell table:style-name="ce3" office:value-type="string" calcext:value-type="string">
            <text:p>12:25</text:p>
          </table:table-cell>
          <table:table-cell table:style-name="ce3" office:value-type="string" calcext:value-type="string">
            <text:p>Nordhorner Straße</text:p>
          </table:table-cell>
          <table:table-cell table:style-name="ce6"/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8.44032</text:p>
          </table:table-cell>
          <table:table-cell table:style-name="ce8" office:value-type="string" calcext:value-type="string">
            <text:p>51.9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7];&quot;, &quot;;[.O17];&quot;]).addTo(mymap)&quot;;CHAR(10);&quot;.bindPopup(&quot;;CHAR(34);&quot;Typ: &quot;;[.R17];;[.S17];&quot;&lt;br&gt;UB 01: &quot;;[.AB17];&quot;&lt;br&gt;U1 01: &quot;;[.AC17];&quot;&lt;br&gt;UB 02: &quot;;[.AI17];&quot;&lt;br&gt;U1 02: &quot;;[.AJ17];CHAR(34);&quot;).openPopup();&quot;)" office:value-type="string" office:string-value="L.marker([51.9145, 8.38216]).addTo(mymap)&#10;.bindPopup(&quot;Typ: 244&lt;br&gt;UB 01: 21&lt;br&gt;U1 01: 35&lt;br&gt;UB 02: 71&lt;br&gt;U1 02: &quot;).openPopup();" calcext:value-type="string">
            <text:p>L.marker([51.9145, 8.38216]).addTo(mymap)</text:p>
            <text:p>.bindPopup("Typ: 24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1-26" calcext:value-type="date">
            <text:p>26.01.2015</text:p>
          </table:table-cell>
          <table:table-cell table:style-name="ce3" office:value-type="string" calcext:value-type="string">
            <text:p>07:45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string" calcext:value-type="string">
            <text:p>Franz-Birkhan-Ring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8.38216</text:p>
          </table:table-cell>
          <table:table-cell table:style-name="ce8" office:value-type="string" calcext:value-type="string">
            <text:p>51.9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8];&quot;, &quot;;[.O18];&quot;]).addTo(mymap)&quot;;CHAR(10);&quot;.bindPopup(&quot;;CHAR(34);&quot;Typ: &quot;;[.R18];;[.S18];&quot;&lt;br&gt;UB 01: &quot;;[.AB18];&quot;&lt;br&gt;U1 01: &quot;;[.AC18];&quot;&lt;br&gt;UB 02: &quot;;[.AI18];&quot;&lt;br&gt;U1 02: &quot;;[.AJ18];CHAR(34);&quot;).openPopup();&quot;)" office:value-type="string" office:string-value="L.marker([51.893, 8.40267]).addTo(mymap)&#10;.bindPopup(&quot;Typ: 372&lt;br&gt;UB 01: 71&lt;br&gt;U1 01: 37&lt;br&gt;UB 02: 21&lt;br&gt;U1 02: &quot;).openPopup();" calcext:value-type="string">
            <text:p>L.marker([51.893, 8.40267]).addTo(mymap)</text:p>
            <text:p>.bindPopup("Typ: 372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1-26" calcext:value-type="date">
            <text:p>26.01.2015</text:p>
          </table:table-cell>
          <table:table-cell table:style-name="ce3" office:value-type="string" calcext:value-type="string">
            <text:p>07:52</text:p>
          </table:table-cell>
          <table:table-cell table:style-name="ce3" office:value-type="string" calcext:value-type="string">
            <text:p>Auf der Haar</text:p>
          </table:table-cell>
          <table:table-cell table:style-name="ce3" office:value-type="string" calcext:value-type="string">
            <text:p>Elbrachts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267</text:p>
          </table:table-cell>
          <table:table-cell table:style-name="ce8" office:value-type="string" calcext:value-type="string">
            <text:p>51.8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9];&quot;, &quot;;[.O19];&quot;]).addTo(mymap)&quot;;CHAR(10);&quot;.bindPopup(&quot;;CHAR(34);&quot;Typ: &quot;;[.R19];;[.S19];&quot;&lt;br&gt;UB 01: &quot;;[.AB19];&quot;&lt;br&gt;U1 01: &quot;;[.AC19];&quot;&lt;br&gt;UB 02: &quot;;[.AI19];&quot;&lt;br&gt;U1 02: &quot;;[.AJ19];CHAR(34);&quot;).openPopup();&quot;)" office:value-type="string" office:string-value="L.marker([51.8976, 8.40351]).addTo(mymap)&#10;.bindPopup(&quot;Typ: 243&lt;br&gt;UB 01: 21&lt;br&gt;U1 01: 28&lt;br&gt;UB 02: 71&lt;br&gt;U1 02: &quot;).openPopup();" calcext:value-type="string">
            <text:p>L.marker([51.8976, 8.40351]).addTo(mymap)</text:p>
            <text:p>.bindPopup("Typ: 243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1-26" calcext:value-type="date">
            <text:p>26.01.2015</text:p>
          </table:table-cell>
          <table:table-cell table:style-name="ce3" office:value-type="string" calcext:value-type="string">
            <text:p>16:52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Stadtring Sundern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8.40351</text:p>
          </table:table-cell>
          <table:table-cell table:style-name="ce8" office:value-type="string" calcext:value-type="string">
            <text:p>51.89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0];&quot;, &quot;;[.O20];&quot;]).addTo(mymap)&quot;;CHAR(10);&quot;.bindPopup(&quot;;CHAR(34);&quot;Typ: &quot;;[.R20];;[.S20];&quot;&lt;br&gt;UB 01: &quot;;[.AB20];&quot;&lt;br&gt;U1 01: &quot;;[.AC20];&quot;&lt;br&gt;UB 02: &quot;;[.AI20];&quot;&lt;br&gt;U1 02: &quot;;[.AJ20];CHAR(34);&quot;).openPopup();&quot;)" office:value-type="string" office:string-value="L.marker([51.9066, 8.4119]).addTo(mymap)&#10;.bindPopup(&quot;Typ: 399&lt;br&gt;UB 01: 71&lt;br&gt;U1 01: 11&lt;br&gt;UB 02: 21&lt;br&gt;U1 02: &quot;).openPopup();" calcext:value-type="string">
            <text:p>L.marker([51.9066, 8.4119]).addTo(mymap)</text:p>
            <text:p>.bindPopup("Typ: 399&lt;br&gt;UB 01: 71&lt;br&gt;U1 01: 1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1-28" calcext:value-type="date">
            <text:p>28.01.2015</text:p>
          </table:table-cell>
          <table:table-cell table:style-name="ce3" office:value-type="string" calcext:value-type="string">
            <text:p>17:15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Bockschatzweg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8.4119</text:p>
          </table:table-cell>
          <table:table-cell table:style-name="ce8" office:value-type="string" calcext:value-type="string">
            <text:p>51.90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1];&quot;, &quot;;[.O21];&quot;]).addTo(mymap)&quot;;CHAR(10);&quot;.bindPopup(&quot;;CHAR(34);&quot;Typ: &quot;;[.R21];;[.S21];&quot;&lt;br&gt;UB 01: &quot;;[.AB21];&quot;&lt;br&gt;U1 01: &quot;;[.AC21];&quot;&lt;br&gt;UB 02: &quot;;[.AI21];&quot;&lt;br&gt;U1 02: &quot;;[.AJ21];CHAR(34);&quot;).openPopup();&quot;)" office:value-type="string" office:string-value="L.marker([51.905, 8.37003]).addTo(mymap)&#10;.bindPopup(&quot;Typ: 342&lt;br&gt;UB 01: 21&lt;br&gt;U1 01: 28&lt;br&gt;UB 02: 71&lt;br&gt;U1 02: 10&quot;).openPopup();" calcext:value-type="string">
            <text:p>L.marker([51.905, 8.37003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29" calcext:value-type="date">
            <text:p>29.01.2015</text:p>
          </table:table-cell>
          <table:table-cell table:style-name="ce3" office:value-type="string" calcext:value-type="string">
            <text:p>09:30</text:p>
          </table:table-cell>
          <table:table-cell table:style-name="ce3" office:value-type="string" calcext:value-type="string">
            <text:p>Barkeystraße</text:p>
          </table:table-cell>
          <table:table-cell table:style-name="ce3" office:value-type="string" calcext:value-type="string">
            <text:p>Bohl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003</text:p>
          </table:table-cell>
          <table:table-cell table:style-name="ce8" office:value-type="string" calcext:value-type="string">
            <text:p>51.90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2];&quot;, &quot;;[.O22];&quot;]).addTo(mymap)&quot;;CHAR(10);&quot;.bindPopup(&quot;;CHAR(34);&quot;Typ: &quot;;[.R22];;[.S22];&quot;&lt;br&gt;UB 01: &quot;;[.AB22];&quot;&lt;br&gt;U1 01: &quot;;[.AC22];&quot;&lt;br&gt;UB 02: &quot;;[.AI22];&quot;&lt;br&gt;U1 02: &quot;;[.AJ22];CHAR(34);&quot;).openPopup();&quot;)" office:value-type="string" office:string-value="L.marker([51.9126, 8.39035]).addTo(mymap)&#10;.bindPopup(&quot;Typ: 211&lt;br&gt;UB 01: 40&lt;br&gt;U1 01: 35&lt;br&gt;UB 02: 71&lt;br&gt;U1 02: &quot;).openPopup();" calcext:value-type="string">
            <text:p>L.marker([51.9126, 8.39035]).addTo(mymap)</text:p>
            <text:p>.bindPopup("Typ: 211&lt;br&gt;UB 01: 40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1-29" calcext:value-type="date">
            <text:p>29.01.2015</text:p>
          </table:table-cell>
          <table:table-cell table:style-name="ce3" office:value-type="string" calcext:value-type="string">
            <text:p>16:31</text:p>
          </table:table-cell>
          <table:table-cell table:style-name="ce3" office:value-type="string" calcext:value-type="string">
            <text:p>Carl-Miele-Straße</text:p>
          </table:table-cell>
          <table:table-cell table:style-name="ce3" office:value-type="string" calcext:value-type="string">
            <text:p>Lothringer 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035</text:p>
          </table:table-cell>
          <table:table-cell table:style-name="ce8" office:value-type="string" calcext:value-type="string">
            <text:p>51.91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3];&quot;, &quot;;[.O23];&quot;]).addTo(mymap)&quot;;CHAR(10);&quot;.bindPopup(&quot;;CHAR(34);&quot;Typ: &quot;;[.R23];;[.S23];&quot;&lt;br&gt;UB 01: &quot;;[.AB23];&quot;&lt;br&gt;U1 01: &quot;;[.AC23];&quot;&lt;br&gt;UB 02: &quot;;[.AI23];&quot;&lt;br&gt;U1 02: &quot;;[.AJ23];CHAR(34);&quot;).openPopup();&quot;)" office:value-type="string" office:string-value="L.marker([51.8963, 8.4501]).addTo(mymap)&#10;.bindPopup(&quot;Typ: 771&lt;br&gt;UB 01: 21&lt;br&gt;U1 01: 55&lt;br&gt;UB 02: 71&lt;br&gt;U1 02: &quot;).openPopup();" calcext:value-type="string">
            <text:p>L.marker([51.8963, 8.4501]).addTo(mymap)</text:p>
            <text:p>.bindPopup("Typ: 771&lt;br&gt;UB 01: 21&lt;br&gt;U1 01: 5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2-06" calcext:value-type="date">
            <text:p>06.02.2015</text:p>
          </table:table-cell>
          <table:table-cell table:style-name="ce3" office:value-type="string" calcext:value-type="string">
            <text:p>05:50</text:p>
          </table:table-cell>
          <table:table-cell table:style-name="ce3" office:value-type="string" calcext:value-type="string">
            <text:p>Spexarder 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8.4501</text:p>
          </table:table-cell>
          <table:table-cell table:style-name="ce8" office:value-type="string" calcext:value-type="string">
            <text:p>51.89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4];&quot;, &quot;;[.O24];&quot;]).addTo(mymap)&quot;;CHAR(10);&quot;.bindPopup(&quot;;CHAR(34);&quot;Typ: &quot;;[.R24];;[.S24];&quot;&lt;br&gt;UB 01: &quot;;[.AB24];&quot;&lt;br&gt;U1 01: &quot;;[.AC24];&quot;&lt;br&gt;UB 02: &quot;;[.AI24];&quot;&lt;br&gt;U1 02: &quot;;[.AJ24];CHAR(34);&quot;).openPopup();&quot;)" office:value-type="string" office:string-value="L.marker([51.926, 8.38479]).addTo(mymap)&#10;.bindPopup(&quot;Typ: 341&lt;br&gt;UB 01: 21&lt;br&gt;U1 01: 37&lt;br&gt;UB 02: 72&lt;br&gt;U1 02: &quot;).openPopup();" calcext:value-type="string">
            <text:p>L.marker([51.926, 8.38479]).addTo(mymap)</text:p>
            <text:p>.bindPopup("Typ: 341&lt;br&gt;UB 01: 21&lt;br&gt;U1 01: 37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2-11" calcext:value-type="date">
            <text:p>11.02.2015</text:p>
          </table:table-cell>
          <table:table-cell table:style-name="ce3" office:value-type="string" calcext:value-type="string">
            <text:p>15:25</text:p>
          </table:table-cell>
          <table:table-cell table:style-name="ce3" office:value-type="string" calcext:value-type="string">
            <text:p>Kahlertstraße</text:p>
          </table:table-cell>
          <table:table-cell table:style-name="ce6"/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79</text:p>
          </table:table-cell>
          <table:table-cell table:style-name="ce8" office:value-type="string" calcext:value-type="string">
            <text:p>51.92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5];&quot;, &quot;;[.O25];&quot;]).addTo(mymap)&quot;;CHAR(10);&quot;.bindPopup(&quot;;CHAR(34);&quot;Typ: &quot;;[.R25];;[.S25];&quot;&lt;br&gt;UB 01: &quot;;[.AB25];&quot;&lt;br&gt;U1 01: &quot;;[.AC25];&quot;&lt;br&gt;UB 02: &quot;;[.AI25];&quot;&lt;br&gt;U1 02: &quot;;[.AJ25];CHAR(34);&quot;).openPopup();&quot;)" office:value-type="string" office:string-value="L.marker([51.9097, 8.38122]).addTo(mymap)&#10;.bindPopup(&quot;Typ: 221&lt;br&gt;UB 01: 21&lt;br&gt;U1 01: 35&lt;br&gt;UB 02: 71&lt;br&gt;U1 02: &quot;).openPopup();" calcext:value-type="string">
            <text:p>L.marker([51.9097, 8.38122]).addTo(mymap)</text:p>
            <text:p>.bindPopup("Typ: 22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2-20" calcext:value-type="date">
            <text:p>20.02.2015</text:p>
          </table:table-cell>
          <table:table-cell table:style-name="ce3" office:value-type="string" calcext:value-type="string">
            <text:p>18:47</text:p>
          </table:table-cell>
          <table:table-cell table:style-name="ce3" office:value-type="string" calcext:value-type="string">
            <text:p>Friedrich-Ebert-Straße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8.38122</text:p>
          </table:table-cell>
          <table:table-cell table:style-name="ce8" office:value-type="string" calcext:value-type="string">
            <text:p>51.90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6];&quot;, &quot;;[.O26];&quot;]).addTo(mymap)&quot;;CHAR(10);&quot;.bindPopup(&quot;;CHAR(34);&quot;Typ: &quot;;[.R26];;[.S26];&quot;&lt;br&gt;UB 01: &quot;;[.AB26];&quot;&lt;br&gt;U1 01: &quot;;[.AC26];&quot;&lt;br&gt;UB 02: &quot;;[.AI26];&quot;&lt;br&gt;U1 02: &quot;;[.AJ26];CHAR(34);&quot;).openPopup();&quot;)" office:value-type="string" office:string-value="L.marker([51.9077, 8.38415]).addTo(mymap)&#10;.bindPopup(&quot;Typ: 343&lt;br&gt;UB 01: 21&lt;br&gt;U1 01: 49&lt;br&gt;UB 02: 71&lt;br&gt;U1 02: &quot;).openPopup();" calcext:value-type="string">
            <text:p>L.marker([51.9077, 8.38415]).addTo(mymap)</text:p>
            <text:p>.bindPopup("Typ: 343&lt;br&gt;UB 01: 2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2-23" calcext:value-type="date">
            <text:p>23.02.2015</text:p>
          </table:table-cell>
          <table:table-cell table:style-name="ce3" office:value-type="string" calcext:value-type="string">
            <text:p>10:36</text:p>
          </table:table-cell>
          <table:table-cell table:style-name="ce3" office:value-type="string" calcext:value-type="string">
            <text:p>Kaiserstraße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8415</text:p>
          </table:table-cell>
          <table:table-cell table:style-name="ce8" office:value-type="string" calcext:value-type="string">
            <text:p>51.90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7];&quot;, &quot;;[.O27];&quot;]).addTo(mymap)&quot;;CHAR(10);&quot;.bindPopup(&quot;;CHAR(34);&quot;Typ: &quot;;[.R27];;[.S27];&quot;&lt;br&gt;UB 01: &quot;;[.AB27];&quot;&lt;br&gt;U1 01: &quot;;[.AC27];&quot;&lt;br&gt;UB 02: &quot;;[.AI27];&quot;&lt;br&gt;U1 02: &quot;;[.AJ27];CHAR(34);&quot;).openPopup();&quot;)" office:value-type="string" office:string-value="L.marker([51.8821, 8.45468]).addTo(mymap)&#10;.bindPopup(&quot;Typ: 122&lt;br&gt;UB 01: 71&lt;br&gt;U1 01: 49&lt;br&gt;UB 02: &lt;br&gt;U1 02: &quot;).openPopup();" calcext:value-type="string">
            <text:p>L.marker([51.8821, 8.45468]).addTo(mymap)</text:p>
            <text:p>.bindPopup("Typ: 122&lt;br&gt;UB 01: 71&lt;br&gt;U1 01: 49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2-25" calcext:value-type="date">
            <text:p>25.02.2015</text:p>
          </table:table-cell>
          <table:table-cell table:style-name="ce3" office:value-type="string" calcext:value-type="string">
            <text:p>07:35</text:p>
          </table:table-cell>
          <table:table-cell table:style-name="ce3" office:value-type="string" calcext:value-type="string">
            <text:p>Thaddäusstraße</text:p>
          </table:table-cell>
          <table:table-cell table:style-name="ce3" office:value-type="string" calcext:value-type="string">
            <text:p>Am Ölbach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5468</text:p>
          </table:table-cell>
          <table:table-cell table:style-name="ce8" office:value-type="string" calcext:value-type="string">
            <text:p>51.88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8];&quot;, &quot;;[.O28];&quot;]).addTo(mymap)&quot;;CHAR(10);&quot;.bindPopup(&quot;;CHAR(34);&quot;Typ: &quot;;[.R28];;[.S28];&quot;&lt;br&gt;UB 01: &quot;;[.AB28];&quot;&lt;br&gt;U1 01: &quot;;[.AC28];&quot;&lt;br&gt;UB 02: &quot;;[.AI28];&quot;&lt;br&gt;U1 02: &quot;;[.AJ28];CHAR(34);&quot;).openPopup();&quot;)" office:value-type="string" office:string-value="L.marker([51.9392, 8.43849]).addTo(mymap)&#10;.bindPopup(&quot;Typ: 224&lt;br&gt;UB 01: 21&lt;br&gt;U1 01: 35&lt;br&gt;UB 02: 71&lt;br&gt;U1 02: &quot;).openPopup();" calcext:value-type="string">
            <text:p>L.marker([51.9392, 8.43849]).addTo(mymap)</text:p>
            <text:p>.bindPopup("Typ: 22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2-28" calcext:value-type="date">
            <text:p>28.02.2015</text:p>
          </table:table-cell>
          <table:table-cell table:style-name="ce3" office:value-type="string" calcext:value-type="string">
            <text:p>16:58</text:p>
          </table:table-cell>
          <table:table-cell table:style-name="ce3" office:value-type="string" calcext:value-type="string">
            <text:p>Friedrichsdorfer Straße</text:p>
          </table:table-cell>
          <table:table-cell table:style-name="ce3" office:value-type="string" calcext:value-type="string">
            <text:p>Isselhorster 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43849</text:p>
          </table:table-cell>
          <table:table-cell table:style-name="ce8" office:value-type="string" calcext:value-type="string">
            <text:p>51.9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29];&quot;, &quot;;[.O29];&quot;]).addTo(mymap)&quot;;CHAR(10);&quot;.bindPopup(&quot;;CHAR(34);&quot;Typ: &quot;;[.R29];;[.S29];&quot;&lt;br&gt;UB 01: &quot;;[.AB29];&quot;&lt;br&gt;U1 01: &quot;;[.AC29];&quot;&lt;br&gt;UB 02: &quot;;[.AI29];&quot;&lt;br&gt;U1 02: &quot;;[.AJ29];CHAR(34);&quot;).openPopup();&quot;)" office:value-type="string" office:string-value="L.marker([51.8841, 8.38263]).addTo(mymap)&#10;.bindPopup(&quot;Typ: 242&lt;br&gt;UB 01: 21&lt;br&gt;U1 01: 35&lt;br&gt;UB 02: 71&lt;br&gt;U1 02: 11&quot;).openPopup();" calcext:value-type="string">
            <text:p>L.marker([51.8841, 8.38263]).addTo(mymap)</text:p>
            <text:p>.bindPopup("Typ: 242&lt;br&gt;UB 01: 21&lt;br&gt;U1 01: 35&lt;br&gt;UB 02: 71&lt;br&gt;U1 02: 1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3-02" calcext:value-type="date">
            <text:p>02.03.2015</text:p>
          </table:table-cell>
          <table:table-cell table:style-name="ce3" office:value-type="string" calcext:value-type="string">
            <text:p>12:38</text:p>
          </table:table-cell>
          <table:table-cell table:style-name="ce3" office:value-type="string" calcext:value-type="string">
            <text:p>Stadtring Kattenstroth</text:p>
          </table:table-cell>
          <table:table-cell table:style-name="ce3" office:value-type="string" calcext:value-type="string">
            <text:p>Bertels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263</text:p>
          </table:table-cell>
          <table:table-cell table:style-name="ce8" office:value-type="string" calcext:value-type="string">
            <text:p>51.88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0];&quot;, &quot;;[.O30];&quot;]).addTo(mymap)&quot;;CHAR(10);&quot;.bindPopup(&quot;;CHAR(34);&quot;Typ: &quot;;[.R30];;[.S30];&quot;&lt;br&gt;UB 01: &quot;;[.AB30];&quot;&lt;br&gt;U1 01: &quot;;[.AC30];&quot;&lt;br&gt;UB 02: &quot;;[.AI30];&quot;&lt;br&gt;U1 02: &quot;;[.AJ30];CHAR(34);&quot;).openPopup();&quot;)" office:value-type="string" office:string-value="L.marker([51.905, 8.37001]).addTo(mymap)&#10;.bindPopup(&quot;Typ: 371&lt;br&gt;UB 01: 71&lt;br&gt;U1 01: 11&lt;br&gt;UB 02: 21&lt;br&gt;U1 02: 28&quot;).openPopup();" calcext:value-type="string">
            <text:p>L.marker([51.905, 8.37001]).addTo(mymap)</text:p>
            <text:p>.bindPopup("Typ: 371&lt;br&gt;UB 01: 71&lt;br&gt;U1 01: 11&lt;br&gt;UB 02: 21&lt;br&gt;U1 02: 28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3-02" calcext:value-type="date">
            <text:p>02.03.2015</text:p>
          </table:table-cell>
          <table:table-cell table:style-name="ce3" office:value-type="string" calcext:value-type="string">
            <text:p>17:14</text:p>
          </table:table-cell>
          <table:table-cell table:style-name="ce3" office:value-type="string" calcext:value-type="string">
            <text:p>Bohlenstraße</text:p>
          </table:table-cell>
          <table:table-cell table:style-name="ce3" office:value-type="string" calcext:value-type="string">
            <text:p>Barkey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001</text:p>
          </table:table-cell>
          <table:table-cell table:style-name="ce8" office:value-type="string" calcext:value-type="string">
            <text:p>51.9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1];&quot;, &quot;;[.O31];&quot;]).addTo(mymap)&quot;;CHAR(10);&quot;.bindPopup(&quot;;CHAR(34);&quot;Typ: &quot;;[.R31];;[.S31];&quot;&lt;br&gt;UB 01: &quot;;[.AB31];&quot;&lt;br&gt;U1 01: &quot;;[.AC31];&quot;&lt;br&gt;UB 02: &quot;;[.AI31];&quot;&lt;br&gt;U1 02: &quot;;[.AJ31];CHAR(34);&quot;).openPopup();&quot;)" office:value-type="string" office:string-value="L.marker([51.9127, 8.37379]).addTo(mymap)&#10;.bindPopup(&quot;Typ: 372&lt;br&gt;UB 01: 71&lt;br&gt;U1 01: 37&lt;br&gt;UB 02: 21&lt;br&gt;U1 02: &quot;).openPopup();" calcext:value-type="string">
            <text:p>L.marker([51.9127, 8.37379]).addTo(mymap)</text:p>
            <text:p>.bindPopup("Typ: 372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3-04" calcext:value-type="date">
            <text:p>04.03.2015</text:p>
          </table:table-cell>
          <table:table-cell table:style-name="ce3" office:value-type="string" calcext:value-type="string">
            <text:p>13:54</text:p>
          </table:table-cell>
          <table:table-cell table:style-name="ce3" office:value-type="string" calcext:value-type="string">
            <text:p>Kurfürstenstraße</text:p>
          </table:table-cell>
          <table:table-cell table:style-name="ce3" office:value-type="string" calcext:value-type="string">
            <text:p>Ven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379</text:p>
          </table:table-cell>
          <table:table-cell table:style-name="ce8" office:value-type="string" calcext:value-type="string">
            <text:p>51.912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2];&quot;, &quot;;[.O32];&quot;]).addTo(mymap)&quot;;CHAR(10);&quot;.bindPopup(&quot;;CHAR(34);&quot;Typ: &quot;;[.R32];;[.S32];&quot;&lt;br&gt;UB 01: &quot;;[.AB32];&quot;&lt;br&gt;U1 01: &quot;;[.AC32];&quot;&lt;br&gt;UB 02: &quot;;[.AI32];&quot;&lt;br&gt;U1 02: &quot;;[.AJ32];CHAR(34);&quot;).openPopup();&quot;)" office:value-type="string" office:string-value="L.marker([51.9239, 8.40912]).addTo(mymap)&#10;.bindPopup(&quot;Typ: 342&lt;br&gt;UB 01: 21&lt;br&gt;U1 01: 28&lt;br&gt;UB 02: 71&lt;br&gt;U1 02: 10&quot;).openPopup();" calcext:value-type="string">
            <text:p>L.marker([51.9239, 8.40912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3-05" calcext:value-type="date">
            <text:p>05.03.2015</text:p>
          </table:table-cell>
          <table:table-cell table:style-name="ce3" office:value-type="string" calcext:value-type="string">
            <text:p>07:25</text:p>
          </table:table-cell>
          <table:table-cell table:number-columns-repeated="2" table:style-name="ce3" office:value-type="string" calcext:value-type="string">
            <text:p>Stadtring Nordhorn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912</text:p>
          </table:table-cell>
          <table:table-cell table:style-name="ce8" office:value-type="string" calcext:value-type="string">
            <text:p>51.923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3];&quot;, &quot;;[.O33];&quot;]).addTo(mymap)&quot;;CHAR(10);&quot;.bindPopup(&quot;;CHAR(34);&quot;Typ: &quot;;[.R33];;[.S33];&quot;&lt;br&gt;UB 01: &quot;;[.AB33];&quot;&lt;br&gt;U1 01: &quot;;[.AC33];&quot;&lt;br&gt;UB 02: &quot;;[.AI33];&quot;&lt;br&gt;U1 02: &quot;;[.AJ33];CHAR(34);&quot;).openPopup();&quot;)" office:value-type="string" office:string-value="L.marker([51.9348, 8.44521]).addTo(mymap)&#10;.bindPopup(&quot;Typ: 199&lt;br&gt;UB 01: 71&lt;br&gt;U1 01: 49&lt;br&gt;UB 02: 21&lt;br&gt;U1 02: &quot;).openPopup();" calcext:value-type="string">
            <text:p>L.marker([51.9348, 8.44521]).addTo(mymap)</text:p>
            <text:p>.bindPopup("Typ: 1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3-08" calcext:value-type="date">
            <text:p>08.03.2015</text:p>
          </table:table-cell>
          <table:table-cell table:style-name="ce3" office:value-type="string" calcext:value-type="string">
            <text:p>10:35</text:p>
          </table:table-cell>
          <table:table-cell table:style-name="ce3" office:value-type="string" calcext:value-type="string">
            <text:p>Güthstraße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4521</text:p>
          </table:table-cell>
          <table:table-cell table:style-name="ce8" office:value-type="string" calcext:value-type="string">
            <text:p>51.9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4];&quot;, &quot;;[.O34];&quot;]).addTo(mymap)&quot;;CHAR(10);&quot;.bindPopup(&quot;;CHAR(34);&quot;Typ: &quot;;[.R34];;[.S34];&quot;&lt;br&gt;UB 01: &quot;;[.AB34];&quot;&lt;br&gt;U1 01: &quot;;[.AC34];&quot;&lt;br&gt;UB 02: &quot;;[.AI34];&quot;&lt;br&gt;U1 02: &quot;;[.AJ34];CHAR(34);&quot;).openPopup();&quot;)" office:value-type="string" office:string-value="L.marker([51.8792, 8.3948]).addTo(mymap)&#10;.bindPopup(&quot;Typ: 341&lt;br&gt;UB 01: 21&lt;br&gt;U1 01: 28&lt;br&gt;UB 02: 71&lt;br&gt;U1 02: 46&quot;).openPopup();" calcext:value-type="string">
            <text:p>L.marker([51.8792, 8.3948]).addTo(mymap)</text:p>
            <text:p>.bindPopup("Typ: 341&lt;br&gt;UB 01: 21&lt;br&gt;U1 01: 28&lt;br&gt;UB 02: 71&lt;br&gt;U1 02: 46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3-11" calcext:value-type="date">
            <text:p>11.03.2015</text:p>
          </table:table-cell>
          <table:table-cell table:style-name="ce3" office:value-type="string" calcext:value-type="string">
            <text:p>06:44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Steinmerschweg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3948</text:p>
          </table:table-cell>
          <table:table-cell table:style-name="ce8" office:value-type="string" calcext:value-type="string">
            <text:p>51.879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" calcext:value-type="float">
            <text:p>46</text:p>
          </table:table-cell>
          <table:table-cell table:style-name="ce6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5];&quot;, &quot;;[.O35];&quot;]).addTo(mymap)&quot;;CHAR(10);&quot;.bindPopup(&quot;;CHAR(34);&quot;Typ: &quot;;[.R35];;[.S35];&quot;&lt;br&gt;UB 01: &quot;;[.AB35];&quot;&lt;br&gt;U1 01: &quot;;[.AC35];&quot;&lt;br&gt;UB 02: &quot;;[.AI35];&quot;&lt;br&gt;U1 02: &quot;;[.AJ35];CHAR(34);&quot;).openPopup();&quot;)" office:value-type="string" office:string-value="L.marker([51.9002, 8.37334]).addTo(mymap)&#10;.bindPopup(&quot;Typ: 681&lt;br&gt;UB 01: 71&lt;br&gt;U1 01: 11&lt;br&gt;UB 02: 71&lt;br&gt;U1 02: &quot;).openPopup();" calcext:value-type="string">
            <text:p>L.marker([51.9002, 8.37334]).addTo(mymap)</text:p>
            <text:p>.bindPopup("Typ: 681&lt;br&gt;UB 01: 71&lt;br&gt;U1 01: 1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3-11" calcext:value-type="date">
            <text:p>11.03.2015</text:p>
          </table:table-cell>
          <table:table-cell table:style-name="ce3" office:value-type="string" calcext:value-type="string">
            <text:p>13:30</text:p>
          </table:table-cell>
          <table:table-cell table:style-name="ce3" office:value-type="string" calcext:value-type="string">
            <text:p>Feuerbornstraße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334</text:p>
          </table:table-cell>
          <table:table-cell table:style-name="ce8" office:value-type="string" calcext:value-type="string">
            <text:p>51.90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6];&quot;, &quot;;[.O36];&quot;]).addTo(mymap)&quot;;CHAR(10);&quot;.bindPopup(&quot;;CHAR(34);&quot;Typ: &quot;;[.R36];;[.S36];&quot;&lt;br&gt;UB 01: &quot;;[.AB36];&quot;&lt;br&gt;U1 01: &quot;;[.AC36];&quot;&lt;br&gt;UB 02: &quot;;[.AI36];&quot;&lt;br&gt;U1 02: &quot;;[.AJ36];CHAR(34);&quot;).openPopup();&quot;)" office:value-type="string" office:string-value="L.marker([51.905, 8.39693]).addTo(mymap)&#10;.bindPopup(&quot;Typ: 342&lt;br&gt;UB 01: 21&lt;br&gt;U1 01: 37&lt;br&gt;UB 02: 71&lt;br&gt;U1 02: &quot;).openPopup();" calcext:value-type="string">
            <text:p>L.marker([51.905, 8.39693]).addTo(mymap)</text:p>
            <text:p>.bindPopup("Typ: 342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3-12" calcext:value-type="date">
            <text:p>12.03.2015</text:p>
          </table:table-cell>
          <table:table-cell table:style-name="ce3" office:value-type="string" calcext:value-type="string">
            <text:p>15:05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8.39693</text:p>
          </table:table-cell>
          <table:table-cell table:style-name="ce8" office:value-type="string" calcext:value-type="string">
            <text:p>51.9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7];&quot;, &quot;;[.O37];&quot;]).addTo(mymap)&quot;;CHAR(10);&quot;.bindPopup(&quot;;CHAR(34);&quot;Typ: &quot;;[.R37];;[.S37];&quot;&lt;br&gt;UB 01: &quot;;[.AB37];&quot;&lt;br&gt;U1 01: &quot;;[.AC37];&quot;&lt;br&gt;UB 02: &quot;;[.AI37];&quot;&lt;br&gt;U1 02: &quot;;[.AJ37];CHAR(34);&quot;).openPopup();&quot;)" office:value-type="string" office:string-value="L.marker([51.9089, 8.38487]).addTo(mymap)&#10;.bindPopup(&quot;Typ: 342&lt;br&gt;UB 01: 71&lt;br&gt;U1 01: 28&lt;br&gt;UB 02: 21&lt;br&gt;U1 02: &quot;).openPopup();" calcext:value-type="string">
            <text:p>L.marker([51.9089, 8.38487]).addTo(mymap)</text:p>
            <text:p>.bindPopup("Typ: 342&lt;br&gt;UB 01: 71&lt;br&gt;U1 01: 28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3-13" calcext:value-type="date">
            <text:p>13.03.2015</text:p>
          </table:table-cell>
          <table:table-cell table:style-name="ce3" office:value-type="string" calcext:value-type="string">
            <text:p>21:35</text:p>
          </table:table-cell>
          <table:table-cell table:style-name="ce3" office:value-type="string" calcext:value-type="string">
            <text:p>Friedrich-Ebert-Straße</text:p>
          </table:table-cell>
          <table:table-cell table:style-name="ce3" office:value-type="string" calcext:value-type="string">
            <text:p>Kaiser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8487</text:p>
          </table:table-cell>
          <table:table-cell table:style-name="ce8" office:value-type="string" calcext:value-type="string">
            <text:p>51.90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8];&quot;, &quot;;[.O38];&quot;]).addTo(mymap)&quot;;CHAR(10);&quot;.bindPopup(&quot;;CHAR(34);&quot;Typ: &quot;;[.R38];;[.S38];&quot;&lt;br&gt;UB 01: &quot;;[.AB38];&quot;&lt;br&gt;U1 01: &quot;;[.AC38];&quot;&lt;br&gt;UB 02: &quot;;[.AI38];&quot;&lt;br&gt;U1 02: &quot;;[.AJ38];CHAR(34);&quot;).openPopup();&quot;)" office:value-type="string" office:string-value="L.marker([51.9162, 8.37911]).addTo(mymap)&#10;.bindPopup(&quot;Typ: 261&lt;br&gt;UB 01: 21&lt;br&gt;U1 01: 11&lt;br&gt;UB 02: 71&lt;br&gt;U1 02: &quot;).openPopup();" calcext:value-type="string">
            <text:p>L.marker([51.9162, 8.37911]).addTo(mymap)</text:p>
            <text:p>.bindPopup("Typ: 261&lt;br&gt;UB 01: 21&lt;br&gt;U1 01: 1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3-15" calcext:value-type="date">
            <text:p>15.03.2015</text:p>
          </table:table-cell>
          <table:table-cell table:style-name="ce3" office:value-type="string" calcext:value-type="string">
            <text:p>21:20</text:p>
          </table:table-cell>
          <table:table-cell table:style-name="ce3" office:value-type="string" calcext:value-type="string">
            <text:p>Yorckstraße</text:p>
          </table:table-cell>
          <table:table-cell table:style-name="ce3" office:value-type="string" calcext:value-type="string">
            <text:p>Blücher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911</text:p>
          </table:table-cell>
          <table:table-cell table:style-name="ce8" office:value-type="string" calcext:value-type="string">
            <text:p>51.91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39];&quot;, &quot;;[.O39];&quot;]).addTo(mymap)&quot;;CHAR(10);&quot;.bindPopup(&quot;;CHAR(34);&quot;Typ: &quot;;[.R39];;[.S39];&quot;&lt;br&gt;UB 01: &quot;;[.AB39];&quot;&lt;br&gt;U1 01: &quot;;[.AC39];&quot;&lt;br&gt;UB 02: &quot;;[.AI39];&quot;&lt;br&gt;U1 02: &quot;;[.AJ39];CHAR(34);&quot;).openPopup();&quot;)" office:value-type="string" office:string-value="L.marker([51.9384, 8.43936]).addTo(mymap)&#10;.bindPopup(&quot;Typ: 342&lt;br&gt;UB 01: 21&lt;br&gt;U1 01: 37&lt;br&gt;UB 02: 71&lt;br&gt;U1 02: 10&quot;).openPopup();" calcext:value-type="string">
            <text:p>L.marker([51.9384, 8.43936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3-16" calcext:value-type="date">
            <text:p>16.03.2015</text:p>
          </table:table-cell>
          <table:table-cell table:style-name="ce3" office:value-type="string" calcext:value-type="string">
            <text:p>09:20</text:p>
          </table:table-cell>
          <table:table-cell table:style-name="ce3" office:value-type="string" calcext:value-type="string">
            <text:p>Isselhorster Straße</text:p>
          </table:table-cell>
          <table:table-cell table:style-name="ce3" office:value-type="string" calcext:value-type="string">
            <text:p>Akazienweg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8.43936</text:p>
          </table:table-cell>
          <table:table-cell table:style-name="ce8" office:value-type="string" calcext:value-type="string">
            <text:p>51.938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0];&quot;, &quot;;[.O40];&quot;]).addTo(mymap)&quot;;CHAR(10);&quot;.bindPopup(&quot;;CHAR(34);&quot;Typ: &quot;;[.R40];;[.S40];&quot;&lt;br&gt;UB 01: &quot;;[.AB40];&quot;&lt;br&gt;U1 01: &quot;;[.AC40];&quot;&lt;br&gt;UB 02: &quot;;[.AI40];&quot;&lt;br&gt;U1 02: &quot;;[.AJ40];CHAR(34);&quot;).openPopup();&quot;)" office:value-type="string" office:string-value="L.marker([51.9272, 8.38625]).addTo(mymap)&#10;.bindPopup(&quot;Typ: 371&lt;br&gt;UB 01: 71&lt;br&gt;U1 01: 37&lt;br&gt;UB 02: 21&lt;br&gt;U1 02: 49&quot;).openPopup();" calcext:value-type="string">
            <text:p>L.marker([51.9272, 8.38625]).addTo(mymap)</text:p>
            <text:p>.bindPopup("Typ: 371&lt;br&gt;UB 01: 71&lt;br&gt;U1 01: 37&lt;br&gt;UB 02: 21&lt;br&gt;U1 02: 4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3-17" calcext:value-type="date">
            <text:p>17.03.2015</text:p>
          </table:table-cell>
          <table:table-cell table:style-name="ce3" office:value-type="string" calcext:value-type="string">
            <text:p>11:50</text:p>
          </table:table-cell>
          <table:table-cell table:style-name="ce3" office:value-type="string" calcext:value-type="string">
            <text:p>Magnolienweg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625</text:p>
          </table:table-cell>
          <table:table-cell table:style-name="ce8" office:value-type="string" calcext:value-type="string">
            <text:p>51.92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1];&quot;, &quot;;[.O41];&quot;]).addTo(mymap)&quot;;CHAR(10);&quot;.bindPopup(&quot;;CHAR(34);&quot;Typ: &quot;;[.R41];;[.S41];&quot;&lt;br&gt;UB 01: &quot;;[.AB41];&quot;&lt;br&gt;U1 01: &quot;;[.AC41];&quot;&lt;br&gt;UB 02: &quot;;[.AI41];&quot;&lt;br&gt;U1 02: &quot;;[.AJ41];CHAR(34);&quot;).openPopup();&quot;)" office:value-type="string" office:string-value="L.marker([51.8845, 8.35798]).addTo(mymap)&#10;.bindPopup(&quot;Typ: 223&lt;br&gt;UB 01: 21&lt;br&gt;U1 01: 35&lt;br&gt;UB 02: 71&lt;br&gt;U1 02: &quot;).openPopup();" calcext:value-type="string">
            <text:p>L.marker([51.8845, 8.35798]).addTo(mymap)</text:p>
            <text:p>.bindPopup("Typ: 22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3-22" calcext:value-type="date">
            <text:p>22.03.2015</text:p>
          </table:table-cell>
          <table:table-cell table:style-name="ce3" office:value-type="string" calcext:value-type="string">
            <text:p>18:00</text:p>
          </table:table-cell>
          <table:table-cell table:style-name="ce3" office:value-type="string" calcext:value-type="string">
            <text:p>Wiedenbrücker Straße</text:p>
          </table:table-cell>
          <table:table-cell table:style-name="ce3" office:value-type="string" calcext:value-type="string">
            <text:p>Auf`m Kamp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8.35798</text:p>
          </table:table-cell>
          <table:table-cell table:style-name="ce8" office:value-type="string" calcext:value-type="string">
            <text:p>51.88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2];&quot;, &quot;;[.O42];&quot;]).addTo(mymap)&quot;;CHAR(10);&quot;.bindPopup(&quot;;CHAR(34);&quot;Typ: &quot;;[.R42];;[.S42];&quot;&lt;br&gt;UB 01: &quot;;[.AB42];&quot;&lt;br&gt;U1 01: &quot;;[.AC42];&quot;&lt;br&gt;UB 02: &quot;;[.AI42];&quot;&lt;br&gt;U1 02: &quot;;[.AJ42];CHAR(34);&quot;).openPopup();&quot;)" office:value-type="string" office:string-value="L.marker([51.9129, 8.40987]).addTo(mymap)&#10;.bindPopup(&quot;Typ: 342&lt;br&gt;UB 01: 21&lt;br&gt;U1 01: 28&lt;br&gt;UB 02: 71&lt;br&gt;U1 02: 10&quot;).openPopup();" calcext:value-type="string">
            <text:p>L.marker([51.9129, 8.40987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3-23" calcext:value-type="date">
            <text:p>23.03.2015</text:p>
          </table:table-cell>
          <table:table-cell table:style-name="ce3" office:value-type="string" calcext:value-type="string">
            <text:p>15:57</text:p>
          </table:table-cell>
          <table:table-cell table:style-name="ce3" office:value-type="string" calcext:value-type="string">
            <text:p>Carl-Miele-Straße</text:p>
          </table:table-cell>
          <table:table-cell table:style-name="ce3" office:value-type="string" calcext:value-type="string">
            <text:p>Ottilien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8.40987</text:p>
          </table:table-cell>
          <table:table-cell table:style-name="ce8" office:value-type="string" calcext:value-type="string">
            <text:p>51.912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3];&quot;, &quot;;[.O43];&quot;]).addTo(mymap)&quot;;CHAR(10);&quot;.bindPopup(&quot;;CHAR(34);&quot;Typ: &quot;;[.R43];;[.S43];&quot;&lt;br&gt;UB 01: &quot;;[.AB43];&quot;&lt;br&gt;U1 01: &quot;;[.AC43];&quot;&lt;br&gt;UB 02: &quot;;[.AI43];&quot;&lt;br&gt;U1 02: &quot;;[.AJ43];CHAR(34);&quot;).openPopup();&quot;)" office:value-type="string" office:string-value="L.marker([51.9116, 8.37972]).addTo(mymap)&#10;.bindPopup(&quot;Typ: 181&lt;br&gt;UB 01: 71&lt;br&gt;U1 01: 13&lt;br&gt;UB 02: &lt;br&gt;U1 02: &quot;).openPopup();" calcext:value-type="string">
            <text:p>L.marker([51.9116, 8.37972]).addTo(mymap)</text:p>
            <text:p>.bindPopup("Typ: 181&lt;br&gt;UB 01: 71&lt;br&gt;U1 01: 13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3-25" calcext:value-type="date">
            <text:p>25.03.2015</text:p>
          </table:table-cell>
          <table:table-cell table:style-name="ce3" office:value-type="string" calcext:value-type="string">
            <text:p>19:42</text:p>
          </table:table-cell>
          <table:table-cell table:style-name="ce3" office:value-type="string" calcext:value-type="string">
            <text:p>Friedrich-Ebert-Straße</text:p>
          </table:table-cell>
          <table:table-cell table:style-name="ce6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8.37972</text:p>
          </table:table-cell>
          <table:table-cell table:style-name="ce8" office:value-type="string" calcext:value-type="string">
            <text:p>51.9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4];&quot;, &quot;;[.O44];&quot;]).addTo(mymap)&quot;;CHAR(10);&quot;.bindPopup(&quot;;CHAR(34);&quot;Typ: &quot;;[.R44];;[.S44];&quot;&lt;br&gt;UB 01: &quot;;[.AB44];&quot;&lt;br&gt;U1 01: &quot;;[.AC44];&quot;&lt;br&gt;UB 02: &quot;;[.AI44];&quot;&lt;br&gt;U1 02: &quot;;[.AJ44];CHAR(34);&quot;).openPopup();&quot;)" office:value-type="string" office:string-value="L.marker([51.9112, 8.40094]).addTo(mymap)&#10;.bindPopup(&quot;Typ: 342&lt;br&gt;UB 01: 71&lt;br&gt;U1 01: 10&lt;br&gt;UB 02: 21&lt;br&gt;U1 02: &quot;).openPopup();" calcext:value-type="string">
            <text:p>L.marker([51.9112, 8.40094]).addTo(mymap)</text:p>
            <text:p>.bindPopup("Typ: 342&lt;br&gt;UB 01: 71&lt;br&gt;U1 01: 10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3-25" calcext:value-type="date">
            <text:p>25.03.2015</text:p>
          </table:table-cell>
          <table:table-cell table:style-name="ce3" office:value-type="string" calcext:value-type="string">
            <text:p>11:43</text:p>
          </table:table-cell>
          <table:table-cell table:style-name="ce3" office:value-type="string" calcext:value-type="string">
            <text:p>Carl-Miele-Straße</text:p>
          </table:table-cell>
          <table:table-cell table:style-name="ce3" office:value-type="string" calcext:value-type="string">
            <text:p>Luisen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8.40094</text:p>
          </table:table-cell>
          <table:table-cell table:style-name="ce8" office:value-type="string" calcext:value-type="string">
            <text:p>51.91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5];&quot;, &quot;;[.O45];&quot;]).addTo(mymap)&quot;;CHAR(10);&quot;.bindPopup(&quot;;CHAR(34);&quot;Typ: &quot;;[.R45];;[.S45];&quot;&lt;br&gt;UB 01: &quot;;[.AB45];&quot;&lt;br&gt;U1 01: &quot;;[.AC45];&quot;&lt;br&gt;UB 02: &quot;;[.AI45];&quot;&lt;br&gt;U1 02: &quot;;[.AJ45];CHAR(34);&quot;).openPopup();&quot;)" office:value-type="string" office:string-value="L.marker([51.9137, 8.38268]).addTo(mymap)&#10;.bindPopup(&quot;Typ: 721&lt;br&gt;UB 01: 21&lt;br&gt;U1 01: 36&lt;br&gt;UB 02: 71&lt;br&gt;U1 02: 11&quot;).openPopup();" calcext:value-type="string">
            <text:p>L.marker([51.9137, 8.38268]).addTo(mymap)</text:p>
            <text:p>.bindPopup("Typ: 721&lt;br&gt;UB 01: 21&lt;br&gt;U1 01: 36&lt;br&gt;UB 02: 71&lt;br&gt;U1 02: 1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3-29" calcext:value-type="date">
            <text:p>29.03.2015</text:p>
          </table:table-cell>
          <table:table-cell table:style-name="ce3" office:value-type="string" calcext:value-type="string">
            <text:p>00:53</text:p>
          </table:table-cell>
          <table:table-cell table:style-name="ce3" office:value-type="string" calcext:value-type="string">
            <text:p>Ackerstraße</text:p>
          </table:table-cell>
          <table:table-cell table:style-name="ce6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268</text:p>
          </table:table-cell>
          <table:table-cell table:style-name="ce8" office:value-type="string" calcext:value-type="string">
            <text:p>51.9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6];&quot;, &quot;;[.O46];&quot;]).addTo(mymap)&quot;;CHAR(10);&quot;.bindPopup(&quot;;CHAR(34);&quot;Typ: &quot;;[.R46];;[.S46];&quot;&lt;br&gt;UB 01: &quot;;[.AB46];&quot;&lt;br&gt;U1 01: &quot;;[.AC46];&quot;&lt;br&gt;UB 02: &quot;;[.AI46];&quot;&lt;br&gt;U1 02: &quot;;[.AJ46];CHAR(34);&quot;).openPopup();&quot;)" office:value-type="string" office:string-value="L.marker([51.9072, 8.37387]).addTo(mymap)&#10;.bindPopup(&quot;Typ: 51&lt;br&gt;UB 01: 71&lt;br&gt;U1 01: 14&lt;br&gt;UB 02: 21&lt;br&gt;U1 02: &quot;).openPopup();" calcext:value-type="string">
            <text:p>L.marker([51.9072, 8.37387]).addTo(mymap)</text:p>
            <text:p>.bindPopup("Typ: 51&lt;br&gt;UB 01: 71&lt;br&gt;U1 01: 14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4-07" calcext:value-type="date">
            <text:p>07.04.2015</text:p>
          </table:table-cell>
          <table:table-cell table:style-name="ce3" office:value-type="string" calcext:value-type="string">
            <text:p>06:00</text:p>
          </table:table-cell>
          <table:table-cell table:style-name="ce3" office:value-type="string" calcext:value-type="string">
            <text:p>Königstraße</text:p>
          </table:table-cell>
          <table:table-cell table:style-name="ce6"/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387</text:p>
          </table:table-cell>
          <table:table-cell table:style-name="ce8" office:value-type="string" calcext:value-type="string">
            <text:p>51.907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7];&quot;, &quot;;[.O47];&quot;]).addTo(mymap)&quot;;CHAR(10);&quot;.bindPopup(&quot;;CHAR(34);&quot;Typ: &quot;;[.R47];;[.S47];&quot;&lt;br&gt;UB 01: &quot;;[.AB47];&quot;&lt;br&gt;U1 01: &quot;;[.AC47];&quot;&lt;br&gt;UB 02: &quot;;[.AI47];&quot;&lt;br&gt;U1 02: &quot;;[.AJ47];CHAR(34);&quot;).openPopup();&quot;)" office:value-type="string" office:string-value="L.marker([51.9126, 8.38773]).addTo(mymap)&#10;.bindPopup(&quot;Typ: 243&lt;br&gt;UB 01: 21&lt;br&gt;U1 01: 35&lt;br&gt;UB 02: 72&lt;br&gt;U1 02: &quot;).openPopup();" calcext:value-type="string">
            <text:p>L.marker([51.9126, 8.38773]).addTo(mymap)</text:p>
            <text:p>.bindPopup("Typ: 243&lt;br&gt;UB 01: 21&lt;br&gt;U1 01: 35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4-09" calcext:value-type="date">
            <text:p>09.04.2015</text:p>
          </table:table-cell>
          <table:table-cell table:style-name="ce3" office:value-type="string" calcext:value-type="string">
            <text:p>13:50</text:p>
          </table:table-cell>
          <table:table-cell table:style-name="ce3" office:value-type="string" calcext:value-type="string">
            <text:p>Berliner Straße</text:p>
          </table:table-cell>
          <table:table-cell table:style-name="ce3" office:value-type="string" calcext:value-type="string">
            <text:p>Nordrin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773</text:p>
          </table:table-cell>
          <table:table-cell table:style-name="ce8" office:value-type="string" calcext:value-type="string">
            <text:p>51.91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8];&quot;, &quot;;[.O48];&quot;]).addTo(mymap)&quot;;CHAR(10);&quot;.bindPopup(&quot;;CHAR(34);&quot;Typ: &quot;;[.R48];;[.S48];&quot;&lt;br&gt;UB 01: &quot;;[.AB48];&quot;&lt;br&gt;U1 01: &quot;;[.AC48];&quot;&lt;br&gt;UB 02: &quot;;[.AI48];&quot;&lt;br&gt;U1 02: &quot;;[.AJ48];CHAR(34);&quot;).openPopup();&quot;)" office:value-type="string" office:string-value="L.marker([51.9166, 8.37203]).addTo(mymap)&#10;.bindPopup(&quot;Typ: 342&lt;br&gt;UB 01: 21&lt;br&gt;U1 01: 37&lt;br&gt;UB 02: 71&lt;br&gt;U1 02: 10&quot;).openPopup();" calcext:value-type="string">
            <text:p>L.marker([51.9166, 8.37203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4-10" calcext:value-type="date">
            <text:p>10.04.2015</text:p>
          </table:table-cell>
          <table:table-cell table:style-name="ce3" office:value-type="string" calcext:value-type="string">
            <text:p>08:48</text:p>
          </table:table-cell>
          <table:table-cell table:style-name="ce3" office:value-type="string" calcext:value-type="string">
            <text:p>Brockhäger Straße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8.37203</text:p>
          </table:table-cell>
          <table:table-cell table:style-name="ce8" office:value-type="string" calcext:value-type="string">
            <text:p>51.916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49];&quot;, &quot;;[.O49];&quot;]).addTo(mymap)&quot;;CHAR(10);&quot;.bindPopup(&quot;;CHAR(34);&quot;Typ: &quot;;[.R49];;[.S49];&quot;&lt;br&gt;UB 01: &quot;;[.AB49];&quot;&lt;br&gt;U1 01: &quot;;[.AC49];&quot;&lt;br&gt;UB 02: &quot;;[.AI49];&quot;&lt;br&gt;U1 02: &quot;;[.AJ49];CHAR(34);&quot;).openPopup();&quot;)" office:value-type="string" office:string-value="L.marker([51.8858, 8.384]).addTo(mymap)&#10;.bindPopup(&quot;Typ: 323&lt;br&gt;UB 01: 71&lt;br&gt;U1 01: 27&lt;br&gt;UB 02: 21&lt;br&gt;U1 02: &quot;).openPopup();" calcext:value-type="string">
            <text:p>L.marker([51.8858, 8.384]).addTo(mymap)</text:p>
            <text:p>.bindPopup("Typ: 323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4-10" calcext:value-type="date">
            <text:p>10.04.2015</text:p>
          </table:table-cell>
          <table:table-cell table:style-name="ce3" office:value-type="string" calcext:value-type="string">
            <text:p>16:55</text:p>
          </table:table-cell>
          <table:table-cell table:style-name="ce3" office:value-type="string" calcext:value-type="string">
            <text:p>Krummer Weg</text:p>
          </table:table-cell>
          <table:table-cell table:style-name="ce3" office:value-type="string" calcext:value-type="string">
            <text:p>Alte Busch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</text:p>
          </table:table-cell>
          <table:table-cell table:style-name="ce8" office:value-type="string" calcext:value-type="string">
            <text:p>51.88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0];&quot;, &quot;;[.O50];&quot;]).addTo(mymap)&quot;;CHAR(10);&quot;.bindPopup(&quot;;CHAR(34);&quot;Typ: &quot;;[.R50];;[.S50];&quot;&lt;br&gt;UB 01: &quot;;[.AB50];&quot;&lt;br&gt;U1 01: &quot;;[.AC50];&quot;&lt;br&gt;UB 02: &quot;;[.AI50];&quot;&lt;br&gt;U1 02: &quot;;[.AJ50];CHAR(34);&quot;).openPopup();&quot;)" office:value-type="string" office:string-value="L.marker([51.8898, 8.36039]).addTo(mymap)&#10;.bindPopup(&quot;Typ: 342&lt;br&gt;UB 01: 21&lt;br&gt;U1 01: 37&lt;br&gt;UB 02: 71&lt;br&gt;U1 02: 10&quot;).openPopup();" calcext:value-type="string">
            <text:p>L.marker([51.8898, 8.36039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4-14" calcext:value-type="date">
            <text:p>14.04.2015</text:p>
          </table:table-cell>
          <table:table-cell table:style-name="ce3" office:value-type="string" calcext:value-type="string">
            <text:p>21:37</text:p>
          </table:table-cell>
          <table:table-cell table:style-name="ce3" office:value-type="string" calcext:value-type="string">
            <text:p>Hans-Böckler-Straße</text:p>
          </table:table-cell>
          <table:table-cell table:style-name="ce6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039</text:p>
          </table:table-cell>
          <table:table-cell table:style-name="ce8" office:value-type="string" calcext:value-type="string">
            <text:p>51.889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1];&quot;, &quot;;[.O51];&quot;]).addTo(mymap)&quot;;CHAR(10);&quot;.bindPopup(&quot;;CHAR(34);&quot;Typ: &quot;;[.R51];;[.S51];&quot;&lt;br&gt;UB 01: &quot;;[.AB51];&quot;&lt;br&gt;U1 01: &quot;;[.AC51];&quot;&lt;br&gt;UB 02: &quot;;[.AI51];&quot;&lt;br&gt;U1 02: &quot;;[.AJ51];CHAR(34);&quot;).openPopup();&quot;)" office:value-type="string" office:string-value="L.marker([51.9031, 8.35116]).addTo(mymap)&#10;.bindPopup(&quot;Typ: 224&lt;br&gt;UB 01: 21&lt;br&gt;U1 01: 35&lt;br&gt;UB 02: 71&lt;br&gt;U1 02: &quot;).openPopup();" calcext:value-type="string">
            <text:p>L.marker([51.9031, 8.35116]).addTo(mymap)</text:p>
            <text:p>.bindPopup("Typ: 22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4-15" calcext:value-type="date">
            <text:p>15.04.2015</text:p>
          </table:table-cell>
          <table:table-cell table:style-name="ce3" office:value-type="string" calcext:value-type="string">
            <text:p>07:57</text:p>
          </table:table-cell>
          <table:table-cell table:style-name="ce3" office:value-type="string" calcext:value-type="string">
            <text:p>Herzebrocker Straße</text:p>
          </table:table-cell>
          <table:table-cell table:style-name="ce3" office:value-type="string" calcext:value-type="string">
            <text:p>Thomas-Morus-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8.35116</text:p>
          </table:table-cell>
          <table:table-cell table:style-name="ce8" office:value-type="string" calcext:value-type="string">
            <text:p>51.90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2];&quot;, &quot;;[.O52];&quot;]).addTo(mymap)&quot;;CHAR(10);&quot;.bindPopup(&quot;;CHAR(34);&quot;Typ: &quot;;[.R52];;[.S52];&quot;&lt;br&gt;UB 01: &quot;;[.AB52];&quot;&lt;br&gt;U1 01: &quot;;[.AC52];&quot;&lt;br&gt;UB 02: &quot;;[.AI52];&quot;&lt;br&gt;U1 02: &quot;;[.AJ52];CHAR(34);&quot;).openPopup();&quot;)" office:value-type="string" office:string-value="L.marker([51.8884, 8.3524]).addTo(mymap)&#10;.bindPopup(&quot;Typ: 22&lt;br&gt;UB 01: 11&lt;br&gt;U1 01: 22&lt;br&gt;UB 02: 71&lt;br&gt;U1 02: 35&quot;).openPopup();" calcext:value-type="string">
            <text:p>L.marker([51.8884, 8.3524]).addTo(mymap)</text:p>
            <text:p>.bindPopup("Typ: 22&lt;br&gt;UB 01: 11&lt;br&gt;U1 01: 22&lt;br&gt;UB 02: 71&lt;br&gt;U1 02: 35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4-15" calcext:value-type="date">
            <text:p>15.04.2015</text:p>
          </table:table-cell>
          <table:table-cell table:style-name="ce3" office:value-type="string" calcext:value-type="string">
            <text:p>17:14</text:p>
          </table:table-cell>
          <table:table-cell table:style-name="ce3" office:value-type="string" calcext:value-type="string">
            <text:p>Rhedaer Straße</text:p>
          </table:table-cell>
          <table:table-cell table:style-name="ce3" office:value-type="string" calcext:value-type="string">
            <text:p>Ostpreußen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24</text:p>
          </table:table-cell>
          <table:table-cell table:style-name="ce8" office:value-type="string" calcext:value-type="string">
            <text:p>51.888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3];&quot;, &quot;;[.O53];&quot;]).addTo(mymap)&quot;;CHAR(10);&quot;.bindPopup(&quot;;CHAR(34);&quot;Typ: &quot;;[.R53];;[.S53];&quot;&lt;br&gt;UB 01: &quot;;[.AB53];&quot;&lt;br&gt;U1 01: &quot;;[.AC53];&quot;&lt;br&gt;UB 02: &quot;;[.AI53];&quot;&lt;br&gt;U1 02: &quot;;[.AJ53];CHAR(34);&quot;).openPopup();&quot;)" office:value-type="string" office:string-value="L.marker([51.9043, 8.3753]).addTo(mymap)&#10;.bindPopup(&quot;Typ: 399&lt;br&gt;UB 01: 21&lt;br&gt;U1 01: 37&lt;br&gt;UB 02: 71&lt;br&gt;U1 02: 10&quot;).openPopup();" calcext:value-type="string">
            <text:p>L.marker([51.9043, 8.3753]).addTo(mymap)</text:p>
            <text:p>.bindPopup("Typ: 399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4-16" calcext:value-type="date">
            <text:p>16.04.2015</text:p>
          </table:table-cell>
          <table:table-cell table:style-name="ce3" office:value-type="string" calcext:value-type="string">
            <text:p>12:31</text:p>
          </table:table-cell>
          <table:table-cell table:style-name="ce3" office:value-type="string" calcext:value-type="string">
            <text:p>Blessenstätte</text:p>
          </table:table-cell>
          <table:table-cell table:style-name="ce6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3</text:p>
          </table:table-cell>
          <table:table-cell table:style-name="ce8" office:value-type="string" calcext:value-type="string">
            <text:p>51.904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4];&quot;, &quot;;[.O54];&quot;]).addTo(mymap)&quot;;CHAR(10);&quot;.bindPopup(&quot;;CHAR(34);&quot;Typ: &quot;;[.R54];;[.S54];&quot;&lt;br&gt;UB 01: &quot;;[.AB54];&quot;&lt;br&gt;U1 01: &quot;;[.AC54];&quot;&lt;br&gt;UB 02: &quot;;[.AI54];&quot;&lt;br&gt;U1 02: &quot;;[.AJ54];CHAR(34);&quot;).openPopup();&quot;)" office:value-type="string" office:string-value="L.marker([51.9087, 8.37484]).addTo(mymap)&#10;.bindPopup(&quot;Typ: 261&lt;br&gt;UB 01: 21&lt;br&gt;U1 01: 35&lt;br&gt;UB 02: 71&lt;br&gt;U1 02: &quot;).openPopup();" calcext:value-type="string">
            <text:p>L.marker([51.9087, 8.37484]).addTo(mymap)</text:p>
            <text:p>.bindPopup("Typ: 26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4-16" calcext:value-type="date">
            <text:p>16.04.2015</text:p>
          </table:table-cell>
          <table:table-cell table:style-name="ce3" office:value-type="string" calcext:value-type="string">
            <text:p>09:59</text:p>
          </table:table-cell>
          <table:table-cell table:style-name="ce3" office:value-type="string" calcext:value-type="string">
            <text:p>Hohenzollernstraße</text:p>
          </table:table-cell>
          <table:table-cell table:style-name="ce3" office:value-type="string" calcext:value-type="string">
            <text:p>Roo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484</text:p>
          </table:table-cell>
          <table:table-cell table:style-name="ce8" office:value-type="string" calcext:value-type="string">
            <text:p>51.90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5];&quot;, &quot;;[.O55];&quot;]).addTo(mymap)&quot;;CHAR(10);&quot;.bindPopup(&quot;;CHAR(34);&quot;Typ: &quot;;[.R55];;[.S55];&quot;&lt;br&gt;UB 01: &quot;;[.AB55];&quot;&lt;br&gt;U1 01: &quot;;[.AC55];&quot;&lt;br&gt;UB 02: &quot;;[.AI55];&quot;&lt;br&gt;U1 02: &quot;;[.AJ55];CHAR(34);&quot;).openPopup();&quot;)" office:value-type="string" office:string-value="L.marker([51.9282, 8.37434]).addTo(mymap)&#10;.bindPopup(&quot;Typ: 22&lt;br&gt;UB 01: 21&lt;br&gt;U1 01: 18&lt;br&gt;UB 02: 71&lt;br&gt;U1 02: 35&quot;).openPopup();" calcext:value-type="string">
            <text:p>L.marker([51.9282, 8.37434]).addTo(mymap)</text:p>
            <text:p>.bindPopup("Typ: 22&lt;br&gt;UB 01: 21&lt;br&gt;U1 01: 18&lt;br&gt;UB 02: 71&lt;br&gt;U1 02: 35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4-19" calcext:value-type="date">
            <text:p>19.04.2015</text:p>
          </table:table-cell>
          <table:table-cell table:style-name="ce3" office:value-type="string" calcext:value-type="string">
            <text:p>15:01</text:p>
          </table:table-cell>
          <table:table-cell table:style-name="ce3" office:value-type="string" calcext:value-type="string">
            <text:p>Holler Straße</text:p>
          </table:table-cell>
          <table:table-cell table:style-name="ce3" office:value-type="string" calcext:value-type="string">
            <text:p>Surenhofsweg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8.37434</text:p>
          </table:table-cell>
          <table:table-cell table:style-name="ce8" office:value-type="string" calcext:value-type="string">
            <text:p>51.928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6];&quot;, &quot;;[.O56];&quot;]).addTo(mymap)&quot;;CHAR(10);&quot;.bindPopup(&quot;;CHAR(34);&quot;Typ: &quot;;[.R56];;[.S56];&quot;&lt;br&gt;UB 01: &quot;;[.AB56];&quot;&lt;br&gt;U1 01: &quot;;[.AC56];&quot;&lt;br&gt;UB 02: &quot;;[.AI56];&quot;&lt;br&gt;U1 02: &quot;;[.AJ56];CHAR(34);&quot;).openPopup();&quot;)" office:value-type="string" office:string-value="L.marker([51.9129, 8.3791]).addTo(mymap)&#10;.bindPopup(&quot;Typ: 141&lt;br&gt;UB 01: 71&lt;br&gt;U1 01: 10&lt;br&gt;UB 02: 21&lt;br&gt;U1 02: &quot;).openPopup();" calcext:value-type="string">
            <text:p>L.marker([51.9129, 8.3791]).addTo(mymap)</text:p>
            <text:p>.bindPopup("Typ: 141&lt;br&gt;UB 01: 71&lt;br&gt;U1 01: 10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4-21" calcext:value-type="date">
            <text:p>21.04.2015</text:p>
          </table:table-cell>
          <table:table-cell table:style-name="ce3" office:value-type="string" calcext:value-type="string">
            <text:p>10:35</text:p>
          </table:table-cell>
          <table:table-cell table:style-name="ce3" office:value-type="string" calcext:value-type="string">
            <text:p>Friedrich-Ebert-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8.3791</text:p>
          </table:table-cell>
          <table:table-cell table:style-name="ce8" office:value-type="string" calcext:value-type="string">
            <text:p>51.91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7];&quot;, &quot;;[.O57];&quot;]).addTo(mymap)&quot;;CHAR(10);&quot;.bindPopup(&quot;;CHAR(34);&quot;Typ: &quot;;[.R57];;[.S57];&quot;&lt;br&gt;UB 01: &quot;;[.AB57];&quot;&lt;br&gt;U1 01: &quot;;[.AC57];&quot;&lt;br&gt;UB 02: &quot;;[.AI57];&quot;&lt;br&gt;U1 02: &quot;;[.AJ57];CHAR(34);&quot;).openPopup();&quot;)" office:value-type="string" office:string-value="L.marker([51.9054, 8.37478]).addTo(mymap)&#10;.bindPopup(&quot;Typ: 371&lt;br&gt;UB 01: 71&lt;br&gt;U1 01: 37&lt;br&gt;UB 02: 21&lt;br&gt;U1 02: 49&quot;).openPopup();" calcext:value-type="string">
            <text:p>L.marker([51.9054, 8.37478]).addTo(mymap)</text:p>
            <text:p>.bindPopup("Typ: 371&lt;br&gt;UB 01: 71&lt;br&gt;U1 01: 37&lt;br&gt;UB 02: 21&lt;br&gt;U1 02: 4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4-24" calcext:value-type="date">
            <text:p>24.04.2015</text:p>
          </table:table-cell>
          <table:table-cell table:style-name="ce3" office:value-type="string" calcext:value-type="string">
            <text:p>18:35</text:p>
          </table:table-cell>
          <table:table-cell table:style-name="ce3" office:value-type="string" calcext:value-type="string">
            <text:p>Daltropstraße</text:p>
          </table:table-cell>
          <table:table-cell table:style-name="ce3" office:value-type="string" calcext:value-type="string">
            <text:p>Glockengießerstraße</text:p>
          </table:table-cell>
          <table:table-cell table:style-name="ce3" office:value-type="float" office:value="1214" calcext:value-type="float">
            <text:p>121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478</text:p>
          </table:table-cell>
          <table:table-cell table:style-name="ce8" office:value-type="string" calcext:value-type="string">
            <text:p>51.905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8];&quot;, &quot;;[.O58];&quot;]).addTo(mymap)&quot;;CHAR(10);&quot;.bindPopup(&quot;;CHAR(34);&quot;Typ: &quot;;[.R58];;[.S58];&quot;&lt;br&gt;UB 01: &quot;;[.AB58];&quot;&lt;br&gt;U1 01: &quot;;[.AC58];&quot;&lt;br&gt;UB 02: &quot;;[.AI58];&quot;&lt;br&gt;U1 02: &quot;;[.AJ58];CHAR(34);&quot;).openPopup();&quot;)" office:value-type="string" office:string-value="L.marker([51.9114, 8.42577]).addTo(mymap)&#10;.bindPopup(&quot;Typ: 33&lt;br&gt;UB 01: 21&lt;br&gt;U1 01: 37&lt;br&gt;UB 02: 72&lt;br&gt;U1 02: 50&quot;).openPopup();" calcext:value-type="string">
            <text:p>L.marker([51.9114, 8.42577]).addTo(mymap)</text:p>
            <text:p>.bindPopup("Typ: 33&lt;br&gt;UB 01: 21&lt;br&gt;U1 01: 37&lt;br&gt;UB 02: 72&lt;br&gt;U1 02: 5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4-25" calcext:value-type="date">
            <text:p>25.04.2015</text:p>
          </table:table-cell>
          <table:table-cell table:style-name="ce3" office:value-type="string" calcext:value-type="string">
            <text:p>05:24</text:p>
          </table:table-cell>
          <table:table-cell table:style-name="ce3" office:value-type="string" calcext:value-type="string">
            <text:p>Osnabrücker Landstraß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8.42577</text:p>
          </table:table-cell>
          <table:table-cell table:style-name="ce8" office:value-type="string" calcext:value-type="string">
            <text:p>51.911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" calcext:value-type="float">
            <text:p>50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59];&quot;, &quot;;[.O59];&quot;]).addTo(mymap)&quot;;CHAR(10);&quot;.bindPopup(&quot;;CHAR(34);&quot;Typ: &quot;;[.R59];;[.S59];&quot;&lt;br&gt;UB 01: &quot;;[.AB59];&quot;&lt;br&gt;U1 01: &quot;;[.AC59];&quot;&lt;br&gt;UB 02: &quot;;[.AI59];&quot;&lt;br&gt;U1 02: &quot;;[.AJ59];CHAR(34);&quot;).openPopup();&quot;)" office:value-type="string" office:string-value="L.marker([51.8839, 8.38454]).addTo(mymap)&#10;.bindPopup(&quot;Typ: 141&lt;br&gt;UB 01: 71&lt;br&gt;U1 01: 49&lt;br&gt;UB 02: &lt;br&gt;U1 02: &quot;).openPopup();" calcext:value-type="string">
            <text:p>L.marker([51.8839, 8.38454]).addTo(mymap)</text:p>
            <text:p>.bindPopup("Typ: 141&lt;br&gt;UB 01: 71&lt;br&gt;U1 01: 49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4-27" calcext:value-type="date">
            <text:p>27.04.2015</text:p>
          </table:table-cell>
          <table:table-cell table:style-name="ce3" office:value-type="string" calcext:value-type="string">
            <text:p>19:06</text:p>
          </table:table-cell>
          <table:table-cell table:style-name="ce3" office:value-type="string" calcext:value-type="string">
            <text:p>Hellweg</text:p>
          </table:table-cell>
          <table:table-cell table:style-name="ce6"/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54</text:p>
          </table:table-cell>
          <table:table-cell table:style-name="ce8" office:value-type="string" calcext:value-type="string">
            <text:p>51.88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0];&quot;, &quot;;[.O60];&quot;]).addTo(mymap)&quot;;CHAR(10);&quot;.bindPopup(&quot;;CHAR(34);&quot;Typ: &quot;;[.R60];;[.S60];&quot;&lt;br&gt;UB 01: &quot;;[.AB60];&quot;&lt;br&gt;U1 01: &quot;;[.AC60];&quot;&lt;br&gt;UB 02: &quot;;[.AI60];&quot;&lt;br&gt;U1 02: &quot;;[.AJ60];CHAR(34);&quot;).openPopup();&quot;)" office:value-type="string" office:string-value="L.marker([51.911, 8.385]).addTo(mymap)&#10;.bindPopup(&quot;Typ: 799&lt;br&gt;UB 01: 81&lt;br&gt;U1 01: 64&lt;br&gt;UB 02: 71&lt;br&gt;U1 02: &quot;).openPopup();" calcext:value-type="string">
            <text:p>L.marker([51.911, 8.385]).addTo(mymap)</text:p>
            <text:p>.bindPopup("Typ: 799&lt;br&gt;UB 01: 81&lt;br&gt;U1 01: 64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4-29" calcext:value-type="date">
            <text:p>29.04.2015</text:p>
          </table:table-cell>
          <table:table-cell table:style-name="ce3" office:value-type="string" calcext:value-type="string">
            <text:p>11:50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5</text:p>
          </table:table-cell>
          <table:table-cell table:style-name="ce8" office:value-type="string" calcext:value-type="string">
            <text:p>51.9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4" calcext:value-type="float">
            <text:p>64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1];&quot;, &quot;;[.O61];&quot;]).addTo(mymap)&quot;;CHAR(10);&quot;.bindPopup(&quot;;CHAR(34);&quot;Typ: &quot;;[.R61];;[.S61];&quot;&lt;br&gt;UB 01: &quot;;[.AB61];&quot;&lt;br&gt;U1 01: &quot;;[.AC61];&quot;&lt;br&gt;UB 02: &quot;;[.AI61];&quot;&lt;br&gt;U1 02: &quot;;[.AJ61];CHAR(34);&quot;).openPopup();&quot;)" office:value-type="string" office:string-value="L.marker([51.908, 8.38016]).addTo(mymap)&#10;.bindPopup(&quot;Typ: 799&lt;br&gt;UB 01: 71&lt;br&gt;U1 01: 42&lt;br&gt;UB 02: 81&lt;br&gt;U1 02: &quot;).openPopup();" calcext:value-type="string">
            <text:p>L.marker([51.908, 8.38016]).addTo(mymap)</text:p>
            <text:p>.bindPopup("Typ: 799&lt;br&gt;UB 01: 71&lt;br&gt;U1 01: 42&lt;br&gt;UB 02: 8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4-29" calcext:value-type="date">
            <text:p>29.04.2015</text:p>
          </table:table-cell>
          <table:table-cell table:style-name="ce3" office:value-type="string" calcext:value-type="string">
            <text:p>14:55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016</text:p>
          </table:table-cell>
          <table:table-cell table:style-name="ce8" office:value-type="string" calcext:value-type="string">
            <text:p>51.9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6" table:number-columns-repeated="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2];&quot;, &quot;;[.O62];&quot;]).addTo(mymap)&quot;;CHAR(10);&quot;.bindPopup(&quot;;CHAR(34);&quot;Typ: &quot;;[.R62];;[.S62];&quot;&lt;br&gt;UB 01: &quot;;[.AB62];&quot;&lt;br&gt;U1 01: &quot;;[.AC62];&quot;&lt;br&gt;UB 02: &quot;;[.AI62];&quot;&lt;br&gt;U1 02: &quot;;[.AJ62];CHAR(34);&quot;).openPopup();&quot;)" office:value-type="string" office:string-value="L.marker([51.8861, 8.35536]).addTo(mymap)&#10;.bindPopup(&quot;Typ: 372&lt;br&gt;UB 01: 71&lt;br&gt;U1 01: 11&lt;br&gt;UB 02: 21&lt;br&gt;U1 02: &quot;).openPopup();" calcext:value-type="string">
            <text:p>L.marker([51.8861, 8.35536]).addTo(mymap)</text:p>
            <text:p>.bindPopup("Typ: 372&lt;br&gt;UB 01: 71&lt;br&gt;U1 01: 1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4-30" calcext:value-type="date">
            <text:p>30.04.2015</text:p>
          </table:table-cell>
          <table:table-cell table:style-name="ce3" office:value-type="string" calcext:value-type="string">
            <text:p>07:53</text:p>
          </table:table-cell>
          <table:table-cell table:style-name="ce3" office:value-type="string" calcext:value-type="string">
            <text:p>Hans-Böckler-Straße</text:p>
          </table:table-cell>
          <table:table-cell table:style-name="ce6"/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536</text:p>
          </table:table-cell>
          <table:table-cell table:style-name="ce8" office:value-type="string" calcext:value-type="string">
            <text:p>51.886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3];&quot;, &quot;;[.O63];&quot;]).addTo(mymap)&quot;;CHAR(10);&quot;.bindPopup(&quot;;CHAR(34);&quot;Typ: &quot;;[.R63];;[.S63];&quot;&lt;br&gt;UB 01: &quot;;[.AB63];&quot;&lt;br&gt;U1 01: &quot;;[.AC63];&quot;&lt;br&gt;UB 02: &quot;;[.AI63];&quot;&lt;br&gt;U1 02: &quot;;[.AJ63];CHAR(34);&quot;).openPopup();&quot;)" office:value-type="string" office:string-value="L.marker([51.9172, 8.38595]).addTo(mymap)&#10;.bindPopup(&quot;Typ: 371&lt;br&gt;UB 01: 71&lt;br&gt;U1 01: 37&lt;br&gt;UB 02: 21&lt;br&gt;U1 02: &quot;).openPopup();" calcext:value-type="string">
            <text:p>L.marker([51.9172, 8.38595]).addTo(mymap)</text:p>
            <text:p>.bindPopup("Typ: 371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4-30" calcext:value-type="date">
            <text:p>30.04.2015</text:p>
          </table:table-cell>
          <table:table-cell table:style-name="ce3" office:value-type="string" calcext:value-type="string">
            <text:p>16:02</text:p>
          </table:table-cell>
          <table:table-cell table:style-name="ce3" office:value-type="string" calcext:value-type="string">
            <text:p>Goethestraße</text:p>
          </table:table-cell>
          <table:table-cell table:style-name="ce3" office:value-type="string" calcext:value-type="string">
            <text:p>Humboldt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595</text:p>
          </table:table-cell>
          <table:table-cell table:style-name="ce8" office:value-type="string" calcext:value-type="string">
            <text:p>51.91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4];&quot;, &quot;;[.O64];&quot;]).addTo(mymap)&quot;;CHAR(10);&quot;.bindPopup(&quot;;CHAR(34);&quot;Typ: &quot;;[.R64];;[.S64];&quot;&lt;br&gt;UB 01: &quot;;[.AB64];&quot;&lt;br&gt;U1 01: &quot;;[.AC64];&quot;&lt;br&gt;UB 02: &quot;;[.AI64];&quot;&lt;br&gt;U1 02: &quot;;[.AJ64];CHAR(34);&quot;).openPopup();&quot;)" office:value-type="string" office:string-value="L.marker([51.9144, 8.38149]).addTo(mymap)&#10;.bindPopup(&quot;Typ: 243&lt;br&gt;UB 01: 44&lt;br&gt;U1 01: 35&lt;br&gt;UB 02: 71&lt;br&gt;U1 02: &quot;).openPopup();" calcext:value-type="string">
            <text:p>L.marker([51.9144, 8.38149]).addTo(mymap)</text:p>
            <text:p>.bindPopup("Typ: 243&lt;br&gt;UB 01: 44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05" calcext:value-type="date">
            <text:p>05.05.2015</text:p>
          </table:table-cell>
          <table:table-cell table:style-name="ce3" office:value-type="string" calcext:value-type="string">
            <text:p>08:49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string" calcext:value-type="string">
            <text:p>Kahlert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8.38149</text:p>
          </table:table-cell>
          <table:table-cell table:style-name="ce8" office:value-type="string" calcext:value-type="string">
            <text:p>51.9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5];&quot;, &quot;;[.O65];&quot;]).addTo(mymap)&quot;;CHAR(10);&quot;.bindPopup(&quot;;CHAR(34);&quot;Typ: &quot;;[.R65];;[.S65];&quot;&lt;br&gt;UB 01: &quot;;[.AB65];&quot;&lt;br&gt;U1 01: &quot;;[.AC65];&quot;&lt;br&gt;UB 02: &quot;;[.AI65];&quot;&lt;br&gt;U1 02: &quot;;[.AJ65];CHAR(34);&quot;).openPopup();&quot;)" office:value-type="string" office:string-value="L.marker([51.9049, 8.39521]).addTo(mymap)&#10;.bindPopup(&quot;Typ: 211&lt;br&gt;UB 01: 21&lt;br&gt;U1 01: 32&lt;br&gt;UB 02: 71&lt;br&gt;U1 02: &quot;).openPopup();" calcext:value-type="string">
            <text:p>L.marker([51.9049, 8.39521]).addTo(mymap)</text:p>
            <text:p>.bindPopup("Typ: 211&lt;br&gt;UB 01: 21&lt;br&gt;U1 01: 32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05" calcext:value-type="date">
            <text:p>05.05.2015</text:p>
          </table:table-cell>
          <table:table-cell table:style-name="ce3" office:value-type="string" calcext:value-type="string">
            <text:p>08:4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Ost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8.39521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6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6];&quot;, &quot;;[.O66];&quot;]).addTo(mymap)&quot;;CHAR(10);&quot;.bindPopup(&quot;;CHAR(34);&quot;Typ: &quot;;[.R66];;[.S66];&quot;&lt;br&gt;UB 01: &quot;;[.AB66];&quot;&lt;br&gt;U1 01: &quot;;[.AC66];&quot;&lt;br&gt;UB 02: &quot;;[.AI66];&quot;&lt;br&gt;U1 02: &quot;;[.AJ66];CHAR(34);&quot;).openPopup();&quot;)" office:value-type="string" office:string-value="L.marker([51.9097, 8.39455]).addTo(mymap)&#10;.bindPopup(&quot;Typ: 31&lt;br&gt;UB 01: 71&lt;br&gt;U1 01: 27&lt;br&gt;UB 02: 21&lt;br&gt;U1 02: &quot;).openPopup();" calcext:value-type="string">
            <text:p>L.marker([51.9097, 8.39455]).addTo(mymap)</text:p>
            <text:p>.bindPopup("Typ: 31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05" calcext:value-type="date">
            <text:p>05.05.2015</text:p>
          </table:table-cell>
          <table:table-cell table:style-name="ce3" office:value-type="string" calcext:value-type="string">
            <text:p>15:53</text:p>
          </table:table-cell>
          <table:table-cell table:style-name="ce3" office:value-type="string" calcext:value-type="string">
            <text:p>Oststraße</text:p>
          </table:table-cell>
          <table:table-cell table:style-name="ce3" office:value-type="string" calcext:value-type="string">
            <text:p>Kreuz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455</text:p>
          </table:table-cell>
          <table:table-cell table:style-name="ce8" office:value-type="string" calcext:value-type="string">
            <text:p>51.909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7];&quot;, &quot;;[.O67];&quot;]).addTo(mymap)&quot;;CHAR(10);&quot;.bindPopup(&quot;;CHAR(34);&quot;Typ: &quot;;[.R67];;[.S67];&quot;&lt;br&gt;UB 01: &quot;;[.AB67];&quot;&lt;br&gt;U1 01: &quot;;[.AC67];&quot;&lt;br&gt;UB 02: &quot;;[.AI67];&quot;&lt;br&gt;U1 02: &quot;;[.AJ67];CHAR(34);&quot;).openPopup();&quot;)" office:value-type="string" office:string-value="L.marker([51.8906, 8.36249]).addTo(mymap)&#10;.bindPopup(&quot;Typ: 623&lt;br&gt;UB 01: 71&lt;br&gt;U1 01: 49&lt;br&gt;UB 02: 21&lt;br&gt;U1 02: &quot;).openPopup();" calcext:value-type="string">
            <text:p>L.marker([51.8906, 8.36249]).addTo(mymap)</text:p>
            <text:p>.bindPopup("Typ: 623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05" calcext:value-type="date">
            <text:p>05.05.2015</text:p>
          </table:table-cell>
          <table:table-cell table:style-name="ce3" office:value-type="string" calcext:value-type="string">
            <text:p>11:55</text:p>
          </table:table-cell>
          <table:table-cell table:style-name="ce3" office:value-type="string" calcext:value-type="string">
            <text:p>Wiedenbrücker Straße</text:p>
          </table:table-cell>
          <table:table-cell table:style-name="ce6" table:number-columns-repeated="2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8.36249</text:p>
          </table:table-cell>
          <table:table-cell table:style-name="ce8" office:value-type="string" calcext:value-type="string">
            <text:p>51.89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8];&quot;, &quot;;[.O68];&quot;]).addTo(mymap)&quot;;CHAR(10);&quot;.bindPopup(&quot;;CHAR(34);&quot;Typ: &quot;;[.R68];;[.S68];&quot;&lt;br&gt;UB 01: &quot;;[.AB68];&quot;&lt;br&gt;U1 01: &quot;;[.AC68];&quot;&lt;br&gt;UB 02: &quot;;[.AI68];&quot;&lt;br&gt;U1 02: &quot;;[.AJ68];CHAR(34);&quot;).openPopup();&quot;)" office:value-type="string" office:string-value="L.marker([51.9006, 8.3735]).addTo(mymap)&#10;.bindPopup(&quot;Typ: 714&lt;br&gt;UB 01: 21&lt;br&gt;U1 01: 36&lt;br&gt;UB 02: 71&lt;br&gt;U1 02: 16&quot;).openPopup();" calcext:value-type="string">
            <text:p>L.marker([51.9006, 8.3735]).addTo(mymap)</text:p>
            <text:p>.bindPopup("Typ: 714&lt;br&gt;UB 01: 21&lt;br&gt;U1 01: 36&lt;br&gt;UB 02: 71&lt;br&gt;U1 02: 16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5-06" calcext:value-type="date">
            <text:p>06.05.2015</text:p>
          </table:table-cell>
          <table:table-cell table:style-name="ce3" office:value-type="string" calcext:value-type="string">
            <text:p>17:25</text:p>
          </table:table-cell>
          <table:table-cell table:style-name="ce3" office:value-type="string" calcext:value-type="string">
            <text:p>Unter den Ulmen</text:p>
          </table:table-cell>
          <table:table-cell table:style-name="ce6"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35</text:p>
          </table:table-cell>
          <table:table-cell table:style-name="ce8" office:value-type="string" calcext:value-type="string">
            <text:p>51.90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69];&quot;, &quot;;[.O69];&quot;]).addTo(mymap)&quot;;CHAR(10);&quot;.bindPopup(&quot;;CHAR(34);&quot;Typ: &quot;;[.R69];;[.S69];&quot;&lt;br&gt;UB 01: &quot;;[.AB69];&quot;&lt;br&gt;U1 01: &quot;;[.AC69];&quot;&lt;br&gt;UB 02: &quot;;[.AI69];&quot;&lt;br&gt;U1 02: &quot;;[.AJ69];CHAR(34);&quot;).openPopup();&quot;)" office:value-type="string" office:string-value="L.marker([51.9192, 8.38884]).addTo(mymap)&#10;.bindPopup(&quot;Typ: 321&lt;br&gt;UB 01: 71&lt;br&gt;U1 01: 27&lt;br&gt;UB 02: 21&lt;br&gt;U1 02: 27&quot;).openPopup();" calcext:value-type="string">
            <text:p>L.marker([51.9192, 8.38884]).addTo(mymap)</text:p>
            <text:p>.bindPopup("Typ: 321&lt;br&gt;UB 01: 71&lt;br&gt;U1 01: 27&lt;br&gt;UB 02: 21&lt;br&gt;U1 02: 27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5-07" calcext:value-type="date">
            <text:p>07.05.2015</text:p>
          </table:table-cell>
          <table:table-cell table:style-name="ce3" office:value-type="string" calcext:value-type="string">
            <text:p>14:28</text:p>
          </table:table-cell>
          <table:table-cell table:style-name="ce3" office:value-type="string" calcext:value-type="string">
            <text:p>Bäckerkamp</text:p>
          </table:table-cell>
          <table:table-cell table:style-name="ce3" office:value-type="string" calcext:value-type="string">
            <text:p>Humboldt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884</text:p>
          </table:table-cell>
          <table:table-cell table:style-name="ce8" office:value-type="string" calcext:value-type="string">
            <text:p>51.91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0];&quot;, &quot;;[.O70];&quot;]).addTo(mymap)&quot;;CHAR(10);&quot;.bindPopup(&quot;;CHAR(34);&quot;Typ: &quot;;[.R70];;[.S70];&quot;&lt;br&gt;UB 01: &quot;;[.AB70];&quot;&lt;br&gt;U1 01: &quot;;[.AC70];&quot;&lt;br&gt;UB 02: &quot;;[.AI70];&quot;&lt;br&gt;U1 02: &quot;;[.AJ70];CHAR(34);&quot;).openPopup();&quot;)" office:value-type="string" office:string-value="L.marker([51.9167, 8.37201]).addTo(mymap)&#10;.bindPopup(&quot;Typ: 342&lt;br&gt;UB 01: 21&lt;br&gt;U1 01: 37&lt;br&gt;UB 02: 71&lt;br&gt;U1 02: &quot;).openPopup();" calcext:value-type="string">
            <text:p>L.marker([51.9167, 8.37201]).addTo(mymap)</text:p>
            <text:p>.bindPopup("Typ: 342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5-09" calcext:value-type="date">
            <text:p>09.05.2015</text:p>
          </table:table-cell>
          <table:table-cell table:style-name="ce3" office:value-type="string" calcext:value-type="string">
            <text:p>13:56</text:p>
          </table:table-cell>
          <table:table-cell table:style-name="ce3" office:value-type="string" calcext:value-type="string">
            <text:p>Brockhäger Straße</text:p>
          </table:table-cell>
          <table:table-cell table:style-name="ce6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8.37201</text:p>
          </table:table-cell>
          <table:table-cell table:style-name="ce8" office:value-type="string" calcext:value-type="string">
            <text:p>51.916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1];&quot;, &quot;;[.O71];&quot;]).addTo(mymap)&quot;;CHAR(10);&quot;.bindPopup(&quot;;CHAR(34);&quot;Typ: &quot;;[.R71];;[.S71];&quot;&lt;br&gt;UB 01: &quot;;[.AB71];&quot;&lt;br&gt;U1 01: &quot;;[.AC71];&quot;&lt;br&gt;UB 02: &quot;;[.AI71];&quot;&lt;br&gt;U1 02: &quot;;[.AJ71];CHAR(34);&quot;).openPopup();&quot;)" office:value-type="string" office:string-value="L.marker([51.9101, 8.35754]).addTo(mymap)&#10;.bindPopup(&quot;Typ: 799&lt;br&gt;UB 01: 71&lt;br&gt;U1 01: 49&lt;br&gt;UB 02: &lt;br&gt;U1 02: &quot;).openPopup();" calcext:value-type="string">
            <text:p>L.marker([51.9101, 8.35754]).addTo(mymap)</text:p>
            <text:p>.bindPopup("Typ: 799&lt;br&gt;UB 01: 71&lt;br&gt;U1 01: 49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12" calcext:value-type="date">
            <text:p>12.05.2015</text:p>
          </table:table-cell>
          <table:table-cell table:style-name="ce3" office:value-type="string" calcext:value-type="string">
            <text:p>19:15</text:p>
          </table:table-cell>
          <table:table-cell table:style-name="ce3" office:value-type="string" calcext:value-type="string">
            <text:p>Grenzweg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754</text:p>
          </table:table-cell>
          <table:table-cell table:style-name="ce8" office:value-type="string" calcext:value-type="string">
            <text:p>51.91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2];&quot;, &quot;;[.O72];&quot;]).addTo(mymap)&quot;;CHAR(10);&quot;.bindPopup(&quot;;CHAR(34);&quot;Typ: &quot;;[.R72];;[.S72];&quot;&lt;br&gt;UB 01: &quot;;[.AB72];&quot;&lt;br&gt;U1 01: &quot;;[.AC72];&quot;&lt;br&gt;UB 02: &quot;;[.AI72];&quot;&lt;br&gt;U1 02: &quot;;[.AJ72];CHAR(34);&quot;).openPopup();&quot;)" office:value-type="string" office:string-value="L.marker([51.9077, 8.40571]).addTo(mymap)&#10;.bindPopup(&quot;Typ: 141&lt;br&gt;UB 01: 71&lt;br&gt;U1 01: 1&lt;br&gt;UB 02: &lt;br&gt;U1 02: &quot;).openPopup();" calcext:value-type="string">
            <text:p>L.marker([51.9077, 8.40571]).addTo(mymap)</text:p>
            <text:p>.bindPopup("Typ: 141&lt;br&gt;UB 01: 71&lt;br&gt;U1 01: 1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12" calcext:value-type="date">
            <text:p>12.05.2015</text:p>
          </table:table-cell>
          <table:table-cell table:style-name="ce3" office:value-type="string" calcext:value-type="string">
            <text:p>19:32</text:p>
          </table:table-cell>
          <table:table-cell table:style-name="ce3" office:value-type="string" calcext:value-type="string">
            <text:p>Ottilienstraße</text:p>
          </table:table-cell>
          <table:table-cell table:style-name="ce6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571</text:p>
          </table:table-cell>
          <table:table-cell table:style-name="ce8" office:value-type="string" calcext:value-type="string">
            <text:p>51.90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3];&quot;, &quot;;[.O73];&quot;]).addTo(mymap)&quot;;CHAR(10);&quot;.bindPopup(&quot;;CHAR(34);&quot;Typ: &quot;;[.R73];;[.S73];&quot;&lt;br&gt;UB 01: &quot;;[.AB73];&quot;&lt;br&gt;U1 01: &quot;;[.AC73];&quot;&lt;br&gt;UB 02: &quot;;[.AI73];&quot;&lt;br&gt;U1 02: &quot;;[.AJ73];CHAR(34);&quot;).openPopup();&quot;)" office:value-type="string" office:string-value="L.marker([51.9053, 8.40156]).addTo(mymap)&#10;.bindPopup(&quot;Typ: 342&lt;br&gt;UB 01: 21&lt;br&gt;U1 01: 28&lt;br&gt;UB 02: 71&lt;br&gt;U1 02: 10&quot;).openPopup();" calcext:value-type="string">
            <text:p>L.marker([51.9053, 8.40156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5-13" calcext:value-type="date">
            <text:p>13.05.2015</text:p>
          </table:table-cell>
          <table:table-cell table:style-name="ce3" office:value-type="string" calcext:value-type="string">
            <text:p>15:2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Marien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8.40156</text:p>
          </table:table-cell>
          <table:table-cell table:style-name="ce8" office:value-type="string" calcext:value-type="string">
            <text:p>51.905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4];&quot;, &quot;;[.O74];&quot;]).addTo(mymap)&quot;;CHAR(10);&quot;.bindPopup(&quot;;CHAR(34);&quot;Typ: &quot;;[.R74];;[.S74];&quot;&lt;br&gt;UB 01: &quot;;[.AB74];&quot;&lt;br&gt;U1 01: &quot;;[.AC74];&quot;&lt;br&gt;UB 02: &quot;;[.AI74];&quot;&lt;br&gt;U1 02: &quot;;[.AJ74];CHAR(34);&quot;).openPopup();&quot;)" office:value-type="string" office:string-value="L.marker([51.9145, 8.38156]).addTo(mymap)&#10;.bindPopup(&quot;Typ: 649&lt;br&gt;UB 01: 71&lt;br&gt;U1 01: 49&lt;br&gt;UB 02: 3&lt;br&gt;U1 02: &quot;).openPopup();" calcext:value-type="string">
            <text:p>L.marker([51.9145, 8.38156]).addTo(mymap)</text:p>
            <text:p>.bindPopup("Typ: 649&lt;br&gt;UB 01: 71&lt;br&gt;U1 01: 49&lt;br&gt;UB 02: 3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5-13" calcext:value-type="date">
            <text:p>13.05.2015</text:p>
          </table:table-cell>
          <table:table-cell table:style-name="ce3" office:value-type="string" calcext:value-type="string">
            <text:p>13:36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string" calcext:value-type="string">
            <text:p>Kahlert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8.38156</text:p>
          </table:table-cell>
          <table:table-cell table:style-name="ce8" office:value-type="string" calcext:value-type="string">
            <text:p>51.9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5];&quot;, &quot;;[.O75];&quot;]).addTo(mymap)&quot;;CHAR(10);&quot;.bindPopup(&quot;;CHAR(34);&quot;Typ: &quot;;[.R75];;[.S75];&quot;&lt;br&gt;UB 01: &quot;;[.AB75];&quot;&lt;br&gt;U1 01: &quot;;[.AC75];&quot;&lt;br&gt;UB 02: &quot;;[.AI75];&quot;&lt;br&gt;U1 02: &quot;;[.AJ75];CHAR(34);&quot;).openPopup();&quot;)" office:value-type="string" office:string-value="L.marker([51.8951, 8.3554]).addTo(mymap)&#10;.bindPopup(&quot;Typ: 149&lt;br&gt;UB 01: 71&lt;br&gt;U1 01: 1&lt;br&gt;UB 02: &lt;br&gt;U1 02: &quot;).openPopup();" calcext:value-type="string">
            <text:p>L.marker([51.8951, 8.3554]).addTo(mymap)</text:p>
            <text:p>.bindPopup("Typ: 149&lt;br&gt;UB 01: 71&lt;br&gt;U1 01: 1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5-14" calcext:value-type="date">
            <text:p>14.05.2015</text:p>
          </table:table-cell>
          <table:table-cell table:style-name="ce3" office:value-type="string" calcext:value-type="string">
            <text:p>17:30</text:p>
          </table:table-cell>
          <table:table-cell table:style-name="ce3" office:value-type="string" calcext:value-type="string">
            <text:p>Buxelstraße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54</text:p>
          </table:table-cell>
          <table:table-cell table:style-name="ce8" office:value-type="string" calcext:value-type="string">
            <text:p>51.89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6];&quot;, &quot;;[.O76];&quot;]).addTo(mymap)&quot;;CHAR(10);&quot;.bindPopup(&quot;;CHAR(34);&quot;Typ: &quot;;[.R76];;[.S76];&quot;&lt;br&gt;UB 01: &quot;;[.AB76];&quot;&lt;br&gt;U1 01: &quot;;[.AC76];&quot;&lt;br&gt;UB 02: &quot;;[.AI76];&quot;&lt;br&gt;U1 02: &quot;;[.AJ76];CHAR(34);&quot;).openPopup();&quot;)" office:value-type="string" office:string-value="L.marker([51.9079, 8.38421]).addTo(mymap)&#10;.bindPopup(&quot;Typ: 199&lt;br&gt;UB 01: 71&lt;br&gt;U1 01: 49&lt;br&gt;UB 02: 21&lt;br&gt;U1 02: &quot;).openPopup();" calcext:value-type="string">
            <text:p>L.marker([51.9079, 8.38421]).addTo(mymap)</text:p>
            <text:p>.bindPopup("Typ: 1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5-14" calcext:value-type="date">
            <text:p>14.05.2015</text:p>
          </table:table-cell>
          <table:table-cell table:style-name="ce3" office:value-type="string" calcext:value-type="string">
            <text:p>18:23</text:p>
          </table:table-cell>
          <table:table-cell table:style-name="ce3" office:value-type="string" calcext:value-type="string">
            <text:p>Kaiserstraße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21</text:p>
          </table:table-cell>
          <table:table-cell table:style-name="ce8" office:value-type="string" calcext:value-type="string">
            <text:p>51.90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7];&quot;, &quot;;[.O77];&quot;]).addTo(mymap)&quot;;CHAR(10);&quot;.bindPopup(&quot;;CHAR(34);&quot;Typ: &quot;;[.R77];;[.S77];&quot;&lt;br&gt;UB 01: &quot;;[.AB77];&quot;&lt;br&gt;U1 01: &quot;;[.AC77];&quot;&lt;br&gt;UB 02: &quot;;[.AI77];&quot;&lt;br&gt;U1 02: &quot;;[.AJ77];CHAR(34);&quot;).openPopup();&quot;)" office:value-type="string" office:string-value="L.marker([51.9238, 8.39144]).addTo(mymap)&#10;.bindPopup(&quot;Typ: 372&lt;br&gt;UB 01: 71&lt;br&gt;U1 01: 27&lt;br&gt;UB 02: 21&lt;br&gt;U1 02: &quot;).openPopup();" calcext:value-type="string">
            <text:p>L.marker([51.9238, 8.39144]).addTo(mymap)</text:p>
            <text:p>.bindPopup("Typ: 372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5-15" calcext:value-type="date">
            <text:p>15.05.2015</text:p>
          </table:table-cell>
          <table:table-cell table:style-name="ce3" office:value-type="string" calcext:value-type="string">
            <text:p>18:01</text:p>
          </table:table-cell>
          <table:table-cell table:style-name="ce3" office:value-type="string" calcext:value-type="string">
            <text:p>Ahornallee</text:p>
          </table:table-cell>
          <table:table-cell table:style-name="ce3" office:value-type="string" calcext:value-type="string">
            <text:p>Am Schlangenbach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144</text:p>
          </table:table-cell>
          <table:table-cell table:style-name="ce8" office:value-type="string" calcext:value-type="string">
            <text:p>51.92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8];&quot;, &quot;;[.O78];&quot;]).addTo(mymap)&quot;;CHAR(10);&quot;.bindPopup(&quot;;CHAR(34);&quot;Typ: &quot;;[.R78];;[.S78];&quot;&lt;br&gt;UB 01: &quot;;[.AB78];&quot;&lt;br&gt;U1 01: &quot;;[.AC78];&quot;&lt;br&gt;UB 02: &quot;;[.AI78];&quot;&lt;br&gt;U1 02: &quot;;[.AJ78];CHAR(34);&quot;).openPopup();&quot;)" office:value-type="string" office:string-value="L.marker([51.8873, 8.39442]).addTo(mymap)&#10;.bindPopup(&quot;Typ: 681&lt;br&gt;UB 01: 71&lt;br&gt;U1 01: 13&lt;br&gt;UB 02: 81&lt;br&gt;U1 02: &quot;).openPopup();" calcext:value-type="string">
            <text:p>L.marker([51.8873, 8.39442]).addTo(mymap)</text:p>
            <text:p>.bindPopup("Typ: 681&lt;br&gt;UB 01: 71&lt;br&gt;U1 01: 13&lt;br&gt;UB 02: 8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5-18" calcext:value-type="date">
            <text:p>18.05.2015</text:p>
          </table:table-cell>
          <table:table-cell table:style-name="ce3" office:value-type="string" calcext:value-type="string">
            <text:p>13:30</text:p>
          </table:table-cell>
          <table:table-cell table:style-name="ce3" office:value-type="string" calcext:value-type="string">
            <text:p>Alte Heidewaldstraß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442</text:p>
          </table:table-cell>
          <table:table-cell table:style-name="ce8" office:value-type="string" calcext:value-type="string">
            <text:p>51.88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6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79];&quot;, &quot;;[.O79];&quot;]).addTo(mymap)&quot;;CHAR(10);&quot;.bindPopup(&quot;;CHAR(34);&quot;Typ: &quot;;[.R79];;[.S79];&quot;&lt;br&gt;UB 01: &quot;;[.AB79];&quot;&lt;br&gt;U1 01: &quot;;[.AC79];&quot;&lt;br&gt;UB 02: &quot;;[.AI79];&quot;&lt;br&gt;U1 02: &quot;;[.AJ79];CHAR(34);&quot;).openPopup();&quot;)" office:value-type="string" office:string-value="L.marker([51.8934, 8.36156]).addTo(mymap)&#10;.bindPopup(&quot;Typ: 211&lt;br&gt;UB 01: 21&lt;br&gt;U1 01: 35&lt;br&gt;UB 02: 71&lt;br&gt;U1 02: &quot;).openPopup();" calcext:value-type="string">
            <text:p>L.marker([51.8934, 8.36156]).addTo(mymap)</text:p>
            <text:p>.bindPopup("Typ: 21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19" calcext:value-type="date">
            <text:p>19.05.2015</text:p>
          </table:table-cell>
          <table:table-cell table:style-name="ce3" office:value-type="string" calcext:value-type="string">
            <text:p>14:46</text:p>
          </table:table-cell>
          <table:table-cell table:style-name="ce3" office:value-type="string" calcext:value-type="string">
            <text:p>Westring</text:p>
          </table:table-cell>
          <table:table-cell table:style-name="ce3" office:value-type="string" calcext:value-type="string">
            <text:p>Rhedaer 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8.36156</text:p>
          </table:table-cell>
          <table:table-cell table:style-name="ce8" office:value-type="string" calcext:value-type="string">
            <text:p>51.89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0];&quot;, &quot;;[.O80];&quot;]).addTo(mymap)&quot;;CHAR(10);&quot;.bindPopup(&quot;;CHAR(34);&quot;Typ: &quot;;[.R80];;[.S80];&quot;&lt;br&gt;UB 01: &quot;;[.AB80];&quot;&lt;br&gt;U1 01: &quot;;[.AC80];&quot;&lt;br&gt;UB 02: &quot;;[.AI80];&quot;&lt;br&gt;U1 02: &quot;;[.AJ80];CHAR(34);&quot;).openPopup();&quot;)" office:value-type="string" office:string-value="L.marker([51.8865, 8.38929]).addTo(mymap)&#10;.bindPopup(&quot;Typ: 285&lt;br&gt;UB 01: 21&lt;br&gt;U1 01: 35&lt;br&gt;UB 02: 71&lt;br&gt;U1 02: &quot;).openPopup();" calcext:value-type="string">
            <text:p>L.marker([51.8865, 8.38929]).addTo(mymap)</text:p>
            <text:p>.bindPopup("Typ: 285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5-22" calcext:value-type="date">
            <text:p>22.05.2015</text:p>
          </table:table-cell>
          <table:table-cell table:style-name="ce3" office:value-type="string" calcext:value-type="string">
            <text:p>19:11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Stadtring Sundern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8.38929</text:p>
          </table:table-cell>
          <table:table-cell table:style-name="ce8" office:value-type="string" calcext:value-type="string">
            <text:p>51.88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1];&quot;, &quot;;[.O81];&quot;]).addTo(mymap)&quot;;CHAR(10);&quot;.bindPopup(&quot;;CHAR(34);&quot;Typ: &quot;;[.R81];;[.S81];&quot;&lt;br&gt;UB 01: &quot;;[.AB81];&quot;&lt;br&gt;U1 01: &quot;;[.AC81];&quot;&lt;br&gt;UB 02: &quot;;[.AI81];&quot;&lt;br&gt;U1 02: &quot;;[.AJ81];CHAR(34);&quot;).openPopup();&quot;)" office:value-type="string" office:string-value="L.marker([51.9081, 8.37535]).addTo(mymap)&#10;.bindPopup(&quot;Typ: 581&lt;br&gt;UB 01: 21&lt;br&gt;U1 01: 45&lt;br&gt;UB 02: 71&lt;br&gt;U1 02: &quot;).openPopup();" calcext:value-type="string">
            <text:p>L.marker([51.9081, 8.37535]).addTo(mymap)</text:p>
            <text:p>.bindPopup("Typ: 581&lt;br&gt;UB 01: 21&lt;br&gt;U1 01: 4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5-23" calcext:value-type="date">
            <text:p>23.05.2015</text:p>
          </table:table-cell>
          <table:table-cell table:style-name="ce3" office:value-type="string" calcext:value-type="string">
            <text:p>18:20</text:p>
          </table:table-cell>
          <table:table-cell table:style-name="ce3" office:value-type="string" calcext:value-type="string">
            <text:p>Hohenzollernstraße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35</text:p>
          </table:table-cell>
          <table:table-cell table:style-name="ce8" office:value-type="string" calcext:value-type="string">
            <text:p>51.908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2];&quot;, &quot;;[.O82];&quot;]).addTo(mymap)&quot;;CHAR(10);&quot;.bindPopup(&quot;;CHAR(34);&quot;Typ: &quot;;[.R82];;[.S82];&quot;&lt;br&gt;UB 01: &quot;;[.AB82];&quot;&lt;br&gt;U1 01: &quot;;[.AC82];&quot;&lt;br&gt;UB 02: &quot;;[.AI82];&quot;&lt;br&gt;U1 02: &quot;;[.AJ82];CHAR(34);&quot;).openPopup();&quot;)" office:value-type="string" office:string-value="L.marker([51.9076, 8.37902]).addTo(mymap)&#10;.bindPopup(&quot;Typ: 342&lt;br&gt;UB 01: 21&lt;br&gt;U1 01: 37&lt;br&gt;UB 02: 71&lt;br&gt;U1 02: 49&quot;).openPopup();" calcext:value-type="string">
            <text:p>L.marker([51.9076, 8.37902]).addTo(mymap)</text:p>
            <text:p>.bindPopup("Typ: 342&lt;br&gt;UB 01: 21&lt;br&gt;U1 01: 37&lt;br&gt;UB 02: 71&lt;br&gt;U1 02: 4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5-26" calcext:value-type="date">
            <text:p>26.05.2015</text:p>
          </table:table-cell>
          <table:table-cell table:style-name="ce3" office:value-type="string" calcext:value-type="string">
            <text:p>08:33</text:p>
          </table:table-cell>
          <table:table-cell table:style-name="ce3" office:value-type="string" calcext:value-type="string">
            <text:p>Fuhrmannsgasse</text:p>
          </table:table-cell>
          <table:table-cell table:style-name="ce6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902</text:p>
          </table:table-cell>
          <table:table-cell table:style-name="ce8" office:value-type="string" calcext:value-type="string">
            <text:p>51.907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3];&quot;, &quot;;[.O83];&quot;]).addTo(mymap)&quot;;CHAR(10);&quot;.bindPopup(&quot;;CHAR(34);&quot;Typ: &quot;;[.R83];;[.S83];&quot;&lt;br&gt;UB 01: &quot;;[.AB83];&quot;&lt;br&gt;U1 01: &quot;;[.AC83];&quot;&lt;br&gt;UB 02: &quot;;[.AI83];&quot;&lt;br&gt;U1 02: &quot;;[.AJ83];CHAR(34);&quot;).openPopup();&quot;)" office:value-type="string" office:string-value="L.marker([51.8908, 8.36372]).addTo(mymap)&#10;.bindPopup(&quot;Typ: 799&lt;br&gt;UB 01: 71&lt;br&gt;U1 01: 49&lt;br&gt;UB 02: 71&lt;br&gt;U1 02: &quot;).openPopup();" calcext:value-type="string">
            <text:p>L.marker([51.8908, 8.36372]).addTo(mymap)</text:p>
            <text:p>.bindPopup("Typ: 799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5-27" calcext:value-type="date">
            <text:p>27.05.20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Wiedenbrücker Straße</text:p>
          </table:table-cell>
          <table:table-cell table:style-name="ce3" office:value-type="string" calcext:value-type="string">
            <text:p>Heinrich Humbert 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372</text:p>
          </table:table-cell>
          <table:table-cell table:style-name="ce8" office:value-type="string" calcext:value-type="string">
            <text:p>51.89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4];&quot;, &quot;;[.O84];&quot;]).addTo(mymap)&quot;;CHAR(10);&quot;.bindPopup(&quot;;CHAR(34);&quot;Typ: &quot;;[.R84];;[.S84];&quot;&lt;br&gt;UB 01: &quot;;[.AB84];&quot;&lt;br&gt;U1 01: &quot;;[.AC84];&quot;&lt;br&gt;UB 02: &quot;;[.AI84];&quot;&lt;br&gt;U1 02: &quot;;[.AJ84];CHAR(34);&quot;).openPopup();&quot;)" office:value-type="string" office:string-value="L.marker([51.9127, 8.366]).addTo(mymap)&#10;.bindPopup(&quot;Typ: 681&lt;br&gt;UB 01: 71&lt;br&gt;U1 01: 10&lt;br&gt;UB 02: 71&lt;br&gt;U1 02: &quot;).openPopup();" calcext:value-type="string">
            <text:p>L.marker([51.9127, 8.366]).addTo(mymap)</text:p>
            <text:p>.bindPopup("Typ: 681&lt;br&gt;UB 01: 71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5-28" calcext:value-type="date">
            <text:p>28.05.2015</text:p>
          </table:table-cell>
          <table:table-cell table:style-name="ce3" office:value-type="string" calcext:value-type="string">
            <text:p>07:10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string" calcext:value-type="string">
            <text:p>Marienfelder 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66</text:p>
          </table:table-cell>
          <table:table-cell table:style-name="ce8" office:value-type="string" calcext:value-type="string">
            <text:p>51.91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5];&quot;, &quot;;[.O85];&quot;]).addTo(mymap)&quot;;CHAR(10);&quot;.bindPopup(&quot;;CHAR(34);&quot;Typ: &quot;;[.R85];;[.S85];&quot;&lt;br&gt;UB 01: &quot;;[.AB85];&quot;&lt;br&gt;U1 01: &quot;;[.AC85];&quot;&lt;br&gt;UB 02: &quot;;[.AI85];&quot;&lt;br&gt;U1 02: &quot;;[.AJ85];CHAR(34);&quot;).openPopup();&quot;)" office:value-type="string" office:string-value="L.marker([51.9511, 8.35357]).addTo(mymap)&#10;.bindPopup(&quot;Typ: 322&lt;br&gt;UB 01: 71&lt;br&gt;U1 01: 28&lt;br&gt;UB 02: 40&lt;br&gt;U1 02: &quot;).openPopup();" calcext:value-type="string">
            <text:p>L.marker([51.9511, 8.35357]).addTo(mymap)</text:p>
            <text:p>.bindPopup("Typ: 322&lt;br&gt;UB 01: 71&lt;br&gt;U1 01: 28&lt;br&gt;UB 02: 40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5-29" calcext:value-type="date">
            <text:p>29.05.2015</text:p>
          </table:table-cell>
          <table:table-cell table:style-name="ce3" office:value-type="string" calcext:value-type="string">
            <text:p>09:58</text:p>
          </table:table-cell>
          <table:table-cell table:style-name="ce3" office:value-type="string" calcext:value-type="string">
            <text:p>Münsterlandstraße</text:p>
          </table:table-cell>
          <table:table-cell table:style-name="ce3" office:value-type="string" calcext:value-type="string">
            <text:p>Pivitsheid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8.35357</text:p>
          </table:table-cell>
          <table:table-cell table:style-name="ce8" office:value-type="string" calcext:value-type="string">
            <text:p>51.95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table:number-columns-repeated="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6];&quot;, &quot;;[.O86];&quot;]).addTo(mymap)&quot;;CHAR(10);&quot;.bindPopup(&quot;;CHAR(34);&quot;Typ: &quot;;[.R86];;[.S86];&quot;&lt;br&gt;UB 01: &quot;;[.AB86];&quot;&lt;br&gt;U1 01: &quot;;[.AC86];&quot;&lt;br&gt;UB 02: &quot;;[.AI86];&quot;&lt;br&gt;U1 02: &quot;;[.AJ86];CHAR(34);&quot;).openPopup();&quot;)" office:value-type="string" office:string-value="L.marker([51.8777, 8.39647]).addTo(mymap)&#10;.bindPopup(&quot;Typ: 344&lt;br&gt;UB 01: 71&lt;br&gt;U1 01: 28&lt;br&gt;UB 02: 21&lt;br&gt;U1 02: &quot;).openPopup();" calcext:value-type="string">
            <text:p>L.marker([51.8777, 8.39647]).addTo(mymap)</text:p>
            <text:p>.bindPopup("Typ: 344&lt;br&gt;UB 01: 71&lt;br&gt;U1 01: 28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6-02" calcext:value-type="date">
            <text:p>02.06.2015</text:p>
          </table:table-cell>
          <table:table-cell table:style-name="ce3" office:value-type="string" calcext:value-type="string">
            <text:p>08:19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Bruder-Konrad-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9647</text:p>
          </table:table-cell>
          <table:table-cell table:style-name="ce8" office:value-type="string" calcext:value-type="string">
            <text:p>51.877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7];&quot;, &quot;;[.O87];&quot;]).addTo(mymap)&quot;;CHAR(10);&quot;.bindPopup(&quot;;CHAR(34);&quot;Typ: &quot;;[.R87];;[.S87];&quot;&lt;br&gt;UB 01: &quot;;[.AB87];&quot;&lt;br&gt;U1 01: &quot;;[.AC87];&quot;&lt;br&gt;UB 02: &quot;;[.AI87];&quot;&lt;br&gt;U1 02: &quot;;[.AJ87];CHAR(34);&quot;).openPopup();&quot;)" office:value-type="string" office:string-value="L.marker([51.8839, 8.39847]).addTo(mymap)&#10;.bindPopup(&quot;Typ: 321&lt;br&gt;UB 01: 21&lt;br&gt;U1 01: 27&lt;br&gt;UB 02: 71&lt;br&gt;U1 02: &quot;).openPopup();" calcext:value-type="string">
            <text:p>L.marker([51.8839, 8.39847]).addTo(mymap)</text:p>
            <text:p>.bindPopup("Typ: 321&lt;br&gt;UB 01: 21&lt;br&gt;U1 01: 2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03" calcext:value-type="date">
            <text:p>03.06.2015</text:p>
          </table:table-cell>
          <table:table-cell table:style-name="ce3" office:value-type="string" calcext:value-type="string">
            <text:p>19:38</text:p>
          </table:table-cell>
          <table:table-cell table:style-name="ce3" office:value-type="string" calcext:value-type="string">
            <text:p>Wöstmannsweg</text:p>
          </table:table-cell>
          <table:table-cell table:style-name="ce3" office:value-type="string" calcext:value-type="string">
            <text:p>Hell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847</text:p>
          </table:table-cell>
          <table:table-cell table:style-name="ce8" office:value-type="string" calcext:value-type="string">
            <text:p>51.883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8];&quot;, &quot;;[.O88];&quot;]).addTo(mymap)&quot;;CHAR(10);&quot;.bindPopup(&quot;;CHAR(34);&quot;Typ: &quot;;[.R88];;[.S88];&quot;&lt;br&gt;UB 01: &quot;;[.AB88];&quot;&lt;br&gt;U1 01: &quot;;[.AC88];&quot;&lt;br&gt;UB 02: &quot;;[.AI88];&quot;&lt;br&gt;U1 02: &quot;;[.AJ88];CHAR(34);&quot;).openPopup();&quot;)" office:value-type="string" office:string-value="L.marker([51.9012, 8.37908]).addTo(mymap)&#10;.bindPopup(&quot;Typ: 374&lt;br&gt;UB 01: 71&lt;br&gt;U1 01: 37&lt;br&gt;UB 02: 21&lt;br&gt;U1 02: &quot;).openPopup();" calcext:value-type="string">
            <text:p>L.marker([51.9012, 8.37908]).addTo(mymap)</text:p>
            <text:p>.bindPopup("Typ: 374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03" calcext:value-type="date">
            <text:p>03.06.2015</text:p>
          </table:table-cell>
          <table:table-cell table:style-name="ce3" office:value-type="string" calcext:value-type="string">
            <text:p>19:05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Park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8.37908</text:p>
          </table:table-cell>
          <table:table-cell table:style-name="ce8" office:value-type="string" calcext:value-type="string">
            <text:p>51.90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89];&quot;, &quot;;[.O89];&quot;]).addTo(mymap)&quot;;CHAR(10);&quot;.bindPopup(&quot;;CHAR(34);&quot;Typ: &quot;;[.R89];;[.S89];&quot;&lt;br&gt;UB 01: &quot;;[.AB89];&quot;&lt;br&gt;U1 01: &quot;;[.AC89];&quot;&lt;br&gt;UB 02: &quot;;[.AI89];&quot;&lt;br&gt;U1 02: &quot;;[.AJ89];CHAR(34);&quot;).openPopup();&quot;)" office:value-type="string" office:string-value="L.marker([51.9445, 8.42934]).addTo(mymap)&#10;.bindPopup(&quot;Typ: 342&lt;br&gt;UB 01: 21&lt;br&gt;U1 01: 28&lt;br&gt;UB 02: 71&lt;br&gt;U1 02: &quot;).openPopup();" calcext:value-type="string">
            <text:p>L.marker([51.9445, 8.42934]).addTo(mymap)</text:p>
            <text:p>.bindPopup("Typ: 342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6-04" calcext:value-type="date">
            <text:p>04.06.2015</text:p>
          </table:table-cell>
          <table:table-cell table:style-name="ce3" office:value-type="string" calcext:value-type="string">
            <text:p>13:58</text:p>
          </table:table-cell>
          <table:table-cell table:style-name="ce3" office:value-type="string" calcext:value-type="string">
            <text:p>Bielefelder Straße</text:p>
          </table:table-cell>
          <table:table-cell table:style-name="ce3" office:value-type="string" calcext:value-type="string">
            <text:p>Sinnernweg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8.42934</text:p>
          </table:table-cell>
          <table:table-cell table:style-name="ce8" office:value-type="string" calcext:value-type="string">
            <text:p>51.9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0];&quot;, &quot;;[.O90];&quot;]).addTo(mymap)&quot;;CHAR(10);&quot;.bindPopup(&quot;;CHAR(34);&quot;Typ: &quot;;[.R90];;[.S90];&quot;&lt;br&gt;UB 01: &quot;;[.AB90];&quot;&lt;br&gt;U1 01: &quot;;[.AC90];&quot;&lt;br&gt;UB 02: &quot;;[.AI90];&quot;&lt;br&gt;U1 02: &quot;;[.AJ90];CHAR(34);&quot;).openPopup();&quot;)" office:value-type="string" office:string-value="L.marker([51.9065, 8.35494]).addTo(mymap)&#10;.bindPopup(&quot;Typ: 799&lt;br&gt;UB 01: 21&lt;br&gt;U1 01: 49&lt;br&gt;UB 02: 71&lt;br&gt;U1 02: &quot;).openPopup();" calcext:value-type="string">
            <text:p>L.marker([51.9065, 8.35494]).addTo(mymap)</text:p>
            <text:p>.bindPopup("Typ: 799&lt;br&gt;UB 01: 2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6-05" calcext:value-type="date">
            <text:p>05.06.2015</text:p>
          </table:table-cell>
          <table:table-cell table:style-name="ce3" office:value-type="string" calcext:value-type="string">
            <text:p>19:15</text:p>
          </table:table-cell>
          <table:table-cell table:style-name="ce3" office:value-type="string" calcext:value-type="string">
            <text:p>Pavenstädter Weg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494</text:p>
          </table:table-cell>
          <table:table-cell table:style-name="ce8" office:value-type="string" calcext:value-type="string">
            <text:p>51.90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1];&quot;, &quot;;[.O91];&quot;]).addTo(mymap)&quot;;CHAR(10);&quot;.bindPopup(&quot;;CHAR(34);&quot;Typ: &quot;;[.R91];;[.S91];&quot;&lt;br&gt;UB 01: &quot;;[.AB91];&quot;&lt;br&gt;U1 01: &quot;;[.AC91];&quot;&lt;br&gt;UB 02: &quot;;[.AI91];&quot;&lt;br&gt;U1 02: &quot;;[.AJ91];CHAR(34);&quot;).openPopup();&quot;)" office:value-type="string" office:string-value="L.marker([51.9593, 8.38695]).addTo(mymap)&#10;.bindPopup(&quot;Typ: 244&lt;br&gt;UB 01: 21&lt;br&gt;U1 01: 35&lt;br&gt;UB 02: 71&lt;br&gt;U1 02: &quot;).openPopup();" calcext:value-type="string">
            <text:p>L.marker([51.9593, 8.38695]).addTo(mymap)</text:p>
            <text:p>.bindPopup("Typ: 24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6-07" calcext:value-type="date">
            <text:p>07.06.2015</text:p>
          </table:table-cell>
          <table:table-cell table:style-name="ce3" office:value-type="string" calcext:value-type="string">
            <text:p>14:50</text:p>
          </table:table-cell>
          <table:table-cell table:style-name="ce3" office:value-type="string" calcext:value-type="string">
            <text:p>Haller Straße</text:p>
          </table:table-cell>
          <table:table-cell table:style-name="ce3" office:value-type="string" calcext:value-type="string">
            <text:p>Reithallenweg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8.38695</text:p>
          </table:table-cell>
          <table:table-cell table:style-name="ce8" office:value-type="string" calcext:value-type="string">
            <text:p>51.959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2];&quot;, &quot;;[.O92];&quot;]).addTo(mymap)&quot;;CHAR(10);&quot;.bindPopup(&quot;;CHAR(34);&quot;Typ: &quot;;[.R92];;[.S92];&quot;&lt;br&gt;UB 01: &quot;;[.AB92];&quot;&lt;br&gt;U1 01: &quot;;[.AC92];&quot;&lt;br&gt;UB 02: &quot;;[.AI92];&quot;&lt;br&gt;U1 02: &quot;;[.AJ92];CHAR(34);&quot;).openPopup();&quot;)" office:value-type="string" office:string-value="L.marker([51.8835, 8.39143]).addTo(mymap)&#10;.bindPopup(&quot;Typ: 631&lt;br&gt;UB 01: 71&lt;br&gt;U1 01: 16&lt;br&gt;UB 02: 71&lt;br&gt;U1 02: &quot;).openPopup();" calcext:value-type="string">
            <text:p>L.marker([51.8835, 8.39143]).addTo(mymap)</text:p>
            <text:p>.bindPopup("Typ: 631&lt;br&gt;UB 01: 71&lt;br&gt;U1 01: 16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10" calcext:value-type="date">
            <text:p>10.06.2015</text:p>
          </table:table-cell>
          <table:table-cell table:style-name="ce3" office:value-type="string" calcext:value-type="string">
            <text:p>07:55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Hellweg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8.39143</text:p>
          </table:table-cell>
          <table:table-cell table:style-name="ce8" office:value-type="string" calcext:value-type="string">
            <text:p>51.88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3];&quot;, &quot;;[.O93];&quot;]).addTo(mymap)&quot;;CHAR(10);&quot;.bindPopup(&quot;;CHAR(34);&quot;Typ: &quot;;[.R93];;[.S93];&quot;&lt;br&gt;UB 01: &quot;;[.AB93];&quot;&lt;br&gt;U1 01: &quot;;[.AC93];&quot;&lt;br&gt;UB 02: &quot;;[.AI93];&quot;&lt;br&gt;U1 02: &quot;;[.AJ93];CHAR(34);&quot;).openPopup();&quot;)" office:value-type="string" office:string-value="L.marker([51.9351, 8.48017]).addTo(mymap)&#10;.bindPopup(&quot;Typ: 714&lt;br&gt;UB 01: 21&lt;br&gt;U1 01: 37&lt;br&gt;UB 02: 72&lt;br&gt;U1 02: &quot;).openPopup();" calcext:value-type="string">
            <text:p>L.marker([51.9351, 8.48017]).addTo(mymap)</text:p>
            <text:p>.bindPopup("Typ: 714&lt;br&gt;UB 01: 21&lt;br&gt;U1 01: 37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10" calcext:value-type="date">
            <text:p>10.06.2015</text:p>
          </table:table-cell>
          <table:table-cell table:style-name="ce3" office:value-type="string" calcext:value-type="string">
            <text:p>17:52</text:p>
          </table:table-cell>
          <table:table-cell table:style-name="ce3" office:value-type="string" calcext:value-type="string">
            <text:p>Avenwedder Straße</text:p>
          </table:table-cell>
          <table:table-cell table:style-name="ce6"/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8.48017</text:p>
          </table:table-cell>
          <table:table-cell table:style-name="ce8" office:value-type="string" calcext:value-type="string">
            <text:p>51.93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4];&quot;, &quot;;[.O94];&quot;]).addTo(mymap)&quot;;CHAR(10);&quot;.bindPopup(&quot;;CHAR(34);&quot;Typ: &quot;;[.R94];;[.S94];&quot;&lt;br&gt;UB 01: &quot;;[.AB94];&quot;&lt;br&gt;U1 01: &quot;;[.AC94];&quot;&lt;br&gt;UB 02: &quot;;[.AI94];&quot;&lt;br&gt;U1 02: &quot;;[.AJ94];CHAR(34);&quot;).openPopup();&quot;)" office:value-type="string" office:string-value="L.marker([51.9129, 8.41308]).addTo(mymap)&#10;.bindPopup(&quot;Typ: 32&lt;br&gt;UB 01: 72&lt;br&gt;U1 01: 2&lt;br&gt;UB 02: 71&lt;br&gt;U1 02: &quot;).openPopup();" calcext:value-type="string">
            <text:p>L.marker([51.9129, 8.41308]).addTo(mymap)</text:p>
            <text:p>.bindPopup("Typ: 32&lt;br&gt;UB 01: 72&lt;br&gt;U1 01: 2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6-12" calcext:value-type="date">
            <text:p>12.06.2015</text:p>
          </table:table-cell>
          <table:table-cell table:style-name="ce3" office:value-type="string" calcext:value-type="string">
            <text:p>13:40</text:p>
          </table:table-cell>
          <table:table-cell table:style-name="ce3" office:value-type="string" calcext:value-type="string">
            <text:p>Carl-Miele-Straße</text:p>
          </table:table-cell>
          <table:table-cell table:style-name="ce3" office:value-type="string" calcext:value-type="string">
            <text:p>Doheermanns Höh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8.41308</text:p>
          </table:table-cell>
          <table:table-cell table:style-name="ce8" office:value-type="string" calcext:value-type="string">
            <text:p>51.912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5];&quot;, &quot;;[.O95];&quot;]).addTo(mymap)&quot;;CHAR(10);&quot;.bindPopup(&quot;;CHAR(34);&quot;Typ: &quot;;[.R95];;[.S95];&quot;&lt;br&gt;UB 01: &quot;;[.AB95];&quot;&lt;br&gt;U1 01: &quot;;[.AC95];&quot;&lt;br&gt;UB 02: &quot;;[.AI95];&quot;&lt;br&gt;U1 02: &quot;;[.AJ95];CHAR(34);&quot;).openPopup();&quot;)" office:value-type="string" office:string-value="L.marker([51.9292, 8.44134]).addTo(mymap)&#10;.bindPopup(&quot;Typ: 342&lt;br&gt;UB 01: 21&lt;br&gt;U1 01: 37&lt;br&gt;UB 02: 71&lt;br&gt;U1 02: 10&quot;).openPopup();" calcext:value-type="string">
            <text:p>L.marker([51.9292, 8.44134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6-12" calcext:value-type="date">
            <text:p>12.06.2015</text:p>
          </table:table-cell>
          <table:table-cell table:style-name="ce3" office:value-type="string" calcext:value-type="string">
            <text:p>16:19</text:p>
          </table:table-cell>
          <table:table-cell table:style-name="ce3" office:value-type="string" calcext:value-type="string">
            <text:p>Nordhorner Straße</text:p>
          </table:table-cell>
          <table:table-cell table:style-name="ce3" office:value-type="string" calcext:value-type="string">
            <text:p>Pinienweg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8.44134</text:p>
          </table:table-cell>
          <table:table-cell table:style-name="ce8" office:value-type="string" calcext:value-type="string">
            <text:p>51.929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6];&quot;, &quot;;[.O96];&quot;]).addTo(mymap)&quot;;CHAR(10);&quot;.bindPopup(&quot;;CHAR(34);&quot;Typ: &quot;;[.R96];;[.S96];&quot;&lt;br&gt;UB 01: &quot;;[.AB96];&quot;&lt;br&gt;U1 01: &quot;;[.AC96];&quot;&lt;br&gt;UB 02: &quot;;[.AI96];&quot;&lt;br&gt;U1 02: &quot;;[.AJ96];CHAR(34);&quot;).openPopup();&quot;)" office:value-type="string" office:string-value="L.marker([51.9144, 8.38152]).addTo(mymap)&#10;.bindPopup(&quot;Typ: 321&lt;br&gt;UB 01: 71&lt;br&gt;U1 01: 49&lt;br&gt;UB 02: 21&lt;br&gt;U1 02: &quot;).openPopup();" calcext:value-type="string">
            <text:p>L.marker([51.9144, 8.38152]).addTo(mymap)</text:p>
            <text:p>.bindPopup("Typ: 321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6-12" calcext:value-type="date">
            <text:p>12.06.2015</text:p>
          </table:table-cell>
          <table:table-cell table:style-name="ce3" office:value-type="string" calcext:value-type="string">
            <text:p>13:29</text:p>
          </table:table-cell>
          <table:table-cell table:style-name="ce3" office:value-type="string" calcext:value-type="string">
            <text:p>Kahlertstraße</text:p>
          </table:table-cell>
          <table:table-cell table:style-name="ce3" office:value-type="string" calcext:value-type="string">
            <text:p>Nordring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8.38152</text:p>
          </table:table-cell>
          <table:table-cell table:style-name="ce8" office:value-type="string" calcext:value-type="string">
            <text:p>51.91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7];&quot;, &quot;;[.O97];&quot;]).addTo(mymap)&quot;;CHAR(10);&quot;.bindPopup(&quot;;CHAR(34);&quot;Typ: &quot;;[.R97];;[.S97];&quot;&lt;br&gt;UB 01: &quot;;[.AB97];&quot;&lt;br&gt;U1 01: &quot;;[.AC97];&quot;&lt;br&gt;UB 02: &quot;;[.AI97];&quot;&lt;br&gt;U1 02: &quot;;[.AJ97];CHAR(34);&quot;).openPopup();&quot;)" office:value-type="string" office:string-value="L.marker([51.9005, 8.37099]).addTo(mymap)&#10;.bindPopup(&quot;Typ: 321&lt;br&gt;UB 01: 21&lt;br&gt;U1 01: 27&lt;br&gt;UB 02: 71&lt;br&gt;U1 02: &quot;).openPopup();" calcext:value-type="string">
            <text:p>L.marker([51.9005, 8.37099]).addTo(mymap)</text:p>
            <text:p>.bindPopup("Typ: 321&lt;br&gt;UB 01: 21&lt;br&gt;U1 01: 2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6-14" calcext:value-type="date">
            <text:p>14.06.2015</text:p>
          </table:table-cell>
          <table:table-cell table:style-name="ce3" office:value-type="string" calcext:value-type="string">
            <text:p>11:00</text:p>
          </table:table-cell>
          <table:table-cell table:style-name="ce3" office:value-type="string" calcext:value-type="string">
            <text:p>Friedhofstraße</text:p>
          </table:table-cell>
          <table:table-cell table:style-name="ce3" office:value-type="string" calcext:value-type="string">
            <text:p>Bultman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099</text:p>
          </table:table-cell>
          <table:table-cell table:style-name="ce8" office:value-type="string" calcext:value-type="string">
            <text:p>51.900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8];&quot;, &quot;;[.O98];&quot;]).addTo(mymap)&quot;;CHAR(10);&quot;.bindPopup(&quot;;CHAR(34);&quot;Typ: &quot;;[.R98];;[.S98];&quot;&lt;br&gt;UB 01: &quot;;[.AB98];&quot;&lt;br&gt;U1 01: &quot;;[.AC98];&quot;&lt;br&gt;UB 02: &quot;;[.AI98];&quot;&lt;br&gt;U1 02: &quot;;[.AJ98];CHAR(34);&quot;).openPopup();&quot;)" office:value-type="string" office:string-value="L.marker([51.9173, 8.39388]).addTo(mymap)&#10;.bindPopup(&quot;Typ: 342&lt;br&gt;UB 01: 21&lt;br&gt;U1 01: 37&lt;br&gt;UB 02: 71&lt;br&gt;U1 02: 10&quot;).openPopup();" calcext:value-type="string">
            <text:p>L.marker([51.9173, 8.39388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6-15" calcext:value-type="date">
            <text:p>15.06.2015</text:p>
          </table:table-cell>
          <table:table-cell table:style-name="ce3" office:value-type="string" calcext:value-type="string">
            <text:p>22:46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8.39388</text:p>
          </table:table-cell>
          <table:table-cell table:style-name="ce8" office:value-type="string" calcext:value-type="string">
            <text:p>51.9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99];&quot;, &quot;;[.O99];&quot;]).addTo(mymap)&quot;;CHAR(10);&quot;.bindPopup(&quot;;CHAR(34);&quot;Typ: &quot;;[.R99];;[.S99];&quot;&lt;br&gt;UB 01: &quot;;[.AB99];&quot;&lt;br&gt;U1 01: &quot;;[.AC99];&quot;&lt;br&gt;UB 02: &quot;;[.AI99];&quot;&lt;br&gt;U1 02: &quot;;[.AJ99];CHAR(34);&quot;).openPopup();&quot;)" office:value-type="string" office:string-value="L.marker([51.9027, 8.35403]).addTo(mymap)&#10;.bindPopup(&quot;Typ: 681&lt;br&gt;UB 01: 71&lt;br&gt;U1 01: 11&lt;br&gt;UB 02: 71&lt;br&gt;U1 02: &quot;).openPopup();" calcext:value-type="string">
            <text:p>L.marker([51.9027, 8.35403]).addTo(mymap)</text:p>
            <text:p>.bindPopup("Typ: 681&lt;br&gt;UB 01: 71&lt;br&gt;U1 01: 1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6-15" calcext:value-type="date">
            <text:p>15.06.2015</text:p>
          </table:table-cell>
          <table:table-cell table:style-name="ce3" office:value-type="string" calcext:value-type="string">
            <text:p>15:35</text:p>
          </table:table-cell>
          <table:table-cell table:style-name="ce3" office:value-type="string" calcext:value-type="string">
            <text:p>Herzebrocker 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8.35403</text:p>
          </table:table-cell>
          <table:table-cell table:style-name="ce8" office:value-type="string" calcext:value-type="string">
            <text:p>51.90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00];&quot;, &quot;;[.O100];&quot;]).addTo(mymap)&quot;;CHAR(10);&quot;.bindPopup(&quot;;CHAR(34);&quot;Typ: &quot;;[.R100];;[.S100];&quot;&lt;br&gt;UB 01: &quot;;[.AB100];&quot;&lt;br&gt;U1 01: &quot;;[.AC100];&quot;&lt;br&gt;UB 02: &quot;;[.AI100];&quot;&lt;br&gt;U1 02: &quot;;[.AJ100];CHAR(34);&quot;).openPopup();&quot;)" office:value-type="string" office:string-value="L.marker([51.8975, 8.36975]).addTo(mymap)&#10;.bindPopup(&quot;Typ: 341&lt;br&gt;UB 01: 21&lt;br&gt;U1 01: 28&lt;br&gt;UB 02: 71&lt;br&gt;U1 02: 10&quot;).openPopup();" calcext:value-type="string">
            <text:p>L.marker([51.8975, 8.36975]).addTo(mymap)</text:p>
            <text:p>.bindPopup("Typ: 341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17" calcext:value-type="date">
            <text:p>17.06.2015</text:p>
          </table:table-cell>
          <table:table-cell table:style-name="ce3" office:value-type="string" calcext:value-type="string">
            <text:p>10:20</text:p>
          </table:table-cell>
          <table:table-cell table:style-name="ce3" office:value-type="string" calcext:value-type="string">
            <text:p>Unter den Ulmen</text:p>
          </table:table-cell>
          <table:table-cell table:style-name="ce3" office:value-type="string" calcext:value-type="string">
            <text:p>Cäcili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975</text:p>
          </table:table-cell>
          <table:table-cell table:style-name="ce8" office:value-type="string" calcext:value-type="string">
            <text:p>51.897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01];&quot;, &quot;;[.O101];&quot;]).addTo(mymap)&quot;;CHAR(10);&quot;.bindPopup(&quot;;CHAR(34);&quot;Typ: &quot;;[.R101];;[.S101];&quot;&lt;br&gt;UB 01: &quot;;[.AB101];&quot;&lt;br&gt;U1 01: &quot;;[.AC101];&quot;&lt;br&gt;UB 02: &quot;;[.AI101];&quot;&lt;br&gt;U1 02: &quot;;[.AJ101];CHAR(34);&quot;).openPopup();&quot;)" office:value-type="string" office:string-value="L.marker([51.9246, 8.46005]).addTo(mymap)&#10;.bindPopup(&quot;Typ: 31&lt;br&gt;UB 01: 71&lt;br&gt;U1 01: 37&lt;br&gt;UB 02: 21&lt;br&gt;U1 02: &quot;).openPopup();" calcext:value-type="string">
            <text:p>L.marker([51.9246, 8.46005]).addTo(mymap)</text:p>
            <text:p>.bindPopup("Typ: 31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17" calcext:value-type="date">
            <text:p>17.06.2015</text:p>
          </table:table-cell>
          <table:table-cell table:style-name="ce3" office:value-type="string" calcext:value-type="string">
            <text:p>17:32</text:p>
          </table:table-cell>
          <table:table-cell table:style-name="ce3" office:value-type="string" calcext:value-type="string">
            <text:p>Fuchsweg</text:p>
          </table:table-cell>
          <table:table-cell table:style-name="ce6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6005</text:p>
          </table:table-cell>
          <table:table-cell table:style-name="ce8" office:value-type="string" calcext:value-type="string">
            <text:p>51.924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3"/>
          <table:table-cell table:style-name="ce6"/>
        </table:table-row>
        <table:table-row table:style-name="ro2">
          <table:table-cell table:formula="of:=CONCATENATE(&quot;L.marker([&quot;;[.P102];&quot;, &quot;;[.O102];&quot;]).addTo(mymap)&quot;;CHAR(10);&quot;.bindPopup(&quot;;CHAR(34);&quot;Typ: &quot;;[.R102];;[.S102];&quot;&lt;br&gt;UB 01: &quot;;[.AB102];&quot;&lt;br&gt;U1 01: &quot;;[.AC102];&quot;&lt;br&gt;UB 02: &quot;;[.AI102];&quot;&lt;br&gt;U1 02: &quot;;[.AJ102];CHAR(34);&quot;).openPopup();&quot;)" office:value-type="string" office:string-value="L.marker([51.9052, 8.38497]).addTo(mymap)&#10;.bindPopup(&quot;Typ: 342&lt;br&gt;UB 01: 21&lt;br&gt;U1 01: 28&lt;br&gt;UB 02: 71&lt;br&gt;U1 02: 10&quot;).openPopup();" calcext:value-type="string">
            <text:p>L.marker([51.9052, 8.38497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6-19" calcext:value-type="date">
            <text:p>19.06.2015</text:p>
          </table:table-cell>
          <table:table-cell table:style-name="ce3" office:value-type="string" calcext:value-type="string">
            <text:p>15:2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Langer 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97</text:p>
          </table:table-cell>
          <table:table-cell table:style-name="ce8" office:value-type="string" calcext:value-type="string">
            <text:p>51.9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3];&quot;, &quot;;[.O103];&quot;]).addTo(mymap)&quot;;CHAR(10);&quot;.bindPopup(&quot;;CHAR(34);&quot;Typ: &quot;;[.R103];;[.S103];&quot;&lt;br&gt;UB 01: &quot;;[.AB103];&quot;&lt;br&gt;U1 01: &quot;;[.AC103];&quot;&lt;br&gt;UB 02: &quot;;[.AI103];&quot;&lt;br&gt;U1 02: &quot;;[.AJ103];CHAR(34);&quot;).openPopup();&quot;)" office:value-type="string" office:string-value="L.marker([51.9099, 8.37135]).addTo(mymap)&#10;.bindPopup(&quot;Typ: 799&lt;br&gt;UB 01: 71&lt;br&gt;U1 01: 55&lt;br&gt;UB 02: &lt;br&gt;U1 02: &quot;).openPopup();" calcext:value-type="string">
            <text:p>L.marker([51.9099, 8.37135]).addTo(mymap)</text:p>
            <text:p>.bindPopup("Typ: 799&lt;br&gt;UB 01: 71&lt;br&gt;U1 01: 55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6-22" calcext:value-type="date">
            <text:p>22.06.2015</text:p>
          </table:table-cell>
          <table:table-cell table:style-name="ce3" office:value-type="string" calcext:value-type="string">
            <text:p>08:20</text:p>
          </table:table-cell>
          <table:table-cell table:style-name="ce3" office:value-type="string" calcext:value-type="string">
            <text:p>Marienfelder Straße</text:p>
          </table:table-cell>
          <table:table-cell table:style-name="ce3" office:value-type="string" calcext:value-type="string">
            <text:p>Prinz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135</text:p>
          </table:table-cell>
          <table:table-cell table:style-name="ce8" office:value-type="string" calcext:value-type="string">
            <text:p>51.90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4];&quot;, &quot;;[.O104];&quot;]).addTo(mymap)&quot;;CHAR(10);&quot;.bindPopup(&quot;;CHAR(34);&quot;Typ: &quot;;[.R104];;[.S104];&quot;&lt;br&gt;UB 01: &quot;;[.AB104];&quot;&lt;br&gt;U1 01: &quot;;[.AC104];&quot;&lt;br&gt;UB 02: &quot;;[.AI104];&quot;&lt;br&gt;U1 02: &quot;;[.AJ104];CHAR(34);&quot;).openPopup();&quot;)" office:value-type="string" office:string-value="L.marker([51.9124, 8.37919]).addTo(mymap)&#10;.bindPopup(&quot;Typ: 799&lt;br&gt;UB 01: 21&lt;br&gt;U1 01: 10&lt;br&gt;UB 02: 71&lt;br&gt;U1 02: &quot;).openPopup();" calcext:value-type="string">
            <text:p>L.marker([51.9124, 8.37919]).addTo(mymap)</text:p>
            <text:p>.bindPopup("Typ: 799&lt;br&gt;UB 01: 21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6-22" calcext:value-type="date">
            <text:p>22.06.2015</text:p>
          </table:table-cell>
          <table:table-cell table:style-name="ce3" office:value-type="string" calcext:value-type="string">
            <text:p>16:05</text:p>
          </table:table-cell>
          <table:table-cell table:style-name="ce3" office:value-type="string" calcext:value-type="string">
            <text:p>Friedrich-Ebert-Straße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8.37919</text:p>
          </table:table-cell>
          <table:table-cell table:style-name="ce8" office:value-type="string" calcext:value-type="string">
            <text:p>51.9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5];&quot;, &quot;;[.O105];&quot;]).addTo(mymap)&quot;;CHAR(10);&quot;.bindPopup(&quot;;CHAR(34);&quot;Typ: &quot;;[.R105];;[.S105];&quot;&lt;br&gt;UB 01: &quot;;[.AB105];&quot;&lt;br&gt;U1 01: &quot;;[.AC105];&quot;&lt;br&gt;UB 02: &quot;;[.AI105];&quot;&lt;br&gt;U1 02: &quot;;[.AJ105];CHAR(34);&quot;).openPopup();&quot;)" office:value-type="string" office:string-value="L.marker([51.9063, 8.37617]).addTo(mymap)&#10;.bindPopup(&quot;Typ: 224&lt;br&gt;UB 01: 21&lt;br&gt;U1 01: 35&lt;br&gt;UB 02: 71&lt;br&gt;U1 02: 10&quot;).openPopup();" calcext:value-type="string">
            <text:p>L.marker([51.9063, 8.37617]).addTo(mymap)</text:p>
            <text:p>.bindPopup("Typ: 224&lt;br&gt;UB 01: 21&lt;br&gt;U1 01: 35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24" calcext:value-type="date">
            <text:p>24.06.2015</text:p>
          </table:table-cell>
          <table:table-cell table:style-name="ce3" office:value-type="string" calcext:value-type="string">
            <text:p>09:08</text:p>
          </table:table-cell>
          <table:table-cell table:style-name="ce3" office:value-type="string" calcext:value-type="string">
            <text:p>Münsterstraße</text:p>
          </table:table-cell>
          <table:table-cell table:style-name="ce3" office:value-type="string" calcext:value-type="string">
            <text:p>Spiekergass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617</text:p>
          </table:table-cell>
          <table:table-cell table:style-name="ce8" office:value-type="string" calcext:value-type="string">
            <text:p>51.90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6];&quot;, &quot;;[.O106];&quot;]).addTo(mymap)&quot;;CHAR(10);&quot;.bindPopup(&quot;;CHAR(34);&quot;Typ: &quot;;[.R106];;[.S106];&quot;&lt;br&gt;UB 01: &quot;;[.AB106];&quot;&lt;br&gt;U1 01: &quot;;[.AC106];&quot;&lt;br&gt;UB 02: &quot;;[.AI106];&quot;&lt;br&gt;U1 02: &quot;;[.AJ106];CHAR(34);&quot;).openPopup();&quot;)" office:value-type="string" office:string-value="L.marker([51.9039, 8.40557]).addTo(mymap)&#10;.bindPopup(&quot;Typ: 241&lt;br&gt;UB 01: 21&lt;br&gt;U1 01: 35&lt;br&gt;UB 02: 71&lt;br&gt;U1 02: &quot;).openPopup();" calcext:value-type="string">
            <text:p>L.marker([51.9039, 8.40557]).addTo(mymap)</text:p>
            <text:p>.bindPopup("Typ: 24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6-24" calcext:value-type="date">
            <text:p>24.06.2015</text:p>
          </table:table-cell>
          <table:table-cell table:style-name="ce3" office:value-type="string" calcext:value-type="string">
            <text:p>11:45</text:p>
          </table:table-cell>
          <table:table-cell table:style-name="ce3" office:value-type="string" calcext:value-type="string">
            <text:p>Sundernstraße</text:p>
          </table:table-cell>
          <table:table-cell table:style-name="ce3" office:value-type="string" calcext:value-type="string">
            <text:p>Stadtring Sundern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8.40557</text:p>
          </table:table-cell>
          <table:table-cell table:style-name="ce8" office:value-type="string" calcext:value-type="string">
            <text:p>51.90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7];&quot;, &quot;;[.O107];&quot;]).addTo(mymap)&quot;;CHAR(10);&quot;.bindPopup(&quot;;CHAR(34);&quot;Typ: &quot;;[.R107];;[.S107];&quot;&lt;br&gt;UB 01: &quot;;[.AB107];&quot;&lt;br&gt;U1 01: &quot;;[.AC107];&quot;&lt;br&gt;UB 02: &quot;;[.AI107];&quot;&lt;br&gt;U1 02: &quot;;[.AJ107];CHAR(34);&quot;).openPopup();&quot;)" office:value-type="string" office:string-value="L.marker([51.9048, 8.36578]).addTo(mymap)&#10;.bindPopup(&quot;Typ: 371&lt;br&gt;UB 01: 71&lt;br&gt;U1 01: 49&lt;br&gt;UB 02: 71&lt;br&gt;U1 02: &quot;).openPopup();" calcext:value-type="string">
            <text:p>L.marker([51.9048, 8.36578]).addTo(mymap)</text:p>
            <text:p>.bindPopup("Typ: 371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6-28" calcext:value-type="date">
            <text:p>28.06.2015</text:p>
          </table:table-cell>
          <table:table-cell table:style-name="ce3" office:value-type="string" calcext:value-type="string">
            <text:p>13:46</text:p>
          </table:table-cell>
          <table:table-cell table:style-name="ce3" office:value-type="string" calcext:value-type="string">
            <text:p>Wilhelm-Baumann-Straße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578</text:p>
          </table:table-cell>
          <table:table-cell table:style-name="ce8" office:value-type="string" calcext:value-type="string">
            <text:p>51.904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8];&quot;, &quot;;[.O108];&quot;]).addTo(mymap)&quot;;CHAR(10);&quot;.bindPopup(&quot;;CHAR(34);&quot;Typ: &quot;;[.R108];;[.S108];&quot;&lt;br&gt;UB 01: &quot;;[.AB108];&quot;&lt;br&gt;U1 01: &quot;;[.AC108];&quot;&lt;br&gt;UB 02: &quot;;[.AI108];&quot;&lt;br&gt;U1 02: &quot;;[.AJ108];CHAR(34);&quot;).openPopup();&quot;)" office:value-type="string" office:string-value="L.marker([51.9132, 8.3682]).addTo(mymap)&#10;.bindPopup(&quot;Typ: 629&lt;br&gt;UB 01: 71&lt;br&gt;U1 01: 13&lt;br&gt;UB 02: 21&lt;br&gt;U1 02: &quot;).openPopup();" calcext:value-type="string">
            <text:p>L.marker([51.9132, 8.3682]).addTo(mymap)</text:p>
            <text:p>.bindPopup("Typ: 629&lt;br&gt;UB 01: 71&lt;br&gt;U1 01: 13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6-30" calcext:value-type="date">
            <text:p>30.06.2015</text:p>
          </table:table-cell>
          <table:table-cell table:style-name="ce3" office:value-type="string" calcext:value-type="string">
            <text:p>18:40</text:p>
          </table:table-cell>
          <table:table-cell table:style-name="ce3" office:value-type="string" calcext:value-type="string">
            <text:p>Nordring</text:p>
          </table:table-cell>
          <table:table-cell table:style-name="ce6"/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8.3682</text:p>
          </table:table-cell>
          <table:table-cell table:style-name="ce8" office:value-type="string" calcext:value-type="string">
            <text:p>51.91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09];&quot;, &quot;;[.O109];&quot;]).addTo(mymap)&quot;;CHAR(10);&quot;.bindPopup(&quot;;CHAR(34);&quot;Typ: &quot;;[.R109];;[.S109];&quot;&lt;br&gt;UB 01: &quot;;[.AB109];&quot;&lt;br&gt;U1 01: &quot;;[.AC109];&quot;&lt;br&gt;UB 02: &quot;;[.AI109];&quot;&lt;br&gt;U1 02: &quot;;[.AJ109];CHAR(34);&quot;).openPopup();&quot;)" office:value-type="string" office:string-value="L.marker([51.8814, 8.39287]).addTo(mymap)&#10;.bindPopup(&quot;Typ: 342&lt;br&gt;UB 01: 21&lt;br&gt;U1 01: 28&lt;br&gt;UB 02: 72&lt;br&gt;U1 02: &quot;).openPopup();" calcext:value-type="string">
            <text:p>L.marker([51.8814, 8.39287]).addTo(mymap)</text:p>
            <text:p>.bindPopup("Typ: 342&lt;br&gt;UB 01: 21&lt;br&gt;U1 01: 28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6-30" calcext:value-type="date">
            <text:p>30.06.2015</text:p>
          </table:table-cell>
          <table:table-cell table:style-name="ce3" office:value-type="string" calcext:value-type="string">
            <text:p>16:09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Spexarder Postweg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8.39287</text:p>
          </table:table-cell>
          <table:table-cell table:style-name="ce8" office:value-type="string" calcext:value-type="string">
            <text:p>51.881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0];&quot;, &quot;;[.O110];&quot;]).addTo(mymap)&quot;;CHAR(10);&quot;.bindPopup(&quot;;CHAR(34);&quot;Typ: &quot;;[.R110];;[.S110];&quot;&lt;br&gt;UB 01: &quot;;[.AB110];&quot;&lt;br&gt;U1 01: &quot;;[.AC110];&quot;&lt;br&gt;UB 02: &quot;;[.AI110];&quot;&lt;br&gt;U1 02: &quot;;[.AJ110];CHAR(34);&quot;).openPopup();&quot;)" office:value-type="string" office:string-value="L.marker([51.9106, 8.3969]).addTo(mymap)&#10;.bindPopup(&quot;Typ: 342&lt;br&gt;UB 01: 21&lt;br&gt;U1 01: 28&lt;br&gt;UB 02: 71&lt;br&gt;U1 02: &quot;).openPopup();" calcext:value-type="string">
            <text:p>L.marker([51.9106, 8.3969]).addTo(mymap)</text:p>
            <text:p>.bindPopup("Typ: 342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6-30" calcext:value-type="date">
            <text:p>30.06.2015</text:p>
          </table:table-cell>
          <table:table-cell table:style-name="ce3" office:value-type="string" calcext:value-type="string">
            <text:p>17:40</text:p>
          </table:table-cell>
          <table:table-cell table:style-name="ce3" office:value-type="string" calcext:value-type="string">
            <text:p>Carl-Miele-Straße</text:p>
          </table:table-cell>
          <table:table-cell table:style-name="ce3" office:value-type="string" calcext:value-type="string">
            <text:p>Annen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8.3969</text:p>
          </table:table-cell>
          <table:table-cell table:style-name="ce8" office:value-type="string" calcext:value-type="string">
            <text:p>51.910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1];&quot;, &quot;;[.O111];&quot;]).addTo(mymap)&quot;;CHAR(10);&quot;.bindPopup(&quot;;CHAR(34);&quot;Typ: &quot;;[.R111];;[.S111];&quot;&lt;br&gt;UB 01: &quot;;[.AB111];&quot;&lt;br&gt;U1 01: &quot;;[.AC111];&quot;&lt;br&gt;UB 02: &quot;;[.AI111];&quot;&lt;br&gt;U1 02: &quot;;[.AJ111];CHAR(34);&quot;).openPopup();&quot;)" office:value-type="string" office:string-value="L.marker([51.9105, 8.3804]).addTo(mymap)&#10;.bindPopup(&quot;Typ: 371&lt;br&gt;UB 01: 71&lt;br&gt;U1 01: 14&lt;br&gt;UB 02: 21&lt;br&gt;U1 02: &quot;).openPopup();" calcext:value-type="string">
            <text:p>L.marker([51.9105, 8.3804]).addTo(mymap)</text:p>
            <text:p>.bindPopup("Typ: 371&lt;br&gt;UB 01: 71&lt;br&gt;U1 01: 14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01" calcext:value-type="date">
            <text:p>01.07.2015</text:p>
          </table:table-cell>
          <table:table-cell table:style-name="ce3" office:value-type="string" calcext:value-type="string">
            <text:p>17:25</text:p>
          </table:table-cell>
          <table:table-cell table:style-name="ce3" office:value-type="string" calcext:value-type="string">
            <text:p>Friedrich-Ebert-Straße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8.3804</text:p>
          </table:table-cell>
          <table:table-cell table:style-name="ce8" office:value-type="string" calcext:value-type="string">
            <text:p>51.91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2];&quot;, &quot;;[.O112];&quot;]).addTo(mymap)&quot;;CHAR(10);&quot;.bindPopup(&quot;;CHAR(34);&quot;Typ: &quot;;[.R112];;[.S112];&quot;&lt;br&gt;UB 01: &quot;;[.AB112];&quot;&lt;br&gt;U1 01: &quot;;[.AC112];&quot;&lt;br&gt;UB 02: &quot;;[.AI112];&quot;&lt;br&gt;U1 02: &quot;;[.AJ112];CHAR(34);&quot;).openPopup();&quot;)" office:value-type="string" office:string-value="L.marker([51.8913, 8.42893]).addTo(mymap)&#10;.bindPopup(&quot;Typ: 122&lt;br&gt;UB 01: 71&lt;br&gt;U1 01: 49&lt;br&gt;UB 02: 21&lt;br&gt;U1 02: &quot;).openPopup();" calcext:value-type="string">
            <text:p>L.marker([51.8913, 8.42893]).addTo(mymap)</text:p>
            <text:p>.bindPopup("Typ: 122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01" calcext:value-type="date">
            <text:p>01.07.2015</text:p>
          </table:table-cell>
          <table:table-cell table:style-name="ce3" office:value-type="string" calcext:value-type="string">
            <text:p>10:15</text:p>
          </table:table-cell>
          <table:table-cell table:style-name="ce3" office:value-type="string" calcext:value-type="string">
            <text:p>Franz-Grochtmann-Straße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2893</text:p>
          </table:table-cell>
          <table:table-cell table:style-name="ce8" office:value-type="string" calcext:value-type="string">
            <text:p>51.89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3];&quot;, &quot;;[.O113];&quot;]).addTo(mymap)&quot;;CHAR(10);&quot;.bindPopup(&quot;;CHAR(34);&quot;Typ: &quot;;[.R113];;[.S113];&quot;&lt;br&gt;UB 01: &quot;;[.AB113];&quot;&lt;br&gt;U1 01: &quot;;[.AC113];&quot;&lt;br&gt;UB 02: &quot;;[.AI113];&quot;&lt;br&gt;U1 02: &quot;;[.AJ113];CHAR(34);&quot;).openPopup();&quot;)" office:value-type="string" office:string-value="L.marker([51.9511, 8.40148]).addTo(mymap)&#10;.bindPopup(&quot;Typ: 719&lt;br&gt;UB 01: 40&lt;br&gt;U1 01: 36&lt;br&gt;UB 02: 72&lt;br&gt;U1 02: &quot;).openPopup();" calcext:value-type="string">
            <text:p>L.marker([51.9511, 8.40148]).addTo(mymap)</text:p>
            <text:p>.bindPopup("Typ: 719&lt;br&gt;UB 01: 40&lt;br&gt;U1 01: 36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7-02" calcext:value-type="date">
            <text:p>02.07.2015</text:p>
          </table:table-cell>
          <table:table-cell table:style-name="ce3" office:value-type="string" calcext:value-type="string">
            <text:p>07:29</text:p>
          </table:table-cell>
          <table:table-cell table:style-name="ce3" office:value-type="string" calcext:value-type="string">
            <text:p>Haller Straße</text:p>
          </table:table-cell>
          <table:table-cell table:style-name="ce6"/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8.40148</text:p>
          </table:table-cell>
          <table:table-cell table:style-name="ce8" office:value-type="string" calcext:value-type="string">
            <text:p>51.9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4];&quot;, &quot;;[.O114];&quot;]).addTo(mymap)&quot;;CHAR(10);&quot;.bindPopup(&quot;;CHAR(34);&quot;Typ: &quot;;[.R114];;[.S114];&quot;&lt;br&gt;UB 01: &quot;;[.AB114];&quot;&lt;br&gt;U1 01: &quot;;[.AC114];&quot;&lt;br&gt;UB 02: &quot;;[.AI114];&quot;&lt;br&gt;U1 02: &quot;;[.AJ114];CHAR(34);&quot;).openPopup();&quot;)" office:value-type="string" office:string-value="L.marker([51.9049, 8.43236]).addTo(mymap)&#10;.bindPopup(&quot;Typ: 211&lt;br&gt;UB 01: 21&lt;br&gt;U1 01: 35&lt;br&gt;UB 02: 71&lt;br&gt;U1 02: &quot;).openPopup();" calcext:value-type="string">
            <text:p>L.marker([51.9049, 8.43236]).addTo(mymap)</text:p>
            <text:p>.bindPopup("Typ: 21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7-07" calcext:value-type="date">
            <text:p>07.07.2015</text:p>
          </table:table-cell>
          <table:table-cell table:style-name="ce3" office:value-type="string" calcext:value-type="string">
            <text:p>17:22</text:p>
          </table:table-cell>
          <table:table-cell table:style-name="ce3" office:value-type="string" calcext:value-type="string">
            <text:p>Sundernstraße</text:p>
          </table:table-cell>
          <table:table-cell table:style-name="ce3" office:value-type="string" calcext:value-type="string">
            <text:p>Ulrikenweg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8.43236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5];&quot;, &quot;;[.O115];&quot;]).addTo(mymap)&quot;;CHAR(10);&quot;.bindPopup(&quot;;CHAR(34);&quot;Typ: &quot;;[.R115];;[.S115];&quot;&lt;br&gt;UB 01: &quot;;[.AB115];&quot;&lt;br&gt;U1 01: &quot;;[.AC115];&quot;&lt;br&gt;UB 02: &quot;;[.AI115];&quot;&lt;br&gt;U1 02: &quot;;[.AJ115];CHAR(34);&quot;).openPopup();&quot;)" office:value-type="string" office:string-value="L.marker([51.9035, 8.37747]).addTo(mymap)&#10;.bindPopup(&quot;Typ: 141&lt;br&gt;UB 01: 71&lt;br&gt;U1 01: 49&lt;br&gt;UB 02: &lt;br&gt;U1 02: &quot;).openPopup();" calcext:value-type="string">
            <text:p>L.marker([51.9035, 8.37747]).addTo(mymap)</text:p>
            <text:p>.bindPopup("Typ: 141&lt;br&gt;UB 01: 71&lt;br&gt;U1 01: 49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7-09" calcext:value-type="date">
            <text:p>09.07.2015</text:p>
          </table:table-cell>
          <table:table-cell table:style-name="ce3" office:value-type="string" calcext:value-type="string">
            <text:p>11:58</text:p>
          </table:table-cell>
          <table:table-cell table:style-name="ce3" office:value-type="string" calcext:value-type="string">
            <text:p>Dalkestraße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747</text:p>
          </table:table-cell>
          <table:table-cell table:style-name="ce8" office:value-type="string" calcext:value-type="string">
            <text:p>51.90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98"/>
        </table:table-row>
        <table:table-row table:style-name="ro2">
          <table:table-cell table:formula="of:=CONCATENATE(&quot;L.marker([&quot;;[.P116];&quot;, &quot;;[.O116];&quot;]).addTo(mymap)&quot;;CHAR(10);&quot;.bindPopup(&quot;;CHAR(34);&quot;Typ: &quot;;[.R116];;[.S116];&quot;&lt;br&gt;UB 01: &quot;;[.AB116];&quot;&lt;br&gt;U1 01: &quot;;[.AC116];&quot;&lt;br&gt;UB 02: &quot;;[.AI116];&quot;&lt;br&gt;U1 02: &quot;;[.AJ116];CHAR(34);&quot;).openPopup();&quot;)" office:value-type="string" office:string-value="L.marker([51.9325, 8.37013]).addTo(mymap)&#10;.bindPopup(&quot;Typ: 244&lt;br&gt;UB 01: 21&lt;br&gt;U1 01: 35&lt;br&gt;UB 02: 71&lt;br&gt;U1 02: &quot;).openPopup();" calcext:value-type="string">
            <text:p>L.marker([51.9325, 8.37013]).addTo(mymap)</text:p>
            <text:p>.bindPopup("Typ: 24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7-13" calcext:value-type="date">
            <text:p>13.07.2015</text:p>
          </table:table-cell>
          <table:table-cell table:style-name="ce3" office:value-type="string" calcext:value-type="string">
            <text:p>17:41</text:p>
          </table:table-cell>
          <table:table-cell table:style-name="ce3" office:value-type="string" calcext:value-type="string">
            <text:p>Blankenhagener Weg</text:p>
          </table:table-cell>
          <table:table-cell table:style-name="ce6"/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013</text:p>
          </table:table-cell>
          <table:table-cell table:style-name="ce8" office:value-type="string" calcext:value-type="string">
            <text:p>51.9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17];&quot;, &quot;;[.O117];&quot;]).addTo(mymap)&quot;;CHAR(10);&quot;.bindPopup(&quot;;CHAR(34);&quot;Typ: &quot;;[.R117];;[.S117];&quot;&lt;br&gt;UB 01: &quot;;[.AB117];&quot;&lt;br&gt;U1 01: &quot;;[.AC117];&quot;&lt;br&gt;UB 02: &quot;;[.AI117];&quot;&lt;br&gt;U1 02: &quot;;[.AJ117];CHAR(34);&quot;).openPopup();&quot;)" office:value-type="string" office:string-value="L.marker([51.9454, 8.41222]).addTo(mymap)&#10;.bindPopup(&quot;Typ: 799&lt;br&gt;UB 01: 71&lt;br&gt;U1 01: 49&lt;br&gt;UB 02: 21&lt;br&gt;U1 02: &quot;).openPopup();" calcext:value-type="string">
            <text:p>L.marker([51.9454, 8.41222]).addTo(mymap)</text:p>
            <text:p>.bindPopup("Typ: 7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7-14" calcext:value-type="date">
            <text:p>14.07.2015</text:p>
          </table:table-cell>
          <table:table-cell table:style-name="ce3" office:value-type="string" calcext:value-type="string">
            <text:p>18:41</text:p>
          </table:table-cell>
          <table:table-cell table:style-name="ce3" office:value-type="string" calcext:value-type="string">
            <text:p>Haller Straße</text:p>
          </table:table-cell>
          <table:table-cell table:style-name="ce6"/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8.41222</text:p>
          </table:table-cell>
          <table:table-cell table:style-name="ce8" office:value-type="string" calcext:value-type="string">
            <text:p>51.94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73" calcext:value-type="float">
            <text:p>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18];&quot;, &quot;;[.O118];&quot;]).addTo(mymap)&quot;;CHAR(10);&quot;.bindPopup(&quot;;CHAR(34);&quot;Typ: &quot;;[.R118];;[.S118];&quot;&lt;br&gt;UB 01: &quot;;[.AB118];&quot;&lt;br&gt;U1 01: &quot;;[.AC118];&quot;&lt;br&gt;UB 02: &quot;;[.AI118];&quot;&lt;br&gt;U1 02: &quot;;[.AJ118];CHAR(34);&quot;).openPopup();&quot;)" office:value-type="string" office:string-value="L.marker([51.9145, 8.43906]).addTo(mymap)&#10;.bindPopup(&quot;Typ: 342&lt;br&gt;UB 01: 21&lt;br&gt;U1 01: 28&lt;br&gt;UB 02: 72&lt;br&gt;U1 02: &quot;).openPopup();" calcext:value-type="string">
            <text:p>L.marker([51.9145, 8.43906]).addTo(mymap)</text:p>
            <text:p>.bindPopup("Typ: 342&lt;br&gt;UB 01: 21&lt;br&gt;U1 01: 28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15" calcext:value-type="date">
            <text:p>15.07.2015</text:p>
          </table:table-cell>
          <table:table-cell table:style-name="ce3" office:value-type="string" calcext:value-type="string">
            <text:p>12:37</text:p>
          </table:table-cell>
          <table:table-cell table:style-name="ce3" office:value-type="string" calcext:value-type="string">
            <text:p>Avenwedder Straße</text:p>
          </table:table-cell>
          <table:table-cell table:style-name="ce3" office:value-type="string" calcext:value-type="string">
            <text:p>Buchenweg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string" calcext:value-type="string">
            <text:p>,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8.43906</text:p>
          </table:table-cell>
          <table:table-cell table:style-name="ce8" office:value-type="string" calcext:value-type="string">
            <text:p>51.914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19];&quot;, &quot;;[.O119];&quot;]).addTo(mymap)&quot;;CHAR(10);&quot;.bindPopup(&quot;;CHAR(34);&quot;Typ: &quot;;[.R119];;[.S119];&quot;&lt;br&gt;UB 01: &quot;;[.AB119];&quot;&lt;br&gt;U1 01: &quot;;[.AC119];&quot;&lt;br&gt;UB 02: &quot;;[.AI119];&quot;&lt;br&gt;U1 02: &quot;;[.AJ119];CHAR(34);&quot;).openPopup();&quot;)" office:value-type="string" office:string-value="L.marker([51.8914, 8.38405]).addTo(mymap)&#10;.bindPopup(&quot;Typ: 31&lt;br&gt;UB 01: 21&lt;br&gt;U1 01: 28&lt;br&gt;UB 02: 71&lt;br&gt;U1 02: &quot;).openPopup();" calcext:value-type="string">
            <text:p>L.marker([51.8914, 8.38405]).addTo(mymap)</text:p>
            <text:p>.bindPopup("Typ: 31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15" calcext:value-type="date">
            <text:p>15.07.2015</text:p>
          </table:table-cell>
          <table:table-cell table:style-name="ce3" office:value-type="string" calcext:value-type="string">
            <text:p>20:45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Brunnen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8405</text:p>
          </table:table-cell>
          <table:table-cell table:style-name="ce8" office:value-type="string" calcext:value-type="string">
            <text:p>51.89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0];&quot;, &quot;;[.O120];&quot;]).addTo(mymap)&quot;;CHAR(10);&quot;.bindPopup(&quot;;CHAR(34);&quot;Typ: &quot;;[.R120];;[.S120];&quot;&lt;br&gt;UB 01: &quot;;[.AB120];&quot;&lt;br&gt;U1 01: &quot;;[.AC120];&quot;&lt;br&gt;UB 02: &quot;;[.AI120];&quot;&lt;br&gt;U1 02: &quot;;[.AJ120];CHAR(34);&quot;).openPopup();&quot;)" office:value-type="string" office:string-value="L.marker([51.9047, 8.39067]).addTo(mymap)&#10;.bindPopup(&quot;Typ: 714&lt;br&gt;UB 01: 21&lt;br&gt;U1 01: 36&lt;br&gt;UB 02: 71&lt;br&gt;U1 02: &quot;).openPopup();" calcext:value-type="string">
            <text:p>L.marker([51.9047, 8.39067]).addTo(mymap)</text:p>
            <text:p>.bindPopup("Typ: 714&lt;br&gt;UB 01: 21&lt;br&gt;U1 01: 36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7-16" calcext:value-type="date">
            <text:p>16.07.2015</text:p>
          </table:table-cell>
          <table:table-cell table:style-name="ce3" office:value-type="string" calcext:value-type="string">
            <text:p>06:15</text:p>
          </table:table-cell>
          <table:table-cell table:style-name="ce3" office:value-type="string" calcext:value-type="string">
            <text:p>Ibrüggerstraße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067</text:p>
          </table:table-cell>
          <table:table-cell table:style-name="ce8" office:value-type="string" calcext:value-type="string">
            <text:p>51.90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1];&quot;, &quot;;[.O121];&quot;]).addTo(mymap)&quot;;CHAR(10);&quot;.bindPopup(&quot;;CHAR(34);&quot;Typ: &quot;;[.R121];;[.S121];&quot;&lt;br&gt;UB 01: &quot;;[.AB121];&quot;&lt;br&gt;U1 01: &quot;;[.AC121];&quot;&lt;br&gt;UB 02: &quot;;[.AI121];&quot;&lt;br&gt;U1 02: &quot;;[.AJ121];CHAR(34);&quot;).openPopup();&quot;)" office:value-type="string" office:string-value="L.marker([51.9172, 8.37206]).addTo(mymap)&#10;.bindPopup(&quot;Typ: 322&lt;br&gt;UB 01: 71&lt;br&gt;U1 01: 1&lt;br&gt;UB 02: 21&lt;br&gt;U1 02: &quot;).openPopup();" calcext:value-type="string">
            <text:p>L.marker([51.9172, 8.37206]).addTo(mymap)</text:p>
            <text:p>.bindPopup("Typ: 322&lt;br&gt;UB 01: 71&lt;br&gt;U1 01: 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7-18" calcext:value-type="date">
            <text:p>18.07.2015</text:p>
          </table:table-cell>
          <table:table-cell table:style-name="ce3" office:value-type="string" calcext:value-type="string">
            <text:p>22:01</text:p>
          </table:table-cell>
          <table:table-cell table:style-name="ce3" office:value-type="string" calcext:value-type="string">
            <text:p>Brockhäger Straße</text:p>
          </table:table-cell>
          <table:table-cell table:style-name="ce3" office:value-type="string" calcext:value-type="string">
            <text:p>Haegestraß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8.37206</text:p>
          </table:table-cell>
          <table:table-cell table:style-name="ce8" office:value-type="string" calcext:value-type="string">
            <text:p>51.9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2];&quot;, &quot;;[.O122];&quot;]).addTo(mymap)&quot;;CHAR(10);&quot;.bindPopup(&quot;;CHAR(34);&quot;Typ: &quot;;[.R122];;[.S122];&quot;&lt;br&gt;UB 01: &quot;;[.AB122];&quot;&lt;br&gt;U1 01: &quot;;[.AC122];&quot;&lt;br&gt;UB 02: &quot;;[.AI122];&quot;&lt;br&gt;U1 02: &quot;;[.AJ122];CHAR(34);&quot;).openPopup();&quot;)" office:value-type="string" office:string-value="L.marker([51.9079, 8.38337]).addTo(mymap)&#10;.bindPopup(&quot;Typ: 51&lt;br&gt;UB 01: 71&lt;br&gt;U1 01: 49&lt;br&gt;UB 02: 21&lt;br&gt;U1 02: &quot;).openPopup();" calcext:value-type="string">
            <text:p>L.marker([51.9079, 8.38337]).addTo(mymap)</text:p>
            <text:p>.bindPopup("Typ: 51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7-19" calcext:value-type="date">
            <text:p>19.07.2015</text:p>
          </table:table-cell>
          <table:table-cell table:style-name="ce3" office:value-type="string" calcext:value-type="string">
            <text:p>04:36</text:p>
          </table:table-cell>
          <table:table-cell table:style-name="ce3" office:value-type="string" calcext:value-type="string">
            <text:p>Strengerstraße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337</text:p>
          </table:table-cell>
          <table:table-cell table:style-name="ce8" office:value-type="string" calcext:value-type="string">
            <text:p>51.907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3];&quot;, &quot;;[.O123];&quot;]).addTo(mymap)&quot;;CHAR(10);&quot;.bindPopup(&quot;;CHAR(34);&quot;Typ: &quot;;[.R123];;[.S123];&quot;&lt;br&gt;UB 01: &quot;;[.AB123];&quot;&lt;br&gt;U1 01: &quot;;[.AC123];&quot;&lt;br&gt;UB 02: &quot;;[.AI123];&quot;&lt;br&gt;U1 02: &quot;;[.AJ123];CHAR(34);&quot;).openPopup();&quot;)" office:value-type="string" office:string-value="L.marker([51.887, 8.42121]).addTo(mymap)&#10;.bindPopup(&quot;Typ: 342&lt;br&gt;UB 01: 51&lt;br&gt;U1 01: 28&lt;br&gt;UB 02: 71&lt;br&gt;U1 02: 10&quot;).openPopup();" calcext:value-type="string">
            <text:p>L.marker([51.887, 8.42121]).addTo(mymap)</text:p>
            <text:p>.bindPopup("Typ: 342&lt;br&gt;UB 01: 5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7-20" calcext:value-type="date">
            <text:p>20.07.2015</text:p>
          </table:table-cell>
          <table:table-cell table:style-name="ce3" office:value-type="string" calcext:value-type="string">
            <text:p>17:41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Am Coesfeld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8.42121</text:p>
          </table:table-cell>
          <table:table-cell table:style-name="ce8" office:value-type="string" calcext:value-type="string">
            <text:p>51.8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4];&quot;, &quot;;[.O124];&quot;]).addTo(mymap)&quot;;CHAR(10);&quot;.bindPopup(&quot;;CHAR(34);&quot;Typ: &quot;;[.R124];;[.S124];&quot;&lt;br&gt;UB 01: &quot;;[.AB124];&quot;&lt;br&gt;U1 01: &quot;;[.AC124];&quot;&lt;br&gt;UB 02: &quot;;[.AI124];&quot;&lt;br&gt;U1 02: &quot;;[.AJ124];CHAR(34);&quot;).openPopup();&quot;)" office:value-type="string" office:string-value="L.marker([51.9103, 8.42201]).addTo(mymap)&#10;.bindPopup(&quot;Typ: 224&lt;br&gt;UB 01: 11&lt;br&gt;U1 01: 49&lt;br&gt;UB 02: 71&lt;br&gt;U1 02: &quot;).openPopup();" calcext:value-type="string">
            <text:p>L.marker([51.9103, 8.42201]).addTo(mymap)</text:p>
            <text:p>.bindPopup("Typ: 224&lt;br&gt;UB 01: 1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7-20" calcext:value-type="date">
            <text:p>20.07.2015</text:p>
          </table:table-cell>
          <table:table-cell table:style-name="ce3" office:value-type="string" calcext:value-type="string">
            <text:p>19:2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Carl-Miele-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42201</text:p>
          </table:table-cell>
          <table:table-cell table:style-name="ce8" office:value-type="string" calcext:value-type="string">
            <text:p>51.9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5];&quot;, &quot;;[.O125];&quot;]).addTo(mymap)&quot;;CHAR(10);&quot;.bindPopup(&quot;;CHAR(34);&quot;Typ: &quot;;[.R125];;[.S125];&quot;&lt;br&gt;UB 01: &quot;;[.AB125];&quot;&lt;br&gt;U1 01: &quot;;[.AC125];&quot;&lt;br&gt;UB 02: &quot;;[.AI125];&quot;&lt;br&gt;U1 02: &quot;;[.AJ125];CHAR(34);&quot;).openPopup();&quot;)" office:value-type="string" office:string-value="L.marker([51.9159, 8.37428]).addTo(mymap)&#10;.bindPopup(&quot;Typ: 122&lt;br&gt;UB 01: 71&lt;br&gt;U1 01: 10&lt;br&gt;UB 02: &lt;br&gt;U1 02: &quot;).openPopup();" calcext:value-type="string">
            <text:p>L.marker([51.9159, 8.37428]).addTo(mymap)</text:p>
            <text:p>.bindPopup("Typ: 122&lt;br&gt;UB 01: 71&lt;br&gt;U1 01: 10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7-20" calcext:value-type="date">
            <text:p>20.07.2015</text:p>
          </table:table-cell>
          <table:table-cell table:style-name="ce3" office:value-type="string" calcext:value-type="string">
            <text:p>20:41</text:p>
          </table:table-cell>
          <table:table-cell table:style-name="ce3" office:value-type="string" calcext:value-type="string">
            <text:p>Brinkstraße</text:p>
          </table:table-cell>
          <table:table-cell table:style-name="ce3" office:value-type="string" calcext:value-type="string">
            <text:p>Georg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428</text:p>
          </table:table-cell>
          <table:table-cell table:style-name="ce8" office:value-type="string" calcext:value-type="string">
            <text:p>51.9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6];&quot;, &quot;;[.O126];&quot;]).addTo(mymap)&quot;;CHAR(10);&quot;.bindPopup(&quot;;CHAR(34);&quot;Typ: &quot;;[.R126];;[.S126];&quot;&lt;br&gt;UB 01: &quot;;[.AB126];&quot;&lt;br&gt;U1 01: &quot;;[.AC126];&quot;&lt;br&gt;UB 02: &quot;;[.AI126];&quot;&lt;br&gt;U1 02: &quot;;[.AJ126];CHAR(34);&quot;).openPopup();&quot;)" office:value-type="string" office:string-value="L.marker([51.8934, 8.40125]).addTo(mymap)&#10;.bindPopup(&quot;Typ: 223&lt;br&gt;UB 01: 21&lt;br&gt;U1 01: 35&lt;br&gt;UB 02: 71&lt;br&gt;U1 02: &quot;).openPopup();" calcext:value-type="string">
            <text:p>L.marker([51.8934, 8.40125]).addTo(mymap)</text:p>
            <text:p>.bindPopup("Typ: 22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7-21" calcext:value-type="date">
            <text:p>21.07.2015</text:p>
          </table:table-cell>
          <table:table-cell table:style-name="ce3" office:value-type="string" calcext:value-type="string">
            <text:p>12:16</text:p>
          </table:table-cell>
          <table:table-cell table:style-name="ce3" office:value-type="string" calcext:value-type="string">
            <text:p>Stadtring Sundern</text:p>
          </table:table-cell>
          <table:table-cell table:style-name="ce3" office:value-type="string" calcext:value-type="string">
            <text:p>Auf der Haar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125</text:p>
          </table:table-cell>
          <table:table-cell table:style-name="ce8" office:value-type="string" calcext:value-type="string">
            <text:p>51.89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7];&quot;, &quot;;[.O127];&quot;]).addTo(mymap)&quot;;CHAR(10);&quot;.bindPopup(&quot;;CHAR(34);&quot;Typ: &quot;;[.R127];;[.S127];&quot;&lt;br&gt;UB 01: &quot;;[.AB127];&quot;&lt;br&gt;U1 01: &quot;;[.AC127];&quot;&lt;br&gt;UB 02: &quot;;[.AI127];&quot;&lt;br&gt;U1 02: &quot;;[.AJ127];CHAR(34);&quot;).openPopup();&quot;)" office:value-type="string" office:string-value="L.marker([51.9187, 8.36451]).addTo(mymap)&#10;.bindPopup(&quot;Typ: 321&lt;br&gt;UB 01: 71&lt;br&gt;U1 01: 1&lt;br&gt;UB 02: 21&lt;br&gt;U1 02: &quot;).openPopup();" calcext:value-type="string">
            <text:p>L.marker([51.9187, 8.36451]).addTo(mymap)</text:p>
            <text:p>.bindPopup("Typ: 321&lt;br&gt;UB 01: 71&lt;br&gt;U1 01: 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22" calcext:value-type="date">
            <text:p>22.07.2015</text:p>
          </table:table-cell>
          <table:table-cell table:style-name="ce3" office:value-type="string" calcext:value-type="string">
            <text:p>17:18</text:p>
          </table:table-cell>
          <table:table-cell table:style-name="ce3" office:value-type="string" calcext:value-type="string">
            <text:p>Auf der Benkert</text:p>
          </table:table-cell>
          <table:table-cell table:style-name="ce3" office:value-type="string" calcext:value-type="string">
            <text:p>Heide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451</text:p>
          </table:table-cell>
          <table:table-cell table:style-name="ce8" office:value-type="string" calcext:value-type="string">
            <text:p>51.918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8];&quot;, &quot;;[.O128];&quot;]).addTo(mymap)&quot;;CHAR(10);&quot;.bindPopup(&quot;;CHAR(34);&quot;Typ: &quot;;[.R128];;[.S128];&quot;&lt;br&gt;UB 01: &quot;;[.AB128];&quot;&lt;br&gt;U1 01: &quot;;[.AC128];&quot;&lt;br&gt;UB 02: &quot;;[.AI128];&quot;&lt;br&gt;U1 02: &quot;;[.AJ128];CHAR(34);&quot;).openPopup();&quot;)" office:value-type="string" office:string-value="L.marker([51.8836, 8.42828]).addTo(mymap)&#10;.bindPopup(&quot;Typ: 682&lt;br&gt;UB 01: 71&lt;br&gt;U1 01: 11&lt;br&gt;UB 02: 71&lt;br&gt;U1 02: 10&quot;).openPopup();" calcext:value-type="string">
            <text:p>L.marker([51.8836, 8.42828]).addTo(mymap)</text:p>
            <text:p>.bindPopup("Typ: 682&lt;br&gt;UB 01: 71&lt;br&gt;U1 01: 11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22" calcext:value-type="date">
            <text:p>22.07.2015</text:p>
          </table:table-cell>
          <table:table-cell table:style-name="ce3" office:value-type="string" calcext:value-type="string">
            <text:p>22:20</text:p>
          </table:table-cell>
          <table:table-cell table:style-name="ce3" office:value-type="string" calcext:value-type="string">
            <text:p>Verler Straße</text:p>
          </table:table-cell>
          <table:table-cell table:style-name="ce6"/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8.42828</text:p>
          </table:table-cell>
          <table:table-cell table:style-name="ce8" office:value-type="string" calcext:value-type="string">
            <text:p>51.88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29];&quot;, &quot;;[.O129];&quot;]).addTo(mymap)&quot;;CHAR(10);&quot;.bindPopup(&quot;;CHAR(34);&quot;Typ: &quot;;[.R129];;[.S129];&quot;&lt;br&gt;UB 01: &quot;;[.AB129];&quot;&lt;br&gt;U1 01: &quot;;[.AC129];&quot;&lt;br&gt;UB 02: &quot;;[.AI129];&quot;&lt;br&gt;U1 02: &quot;;[.AJ129];CHAR(34);&quot;).openPopup();&quot;)" office:value-type="string" office:string-value="L.marker([51.9147, 8.38181]).addTo(mymap)&#10;.bindPopup(&quot;Typ: 341&lt;br&gt;UB 01: 21&lt;br&gt;U1 01: 37&lt;br&gt;UB 02: 71&lt;br&gt;U1 02: &quot;).openPopup();" calcext:value-type="string">
            <text:p>L.marker([51.9147, 8.38181]).addTo(mymap)</text:p>
            <text:p>.bindPopup("Typ: 341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7-24" calcext:value-type="date">
            <text:p>24.07.2015</text:p>
          </table:table-cell>
          <table:table-cell table:style-name="ce3" office:value-type="string" calcext:value-type="string">
            <text:p>15:37</text:p>
          </table:table-cell>
          <table:table-cell table:style-name="ce3" office:value-type="string" calcext:value-type="string">
            <text:p>Kahlertstraße</text:p>
          </table:table-cell>
          <table:table-cell table:style-name="ce6"/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181</text:p>
          </table:table-cell>
          <table:table-cell table:style-name="ce8" office:value-type="string" calcext:value-type="string">
            <text:p>51.914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0];&quot;, &quot;;[.O130];&quot;]).addTo(mymap)&quot;;CHAR(10);&quot;.bindPopup(&quot;;CHAR(34);&quot;Typ: &quot;;[.R130];;[.S130];&quot;&lt;br&gt;UB 01: &quot;;[.AB130];&quot;&lt;br&gt;U1 01: &quot;;[.AC130];&quot;&lt;br&gt;UB 02: &quot;;[.AI130];&quot;&lt;br&gt;U1 02: &quot;;[.AJ130];CHAR(34);&quot;).openPopup();&quot;)" office:value-type="string" office:string-value="L.marker([51.9158, 8.37635]).addTo(mymap)&#10;.bindPopup(&quot;Typ: 141&lt;br&gt;UB 01: 71&lt;br&gt;U1 01: 10&lt;br&gt;UB 02: 21&lt;br&gt;U1 02: &quot;).openPopup();" calcext:value-type="string">
            <text:p>L.marker([51.9158, 8.37635]).addTo(mymap)</text:p>
            <text:p>.bindPopup("Typ: 141&lt;br&gt;UB 01: 71&lt;br&gt;U1 01: 10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7-26" calcext:value-type="date">
            <text:p>26.07.2015</text:p>
          </table:table-cell>
          <table:table-cell table:style-name="ce3" office:value-type="string" calcext:value-type="string">
            <text:p>18:56</text:p>
          </table:table-cell>
          <table:table-cell table:style-name="ce3" office:value-type="string" calcext:value-type="string">
            <text:p>Georgstraße</text:p>
          </table:table-cell>
          <table:table-cell table:style-name="ce6"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635</text:p>
          </table:table-cell>
          <table:table-cell table:style-name="ce8" office:value-type="string" calcext:value-type="string">
            <text:p>51.9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1];&quot;, &quot;;[.O131];&quot;]).addTo(mymap)&quot;;CHAR(10);&quot;.bindPopup(&quot;;CHAR(34);&quot;Typ: &quot;;[.R131];;[.S131];&quot;&lt;br&gt;UB 01: &quot;;[.AB131];&quot;&lt;br&gt;U1 01: &quot;;[.AC131];&quot;&lt;br&gt;UB 02: &quot;;[.AI131];&quot;&lt;br&gt;U1 02: &quot;;[.AJ131];CHAR(34);&quot;).openPopup();&quot;)" office:value-type="string" office:string-value="L.marker([51.9049, 8.39611]).addTo(mymap)&#10;.bindPopup(&quot;Typ: 243&lt;br&gt;UB 01: 40&lt;br&gt;U1 01: 35&lt;br&gt;UB 02: 71&lt;br&gt;U1 02: &quot;).openPopup();" calcext:value-type="string">
            <text:p>L.marker([51.9049, 8.39611]).addTo(mymap)</text:p>
            <text:p>.bindPopup("Typ: 243&lt;br&gt;UB 01: 40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7-28" calcext:value-type="date">
            <text:p>28.07.2015</text:p>
          </table:table-cell>
          <table:table-cell table:style-name="ce3" office:value-type="string" calcext:value-type="string">
            <text:p>10:12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string" calcext:value-type="string">
            <text:p>94a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8.39611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2];&quot;, &quot;;[.O132];&quot;]).addTo(mymap)&quot;;CHAR(10);&quot;.bindPopup(&quot;;CHAR(34);&quot;Typ: &quot;;[.R132];;[.S132];&quot;&lt;br&gt;UB 01: &quot;;[.AB132];&quot;&lt;br&gt;U1 01: &quot;;[.AC132];&quot;&lt;br&gt;UB 02: &quot;;[.AI132];&quot;&lt;br&gt;U1 02: &quot;;[.AJ132];CHAR(34);&quot;).openPopup();&quot;)" office:value-type="string" office:string-value="L.marker([51.931, 8.44419]).addTo(mymap)&#10;.bindPopup(&quot;Typ: 31&lt;br&gt;UB 01: 21&lt;br&gt;U1 01: 28&lt;br&gt;UB 02: 71&lt;br&gt;U1 02: &quot;).openPopup();" calcext:value-type="string">
            <text:p>L.marker([51.931, 8.44419]).addTo(mymap)</text:p>
            <text:p>.bindPopup("Typ: 31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7-28" calcext:value-type="date">
            <text:p>28.07.2015</text:p>
          </table:table-cell>
          <table:table-cell table:style-name="ce3" office:value-type="string" calcext:value-type="string">
            <text:p>12:25</text:p>
          </table:table-cell>
          <table:table-cell table:style-name="ce3" office:value-type="string" calcext:value-type="string">
            <text:p>Isselhorster Straße</text:p>
          </table:table-cell>
          <table:table-cell table:style-name="ce3" office:value-type="string" calcext:value-type="string">
            <text:p>Franz-von-Sales-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44419</text:p>
          </table:table-cell>
          <table:table-cell table:style-name="ce8" office:value-type="string" calcext:value-type="string">
            <text:p>51.9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3];&quot;, &quot;;[.O133];&quot;]).addTo(mymap)&quot;;CHAR(10);&quot;.bindPopup(&quot;;CHAR(34);&quot;Typ: &quot;;[.R133];;[.S133];&quot;&lt;br&gt;UB 01: &quot;;[.AB133];&quot;&lt;br&gt;U1 01: &quot;;[.AC133];&quot;&lt;br&gt;UB 02: &quot;;[.AI133];&quot;&lt;br&gt;U1 02: &quot;;[.AJ133];CHAR(34);&quot;).openPopup();&quot;)" office:value-type="string" office:string-value="L.marker([51.9049, 8.37998]).addTo(mymap)&#10;.bindPopup(&quot;Typ: 621&lt;br&gt;UB 01: 71&lt;br&gt;U1 01: 14&lt;br&gt;UB 02: 21&lt;br&gt;U1 02: &quot;).openPopup();" calcext:value-type="string">
            <text:p>L.marker([51.9049, 8.37998]).addTo(mymap)</text:p>
            <text:p>.bindPopup("Typ: 621&lt;br&gt;UB 01: 71&lt;br&gt;U1 01: 14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7-29" calcext:value-type="date">
            <text:p>29.07.2015</text:p>
          </table:table-cell>
          <table:table-cell table:style-name="ce3" office:value-type="string" calcext:value-type="string">
            <text:p>16:56</text:p>
          </table:table-cell>
          <table:table-cell table:style-name="ce3" office:value-type="string" calcext:value-type="string">
            <text:p>Kirchstraße</text:p>
          </table:table-cell>
          <table:table-cell table:style-name="ce6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998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4];&quot;, &quot;;[.O134];&quot;]).addTo(mymap)&quot;;CHAR(10);&quot;.bindPopup(&quot;;CHAR(34);&quot;Typ: &quot;;[.R134];;[.S134];&quot;&lt;br&gt;UB 01: &quot;;[.AB134];&quot;&lt;br&gt;U1 01: &quot;;[.AC134];&quot;&lt;br&gt;UB 02: &quot;;[.AI134];&quot;&lt;br&gt;U1 02: &quot;;[.AJ134];CHAR(34);&quot;).openPopup();&quot;)" office:value-type="string" office:string-value="L.marker([51.8976, 8.40359]).addTo(mymap)&#10;.bindPopup(&quot;Typ: 243&lt;br&gt;UB 01: 21&lt;br&gt;U1 01: 35&lt;br&gt;UB 02: 71&lt;br&gt;U1 02: &quot;).openPopup();" calcext:value-type="string">
            <text:p>L.marker([51.8976, 8.40359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7-30" calcext:value-type="date">
            <text:p>30.07.2015</text:p>
          </table:table-cell>
          <table:table-cell table:style-name="ce3" office:value-type="string" calcext:value-type="string">
            <text:p>17:17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Stadtring Sundern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8.40359</text:p>
          </table:table-cell>
          <table:table-cell table:style-name="ce8" office:value-type="string" calcext:value-type="string">
            <text:p>51.89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5];&quot;, &quot;;[.O135];&quot;]).addTo(mymap)&quot;;CHAR(10);&quot;.bindPopup(&quot;;CHAR(34);&quot;Typ: &quot;;[.R135];;[.S135];&quot;&lt;br&gt;UB 01: &quot;;[.AB135];&quot;&lt;br&gt;U1 01: &quot;;[.AC135];&quot;&lt;br&gt;UB 02: &quot;;[.AI135];&quot;&lt;br&gt;U1 02: &quot;;[.AJ135];CHAR(34);&quot;).openPopup();&quot;)" office:value-type="string" office:string-value="L.marker([51.8882, 8.4178]).addTo(mymap)&#10;.bindPopup(&quot;Typ: 699&lt;br&gt;UB 01: 42&lt;br&gt;U1 01: 10&lt;br&gt;UB 02: 71&lt;br&gt;U1 02: &quot;).openPopup();" calcext:value-type="string">
            <text:p>L.marker([51.8882, 8.4178]).addTo(mymap)</text:p>
            <text:p>.bindPopup("Typ: 699&lt;br&gt;UB 01: 42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7-30" calcext:value-type="date">
            <text:p>30.07.2015</text:p>
          </table:table-cell>
          <table:table-cell table:style-name="ce3" office:value-type="string" calcext:value-type="string">
            <text:p>15:30</text:p>
          </table:table-cell>
          <table:table-cell table:style-name="ce3" office:value-type="string" calcext:value-type="string">
            <text:p>Verler Straße</text:p>
          </table:table-cell>
          <table:table-cell table:style-name="ce6"/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8.4178</text:p>
          </table:table-cell>
          <table:table-cell table:style-name="ce8" office:value-type="string" calcext:value-type="string">
            <text:p>51.88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6];&quot;, &quot;;[.O136];&quot;]).addTo(mymap)&quot;;CHAR(10);&quot;.bindPopup(&quot;;CHAR(34);&quot;Typ: &quot;;[.R136];;[.S136];&quot;&lt;br&gt;UB 01: &quot;;[.AB136];&quot;&lt;br&gt;U1 01: &quot;;[.AC136];&quot;&lt;br&gt;UB 02: &quot;;[.AI136];&quot;&lt;br&gt;U1 02: &quot;;[.AJ136];CHAR(34);&quot;).openPopup();&quot;)" office:value-type="string" office:string-value="L.marker([51.9139, 8.37521]).addTo(mymap)&#10;.bindPopup(&quot;Typ: 581&lt;br&gt;UB 01: 21&lt;br&gt;U1 01: 45&lt;br&gt;UB 02: 71&lt;br&gt;U1 02: &quot;).openPopup();" calcext:value-type="string">
            <text:p>L.marker([51.9139, 8.37521]).addTo(mymap)</text:p>
            <text:p>.bindPopup("Typ: 581&lt;br&gt;UB 01: 21&lt;br&gt;U1 01: 4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7-31" calcext:value-type="date">
            <text:p>31.07.2015</text:p>
          </table:table-cell>
          <table:table-cell table:style-name="ce3" office:value-type="string" calcext:value-type="string">
            <text:p>15:53</text:p>
          </table:table-cell>
          <table:table-cell table:style-name="ce3" office:value-type="string" calcext:value-type="string">
            <text:p>Moltkestraße</text:p>
          </table:table-cell>
          <table:table-cell table:style-name="ce6"/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21</text:p>
          </table:table-cell>
          <table:table-cell table:style-name="ce8" office:value-type="string" calcext:value-type="string">
            <text:p>51.9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7];&quot;, &quot;;[.O137];&quot;]).addTo(mymap)&quot;;CHAR(10);&quot;.bindPopup(&quot;;CHAR(34);&quot;Typ: &quot;;[.R137];;[.S137];&quot;&lt;br&gt;UB 01: &quot;;[.AB137];&quot;&lt;br&gt;U1 01: &quot;;[.AC137];&quot;&lt;br&gt;UB 02: &quot;;[.AI137];&quot;&lt;br&gt;U1 02: &quot;;[.AJ137];CHAR(34);&quot;).openPopup();&quot;)" office:value-type="string" office:string-value="L.marker([51.8722, 8.36096]).addTo(mymap)&#10;.bindPopup(&quot;Typ: 651&lt;br&gt;UB 01: 71&lt;br&gt;U1 01: 49&lt;br&gt;UB 02: 71&lt;br&gt;U1 02: &quot;).openPopup();" calcext:value-type="string">
            <text:p>L.marker([51.8722, 8.36096]).addTo(mymap)</text:p>
            <text:p>.bindPopup("Typ: 651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8-02" calcext:value-type="date">
            <text:p>02.08.2015</text:p>
          </table:table-cell>
          <table:table-cell table:style-name="ce3" office:value-type="string" calcext:value-type="string">
            <text:p>10:58</text:p>
          </table:table-cell>
          <table:table-cell table:style-name="ce3" office:value-type="string" calcext:value-type="string">
            <text:p>Brüningsweg</text:p>
          </table:table-cell>
          <table:table-cell table:style-name="ce6"/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096</text:p>
          </table:table-cell>
          <table:table-cell table:style-name="ce8" office:value-type="string" calcext:value-type="string">
            <text:p>51.87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8];&quot;, &quot;;[.O138];&quot;]).addTo(mymap)&quot;;CHAR(10);&quot;.bindPopup(&quot;;CHAR(34);&quot;Typ: &quot;;[.R138];;[.S138];&quot;&lt;br&gt;UB 01: &quot;;[.AB138];&quot;&lt;br&gt;U1 01: &quot;;[.AC138];&quot;&lt;br&gt;UB 02: &quot;;[.AI138];&quot;&lt;br&gt;U1 02: &quot;;[.AJ138];CHAR(34);&quot;).openPopup();&quot;)" office:value-type="string" office:string-value="L.marker([51.9039, 8.39847]).addTo(mymap)&#10;.bindPopup(&quot;Typ: 224&lt;br&gt;UB 01: 21&lt;br&gt;U1 01: 35&lt;br&gt;UB 02: 71&lt;br&gt;U1 02: &quot;).openPopup();" calcext:value-type="string">
            <text:p>L.marker([51.9039, 8.39847]).addTo(mymap)</text:p>
            <text:p>.bindPopup("Typ: 22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8-03" calcext:value-type="date">
            <text:p>03.08.2015</text:p>
          </table:table-cell>
          <table:table-cell table:style-name="ce3" office:value-type="string" calcext:value-type="string">
            <text:p>11:09</text:p>
          </table:table-cell>
          <table:table-cell table:style-name="ce3" office:value-type="string" calcext:value-type="string">
            <text:p>Kampstraße</text:p>
          </table:table-cell>
          <table:table-cell table:style-name="ce3" office:value-type="string" calcext:value-type="string">
            <text:p>Reinhild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847</text:p>
          </table:table-cell>
          <table:table-cell table:style-name="ce8" office:value-type="string" calcext:value-type="string">
            <text:p>51.903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39];&quot;, &quot;;[.O139];&quot;]).addTo(mymap)&quot;;CHAR(10);&quot;.bindPopup(&quot;;CHAR(34);&quot;Typ: &quot;;[.R139];;[.S139];&quot;&lt;br&gt;UB 01: &quot;;[.AB139];&quot;&lt;br&gt;U1 01: &quot;;[.AC139];&quot;&lt;br&gt;UB 02: &quot;;[.AI139];&quot;&lt;br&gt;U1 02: &quot;;[.AJ139];CHAR(34);&quot;).openPopup();&quot;)" office:value-type="string" office:string-value="L.marker([51.929, 8.41265]).addTo(mymap)&#10;.bindPopup(&quot;Typ: 321&lt;br&gt;UB 01: 71&lt;br&gt;U1 01: 27&lt;br&gt;UB 02: 21&lt;br&gt;U1 02: 13&quot;).openPopup();" calcext:value-type="string">
            <text:p>L.marker([51.929, 8.41265]).addTo(mymap)</text:p>
            <text:p>.bindPopup("Typ: 321&lt;br&gt;UB 01: 71&lt;br&gt;U1 01: 27&lt;br&gt;UB 02: 21&lt;br&gt;U1 02: 13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8-03" calcext:value-type="date">
            <text:p>03.08.2015</text:p>
          </table:table-cell>
          <table:table-cell table:style-name="ce3" office:value-type="string" calcext:value-type="string">
            <text:p>13:58</text:p>
          </table:table-cell>
          <table:table-cell table:style-name="ce3" office:value-type="string" calcext:value-type="string">
            <text:p>Carl-Zeiss-Straße</text:p>
          </table:table-cell>
          <table:table-cell table:style-name="ce3" office:value-type="string" calcext:value-type="string">
            <text:p>Robert-Bosch-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1265</text:p>
          </table:table-cell>
          <table:table-cell table:style-name="ce8" office:value-type="string" calcext:value-type="string">
            <text:p>51.92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0];&quot;, &quot;;[.O140];&quot;]).addTo(mymap)&quot;;CHAR(10);&quot;.bindPopup(&quot;;CHAR(34);&quot;Typ: &quot;;[.R140];;[.S140];&quot;&lt;br&gt;UB 01: &quot;;[.AB140];&quot;&lt;br&gt;U1 01: &quot;;[.AC140];&quot;&lt;br&gt;UB 02: &quot;;[.AI140];&quot;&lt;br&gt;U1 02: &quot;;[.AJ140];CHAR(34);&quot;).openPopup();&quot;)" office:value-type="string" office:string-value="L.marker([51.9559, 8.38016]).addTo(mymap)&#10;.bindPopup(&quot;Typ: 33&lt;br&gt;UB 01: 21&lt;br&gt;U1 01: 28&lt;br&gt;UB 02: 71&lt;br&gt;U1 02: &quot;).openPopup();" calcext:value-type="string">
            <text:p>L.marker([51.9559, 8.38016]).addTo(mymap)</text:p>
            <text:p>.bindPopup("Typ: 33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05" calcext:value-type="date">
            <text:p>05.08.2015</text:p>
          </table:table-cell>
          <table:table-cell table:style-name="ce3" office:value-type="string" calcext:value-type="string">
            <text:p>11:44</text:p>
          </table:table-cell>
          <table:table-cell table:style-name="ce3" office:value-type="string" calcext:value-type="string">
            <text:p>Münsterlandstraße</text:p>
          </table:table-cell>
          <table:table-cell table:style-name="ce3" office:value-type="string" calcext:value-type="string">
            <text:p>Holler 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8016</text:p>
          </table:table-cell>
          <table:table-cell table:style-name="ce8" office:value-type="string" calcext:value-type="string">
            <text:p>51.9559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1];&quot;, &quot;;[.O141];&quot;]).addTo(mymap)&quot;;CHAR(10);&quot;.bindPopup(&quot;;CHAR(34);&quot;Typ: &quot;;[.R141];;[.S141];&quot;&lt;br&gt;UB 01: &quot;;[.AB141];&quot;&lt;br&gt;U1 01: &quot;;[.AC141];&quot;&lt;br&gt;UB 02: &quot;;[.AI141];&quot;&lt;br&gt;U1 02: &quot;;[.AJ141];CHAR(34);&quot;).openPopup();&quot;)" office:value-type="string" office:string-value="L.marker([51.8904, 8.41432]).addTo(mymap)&#10;.bindPopup(&quot;Typ: 341&lt;br&gt;UB 01: 21&lt;br&gt;U1 01: 37&lt;br&gt;UB 02: 71&lt;br&gt;U1 02: 10&quot;).openPopup();" calcext:value-type="string">
            <text:p>L.marker([51.8904, 8.41432]).addTo(mymap)</text:p>
            <text:p>.bindPopup("Typ: 341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05" calcext:value-type="date">
            <text:p>05.08.2015</text:p>
          </table:table-cell>
          <table:table-cell table:style-name="ce3" office:value-type="string" calcext:value-type="string">
            <text:p>16:29</text:p>
          </table:table-cell>
          <table:table-cell table:style-name="ce3" office:value-type="string" calcext:value-type="string">
            <text:p>Verler Straße</text:p>
          </table:table-cell>
          <table:table-cell table:style-name="ce6"/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41432</text:p>
          </table:table-cell>
          <table:table-cell table:style-name="ce8" office:value-type="string" calcext:value-type="string">
            <text:p>51.890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2];&quot;, &quot;;[.O142];&quot;]).addTo(mymap)&quot;;CHAR(10);&quot;.bindPopup(&quot;;CHAR(34);&quot;Typ: &quot;;[.R142];;[.S142];&quot;&lt;br&gt;UB 01: &quot;;[.AB142];&quot;&lt;br&gt;U1 01: &quot;;[.AC142];&quot;&lt;br&gt;UB 02: &quot;;[.AI142];&quot;&lt;br&gt;U1 02: &quot;;[.AJ142];CHAR(34);&quot;).openPopup();&quot;)" office:value-type="string" office:string-value="L.marker([51.9021, 8.37611]).addTo(mymap)&#10;.bindPopup(&quot;Typ: 372&lt;br&gt;UB 01: 72&lt;br&gt;U1 01: 37&lt;br&gt;UB 02: 21&lt;br&gt;U1 02: &quot;).openPopup();" calcext:value-type="string">
            <text:p>L.marker([51.9021, 8.37611]).addTo(mymap)</text:p>
            <text:p>.bindPopup("Typ: 372&lt;br&gt;UB 01: 72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8-06" calcext:value-type="date">
            <text:p>06.08.2015</text:p>
          </table:table-cell>
          <table:table-cell table:style-name="ce3" office:value-type="string" calcext:value-type="string">
            <text:p>09:15</text:p>
          </table:table-cell>
          <table:table-cell table:style-name="ce3" office:value-type="string" calcext:value-type="string">
            <text:p>Bogenstraße</text:p>
          </table:table-cell>
          <table:table-cell table:style-name="ce3" office:value-type="string" calcext:value-type="string">
            <text:p>Weberei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611</text:p>
          </table:table-cell>
          <table:table-cell table:style-name="ce8" office:value-type="string" calcext:value-type="string">
            <text:p>51.902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3];&quot;, &quot;;[.O143];&quot;]).addTo(mymap)&quot;;CHAR(10);&quot;.bindPopup(&quot;;CHAR(34);&quot;Typ: &quot;;[.R143];;[.S143];&quot;&lt;br&gt;UB 01: &quot;;[.AB143];&quot;&lt;br&gt;U1 01: &quot;;[.AC143];&quot;&lt;br&gt;UB 02: &quot;;[.AI143];&quot;&lt;br&gt;U1 02: &quot;;[.AJ143];CHAR(34);&quot;).openPopup();&quot;)" office:value-type="string" office:string-value="L.marker([51.8904, 8.36141]).addTo(mymap)&#10;.bindPopup(&quot;Typ: 223&lt;br&gt;UB 01: 21&lt;br&gt;U1 01: 35&lt;br&gt;UB 02: 71&lt;br&gt;U1 02: 10&quot;).openPopup();" calcext:value-type="string">
            <text:p>L.marker([51.8904, 8.36141]).addTo(mymap)</text:p>
            <text:p>.bindPopup("Typ: 223&lt;br&gt;UB 01: 21&lt;br&gt;U1 01: 35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07" calcext:value-type="date">
            <text:p>07.08.2015</text:p>
          </table:table-cell>
          <table:table-cell table:style-name="ce3" office:value-type="string" calcext:value-type="string">
            <text:p>11:39</text:p>
          </table:table-cell>
          <table:table-cell table:style-name="ce3" office:value-type="string" calcext:value-type="string">
            <text:p>Hans-Böckler-Straße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141</text:p>
          </table:table-cell>
          <table:table-cell table:style-name="ce8" office:value-type="string" calcext:value-type="string">
            <text:p>51.890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4];&quot;, &quot;;[.O144];&quot;]).addTo(mymap)&quot;;CHAR(10);&quot;.bindPopup(&quot;;CHAR(34);&quot;Typ: &quot;;[.R144];;[.S144];&quot;&lt;br&gt;UB 01: &quot;;[.AB144];&quot;&lt;br&gt;U1 01: &quot;;[.AC144];&quot;&lt;br&gt;UB 02: &quot;;[.AI144];&quot;&lt;br&gt;U1 02: &quot;;[.AJ144];CHAR(34);&quot;).openPopup();&quot;)" office:value-type="string" office:string-value="L.marker([51.8959, 8.38721]).addTo(mymap)&#10;.bindPopup(&quot;Typ: 799&lt;br&gt;UB 01: 71&lt;br&gt;U1 01: 49&lt;br&gt;UB 02: 21&lt;br&gt;U1 02: &quot;).openPopup();" calcext:value-type="string">
            <text:p>L.marker([51.8959, 8.38721]).addTo(mymap)</text:p>
            <text:p>.bindPopup("Typ: 7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07" calcext:value-type="date">
            <text:p>07.08.2015</text:p>
          </table:table-cell>
          <table:table-cell table:style-name="ce3" office:value-type="string" calcext:value-type="string">
            <text:p>18:57</text:p>
          </table:table-cell>
          <table:table-cell table:style-name="ce3" office:value-type="string" calcext:value-type="string">
            <text:p>Brunnenstraße</text:p>
          </table:table-cell>
          <table:table-cell table:style-name="ce6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721</text:p>
          </table:table-cell>
          <table:table-cell table:style-name="ce8" office:value-type="string" calcext:value-type="string">
            <text:p>51.89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5];&quot;, &quot;;[.O145];&quot;]).addTo(mymap)&quot;;CHAR(10);&quot;.bindPopup(&quot;;CHAR(34);&quot;Typ: &quot;;[.R145];;[.S145];&quot;&lt;br&gt;UB 01: &quot;;[.AB145];&quot;&lt;br&gt;U1 01: &quot;;[.AC145];&quot;&lt;br&gt;UB 02: &quot;;[.AI145];&quot;&lt;br&gt;U1 02: &quot;;[.AJ145];CHAR(34);&quot;).openPopup();&quot;)" office:value-type="string" office:string-value="L.marker([51.9084, 8.40625]).addTo(mymap)&#10;.bindPopup(&quot;Typ: 33&lt;br&gt;UB 01: 21&lt;br&gt;U1 01: 28&lt;br&gt;UB 02: 71&lt;br&gt;U1 02: &quot;).openPopup();" calcext:value-type="string">
            <text:p>L.marker([51.9084, 8.40625]).addTo(mymap)</text:p>
            <text:p>.bindPopup("Typ: 33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8-11" calcext:value-type="date">
            <text:p>11.08.2015</text:p>
          </table:table-cell>
          <table:table-cell table:style-name="ce3" office:value-type="string" calcext:value-type="string">
            <text:p>08:16</text:p>
          </table:table-cell>
          <table:table-cell table:style-name="ce3" office:value-type="string" calcext:value-type="string">
            <text:p>Ottilienstraße</text:p>
          </table:table-cell>
          <table:table-cell table:style-name="ce3" office:value-type="string" calcext:value-type="string">
            <text:p>Teutoburger 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625</text:p>
          </table:table-cell>
          <table:table-cell table:style-name="ce8" office:value-type="string" calcext:value-type="string">
            <text:p>51.908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6];&quot;, &quot;;[.O146];&quot;]).addTo(mymap)&quot;;CHAR(10);&quot;.bindPopup(&quot;;CHAR(34);&quot;Typ: &quot;;[.R146];;[.S146];&quot;&lt;br&gt;UB 01: &quot;;[.AB146];&quot;&lt;br&gt;U1 01: &quot;;[.AC146];&quot;&lt;br&gt;UB 02: &quot;;[.AI146];&quot;&lt;br&gt;U1 02: &quot;;[.AJ146];CHAR(34);&quot;).openPopup();&quot;)" office:value-type="string" office:string-value="L.marker([51.9005, 8.37097]).addTo(mymap)&#10;.bindPopup(&quot;Typ: 322&lt;br&gt;UB 01: 71&lt;br&gt;U1 01: 27&lt;br&gt;UB 02: 21&lt;br&gt;U1 02: &quot;).openPopup();" calcext:value-type="string">
            <text:p>L.marker([51.9005, 8.37097]).addTo(mymap)</text:p>
            <text:p>.bindPopup("Typ: 322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8-11" calcext:value-type="date">
            <text:p>11.08.2015</text:p>
          </table:table-cell>
          <table:table-cell table:style-name="ce3" office:value-type="string" calcext:value-type="string">
            <text:p>09:48</text:p>
          </table:table-cell>
          <table:table-cell table:style-name="ce3" office:value-type="string" calcext:value-type="string">
            <text:p>Friedhofstraße</text:p>
          </table:table-cell>
          <table:table-cell table:style-name="ce3" office:value-type="string" calcext:value-type="string">
            <text:p>Bultman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097</text:p>
          </table:table-cell>
          <table:table-cell table:style-name="ce8" office:value-type="string" calcext:value-type="string">
            <text:p>51.900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7];&quot;, &quot;;[.O147];&quot;]).addTo(mymap)&quot;;CHAR(10);&quot;.bindPopup(&quot;;CHAR(34);&quot;Typ: &quot;;[.R147];;[.S147];&quot;&lt;br&gt;UB 01: &quot;;[.AB147];&quot;&lt;br&gt;U1 01: &quot;;[.AC147];&quot;&lt;br&gt;UB 02: &quot;;[.AI147];&quot;&lt;br&gt;U1 02: &quot;;[.AJ147];CHAR(34);&quot;).openPopup();&quot;)" office:value-type="string" office:string-value="L.marker([51.9049, 8.39293]).addTo(mymap)&#10;.bindPopup(&quot;Typ: 799&lt;br&gt;UB 01: 81&lt;br&gt;U1 01: 69&lt;br&gt;UB 02: 71&lt;br&gt;U1 02: &quot;).openPopup();" calcext:value-type="string">
            <text:p>L.marker([51.9049, 8.39293]).addTo(mymap)</text:p>
            <text:p>.bindPopup("Typ: 799&lt;br&gt;UB 01: 81&lt;br&gt;U1 01: 6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8-11" calcext:value-type="date">
            <text:p>11.08.2015</text:p>
          </table:table-cell>
          <table:table-cell table:style-name="ce3" office:value-type="string" calcext:value-type="string">
            <text:p>14:54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9293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9" calcext:value-type="float">
            <text:p>69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8];&quot;, &quot;;[.O148];&quot;]).addTo(mymap)&quot;;CHAR(10);&quot;.bindPopup(&quot;;CHAR(34);&quot;Typ: &quot;;[.R148];;[.S148];&quot;&lt;br&gt;UB 01: &quot;;[.AB148];&quot;&lt;br&gt;U1 01: &quot;;[.AC148];&quot;&lt;br&gt;UB 02: &quot;;[.AI148];&quot;&lt;br&gt;U1 02: &quot;;[.AJ148];CHAR(34);&quot;).openPopup();&quot;)" office:value-type="string" office:string-value="L.marker([51.8984, 8.38186]).addTo(mymap)&#10;.bindPopup(&quot;Typ: 581&lt;br&gt;UB 01: 21&lt;br&gt;U1 01: 49&lt;br&gt;UB 02: 71&lt;br&gt;U1 02: 1&quot;).openPopup();" calcext:value-type="string">
            <text:p>L.marker([51.8984, 8.38186]).addTo(mymap)</text:p>
            <text:p>.bindPopup("Typ: 581&lt;br&gt;UB 01: 21&lt;br&gt;U1 01: 49&lt;br&gt;UB 02: 71&lt;br&gt;U1 02: 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14" calcext:value-type="date">
            <text:p>14.08.2015</text:p>
          </table:table-cell>
          <table:table-cell table:style-name="ce3" office:value-type="string" calcext:value-type="string">
            <text:p>17:13</text:p>
          </table:table-cell>
          <table:table-cell table:style-name="ce3" office:value-type="string" calcext:value-type="string">
            <text:p>Hochstraße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186</text:p>
          </table:table-cell>
          <table:table-cell table:style-name="ce8" office:value-type="string" calcext:value-type="string">
            <text:p>51.89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49];&quot;, &quot;;[.O149];&quot;]).addTo(mymap)&quot;;CHAR(10);&quot;.bindPopup(&quot;;CHAR(34);&quot;Typ: &quot;;[.R149];;[.S149];&quot;&lt;br&gt;UB 01: &quot;;[.AB149];&quot;&lt;br&gt;U1 01: &quot;;[.AC149];&quot;&lt;br&gt;UB 02: &quot;;[.AI149];&quot;&lt;br&gt;U1 02: &quot;;[.AJ149];CHAR(34);&quot;).openPopup();&quot;)" office:value-type="string" office:string-value="L.marker([51.9046, 8.36566]).addTo(mymap)&#10;.bindPopup(&quot;Typ: 243&lt;br&gt;UB 01: 21&lt;br&gt;U1 01: 35&lt;br&gt;UB 02: 71&lt;br&gt;U1 02: &quot;).openPopup();" calcext:value-type="string">
            <text:p>L.marker([51.9046, 8.36566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8-18" calcext:value-type="date">
            <text:p>18.08.2015</text:p>
          </table:table-cell>
          <table:table-cell table:style-name="ce3" office:value-type="string" calcext:value-type="string">
            <text:p>07:58</text:p>
          </table:table-cell>
          <table:table-cell table:style-name="ce3" office:value-type="string" calcext:value-type="string">
            <text:p>Herzebrocker Straße</text:p>
          </table:table-cell>
          <table:table-cell table:style-name="ce3" office:value-type="string" calcext:value-type="string">
            <text:p>Wies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566</text:p>
          </table:table-cell>
          <table:table-cell table:style-name="ce8" office:value-type="string" calcext:value-type="string">
            <text:p>51.90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0];&quot;, &quot;;[.O150];&quot;]).addTo(mymap)&quot;;CHAR(10);&quot;.bindPopup(&quot;;CHAR(34);&quot;Typ: &quot;;[.R150];;[.S150];&quot;&lt;br&gt;UB 01: &quot;;[.AB150];&quot;&lt;br&gt;U1 01: &quot;;[.AC150];&quot;&lt;br&gt;UB 02: &quot;;[.AI150];&quot;&lt;br&gt;U1 02: &quot;;[.AJ150];CHAR(34);&quot;).openPopup();&quot;)" office:value-type="string" office:string-value="L.marker([51.9052, 8.38728]).addTo(mymap)&#10;.bindPopup(&quot;Typ: 341&lt;br&gt;UB 01: 21&lt;br&gt;U1 01: 37&lt;br&gt;UB 02: 71&lt;br&gt;U1 02: 49&quot;).openPopup();" calcext:value-type="string">
            <text:p>L.marker([51.9052, 8.38728]).addTo(mymap)</text:p>
            <text:p>.bindPopup("Typ: 341&lt;br&gt;UB 01: 21&lt;br&gt;U1 01: 37&lt;br&gt;UB 02: 71&lt;br&gt;U1 02: 4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8-18" calcext:value-type="date">
            <text:p>18.08.2015</text:p>
          </table:table-cell>
          <table:table-cell table:style-name="ce3" office:value-type="string" calcext:value-type="string">
            <text:p>15:05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728</text:p>
          </table:table-cell>
          <table:table-cell table:style-name="ce8" office:value-type="string" calcext:value-type="string">
            <text:p>51.905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1];&quot;, &quot;;[.O151];&quot;]).addTo(mymap)&quot;;CHAR(10);&quot;.bindPopup(&quot;;CHAR(34);&quot;Typ: &quot;;[.R151];;[.S151];&quot;&lt;br&gt;UB 01: &quot;;[.AB151];&quot;&lt;br&gt;U1 01: &quot;;[.AC151];&quot;&lt;br&gt;UB 02: &quot;;[.AI151];&quot;&lt;br&gt;U1 02: &quot;;[.AJ151];CHAR(34);&quot;).openPopup();&quot;)" office:value-type="string" office:string-value="L.marker([51.8866, 8.4223]).addTo(mymap)&#10;.bindPopup(&quot;Typ: 199&lt;br&gt;UB 01: 71&lt;br&gt;U1 01: 10&lt;br&gt;UB 02: 21&lt;br&gt;U1 02: &quot;).openPopup();" calcext:value-type="string">
            <text:p>L.marker([51.8866, 8.4223]).addTo(mymap)</text:p>
            <text:p>.bindPopup("Typ: 199&lt;br&gt;UB 01: 71&lt;br&gt;U1 01: 10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8-18" calcext:value-type="date">
            <text:p>18.08.2015</text:p>
          </table:table-cell>
          <table:table-cell table:style-name="ce3" office:value-type="string" calcext:value-type="string">
            <text:p>15:33</text:p>
          </table:table-cell>
          <table:table-cell table:style-name="ce3" office:value-type="string" calcext:value-type="string">
            <text:p>Verler Straße</text:p>
          </table:table-cell>
          <table:table-cell table:style-name="ce6"/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4223</text:p>
          </table:table-cell>
          <table:table-cell table:style-name="ce8" office:value-type="string" calcext:value-type="string">
            <text:p>51.88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2];&quot;, &quot;;[.O152];&quot;]).addTo(mymap)&quot;;CHAR(10);&quot;.bindPopup(&quot;;CHAR(34);&quot;Typ: &quot;;[.R152];;[.S152];&quot;&lt;br&gt;UB 01: &quot;;[.AB152];&quot;&lt;br&gt;U1 01: &quot;;[.AC152];&quot;&lt;br&gt;UB 02: &quot;;[.AI152];&quot;&lt;br&gt;U1 02: &quot;;[.AJ152];CHAR(34);&quot;).openPopup();&quot;)" office:value-type="string" office:string-value="L.marker([51.8873, 8.3683]).addTo(mymap)&#10;.bindPopup(&quot;Typ: 719&lt;br&gt;UB 01: 21&lt;br&gt;U1 01: 36&lt;br&gt;UB 02: 71&lt;br&gt;U1 02: &quot;).openPopup();" calcext:value-type="string">
            <text:p>L.marker([51.8873, 8.3683]).addTo(mymap)</text:p>
            <text:p>.bindPopup("Typ: 719&lt;br&gt;UB 01: 21&lt;br&gt;U1 01: 36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19" calcext:value-type="date">
            <text:p>19.08.2015</text:p>
          </table:table-cell>
          <table:table-cell table:style-name="ce3" office:value-type="string" calcext:value-type="string">
            <text:p>07:51</text:p>
          </table:table-cell>
          <table:table-cell table:style-name="ce3" office:value-type="string" calcext:value-type="string">
            <text:p>Auf'm Eickholt</text:p>
          </table:table-cell>
          <table:table-cell table:style-name="ce6"/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83</text:p>
          </table:table-cell>
          <table:table-cell table:style-name="ce8" office:value-type="string" calcext:value-type="string">
            <text:p>51.88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3];&quot;, &quot;;[.O153];&quot;]).addTo(mymap)&quot;;CHAR(10);&quot;.bindPopup(&quot;;CHAR(34);&quot;Typ: &quot;;[.R153];;[.S153];&quot;&lt;br&gt;UB 01: &quot;;[.AB153];&quot;&lt;br&gt;U1 01: &quot;;[.AC153];&quot;&lt;br&gt;UB 02: &quot;;[.AI153];&quot;&lt;br&gt;U1 02: &quot;;[.AJ153];CHAR(34);&quot;).openPopup();&quot;)" office:value-type="string" office:string-value="L.marker([51.9017, 8.40024]).addTo(mymap)&#10;.bindPopup(&quot;Typ: 321&lt;br&gt;UB 01: 21&lt;br&gt;U1 01: 49&lt;br&gt;UB 02: 71&lt;br&gt;U1 02: &quot;).openPopup();" calcext:value-type="string">
            <text:p>L.marker([51.9017, 8.40024]).addTo(mymap)</text:p>
            <text:p>.bindPopup("Typ: 321&lt;br&gt;UB 01: 2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19" calcext:value-type="date">
            <text:p>19.08.2015</text:p>
          </table:table-cell>
          <table:table-cell table:style-name="ce3" office:value-type="string" calcext:value-type="string">
            <text:p>17:10</text:p>
          </table:table-cell>
          <table:table-cell table:style-name="ce3" office:value-type="string" calcext:value-type="string">
            <text:p>Osthushenrichstraße</text:p>
          </table:table-cell>
          <table:table-cell table:style-name="ce3" office:value-type="string" calcext:value-type="string">
            <text:p>Mühlen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024</text:p>
          </table:table-cell>
          <table:table-cell table:style-name="ce8" office:value-type="string" calcext:value-type="string">
            <text:p>51.901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4];&quot;, &quot;;[.O154];&quot;]).addTo(mymap)&quot;;CHAR(10);&quot;.bindPopup(&quot;;CHAR(34);&quot;Typ: &quot;;[.R154];;[.S154];&quot;&lt;br&gt;UB 01: &quot;;[.AB154];&quot;&lt;br&gt;U1 01: &quot;;[.AC154];&quot;&lt;br&gt;UB 02: &quot;;[.AI154];&quot;&lt;br&gt;U1 02: &quot;;[.AJ154];CHAR(34);&quot;).openPopup();&quot;)" office:value-type="string" office:string-value="L.marker([51.888, 8.35473]).addTo(mymap)&#10;.bindPopup(&quot;Typ: 141&lt;br&gt;UB 01: 71&lt;br&gt;U1 01: 49&lt;br&gt;UB 02: &lt;br&gt;U1 02: &quot;).openPopup();" calcext:value-type="string">
            <text:p>L.marker([51.888, 8.35473]).addTo(mymap)</text:p>
            <text:p>.bindPopup("Typ: 141&lt;br&gt;UB 01: 71&lt;br&gt;U1 01: 49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8-20" calcext:value-type="date">
            <text:p>20.08.2015</text:p>
          </table:table-cell>
          <table:table-cell table:style-name="ce3" office:value-type="string" calcext:value-type="string">
            <text:p>11:01</text:p>
          </table:table-cell>
          <table:table-cell table:style-name="ce3" office:value-type="string" calcext:value-type="string">
            <text:p>Im Heidkamp</text:p>
          </table:table-cell>
          <table:table-cell table:style-name="ce6"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473</text:p>
          </table:table-cell>
          <table:table-cell table:style-name="ce8" office:value-type="string" calcext:value-type="string">
            <text:p>51.8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5];&quot;, &quot;;[.O155];&quot;]).addTo(mymap)&quot;;CHAR(10);&quot;.bindPopup(&quot;;CHAR(34);&quot;Typ: &quot;;[.R155];;[.S155];&quot;&lt;br&gt;UB 01: &quot;;[.AB155];&quot;&lt;br&gt;U1 01: &quot;;[.AC155];&quot;&lt;br&gt;UB 02: &quot;;[.AI155];&quot;&lt;br&gt;U1 02: &quot;;[.AJ155];CHAR(34);&quot;).openPopup();&quot;)" office:value-type="string" office:string-value="L.marker([51.8922, 8.37215]).addTo(mymap)&#10;.bindPopup(&quot;Typ: 321&lt;br&gt;UB 01: 71&lt;br&gt;U1 01: 27&lt;br&gt;UB 02: 21&lt;br&gt;U1 02: &quot;).openPopup();" calcext:value-type="string">
            <text:p>L.marker([51.8922, 8.37215]).addTo(mymap)</text:p>
            <text:p>.bindPopup("Typ: 321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21" calcext:value-type="date">
            <text:p>21.08.2015</text:p>
          </table:table-cell>
          <table:table-cell table:style-name="ce3" office:value-type="string" calcext:value-type="string">
            <text:p>07:53</text:p>
          </table:table-cell>
          <table:table-cell table:style-name="ce3" office:value-type="string" calcext:value-type="string">
            <text:p>Schalückstraße</text:p>
          </table:table-cell>
          <table:table-cell table:style-name="ce3" office:value-type="string" calcext:value-type="string">
            <text:p>Schledebrück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215</text:p>
          </table:table-cell>
          <table:table-cell table:style-name="ce8" office:value-type="string" calcext:value-type="string">
            <text:p>51.892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6];&quot;, &quot;;[.O156];&quot;]).addTo(mymap)&quot;;CHAR(10);&quot;.bindPopup(&quot;;CHAR(34);&quot;Typ: &quot;;[.R156];;[.S156];&quot;&lt;br&gt;UB 01: &quot;;[.AB156];&quot;&lt;br&gt;U1 01: &quot;;[.AC156];&quot;&lt;br&gt;UB 02: &quot;;[.AI156];&quot;&lt;br&gt;U1 02: &quot;;[.AJ156];CHAR(34);&quot;).openPopup();&quot;)" office:value-type="string" office:string-value="L.marker([51.9073, 8.37572]).addTo(mymap)&#10;.bindPopup(&quot;Typ: 681&lt;br&gt;UB 01: 71&lt;br&gt;U1 01: 11&lt;br&gt;UB 02: 71&lt;br&gt;U1 02: &quot;).openPopup();" calcext:value-type="string">
            <text:p>L.marker([51.9073, 8.37572]).addTo(mymap)</text:p>
            <text:p>.bindPopup("Typ: 681&lt;br&gt;UB 01: 71&lt;br&gt;U1 01: 1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21" calcext:value-type="date">
            <text:p>21.08.2015</text:p>
          </table:table-cell>
          <table:table-cell table:style-name="ce3" office:value-type="string" calcext:value-type="string">
            <text:p>12:00</text:p>
          </table:table-cell>
          <table:table-cell table:style-name="ce3" office:value-type="string" calcext:value-type="string">
            <text:p>Königstraße</text:p>
          </table:table-cell>
          <table:table-cell table:style-name="ce6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72</text:p>
          </table:table-cell>
          <table:table-cell table:style-name="ce8" office:value-type="string" calcext:value-type="string">
            <text:p>51.90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7];&quot;, &quot;;[.O157];&quot;]).addTo(mymap)&quot;;CHAR(10);&quot;.bindPopup(&quot;;CHAR(34);&quot;Typ: &quot;;[.R157];;[.S157];&quot;&lt;br&gt;UB 01: &quot;;[.AB157];&quot;&lt;br&gt;U1 01: &quot;;[.AC157];&quot;&lt;br&gt;UB 02: &quot;;[.AI157];&quot;&lt;br&gt;U1 02: &quot;;[.AJ157];CHAR(34);&quot;).openPopup();&quot;)" office:value-type="string" office:string-value="L.marker([51.8822, 8.41368]).addTo(mymap)&#10;.bindPopup(&quot;Typ: 651&lt;br&gt;UB 01: 71&lt;br&gt;U1 01: 49&lt;br&gt;UB 02: 71&lt;br&gt;U1 02: &quot;).openPopup();" calcext:value-type="string">
            <text:p>L.marker([51.8822, 8.41368]).addTo(mymap)</text:p>
            <text:p>.bindPopup("Typ: 651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21" calcext:value-type="date">
            <text:p>21.08.2015</text:p>
          </table:table-cell>
          <table:table-cell table:style-name="ce3" office:value-type="string" calcext:value-type="string">
            <text:p>15:17</text:p>
          </table:table-cell>
          <table:table-cell table:style-name="ce3" office:value-type="string" calcext:value-type="string">
            <text:p>Bruder-Konrad-Straße</text:p>
          </table:table-cell>
          <table:table-cell table:style-name="ce6"/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8.41368</text:p>
          </table:table-cell>
          <table:table-cell table:style-name="ce8" office:value-type="string" calcext:value-type="string">
            <text:p>51.88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8];&quot;, &quot;;[.O158];&quot;]).addTo(mymap)&quot;;CHAR(10);&quot;.bindPopup(&quot;;CHAR(34);&quot;Typ: &quot;;[.R158];;[.S158];&quot;&lt;br&gt;UB 01: &quot;;[.AB158];&quot;&lt;br&gt;U1 01: &quot;;[.AC158];&quot;&lt;br&gt;UB 02: &quot;;[.AI158];&quot;&lt;br&gt;U1 02: &quot;;[.AJ158];CHAR(34);&quot;).openPopup();&quot;)" office:value-type="string" office:string-value="L.marker([51.9074, 8.38411]).addTo(mymap)&#10;.bindPopup(&quot;Typ: 372&lt;br&gt;UB 01: 21&lt;br&gt;U1 01: 37&lt;br&gt;UB 02: 71&lt;br&gt;U1 02: &quot;).openPopup();" calcext:value-type="string">
            <text:p>L.marker([51.9074, 8.38411]).addTo(mymap)</text:p>
            <text:p>.bindPopup("Typ: 372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8-22" calcext:value-type="date">
            <text:p>22.08.2015</text:p>
          </table:table-cell>
          <table:table-cell table:style-name="ce3" office:value-type="string" calcext:value-type="string">
            <text:p>04:10</text:p>
          </table:table-cell>
          <table:table-cell table:style-name="ce3" office:value-type="string" calcext:value-type="string">
            <text:p>Kaiser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8.38411</text:p>
          </table:table-cell>
          <table:table-cell table:style-name="ce8" office:value-type="string" calcext:value-type="string">
            <text:p>51.90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59];&quot;, &quot;;[.O159];&quot;]).addTo(mymap)&quot;;CHAR(10);&quot;.bindPopup(&quot;;CHAR(34);&quot;Typ: &quot;;[.R159];;[.S159];&quot;&lt;br&gt;UB 01: &quot;;[.AB159];&quot;&lt;br&gt;U1 01: &quot;;[.AC159];&quot;&lt;br&gt;UB 02: &quot;;[.AI159];&quot;&lt;br&gt;U1 02: &quot;;[.AJ159];CHAR(34);&quot;).openPopup();&quot;)" office:value-type="string" office:string-value="L.marker([51.9076, 8.39604]).addTo(mymap)&#10;.bindPopup(&quot;Typ: 799&lt;br&gt;UB 01: 71&lt;br&gt;U1 01: 14&lt;br&gt;UB 02: 21&lt;br&gt;U1 02: &quot;).openPopup();" calcext:value-type="string">
            <text:p>L.marker([51.9076, 8.39604]).addTo(mymap)</text:p>
            <text:p>.bindPopup("Typ: 799&lt;br&gt;UB 01: 71&lt;br&gt;U1 01: 14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26" calcext:value-type="date">
            <text:p>26.08.2015</text:p>
          </table:table-cell>
          <table:table-cell table:style-name="ce3" office:value-type="string" calcext:value-type="string">
            <text:p>14:15</text:p>
          </table:table-cell>
          <table:table-cell table:style-name="ce3" office:value-type="string" calcext:value-type="string">
            <text:p>Augustastraße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604</text:p>
          </table:table-cell>
          <table:table-cell table:style-name="ce8" office:value-type="string" calcext:value-type="string">
            <text:p>51.90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0];&quot;, &quot;;[.O160];&quot;]).addTo(mymap)&quot;;CHAR(10);&quot;.bindPopup(&quot;;CHAR(34);&quot;Typ: &quot;;[.R160];;[.S160];&quot;&lt;br&gt;UB 01: &quot;;[.AB160];&quot;&lt;br&gt;U1 01: &quot;;[.AC160];&quot;&lt;br&gt;UB 02: &quot;;[.AI160];&quot;&lt;br&gt;U1 02: &quot;;[.AJ160];CHAR(34);&quot;).openPopup();&quot;)" office:value-type="string" office:string-value="L.marker([51.9045, 8.38266]).addTo(mymap)&#10;.bindPopup(&quot;Typ: 681&lt;br&gt;UB 01: 71&lt;br&gt;U1 01: 10&lt;br&gt;UB 02: 71&lt;br&gt;U1 02: &quot;).openPopup();" calcext:value-type="string">
            <text:p>L.marker([51.9045, 8.38266]).addTo(mymap)</text:p>
            <text:p>.bindPopup("Typ: 681&lt;br&gt;UB 01: 71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26" calcext:value-type="date">
            <text:p>26.08.2015</text:p>
          </table:table-cell>
          <table:table-cell table:style-name="ce3" office:value-type="string" calcext:value-type="string">
            <text:p>13:2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Linden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8.38266</text:p>
          </table:table-cell>
          <table:table-cell table:style-name="ce8" office:value-type="string" calcext:value-type="string">
            <text:p>51.90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1];&quot;, &quot;;[.O161];&quot;]).addTo(mymap)&quot;;CHAR(10);&quot;.bindPopup(&quot;;CHAR(34);&quot;Typ: &quot;;[.R161];;[.S161];&quot;&lt;br&gt;UB 01: &quot;;[.AB161];&quot;&lt;br&gt;U1 01: &quot;;[.AC161];&quot;&lt;br&gt;UB 02: &quot;;[.AI161];&quot;&lt;br&gt;U1 02: &quot;;[.AJ161];CHAR(34);&quot;).openPopup();&quot;)" office:value-type="string" office:string-value="L.marker([51.908, 8.3815]).addTo(mymap)&#10;.bindPopup(&quot;Typ: 671&lt;br&gt;UB 01: 71&lt;br&gt;U1 01: 10&lt;br&gt;UB 02: 81&lt;br&gt;U1 02: 69&quot;).openPopup();" calcext:value-type="string">
            <text:p>L.marker([51.908, 8.3815]).addTo(mymap)</text:p>
            <text:p>.bindPopup("Typ: 671&lt;br&gt;UB 01: 71&lt;br&gt;U1 01: 10&lt;br&gt;UB 02: 81&lt;br&gt;U1 02: 6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26" calcext:value-type="date">
            <text:p>26.08.2015</text:p>
          </table:table-cell>
          <table:table-cell table:style-name="ce3" office:value-type="string" calcext:value-type="string">
            <text:p>13:21</text:p>
          </table:table-cell>
          <table:table-cell table:style-name="ce3" office:value-type="string" calcext:value-type="string">
            <text:p>Strengerstraße</text:p>
          </table:table-cell>
          <table:table-cell table:style-name="ce3" office:value-type="string" calcext:value-type="string">
            <text:p>Ernst-Buschmann-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15</text:p>
          </table:table-cell>
          <table:table-cell table:style-name="ce8" office:value-type="string" calcext:value-type="string">
            <text:p>51.9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9" calcext:value-type="float">
            <text:p>69</text:p>
          </table:table-cell>
          <table:table-cell table:style-name="ce6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2];&quot;, &quot;;[.O162];&quot;]).addTo(mymap)&quot;;CHAR(10);&quot;.bindPopup(&quot;;CHAR(34);&quot;Typ: &quot;;[.R162];;[.S162];&quot;&lt;br&gt;UB 01: &quot;;[.AB162];&quot;&lt;br&gt;U1 01: &quot;;[.AC162];&quot;&lt;br&gt;UB 02: &quot;;[.AI162];&quot;&lt;br&gt;U1 02: &quot;;[.AJ162];CHAR(34);&quot;).openPopup();&quot;)" office:value-type="string" office:string-value="L.marker([51.9222, 8.40015]).addTo(mymap)&#10;.bindPopup(&quot;Typ: 243&lt;br&gt;UB 01: 21&lt;br&gt;U1 01: 35&lt;br&gt;UB 02: 71&lt;br&gt;U1 02: &quot;).openPopup();" calcext:value-type="string">
            <text:p>L.marker([51.9222, 8.40015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26" calcext:value-type="date">
            <text:p>26.08.2015</text:p>
          </table:table-cell>
          <table:table-cell table:style-name="ce3" office:value-type="string" calcext:value-type="string">
            <text:p>16:19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40015</text:p>
          </table:table-cell>
          <table:table-cell table:style-name="ce8" office:value-type="string" calcext:value-type="string">
            <text:p>51.9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3];&quot;, &quot;;[.O163];&quot;]).addTo(mymap)&quot;;CHAR(10);&quot;.bindPopup(&quot;;CHAR(34);&quot;Typ: &quot;;[.R163];;[.S163];&quot;&lt;br&gt;UB 01: &quot;;[.AB163];&quot;&lt;br&gt;U1 01: &quot;;[.AC163];&quot;&lt;br&gt;UB 02: &quot;;[.AI163];&quot;&lt;br&gt;U1 02: &quot;;[.AJ163];CHAR(34);&quot;).openPopup();&quot;)" office:value-type="string" office:string-value="L.marker([51.9097, 8.38117]).addTo(mymap)&#10;.bindPopup(&quot;Typ: 222&lt;br&gt;UB 01: 71&lt;br&gt;U1 01: 31&lt;br&gt;UB 02: 21&lt;br&gt;U1 02: &quot;).openPopup();" calcext:value-type="string">
            <text:p>L.marker([51.9097, 8.38117]).addTo(mymap)</text:p>
            <text:p>.bindPopup("Typ: 222&lt;br&gt;UB 01: 71&lt;br&gt;U1 01: 3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8-26" calcext:value-type="date">
            <text:p>26.08.2015</text:p>
          </table:table-cell>
          <table:table-cell table:style-name="ce3" office:value-type="string" calcext:value-type="string">
            <text:p>15:47</text:p>
          </table:table-cell>
          <table:table-cell table:style-name="ce3" office:value-type="string" calcext:value-type="string">
            <text:p>Friedrich-Ebert-Straße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8.38117</text:p>
          </table:table-cell>
          <table:table-cell table:style-name="ce8" office:value-type="string" calcext:value-type="string">
            <text:p>51.90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4];&quot;, &quot;;[.O164];&quot;]).addTo(mymap)&quot;;CHAR(10);&quot;.bindPopup(&quot;;CHAR(34);&quot;Typ: &quot;;[.R164];;[.S164];&quot;&lt;br&gt;UB 01: &quot;;[.AB164];&quot;&lt;br&gt;U1 01: &quot;;[.AC164];&quot;&lt;br&gt;UB 02: &quot;;[.AI164];&quot;&lt;br&gt;U1 02: &quot;;[.AJ164];CHAR(34);&quot;).openPopup();&quot;)" office:value-type="string" office:string-value="L.marker([51.9046, 8.36674]).addTo(mymap)&#10;.bindPopup(&quot;Typ: 681&lt;br&gt;UB 01: 71&lt;br&gt;U1 01: 11&lt;br&gt;UB 02: 40&lt;br&gt;U1 02: &quot;).openPopup();" calcext:value-type="string">
            <text:p>L.marker([51.9046, 8.36674]).addTo(mymap)</text:p>
            <text:p>.bindPopup("Typ: 681&lt;br&gt;UB 01: 71&lt;br&gt;U1 01: 11&lt;br&gt;UB 02: 40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8-27" calcext:value-type="date">
            <text:p>27.08.2015</text:p>
          </table:table-cell>
          <table:table-cell table:style-name="ce3" office:value-type="string" calcext:value-type="string">
            <text:p>09:06</text:p>
          </table:table-cell>
          <table:table-cell table:style-name="ce3" office:value-type="string" calcext:value-type="string">
            <text:p>Herzebrocker Straße</text:p>
          </table:table-cell>
          <table:table-cell table:style-name="ce3" office:value-type="string" calcext:value-type="string">
            <text:p>Wilhelm-Baumann-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674</text:p>
          </table:table-cell>
          <table:table-cell table:style-name="ce8" office:value-type="string" calcext:value-type="string">
            <text:p>51.90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6" table:number-columns-repeated="2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5];&quot;, &quot;;[.O165];&quot;]).addTo(mymap)&quot;;CHAR(10);&quot;.bindPopup(&quot;;CHAR(34);&quot;Typ: &quot;;[.R165];;[.S165];&quot;&lt;br&gt;UB 01: &quot;;[.AB165];&quot;&lt;br&gt;U1 01: &quot;;[.AC165];&quot;&lt;br&gt;UB 02: &quot;;[.AI165];&quot;&lt;br&gt;U1 02: &quot;;[.AJ165];CHAR(34);&quot;).openPopup();&quot;)" office:value-type="string" office:string-value="L.marker([51.904, 8.36284]).addTo(mymap)&#10;.bindPopup(&quot;Typ: 799&lt;br&gt;UB 01: 51&lt;br&gt;U1 01: 37&lt;br&gt;UB 02: 71&lt;br&gt;U1 02: &quot;).openPopup();" calcext:value-type="string">
            <text:p>L.marker([51.904, 8.36284]).addTo(mymap)</text:p>
            <text:p>.bindPopup("Typ: 799&lt;br&gt;UB 01: 5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8-27" calcext:value-type="date">
            <text:p>27.08.2015</text:p>
          </table:table-cell>
          <table:table-cell table:style-name="ce3" office:value-type="string" calcext:value-type="string">
            <text:p>11:45</text:p>
          </table:table-cell>
          <table:table-cell table:style-name="ce3" office:value-type="string" calcext:value-type="string">
            <text:p>Herzebrocker Straße</text:p>
          </table:table-cell>
          <table:table-cell table:style-name="ce6"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284</text:p>
          </table:table-cell>
          <table:table-cell table:style-name="ce8" office:value-type="string" calcext:value-type="string">
            <text:p>51.9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6];&quot;, &quot;;[.O166];&quot;]).addTo(mymap)&quot;;CHAR(10);&quot;.bindPopup(&quot;;CHAR(34);&quot;Typ: &quot;;[.R166];;[.S166];&quot;&lt;br&gt;UB 01: &quot;;[.AB166];&quot;&lt;br&gt;U1 01: &quot;;[.AC166];&quot;&lt;br&gt;UB 02: &quot;;[.AI166];&quot;&lt;br&gt;U1 02: &quot;;[.AJ166];CHAR(34);&quot;).openPopup();&quot;)" office:value-type="string" office:string-value="L.marker([51.8973, 8.34306]).addTo(mymap)&#10;.bindPopup(&quot;Typ: 321&lt;br&gt;UB 01: 71&lt;br&gt;U1 01: 27&lt;br&gt;UB 02: 21&lt;br&gt;U1 02: &quot;).openPopup();" calcext:value-type="string">
            <text:p>L.marker([51.8973, 8.34306]).addTo(mymap)</text:p>
            <text:p>.bindPopup("Typ: 321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8-27" calcext:value-type="date">
            <text:p>27.08.2015</text:p>
          </table:table-cell>
          <table:table-cell table:style-name="ce3" office:value-type="string" calcext:value-type="string">
            <text:p>17:09</text:p>
          </table:table-cell>
          <table:table-cell table:number-columns-repeated="2" table:style-name="ce3" office:value-type="string" calcext:value-type="string">
            <text:p>Im Füchtei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4306</text:p>
          </table:table-cell>
          <table:table-cell table:style-name="ce8" office:value-type="string" calcext:value-type="string">
            <text:p>51.897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7];&quot;, &quot;;[.O167];&quot;]).addTo(mymap)&quot;;CHAR(10);&quot;.bindPopup(&quot;;CHAR(34);&quot;Typ: &quot;;[.R167];;[.S167];&quot;&lt;br&gt;UB 01: &quot;;[.AB167];&quot;&lt;br&gt;U1 01: &quot;;[.AC167];&quot;&lt;br&gt;UB 02: &quot;;[.AI167];&quot;&lt;br&gt;U1 02: &quot;;[.AJ167];CHAR(34);&quot;).openPopup();&quot;)" office:value-type="string" office:string-value="L.marker([51.9042, 8.37617]).addTo(mymap)&#10;.bindPopup(&quot;Typ: 372&lt;br&gt;UB 01: 21&lt;br&gt;U1 01: 49&lt;br&gt;UB 02: 71&lt;br&gt;U1 02: 37&quot;).openPopup();" calcext:value-type="string">
            <text:p>L.marker([51.9042, 8.37617]).addTo(mymap)</text:p>
            <text:p>.bindPopup("Typ: 372&lt;br&gt;UB 01: 21&lt;br&gt;U1 01: 49&lt;br&gt;UB 02: 71&lt;br&gt;U1 02: 37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8-27" calcext:value-type="date">
            <text:p>27.08.2015</text:p>
          </table:table-cell>
          <table:table-cell table:style-name="ce3" office:value-type="string" calcext:value-type="string">
            <text:p>09:35</text:p>
          </table:table-cell>
          <table:table-cell table:style-name="ce3" office:value-type="string" calcext:value-type="string">
            <text:p>Unter den Ulmen</text:p>
          </table:table-cell>
          <table:table-cell table:style-name="ce3" office:value-type="string" calcext:value-type="string">
            <text:p>Blessenstätt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617</text:p>
          </table:table-cell>
          <table:table-cell table:style-name="ce8" office:value-type="string" calcext:value-type="string">
            <text:p>51.90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8];&quot;, &quot;;[.O168];&quot;]).addTo(mymap)&quot;;CHAR(10);&quot;.bindPopup(&quot;;CHAR(34);&quot;Typ: &quot;;[.R168];;[.S168];&quot;&lt;br&gt;UB 01: &quot;;[.AB168];&quot;&lt;br&gt;U1 01: &quot;;[.AC168];&quot;&lt;br&gt;UB 02: &quot;;[.AI168];&quot;&lt;br&gt;U1 02: &quot;;[.AJ168];CHAR(34);&quot;).openPopup();&quot;)" office:value-type="string" office:string-value="L.marker([51.9031, 8.39511]).addTo(mymap)&#10;.bindPopup(&quot;Typ: 342&lt;br&gt;UB 01: 71&lt;br&gt;U1 01: 10&lt;br&gt;UB 02: 71&lt;br&gt;U1 02: 28&quot;).openPopup();" calcext:value-type="string">
            <text:p>L.marker([51.9031, 8.39511]).addTo(mymap)</text:p>
            <text:p>.bindPopup("Typ: 342&lt;br&gt;UB 01: 71&lt;br&gt;U1 01: 10&lt;br&gt;UB 02: 71&lt;br&gt;U1 02: 28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8-28" calcext:value-type="date">
            <text:p>28.08.2015</text:p>
          </table:table-cell>
          <table:table-cell table:style-name="ce3" office:value-type="string" calcext:value-type="string">
            <text:p>16:30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Winkel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8.39511</text:p>
          </table:table-cell>
          <table:table-cell table:style-name="ce8" office:value-type="string" calcext:value-type="string">
            <text:p>51.903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69];&quot;, &quot;;[.O169];&quot;]).addTo(mymap)&quot;;CHAR(10);&quot;.bindPopup(&quot;;CHAR(34);&quot;Typ: &quot;;[.R169];;[.S169];&quot;&lt;br&gt;UB 01: &quot;;[.AB169];&quot;&lt;br&gt;U1 01: &quot;;[.AC169];&quot;&lt;br&gt;UB 02: &quot;;[.AI169];&quot;&lt;br&gt;U1 02: &quot;;[.AJ169];CHAR(34);&quot;).openPopup();&quot;)" office:value-type="string" office:string-value="L.marker([51.8949, 8.3645]).addTo(mymap)&#10;.bindPopup(&quot;Typ: 799&lt;br&gt;UB 01: 71&lt;br&gt;U1 01: 14&lt;br&gt;UB 02: 21&lt;br&gt;U1 02: &quot;).openPopup();" calcext:value-type="string">
            <text:p>L.marker([51.8949, 8.3645]).addTo(mymap)</text:p>
            <text:p>.bindPopup("Typ: 799&lt;br&gt;UB 01: 71&lt;br&gt;U1 01: 14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8-30" calcext:value-type="date">
            <text:p>30.08.2015</text:p>
          </table:table-cell>
          <table:table-cell table:style-name="ce3" office:value-type="string" calcext:value-type="string">
            <text:p>20:50</text:p>
          </table:table-cell>
          <table:table-cell table:style-name="ce3" office:value-type="string" calcext:value-type="string">
            <text:p>Rhedaer Straße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45</text:p>
          </table:table-cell>
          <table:table-cell table:style-name="ce8" office:value-type="string" calcext:value-type="string">
            <text:p>51.89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0];&quot;, &quot;;[.O170];&quot;]).addTo(mymap)&quot;;CHAR(10);&quot;.bindPopup(&quot;;CHAR(34);&quot;Typ: &quot;;[.R170];;[.S170];&quot;&lt;br&gt;UB 01: &quot;;[.AB170];&quot;&lt;br&gt;U1 01: &quot;;[.AC170];&quot;&lt;br&gt;UB 02: &quot;;[.AI170];&quot;&lt;br&gt;U1 02: &quot;;[.AJ170];CHAR(34);&quot;).openPopup();&quot;)" office:value-type="string" office:string-value="L.marker([51.8907, 8.39688]).addTo(mymap)&#10;.bindPopup(&quot;Typ: 799&lt;br&gt;UB 01: 71&lt;br&gt;U1 01: 49&lt;br&gt;UB 02: 71&lt;br&gt;U1 02: &quot;).openPopup();" calcext:value-type="string">
            <text:p>L.marker([51.8907, 8.39688]).addTo(mymap)</text:p>
            <text:p>.bindPopup("Typ: 799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8-31" calcext:value-type="date">
            <text:p>31.08.2015</text:p>
          </table:table-cell>
          <table:table-cell table:style-name="ce3" office:value-type="string" calcext:value-type="string">
            <text:p>16:00</text:p>
          </table:table-cell>
          <table:table-cell table:style-name="ce3" office:value-type="string" calcext:value-type="string">
            <text:p>Stadtring Sundern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688</text:p>
          </table:table-cell>
          <table:table-cell table:style-name="ce8" office:value-type="string" calcext:value-type="string">
            <text:p>51.89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1];&quot;, &quot;;[.O171];&quot;]).addTo(mymap)&quot;;CHAR(10);&quot;.bindPopup(&quot;;CHAR(34);&quot;Typ: &quot;;[.R171];;[.S171];&quot;&lt;br&gt;UB 01: &quot;;[.AB171];&quot;&lt;br&gt;U1 01: &quot;;[.AC171];&quot;&lt;br&gt;UB 02: &quot;;[.AI171];&quot;&lt;br&gt;U1 02: &quot;;[.AJ171];CHAR(34);&quot;).openPopup();&quot;)" office:value-type="string" office:string-value="L.marker([51.9145, 8.37182]).addTo(mymap)&#10;.bindPopup(&quot;Typ: 342&lt;br&gt;UB 01: 71&lt;br&gt;U1 01: 11&lt;br&gt;UB 02: 21&lt;br&gt;U1 02: &quot;).openPopup();" calcext:value-type="string">
            <text:p>L.marker([51.9145, 8.37182]).addTo(mymap)</text:p>
            <text:p>.bindPopup("Typ: 342&lt;br&gt;UB 01: 71&lt;br&gt;U1 01: 1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9-01" calcext:value-type="date">
            <text:p>01.09.2015</text:p>
          </table:table-cell>
          <table:table-cell table:style-name="ce3" office:value-type="string" calcext:value-type="string">
            <text:p>16:35</text:p>
          </table:table-cell>
          <table:table-cell table:style-name="ce3" office:value-type="string" calcext:value-type="string">
            <text:p>Brockhäger Straße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182</text:p>
          </table:table-cell>
          <table:table-cell table:style-name="ce8" office:value-type="string" calcext:value-type="string">
            <text:p>51.91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2];&quot;, &quot;;[.O172];&quot;]).addTo(mymap)&quot;;CHAR(10);&quot;.bindPopup(&quot;;CHAR(34);&quot;Typ: &quot;;[.R172];;[.S172];&quot;&lt;br&gt;UB 01: &quot;;[.AB172];&quot;&lt;br&gt;U1 01: &quot;;[.AC172];&quot;&lt;br&gt;UB 02: &quot;;[.AI172];&quot;&lt;br&gt;U1 02: &quot;;[.AJ172];CHAR(34);&quot;).openPopup();&quot;)" office:value-type="string" office:string-value="L.marker([51.9359, 8.48861]).addTo(mymap)&#10;.bindPopup(&quot;Typ: 222&lt;br&gt;UB 01: 21&lt;br&gt;U1 01: 35&lt;br&gt;UB 02: 71&lt;br&gt;U1 02: &quot;).openPopup();" calcext:value-type="string">
            <text:p>L.marker([51.9359, 8.48861]).addTo(mymap)</text:p>
            <text:p>.bindPopup("Typ: 222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9-02" calcext:value-type="date">
            <text:p>02.09.2015</text:p>
          </table:table-cell>
          <table:table-cell table:style-name="ce3" office:value-type="string" calcext:value-type="string">
            <text:p>07:50</text:p>
          </table:table-cell>
          <table:table-cell table:style-name="ce3" office:value-type="string" calcext:value-type="string">
            <text:p>Paderborner Straße</text:p>
          </table:table-cell>
          <table:table-cell table:style-name="ce3" office:value-type="string" calcext:value-type="string">
            <text:p>Avenwedder 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48861</text:p>
          </table:table-cell>
          <table:table-cell table:style-name="ce8" office:value-type="string" calcext:value-type="string">
            <text:p>51.93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3];&quot;, &quot;;[.O173];&quot;]).addTo(mymap)&quot;;CHAR(10);&quot;.bindPopup(&quot;;CHAR(34);&quot;Typ: &quot;;[.R173];;[.S173];&quot;&lt;br&gt;UB 01: &quot;;[.AB173];&quot;&lt;br&gt;U1 01: &quot;;[.AC173];&quot;&lt;br&gt;UB 02: &quot;;[.AI173];&quot;&lt;br&gt;U1 02: &quot;;[.AJ173];CHAR(34);&quot;).openPopup();&quot;)" office:value-type="string" office:string-value="L.marker([51.8984, 8.3829]).addTo(mymap)&#10;.bindPopup(&quot;Typ: 22&lt;br&gt;UB 01: 71&lt;br&gt;U1 01: 23&lt;br&gt;UB 02: 71&lt;br&gt;U1 02: &quot;).openPopup();" calcext:value-type="string">
            <text:p>L.marker([51.8984, 8.3829]).addTo(mymap)</text:p>
            <text:p>.bindPopup("Typ: 22&lt;br&gt;UB 01: 71&lt;br&gt;U1 01: 23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9-02" calcext:value-type="date">
            <text:p>02.09.2015</text:p>
          </table:table-cell>
          <table:table-cell table:style-name="ce3" office:value-type="string" calcext:value-type="string">
            <text:p>06:40</text:p>
          </table:table-cell>
          <table:table-cell table:style-name="ce3" office:value-type="string" calcext:value-type="string">
            <text:p>Reckenberger Straße</text:p>
          </table:table-cell>
          <table:table-cell table:style-name="ce3" office:value-type="string" calcext:value-type="string">
            <text:p>Hoch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29</text:p>
          </table:table-cell>
          <table:table-cell table:style-name="ce8" office:value-type="string" calcext:value-type="string">
            <text:p>51.898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4];&quot;, &quot;;[.O174];&quot;]).addTo(mymap)&quot;;CHAR(10);&quot;.bindPopup(&quot;;CHAR(34);&quot;Typ: &quot;;[.R174];;[.S174];&quot;&lt;br&gt;UB 01: &quot;;[.AB174];&quot;&lt;br&gt;U1 01: &quot;;[.AC174];&quot;&lt;br&gt;UB 02: &quot;;[.AI174];&quot;&lt;br&gt;U1 02: &quot;;[.AJ174];CHAR(34);&quot;).openPopup();&quot;)" office:value-type="string" office:string-value="L.marker([51.9053, 8.40153]).addTo(mymap)&#10;.bindPopup(&quot;Typ: 342&lt;br&gt;UB 01: 21&lt;br&gt;U1 01: 28&lt;br&gt;UB 02: 71&lt;br&gt;U1 02: 10&quot;).openPopup();" calcext:value-type="string">
            <text:p>L.marker([51.9053, 8.40153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9-03" calcext:value-type="date">
            <text:p>03.09.2015</text:p>
          </table:table-cell>
          <table:table-cell table:style-name="ce3" office:value-type="string" calcext:value-type="string">
            <text:p>19:35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Marien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8.40153</text:p>
          </table:table-cell>
          <table:table-cell table:style-name="ce8" office:value-type="string" calcext:value-type="string">
            <text:p>51.905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5];&quot;, &quot;;[.O175];&quot;]).addTo(mymap)&quot;;CHAR(10);&quot;.bindPopup(&quot;;CHAR(34);&quot;Typ: &quot;;[.R175];;[.S175];&quot;&lt;br&gt;UB 01: &quot;;[.AB175];&quot;&lt;br&gt;U1 01: &quot;;[.AC175];&quot;&lt;br&gt;UB 02: &quot;;[.AI175];&quot;&lt;br&gt;U1 02: &quot;;[.AJ175];CHAR(34);&quot;).openPopup();&quot;)" office:value-type="string" office:string-value="L.marker([51.9061, 8.39247]).addTo(mymap)&#10;.bindPopup(&quot;Typ: 224&lt;br&gt;UB 01: 21&lt;br&gt;U1 01: 35&lt;br&gt;UB 02: 71&lt;br&gt;U1 02: &quot;).openPopup();" calcext:value-type="string">
            <text:p>L.marker([51.9061, 8.39247]).addTo(mymap)</text:p>
            <text:p>.bindPopup("Typ: 22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9-03" calcext:value-type="date">
            <text:p>03.09.2015</text:p>
          </table:table-cell>
          <table:table-cell table:style-name="ce3" office:value-type="string" calcext:value-type="string">
            <text:p>15:10</text:p>
          </table:table-cell>
          <table:table-cell table:style-name="ce3" office:value-type="string" calcext:value-type="string">
            <text:p>Friedrich-Ebert-Straße</text:p>
          </table:table-cell>
          <table:table-cell table:style-name="ce3" office:value-type="string" calcext:value-type="string">
            <text:p>Holz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8.39247</text:p>
          </table:table-cell>
          <table:table-cell table:style-name="ce8" office:value-type="string" calcext:value-type="string">
            <text:p>51.90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6];&quot;, &quot;;[.O176];&quot;]).addTo(mymap)&quot;;CHAR(10);&quot;.bindPopup(&quot;;CHAR(34);&quot;Typ: &quot;;[.R176];;[.S176];&quot;&lt;br&gt;UB 01: &quot;;[.AB176];&quot;&lt;br&gt;U1 01: &quot;;[.AC176];&quot;&lt;br&gt;UB 02: &quot;;[.AI176];&quot;&lt;br&gt;U1 02: &quot;;[.AJ176];CHAR(34);&quot;).openPopup();&quot;)" office:value-type="string" office:string-value="L.marker([51.9097, 8.41924]).addTo(mymap)&#10;.bindPopup(&quot;Typ: 342&lt;br&gt;UB 01: 21&lt;br&gt;U1 01: 35&lt;br&gt;UB 02: 71&lt;br&gt;U1 02: 11&quot;).openPopup();" calcext:value-type="string">
            <text:p>L.marker([51.9097, 8.41924]).addTo(mymap)</text:p>
            <text:p>.bindPopup("Typ: 342&lt;br&gt;UB 01: 21&lt;br&gt;U1 01: 35&lt;br&gt;UB 02: 71&lt;br&gt;U1 02: 1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9-03" calcext:value-type="date">
            <text:p>03.09.2015</text:p>
          </table:table-cell>
          <table:table-cell table:style-name="ce3" office:value-type="string" calcext:value-type="string">
            <text:p>06:15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Agnesstraße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8.41924</text:p>
          </table:table-cell>
          <table:table-cell table:style-name="ce8" office:value-type="string" calcext:value-type="string">
            <text:p>51.909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7];&quot;, &quot;;[.O177];&quot;]).addTo(mymap)&quot;;CHAR(10);&quot;.bindPopup(&quot;;CHAR(34);&quot;Typ: &quot;;[.R177];;[.S177];&quot;&lt;br&gt;UB 01: &quot;;[.AB177];&quot;&lt;br&gt;U1 01: &quot;;[.AC177];&quot;&lt;br&gt;UB 02: &quot;;[.AI177];&quot;&lt;br&gt;U1 02: &quot;;[.AJ177];CHAR(34);&quot;).openPopup();&quot;)" office:value-type="string" office:string-value="L.marker([51.9459, 8.41106]).addTo(mymap)&#10;.bindPopup(&quot;Typ: 342&lt;br&gt;UB 01: 21&lt;br&gt;U1 01: 28&lt;br&gt;UB 02: 71&lt;br&gt;U1 02: 10&quot;).openPopup();" calcext:value-type="string">
            <text:p>L.marker([51.9459, 8.41106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9-04" calcext:value-type="date">
            <text:p>04.09.2015</text:p>
          </table:table-cell>
          <table:table-cell table:style-name="ce3" office:value-type="string" calcext:value-type="string">
            <text:p>05:23</text:p>
          </table:table-cell>
          <table:table-cell table:style-name="ce3" office:value-type="string" calcext:value-type="string">
            <text:p>Haller Straße</text:p>
          </table:table-cell>
          <table:table-cell table:style-name="ce3" office:value-type="string" calcext:value-type="string">
            <text:p>Isselhorster Kirchplatz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8.41106</text:p>
          </table:table-cell>
          <table:table-cell table:style-name="ce8" office:value-type="string" calcext:value-type="string">
            <text:p>51.945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8];&quot;, &quot;;[.O178];&quot;]).addTo(mymap)&quot;;CHAR(10);&quot;.bindPopup(&quot;;CHAR(34);&quot;Typ: &quot;;[.R178];;[.S178];&quot;&lt;br&gt;UB 01: &quot;;[.AB178];&quot;&lt;br&gt;U1 01: &quot;;[.AC178];&quot;&lt;br&gt;UB 02: &quot;;[.AI178];&quot;&lt;br&gt;U1 02: &quot;;[.AJ178];CHAR(34);&quot;).openPopup();&quot;)" office:value-type="string" office:string-value="L.marker([51.9012, 8.37903]).addTo(mymap)&#10;.bindPopup(&quot;Typ: 251&lt;br&gt;UB 01: 21&lt;br&gt;U1 01: 49&lt;br&gt;UB 02: 71&lt;br&gt;U1 02: &quot;).openPopup();" calcext:value-type="string">
            <text:p>L.marker([51.9012, 8.37903]).addTo(mymap)</text:p>
            <text:p>.bindPopup("Typ: 251&lt;br&gt;UB 01: 2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9-04" calcext:value-type="date">
            <text:p>04.09.2015</text:p>
          </table:table-cell>
          <table:table-cell table:style-name="ce3" office:value-type="string" calcext:value-type="string">
            <text:p>07:55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Dalke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8.37903</text:p>
          </table:table-cell>
          <table:table-cell table:style-name="ce8" office:value-type="string" calcext:value-type="string">
            <text:p>51.90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79];&quot;, &quot;;[.O179];&quot;]).addTo(mymap)&quot;;CHAR(10);&quot;.bindPopup(&quot;;CHAR(34);&quot;Typ: &quot;;[.R179];;[.S179];&quot;&lt;br&gt;UB 01: &quot;;[.AB179];&quot;&lt;br&gt;U1 01: &quot;;[.AC179];&quot;&lt;br&gt;UB 02: &quot;;[.AI179];&quot;&lt;br&gt;U1 02: &quot;;[.AJ179];CHAR(34);&quot;).openPopup();&quot;)" office:value-type="string" office:string-value="L.marker([51.9132, 8.3674]).addTo(mymap)&#10;.bindPopup(&quot;Typ: 371&lt;br&gt;UB 01: 71&lt;br&gt;U1 01: 37&lt;br&gt;UB 02: 71&lt;br&gt;U1 02: &quot;).openPopup();" calcext:value-type="string">
            <text:p>L.marker([51.9132, 8.3674]).addTo(mymap)</text:p>
            <text:p>.bindPopup("Typ: 371&lt;br&gt;UB 01: 7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9-04" calcext:value-type="date">
            <text:p>04.09.2015</text:p>
          </table:table-cell>
          <table:table-cell table:style-name="ce3" office:value-type="string" calcext:value-type="string">
            <text:p>07:56</text:p>
          </table:table-cell>
          <table:table-cell table:style-name="ce3" office:value-type="string" calcext:value-type="string">
            <text:p>Nordring</text:p>
          </table:table-cell>
          <table:table-cell table:style-name="ce6" table:number-columns-repeated="2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3674</text:p>
          </table:table-cell>
          <table:table-cell table:style-name="ce8" office:value-type="string" calcext:value-type="string">
            <text:p>51.913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0];&quot;, &quot;;[.O180];&quot;]).addTo(mymap)&quot;;CHAR(10);&quot;.bindPopup(&quot;;CHAR(34);&quot;Typ: &quot;;[.R180];;[.S180];&quot;&lt;br&gt;UB 01: &quot;;[.AB180];&quot;&lt;br&gt;U1 01: &quot;;[.AC180];&quot;&lt;br&gt;UB 02: &quot;;[.AI180];&quot;&lt;br&gt;U1 02: &quot;;[.AJ180];CHAR(34);&quot;).openPopup();&quot;)" office:value-type="string" office:string-value="L.marker([51.9112, 8.36698]).addTo(mymap)&#10;.bindPopup(&quot;Typ: 321&lt;br&gt;UB 01: 71&lt;br&gt;U1 01: 27&lt;br&gt;UB 02: 21&lt;br&gt;U1 02: &quot;).openPopup();" calcext:value-type="string">
            <text:p>L.marker([51.9112, 8.36698]).addTo(mymap)</text:p>
            <text:p>.bindPopup("Typ: 321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9-05" calcext:value-type="date">
            <text:p>05.09.2015</text:p>
          </table:table-cell>
          <table:table-cell table:style-name="ce3" office:value-type="string" calcext:value-type="string">
            <text:p>09:44</text:p>
          </table:table-cell>
          <table:table-cell table:style-name="ce3" office:value-type="string" calcext:value-type="string">
            <text:p>Baumstraße</text:p>
          </table:table-cell>
          <table:table-cell table:style-name="ce3" office:value-type="string" calcext:value-type="string">
            <text:p>Böhmer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698</text:p>
          </table:table-cell>
          <table:table-cell table:style-name="ce8" office:value-type="string" calcext:value-type="string">
            <text:p>51.91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1];&quot;, &quot;;[.O181];&quot;]).addTo(mymap)&quot;;CHAR(10);&quot;.bindPopup(&quot;;CHAR(34);&quot;Typ: &quot;;[.R181];;[.S181];&quot;&lt;br&gt;UB 01: &quot;;[.AB181];&quot;&lt;br&gt;U1 01: &quot;;[.AC181];&quot;&lt;br&gt;UB 02: &quot;;[.AI181];&quot;&lt;br&gt;U1 02: &quot;;[.AJ181];CHAR(34);&quot;).openPopup();&quot;)" office:value-type="string" office:string-value="L.marker([51.8956, 8.36897]).addTo(mymap)&#10;.bindPopup(&quot;Typ: 241&lt;br&gt;UB 01: 40&lt;br&gt;U1 01: 35&lt;br&gt;UB 02: 71&lt;br&gt;U1 02: &quot;).openPopup();" calcext:value-type="string">
            <text:p>L.marker([51.8956, 8.36897]).addTo(mymap)</text:p>
            <text:p>.bindPopup("Typ: 241&lt;br&gt;UB 01: 40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9-07" calcext:value-type="date">
            <text:p>07.09.2015</text:p>
          </table:table-cell>
          <table:table-cell table:style-name="ce3" office:value-type="string" calcext:value-type="string">
            <text:p>17:28</text:p>
          </table:table-cell>
          <table:table-cell table:style-name="ce3" office:value-type="string" calcext:value-type="string">
            <text:p>Dammstraße</text:p>
          </table:table-cell>
          <table:table-cell table:style-name="ce3" office:value-type="string" calcext:value-type="string">
            <text:p>Unter den Ulmen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897</text:p>
          </table:table-cell>
          <table:table-cell table:style-name="ce8" office:value-type="string" calcext:value-type="string">
            <text:p>51.89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2];&quot;, &quot;;[.O182];&quot;]).addTo(mymap)&quot;;CHAR(10);&quot;.bindPopup(&quot;;CHAR(34);&quot;Typ: &quot;;[.R182];;[.S182];&quot;&lt;br&gt;UB 01: &quot;;[.AB182];&quot;&lt;br&gt;U1 01: &quot;;[.AC182];&quot;&lt;br&gt;UB 02: &quot;;[.AI182];&quot;&lt;br&gt;U1 02: &quot;;[.AJ182];CHAR(34);&quot;).openPopup();&quot;)" office:value-type="string" office:string-value="L.marker([51.9045, 8.38265]).addTo(mymap)&#10;.bindPopup(&quot;Typ: 799&lt;br&gt;UB 01: 71&lt;br&gt;U1 01: 26&lt;br&gt;UB 02: 21&lt;br&gt;U1 02: &quot;).openPopup();" calcext:value-type="string">
            <text:p>L.marker([51.9045, 8.38265]).addTo(mymap)</text:p>
            <text:p>.bindPopup("Typ: 799&lt;br&gt;UB 01: 71&lt;br&gt;U1 01: 26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9-07" calcext:value-type="date">
            <text:p>07.09.2015</text:p>
          </table:table-cell>
          <table:table-cell table:style-name="ce3" office:value-type="string" calcext:value-type="string">
            <text:p>10:40</text:p>
          </table:table-cell>
          <table:table-cell table:style-name="ce3" office:value-type="string" calcext:value-type="string">
            <text:p>Lindenstraße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8.38265</text:p>
          </table:table-cell>
          <table:table-cell table:style-name="ce8" office:value-type="string" calcext:value-type="string">
            <text:p>51.90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" calcext:value-type="float">
            <text:p>26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3];&quot;, &quot;;[.O183];&quot;]).addTo(mymap)&quot;;CHAR(10);&quot;.bindPopup(&quot;;CHAR(34);&quot;Typ: &quot;;[.R183];;[.S183];&quot;&lt;br&gt;UB 01: &quot;;[.AB183];&quot;&lt;br&gt;U1 01: &quot;;[.AC183];&quot;&lt;br&gt;UB 02: &quot;;[.AI183];&quot;&lt;br&gt;U1 02: &quot;;[.AJ183];CHAR(34);&quot;).openPopup();&quot;)" office:value-type="string" office:string-value="L.marker([51.894, 8.38165]).addTo(mymap)&#10;.bindPopup(&quot;Typ: 243&lt;br&gt;UB 01: 71&lt;br&gt;U1 01: 31&lt;br&gt;UB 02: 21&lt;br&gt;U1 02: 35&quot;).openPopup();" calcext:value-type="string">
            <text:p>L.marker([51.894, 8.38165]).addTo(mymap)</text:p>
            <text:p>.bindPopup("Typ: 243&lt;br&gt;UB 01: 71&lt;br&gt;U1 01: 31&lt;br&gt;UB 02: 21&lt;br&gt;U1 02: 35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9-07" calcext:value-type="date">
            <text:p>07.09.2015</text:p>
          </table:table-cell>
          <table:table-cell table:style-name="ce3" office:value-type="string" calcext:value-type="string">
            <text:p>07:54</text:p>
          </table:table-cell>
          <table:table-cell table:style-name="ce3" office:value-type="string" calcext:value-type="string">
            <text:p>Vossenstraße</text:p>
          </table:table-cell>
          <table:table-cell table:style-name="ce3" office:value-type="string" calcext:value-type="string">
            <text:p>Neuenkirchener 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8.38165</text:p>
          </table:table-cell>
          <table:table-cell table:style-name="ce8" office:value-type="string" calcext:value-type="string">
            <text:p>51.8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4];&quot;, &quot;;[.O184];&quot;]).addTo(mymap)&quot;;CHAR(10);&quot;.bindPopup(&quot;;CHAR(34);&quot;Typ: &quot;;[.R184];;[.S184];&quot;&lt;br&gt;UB 01: &quot;;[.AB184];&quot;&lt;br&gt;U1 01: &quot;;[.AC184];&quot;&lt;br&gt;UB 02: &quot;;[.AI184];&quot;&lt;br&gt;U1 02: &quot;;[.AJ184];CHAR(34);&quot;).openPopup();&quot;)" office:value-type="string" office:string-value="L.marker([51.8972, 8.37875]).addTo(mymap)&#10;.bindPopup(&quot;Typ: 243&lt;br&gt;UB 01: 21&lt;br&gt;U1 01: 35&lt;br&gt;UB 02: 71&lt;br&gt;U1 02: &quot;).openPopup();" calcext:value-type="string">
            <text:p>L.marker([51.8972, 8.37875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9-09" calcext:value-type="date">
            <text:p>09.09.2015</text:p>
          </table:table-cell>
          <table:table-cell table:style-name="ce3" office:value-type="string" calcext:value-type="string">
            <text:p>12:52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Feuerborn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8.37875</text:p>
          </table:table-cell>
          <table:table-cell table:style-name="ce8" office:value-type="string" calcext:value-type="string">
            <text:p>51.89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5];&quot;, &quot;;[.O185];&quot;]).addTo(mymap)&quot;;CHAR(10);&quot;.bindPopup(&quot;;CHAR(34);&quot;Typ: &quot;;[.R185];;[.S185];&quot;&lt;br&gt;UB 01: &quot;;[.AB185];&quot;&lt;br&gt;U1 01: &quot;;[.AC185];&quot;&lt;br&gt;UB 02: &quot;;[.AI185];&quot;&lt;br&gt;U1 02: &quot;;[.AJ185];CHAR(34);&quot;).openPopup();&quot;)" office:value-type="string" office:string-value="L.marker([51.8964, 8.38428]).addTo(mymap)&#10;.bindPopup(&quot;Typ: 681&lt;br&gt;UB 01: 71&lt;br&gt;U1 01: 11&lt;br&gt;UB 02: 71&lt;br&gt;U1 02: &quot;).openPopup();" calcext:value-type="string">
            <text:p>L.marker([51.8964, 8.38428]).addTo(mymap)</text:p>
            <text:p>.bindPopup("Typ: 681&lt;br&gt;UB 01: 71&lt;br&gt;U1 01: 1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09-09" calcext:value-type="date">
            <text:p>09.09.2015</text:p>
          </table:table-cell>
          <table:table-cell table:style-name="ce3" office:value-type="string" calcext:value-type="string">
            <text:p>13:45</text:p>
          </table:table-cell>
          <table:table-cell table:style-name="ce3" office:value-type="string" calcext:value-type="string">
            <text:p>Virchowstraße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28</text:p>
          </table:table-cell>
          <table:table-cell table:style-name="ce8" office:value-type="string" calcext:value-type="string">
            <text:p>51.89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6];&quot;, &quot;;[.O186];&quot;]).addTo(mymap)&quot;;CHAR(10);&quot;.bindPopup(&quot;;CHAR(34);&quot;Typ: &quot;;[.R186];;[.S186];&quot;&lt;br&gt;UB 01: &quot;;[.AB186];&quot;&lt;br&gt;U1 01: &quot;;[.AC186];&quot;&lt;br&gt;UB 02: &quot;;[.AI186];&quot;&lt;br&gt;U1 02: &quot;;[.AJ186];CHAR(34);&quot;).openPopup();&quot;)" office:value-type="string" office:string-value="L.marker([51.8949, 8.3645]).addTo(mymap)&#10;.bindPopup(&quot;Typ: 731&lt;br&gt;UB 01: 40&lt;br&gt;U1 01: 48&lt;br&gt;UB 02: 71&lt;br&gt;U1 02: &quot;).openPopup();" calcext:value-type="string">
            <text:p>L.marker([51.8949, 8.3645]).addTo(mymap)</text:p>
            <text:p>.bindPopup("Typ: 731&lt;br&gt;UB 01: 40&lt;br&gt;U1 01: 4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9-10" calcext:value-type="date">
            <text:p>10.09.2015</text:p>
          </table:table-cell>
          <table:table-cell table:style-name="ce3" office:value-type="string" calcext:value-type="string">
            <text:p>08:00</text:p>
          </table:table-cell>
          <table:table-cell table:style-name="ce3" office:value-type="string" calcext:value-type="string">
            <text:p>Rhedaer Straße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45</text:p>
          </table:table-cell>
          <table:table-cell table:style-name="ce8" office:value-type="string" calcext:value-type="string">
            <text:p>51.89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8" calcext:value-type="float">
            <text:p>48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7];&quot;, &quot;;[.O187];&quot;]).addTo(mymap)&quot;;CHAR(10);&quot;.bindPopup(&quot;;CHAR(34);&quot;Typ: &quot;;[.R187];;[.S187];&quot;&lt;br&gt;UB 01: &quot;;[.AB187];&quot;&lt;br&gt;U1 01: &quot;;[.AC187];&quot;&lt;br&gt;UB 02: &quot;;[.AI187];&quot;&lt;br&gt;U1 02: &quot;;[.AJ187];CHAR(34);&quot;).openPopup();&quot;)" office:value-type="string" office:string-value="L.marker([51.915, 8.39072]).addTo(mymap)&#10;.bindPopup(&quot;Typ: 243&lt;br&gt;UB 01: 21&lt;br&gt;U1 01: 35&lt;br&gt;UB 02: 71&lt;br&gt;U1 02: &quot;).openPopup();" calcext:value-type="string">
            <text:p>L.marker([51.915, 8.39072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9-10" calcext:value-type="date">
            <text:p>10.09.2015</text:p>
          </table:table-cell>
          <table:table-cell table:style-name="ce3" office:value-type="string" calcext:value-type="string">
            <text:p>17:10</text:p>
          </table:table-cell>
          <table:table-cell table:style-name="ce3" office:value-type="string" calcext:value-type="string">
            <text:p>Berliner Straße</text:p>
          </table:table-cell>
          <table:table-cell table:style-name="ce3" office:value-type="string" calcext:value-type="string">
            <text:p>Pfälzer 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8.39072</text:p>
          </table:table-cell>
          <table:table-cell table:style-name="ce8" office:value-type="string" calcext:value-type="string">
            <text:p>51.9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8];&quot;, &quot;;[.O188];&quot;]).addTo(mymap)&quot;;CHAR(10);&quot;.bindPopup(&quot;;CHAR(34);&quot;Typ: &quot;;[.R188];;[.S188];&quot;&lt;br&gt;UB 01: &quot;;[.AB188];&quot;&lt;br&gt;U1 01: &quot;;[.AC188];&quot;&lt;br&gt;UB 02: &quot;;[.AI188];&quot;&lt;br&gt;U1 02: &quot;;[.AJ188];CHAR(34);&quot;).openPopup();&quot;)" office:value-type="string" office:string-value="L.marker([51.9077, 8.37107]).addTo(mymap)&#10;.bindPopup(&quot;Typ: 231&lt;br&gt;UB 01: 21&lt;br&gt;U1 01: 35&lt;br&gt;UB 02: 71&lt;br&gt;U1 02: 14&quot;).openPopup();" calcext:value-type="string">
            <text:p>L.marker([51.9077, 8.37107]).addTo(mymap)</text:p>
            <text:p>.bindPopup("Typ: 231&lt;br&gt;UB 01: 21&lt;br&gt;U1 01: 35&lt;br&gt;UB 02: 71&lt;br&gt;U1 02: 14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9-11" calcext:value-type="date">
            <text:p>11.09.2015</text:p>
          </table:table-cell>
          <table:table-cell table:style-name="ce3" office:value-type="string" calcext:value-type="string">
            <text:p>17:15</text:p>
          </table:table-cell>
          <table:table-cell table:style-name="ce3" office:value-type="string" calcext:value-type="string">
            <text:p>Königstraße</text:p>
          </table:table-cell>
          <table:table-cell table:style-name="ce3" office:value-type="string" calcext:value-type="string">
            <text:p>Barkey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107</text:p>
          </table:table-cell>
          <table:table-cell table:style-name="ce8" office:value-type="string" calcext:value-type="string">
            <text:p>51.90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89];&quot;, &quot;;[.O189];&quot;]).addTo(mymap)&quot;;CHAR(10);&quot;.bindPopup(&quot;;CHAR(34);&quot;Typ: &quot;;[.R189];;[.S189];&quot;&lt;br&gt;UB 01: &quot;;[.AB189];&quot;&lt;br&gt;U1 01: &quot;;[.AC189];&quot;&lt;br&gt;UB 02: &quot;;[.AI189];&quot;&lt;br&gt;U1 02: &quot;;[.AJ189];CHAR(34);&quot;).openPopup();&quot;)" office:value-type="string" office:string-value="L.marker([51.8933, 8.40128]).addTo(mymap)&#10;.bindPopup(&quot;Typ: 244&lt;br&gt;UB 01: 21&lt;br&gt;U1 01: 35&lt;br&gt;UB 02: 71&lt;br&gt;U1 02: &quot;).openPopup();" calcext:value-type="string">
            <text:p>L.marker([51.8933, 8.40128]).addTo(mymap)</text:p>
            <text:p>.bindPopup("Typ: 24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9-12" calcext:value-type="date">
            <text:p>12.09.2015</text:p>
          </table:table-cell>
          <table:table-cell table:style-name="ce3" office:value-type="string" calcext:value-type="string">
            <text:p>10:44</text:p>
          </table:table-cell>
          <table:table-cell table:style-name="ce3" office:value-type="string" calcext:value-type="string">
            <text:p>Stadtring Sundern</text:p>
          </table:table-cell>
          <table:table-cell table:style-name="ce3" office:value-type="string" calcext:value-type="string">
            <text:p>Auf der Haar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128</text:p>
          </table:table-cell>
          <table:table-cell table:style-name="ce8" office:value-type="string" calcext:value-type="string">
            <text:p>51.89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0];&quot;, &quot;;[.O190];&quot;]).addTo(mymap)&quot;;CHAR(10);&quot;.bindPopup(&quot;;CHAR(34);&quot;Typ: &quot;;[.R190];;[.S190];&quot;&lt;br&gt;UB 01: &quot;;[.AB190];&quot;&lt;br&gt;U1 01: &quot;;[.AC190];&quot;&lt;br&gt;UB 02: &quot;;[.AI190];&quot;&lt;br&gt;U1 02: &quot;;[.AJ190];CHAR(34);&quot;).openPopup();&quot;)" office:value-type="string" office:string-value="L.marker([51.899, 8.36168]).addTo(mymap)&#10;.bindPopup(&quot;Typ: 699&lt;br&gt;UB 01: 71&lt;br&gt;U1 01: 10&lt;br&gt;UB 02: 71&lt;br&gt;U1 02: 16&quot;).openPopup();" calcext:value-type="string">
            <text:p>L.marker([51.899, 8.36168]).addTo(mymap)</text:p>
            <text:p>.bindPopup("Typ: 699&lt;br&gt;UB 01: 71&lt;br&gt;U1 01: 10&lt;br&gt;UB 02: 71&lt;br&gt;U1 02: 16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9-14" calcext:value-type="date">
            <text:p>14.09.2015</text:p>
          </table:table-cell>
          <table:table-cell table:style-name="ce3" office:value-type="string" calcext:value-type="string">
            <text:p>15:59</text:p>
          </table:table-cell>
          <table:table-cell table:style-name="ce3" office:value-type="string" calcext:value-type="string">
            <text:p>Westring</text:p>
          </table:table-cell>
          <table:table-cell table:style-name="ce6"/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8.36168</text:p>
          </table:table-cell>
          <table:table-cell table:style-name="ce8" office:value-type="string" calcext:value-type="string">
            <text:p>51.8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2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1];&quot;, &quot;;[.O191];&quot;]).addTo(mymap)&quot;;CHAR(10);&quot;.bindPopup(&quot;;CHAR(34);&quot;Typ: &quot;;[.R191];;[.S191];&quot;&lt;br&gt;UB 01: &quot;;[.AB191];&quot;&lt;br&gt;U1 01: &quot;;[.AC191];&quot;&lt;br&gt;UB 02: &quot;;[.AI191];&quot;&lt;br&gt;U1 02: &quot;;[.AJ191];CHAR(34);&quot;).openPopup();&quot;)" office:value-type="string" office:string-value="L.marker([51.9107, 8.42376]).addTo(mymap)&#10;.bindPopup(&quot;Typ: 399&lt;br&gt;UB 01: 71&lt;br&gt;U1 01: 37&lt;br&gt;UB 02: 71&lt;br&gt;U1 02: &quot;).openPopup();" calcext:value-type="string">
            <text:p>L.marker([51.9107, 8.42376]).addTo(mymap)</text:p>
            <text:p>.bindPopup("Typ: 399&lt;br&gt;UB 01: 7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09-17" calcext:value-type="date">
            <text:p>17.09.2015</text:p>
          </table:table-cell>
          <table:table-cell table:style-name="ce3" office:value-type="string" calcext:value-type="string">
            <text:p>17:05</text:p>
          </table:table-cell>
          <table:table-cell table:style-name="ce3" office:value-type="string" calcext:value-type="string">
            <text:p>Avenwedder 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8.42376</text:p>
          </table:table-cell>
          <table:table-cell table:style-name="ce8" office:value-type="string" calcext:value-type="string">
            <text:p>51.910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2];&quot;, &quot;;[.O192];&quot;]).addTo(mymap)&quot;;CHAR(10);&quot;.bindPopup(&quot;;CHAR(34);&quot;Typ: &quot;;[.R192];;[.S192];&quot;&lt;br&gt;UB 01: &quot;;[.AB192];&quot;&lt;br&gt;U1 01: &quot;;[.AC192];&quot;&lt;br&gt;UB 02: &quot;;[.AI192];&quot;&lt;br&gt;U1 02: &quot;;[.AJ192];CHAR(34);&quot;).openPopup();&quot;)" office:value-type="string" office:string-value="L.marker([51.8938, 8.38467]).addTo(mymap)&#10;.bindPopup(&quot;Typ: 799&lt;br&gt;UB 01: 71&lt;br&gt;U1 01: 49&lt;br&gt;UB 02: 21&lt;br&gt;U1 02: &quot;).openPopup();" calcext:value-type="string">
            <text:p>L.marker([51.8938, 8.38467]).addTo(mymap)</text:p>
            <text:p>.bindPopup("Typ: 7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9-19" calcext:value-type="date">
            <text:p>19.09.2015</text:p>
          </table:table-cell>
          <table:table-cell table:style-name="ce3" office:value-type="string" calcext:value-type="string">
            <text:p>13:00</text:p>
          </table:table-cell>
          <table:table-cell table:style-name="ce3" office:value-type="string" calcext:value-type="string">
            <text:p>Reckenberger Straße</text:p>
          </table:table-cell>
          <table:table-cell table:style-name="ce6"/>
          <table:table-cell table:style-name="ce3" office:value-type="float" office:value="5254" calcext:value-type="float">
            <text:p>525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67</text:p>
          </table:table-cell>
          <table:table-cell table:style-name="ce8" office:value-type="string" calcext:value-type="string">
            <text:p>51.89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3];&quot;, &quot;;[.O193];&quot;]).addTo(mymap)&quot;;CHAR(10);&quot;.bindPopup(&quot;;CHAR(34);&quot;Typ: &quot;;[.R193];;[.S193];&quot;&lt;br&gt;UB 01: &quot;;[.AB193];&quot;&lt;br&gt;U1 01: &quot;;[.AC193];&quot;&lt;br&gt;UB 02: &quot;;[.AI193];&quot;&lt;br&gt;U1 02: &quot;;[.AJ193];CHAR(34);&quot;).openPopup();&quot;)" office:value-type="string" office:string-value="L.marker([51.9042, 8.37618]).addTo(mymap)&#10;.bindPopup(&quot;Typ: 651&lt;br&gt;UB 01: 21&lt;br&gt;U1 01: 49&lt;br&gt;UB 02: 71&lt;br&gt;U1 02: &quot;).openPopup();" calcext:value-type="string">
            <text:p>L.marker([51.9042, 8.37618]).addTo(mymap)</text:p>
            <text:p>.bindPopup("Typ: 651&lt;br&gt;UB 01: 2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09-21" calcext:value-type="date">
            <text:p>21.09.2015</text:p>
          </table:table-cell>
          <table:table-cell table:style-name="ce3" office:value-type="string" calcext:value-type="string">
            <text:p>07:40</text:p>
          </table:table-cell>
          <table:table-cell table:style-name="ce3" office:value-type="string" calcext:value-type="string">
            <text:p>Blessenstätte</text:p>
          </table:table-cell>
          <table:table-cell table:style-name="ce3" office:value-type="string" calcext:value-type="string">
            <text:p>Unter den Ulmen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618</text:p>
          </table:table-cell>
          <table:table-cell table:style-name="ce8" office:value-type="string" calcext:value-type="string">
            <text:p>51.90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4];&quot;, &quot;;[.O194];&quot;]).addTo(mymap)&quot;;CHAR(10);&quot;.bindPopup(&quot;;CHAR(34);&quot;Typ: &quot;;[.R194];;[.S194];&quot;&lt;br&gt;UB 01: &quot;;[.AB194];&quot;&lt;br&gt;U1 01: &quot;;[.AC194];&quot;&lt;br&gt;UB 02: &quot;;[.AI194];&quot;&lt;br&gt;U1 02: &quot;;[.AJ194];CHAR(34);&quot;).openPopup();&quot;)" office:value-type="string" office:string-value="L.marker([51.9049, 8.39838]).addTo(mymap)&#10;.bindPopup(&quot;Typ: 61&lt;br&gt;UB 01: 71&lt;br&gt;U1 01: 13&lt;br&gt;UB 02: 72&lt;br&gt;U1 02: &quot;).openPopup();" calcext:value-type="string">
            <text:p>L.marker([51.9049, 8.39838]).addTo(mymap)</text:p>
            <text:p>.bindPopup("Typ: 61&lt;br&gt;UB 01: 71&lt;br&gt;U1 01: 13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09-25" calcext:value-type="date">
            <text:p>25.09.2015</text:p>
          </table:table-cell>
          <table:table-cell table:style-name="ce3" office:value-type="string" calcext:value-type="string">
            <text:p>12:25</text:p>
          </table:table-cell>
          <table:table-cell table:style-name="ce3" office:value-type="string" calcext:value-type="string">
            <text:p>Carl-Bertelsmann-Straße</text:p>
          </table:table-cell>
          <table:table-cell table:style-name="ce3" office:value-type="string" calcext:value-type="string">
            <text:p>Kamp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9838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5];&quot;, &quot;;[.O195];&quot;]).addTo(mymap)&quot;;CHAR(10);&quot;.bindPopup(&quot;;CHAR(34);&quot;Typ: &quot;;[.R195];;[.S195];&quot;&lt;br&gt;UB 01: &quot;;[.AB195];&quot;&lt;br&gt;U1 01: &quot;;[.AC195];&quot;&lt;br&gt;UB 02: &quot;;[.AI195];&quot;&lt;br&gt;U1 02: &quot;;[.AJ195];CHAR(34);&quot;).openPopup();&quot;)" office:value-type="string" office:string-value="L.marker([51.9148, 8.39414]).addTo(mymap)&#10;.bindPopup(&quot;Typ: 681&lt;br&gt;UB 01: 21&lt;br&gt;U1 01: 49&lt;br&gt;UB 02: 71&lt;br&gt;U1 02: 1&quot;).openPopup();" calcext:value-type="string">
            <text:p>L.marker([51.9148, 8.39414]).addTo(mymap)</text:p>
            <text:p>.bindPopup("Typ: 681&lt;br&gt;UB 01: 21&lt;br&gt;U1 01: 49&lt;br&gt;UB 02: 71&lt;br&gt;U1 02: 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09-26" calcext:value-type="date">
            <text:p>26.09.2015</text:p>
          </table:table-cell>
          <table:table-cell table:style-name="ce3" office:value-type="string" calcext:value-type="string">
            <text:p>19:20</text:p>
          </table:table-cell>
          <table:table-cell table:style-name="ce3" office:value-type="string" calcext:value-type="string">
            <text:p>Saarstraße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414</text:p>
          </table:table-cell>
          <table:table-cell table:style-name="ce8" office:value-type="string" calcext:value-type="string">
            <text:p>51.914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6];&quot;, &quot;;[.O196];&quot;]).addTo(mymap)&quot;;CHAR(10);&quot;.bindPopup(&quot;;CHAR(34);&quot;Typ: &quot;;[.R196];;[.S196];&quot;&lt;br&gt;UB 01: &quot;;[.AB196];&quot;&lt;br&gt;U1 01: &quot;;[.AC196];&quot;&lt;br&gt;UB 02: &quot;;[.AI196];&quot;&lt;br&gt;U1 02: &quot;;[.AJ196];CHAR(34);&quot;).openPopup();&quot;)" office:value-type="string" office:string-value="L.marker([51.8865, 8.3893]).addTo(mymap)&#10;.bindPopup(&quot;Typ: 243&lt;br&gt;UB 01: 21&lt;br&gt;U1 01: 35&lt;br&gt;UB 02: 71&lt;br&gt;U1 02: &quot;).openPopup();" calcext:value-type="string">
            <text:p>L.marker([51.8865, 8.3893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9-27" calcext:value-type="date">
            <text:p>27.09.2015</text:p>
          </table:table-cell>
          <table:table-cell table:style-name="ce3" office:value-type="string" calcext:value-type="string">
            <text:p>12:14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Stadtring Kattenstroth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8.3893</text:p>
          </table:table-cell>
          <table:table-cell table:style-name="ce8" office:value-type="string" calcext:value-type="string">
            <text:p>51.88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7];&quot;, &quot;;[.O197];&quot;]).addTo(mymap)&quot;;CHAR(10);&quot;.bindPopup(&quot;;CHAR(34);&quot;Typ: &quot;;[.R197];;[.S197];&quot;&lt;br&gt;UB 01: &quot;;[.AB197];&quot;&lt;br&gt;U1 01: &quot;;[.AC197];&quot;&lt;br&gt;UB 02: &quot;;[.AI197];&quot;&lt;br&gt;U1 02: &quot;;[.AJ197];CHAR(34);&quot;).openPopup();&quot;)" office:value-type="string" office:string-value="L.marker([51.8902, 8.38524]).addTo(mymap)&#10;.bindPopup(&quot;Typ: 681&lt;br&gt;UB 01: 71&lt;br&gt;U1 01: 10&lt;br&gt;UB 02: 71&lt;br&gt;U1 02: &quot;).openPopup();" calcext:value-type="string">
            <text:p>L.marker([51.8902, 8.38524]).addTo(mymap)</text:p>
            <text:p>.bindPopup("Typ: 681&lt;br&gt;UB 01: 71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09-27" calcext:value-type="date">
            <text:p>27.09.2015</text:p>
          </table:table-cell>
          <table:table-cell table:style-name="ce3" office:value-type="string" calcext:value-type="string">
            <text:p>14:26</text:p>
          </table:table-cell>
          <table:table-cell table:style-name="ce3" office:value-type="string" calcext:value-type="string">
            <text:p>Neuenkirchener Straße</text:p>
          </table:table-cell>
          <table:table-cell table:style-name="ce6"/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8.38524</text:p>
          </table:table-cell>
          <table:table-cell table:style-name="ce8" office:value-type="string" calcext:value-type="string">
            <text:p>51.89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8];&quot;, &quot;;[.O198];&quot;]).addTo(mymap)&quot;;CHAR(10);&quot;.bindPopup(&quot;;CHAR(34);&quot;Typ: &quot;;[.R198];;[.S198];&quot;&lt;br&gt;UB 01: &quot;;[.AB198];&quot;&lt;br&gt;U1 01: &quot;;[.AC198];&quot;&lt;br&gt;UB 02: &quot;;[.AI198];&quot;&lt;br&gt;U1 02: &quot;;[.AJ198];CHAR(34);&quot;).openPopup();&quot;)" office:value-type="string" office:string-value="L.marker([51.9086, 8.37792]).addTo(mymap)&#10;.bindPopup(&quot;Typ: 599&lt;br&gt;UB 01: 44&lt;br&gt;U1 01: 45&lt;br&gt;UB 02: 71&lt;br&gt;U1 02: &quot;).openPopup();" calcext:value-type="string">
            <text:p>L.marker([51.9086, 8.37792]).addTo(mymap)</text:p>
            <text:p>.bindPopup("Typ: 599&lt;br&gt;UB 01: 44&lt;br&gt;U1 01: 4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09-29" calcext:value-type="date">
            <text:p>29.09.2015</text:p>
          </table:table-cell>
          <table:table-cell table:style-name="ce3" office:value-type="string" calcext:value-type="string">
            <text:p>10:45</text:p>
          </table:table-cell>
          <table:table-cell table:style-name="ce3" office:value-type="string" calcext:value-type="string">
            <text:p>Schulstraße</text:p>
          </table:table-cell>
          <table:table-cell table:style-name="ce6"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792</text:p>
          </table:table-cell>
          <table:table-cell table:style-name="ce8" office:value-type="string" calcext:value-type="string">
            <text:p>51.90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199];&quot;, &quot;;[.O199];&quot;]).addTo(mymap)&quot;;CHAR(10);&quot;.bindPopup(&quot;;CHAR(34);&quot;Typ: &quot;;[.R199];;[.S199];&quot;&lt;br&gt;UB 01: &quot;;[.AB199];&quot;&lt;br&gt;U1 01: &quot;;[.AC199];&quot;&lt;br&gt;UB 02: &quot;;[.AI199];&quot;&lt;br&gt;U1 02: &quot;;[.AJ199];CHAR(34);&quot;).openPopup();&quot;)" office:value-type="string" office:string-value="L.marker([51.9022, 8.37501]).addTo(mymap)&#10;.bindPopup(&quot;Typ: 243&lt;br&gt;UB 01: 21&lt;br&gt;U1 01: 35&lt;br&gt;UB 02: 71&lt;br&gt;U1 02: &quot;).openPopup();" calcext:value-type="string">
            <text:p>L.marker([51.9022, 8.37501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0-01" calcext:value-type="date">
            <text:p>01.10.2015</text:p>
          </table:table-cell>
          <table:table-cell table:style-name="ce3" office:value-type="string" calcext:value-type="string">
            <text:p>07:50</text:p>
          </table:table-cell>
          <table:table-cell table:style-name="ce3" office:value-type="string" calcext:value-type="string">
            <text:p>Unter den Ulmen</text:p>
          </table:table-cell>
          <table:table-cell table:style-name="ce3" office:value-type="string" calcext:value-type="string">
            <text:p>Bog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01</text:p>
          </table:table-cell>
          <table:table-cell table:style-name="ce8" office:value-type="string" calcext:value-type="string">
            <text:p>51.90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0];&quot;, &quot;;[.O200];&quot;]).addTo(mymap)&quot;;CHAR(10);&quot;.bindPopup(&quot;;CHAR(34);&quot;Typ: &quot;;[.R200];;[.S200];&quot;&lt;br&gt;UB 01: &quot;;[.AB200];&quot;&lt;br&gt;U1 01: &quot;;[.AC200];&quot;&lt;br&gt;UB 02: &quot;;[.AI200];&quot;&lt;br&gt;U1 02: &quot;;[.AJ200];CHAR(34);&quot;).openPopup();&quot;)" office:value-type="string" office:string-value="L.marker([51.8841, 8.38263]).addTo(mymap)&#10;.bindPopup(&quot;Typ: 241&lt;br&gt;UB 01: 21&lt;br&gt;U1 01: 35&lt;br&gt;UB 02: 71&lt;br&gt;U1 02: &quot;).openPopup();" calcext:value-type="string">
            <text:p>L.marker([51.8841, 8.38263]).addTo(mymap)</text:p>
            <text:p>.bindPopup("Typ: 24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0-02" calcext:value-type="date">
            <text:p>02.10.2015</text:p>
          </table:table-cell>
          <table:table-cell table:style-name="ce3" office:value-type="string" calcext:value-type="string">
            <text:p>14:23</text:p>
          </table:table-cell>
          <table:table-cell table:style-name="ce3" office:value-type="string" calcext:value-type="string">
            <text:p>Stadtring Kattenstroth</text:p>
          </table:table-cell>
          <table:table-cell table:style-name="ce3" office:value-type="string" calcext:value-type="string">
            <text:p>Bertels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263</text:p>
          </table:table-cell>
          <table:table-cell table:style-name="ce8" office:value-type="string" calcext:value-type="string">
            <text:p>51.88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1];&quot;, &quot;;[.O201];&quot;]).addTo(mymap)&quot;;CHAR(10);&quot;.bindPopup(&quot;;CHAR(34);&quot;Typ: &quot;;[.R201];;[.S201];&quot;&lt;br&gt;UB 01: &quot;;[.AB201];&quot;&lt;br&gt;U1 01: &quot;;[.AC201];&quot;&lt;br&gt;UB 02: &quot;;[.AI201];&quot;&lt;br&gt;U1 02: &quot;;[.AJ201];CHAR(34);&quot;).openPopup();&quot;)" office:value-type="string" office:string-value="L.marker([51.9029, 8.41146]).addTo(mymap)&#10;.bindPopup(&quot;Typ: 262&lt;br&gt;UB 01: 71&lt;br&gt;U1 01: 13&lt;br&gt;UB 02: 21&lt;br&gt;U1 02: &quot;).openPopup();" calcext:value-type="string">
            <text:p>L.marker([51.9029, 8.41146]).addTo(mymap)</text:p>
            <text:p>.bindPopup("Typ: 262&lt;br&gt;UB 01: 71&lt;br&gt;U1 01: 13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o</text:p>
          </table:table-cell>
          <table:table-cell table:style-name="ce4" office:value-type="date" office:date-value="2015-10-04" calcext:value-type="date">
            <text:p>04.10.2015</text:p>
          </table:table-cell>
          <table:table-cell table:style-name="ce3" office:value-type="string" calcext:value-type="string">
            <text:p>14:43</text:p>
          </table:table-cell>
          <table:table-cell table:style-name="ce3" office:value-type="string" calcext:value-type="string">
            <text:p>Amtenbrinksweg</text:p>
          </table:table-cell>
          <table:table-cell table:style-name="ce3" office:value-type="string" calcext:value-type="string">
            <text:p>Im Rek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1146</text:p>
          </table:table-cell>
          <table:table-cell table:style-name="ce8" office:value-type="string" calcext:value-type="string">
            <text:p>51.90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2];&quot;, &quot;;[.O202];&quot;]).addTo(mymap)&quot;;CHAR(10);&quot;.bindPopup(&quot;;CHAR(34);&quot;Typ: &quot;;[.R202];;[.S202];&quot;&lt;br&gt;UB 01: &quot;;[.AB202];&quot;&lt;br&gt;U1 01: &quot;;[.AC202];&quot;&lt;br&gt;UB 02: &quot;;[.AI202];&quot;&lt;br&gt;U1 02: &quot;;[.AJ202];CHAR(34);&quot;).openPopup();&quot;)" office:value-type="string" office:string-value="L.marker([51.8791, 8.45172]).addTo(mymap)&#10;.bindPopup(&quot;Typ: 223&lt;br&gt;UB 01: 21&lt;br&gt;U1 01: 35&lt;br&gt;UB 02: 71&lt;br&gt;U1 02: &quot;).openPopup();" calcext:value-type="string">
            <text:p>L.marker([51.8791, 8.45172]).addTo(mymap)</text:p>
            <text:p>.bindPopup("Typ: 22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0-06" calcext:value-type="date">
            <text:p>06.10.2015</text:p>
          </table:table-cell>
          <table:table-cell table:style-name="ce3" office:value-type="string" calcext:value-type="string">
            <text:p>05:57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Thaddäus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8.45172</text:p>
          </table:table-cell>
          <table:table-cell table:style-name="ce8" office:value-type="string" calcext:value-type="string">
            <text:p>51.87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3];&quot;, &quot;;[.O203];&quot;]).addTo(mymap)&quot;;CHAR(10);&quot;.bindPopup(&quot;;CHAR(34);&quot;Typ: &quot;;[.R203];;[.S203];&quot;&lt;br&gt;UB 01: &quot;;[.AB203];&quot;&lt;br&gt;U1 01: &quot;;[.AC203];&quot;&lt;br&gt;UB 02: &quot;;[.AI203];&quot;&lt;br&gt;U1 02: &quot;;[.AJ203];CHAR(34);&quot;).openPopup();&quot;)" office:value-type="string" office:string-value="L.marker([51.8896, 8.35439]).addTo(mymap)&#10;.bindPopup(&quot;Typ: 141&lt;br&gt;UB 01: 71&lt;br&gt;U1 01: 49&lt;br&gt;UB 02: 21&lt;br&gt;U1 02: &quot;).openPopup();" calcext:value-type="string">
            <text:p>L.marker([51.8896, 8.35439]).addTo(mymap)</text:p>
            <text:p>.bindPopup("Typ: 141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0-08" calcext:value-type="date">
            <text:p>08.10.2015</text:p>
          </table:table-cell>
          <table:table-cell table:style-name="ce3" office:value-type="string" calcext:value-type="string">
            <text:p>15:00</text:p>
          </table:table-cell>
          <table:table-cell table:style-name="ce3" office:value-type="string" calcext:value-type="string">
            <text:p>Rhedaer Straße</text:p>
          </table:table-cell>
          <table:table-cell table:style-name="ce6"/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439</text:p>
          </table:table-cell>
          <table:table-cell table:style-name="ce8" office:value-type="string" calcext:value-type="string">
            <text:p>51.88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4];&quot;, &quot;;[.O204];&quot;]).addTo(mymap)&quot;;CHAR(10);&quot;.bindPopup(&quot;;CHAR(34);&quot;Typ: &quot;;[.R204];;[.S204];&quot;&lt;br&gt;UB 01: &quot;;[.AB204];&quot;&lt;br&gt;U1 01: &quot;;[.AC204];&quot;&lt;br&gt;UB 02: &quot;;[.AI204];&quot;&lt;br&gt;U1 02: &quot;;[.AJ204];CHAR(34);&quot;).openPopup();&quot;)" office:value-type="string" office:string-value="L.marker([51.9042, 8.37618]).addTo(mymap)&#10;.bindPopup(&quot;Typ: 342&lt;br&gt;UB 01: 71&lt;br&gt;U1 01: 10&lt;br&gt;UB 02: 21&lt;br&gt;U1 02: 49&quot;).openPopup();" calcext:value-type="string">
            <text:p>L.marker([51.9042, 8.37618]).addTo(mymap)</text:p>
            <text:p>.bindPopup("Typ: 342&lt;br&gt;UB 01: 71&lt;br&gt;U1 01: 10&lt;br&gt;UB 02: 21&lt;br&gt;U1 02: 4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0-08" calcext:value-type="date">
            <text:p>08.10.2015</text:p>
          </table:table-cell>
          <table:table-cell table:style-name="ce3" office:value-type="string" calcext:value-type="string">
            <text:p>15:59</text:p>
          </table:table-cell>
          <table:table-cell table:style-name="ce3" office:value-type="string" calcext:value-type="string">
            <text:p>Blessenstätte</text:p>
          </table:table-cell>
          <table:table-cell table:style-name="ce3" office:value-type="string" calcext:value-type="string">
            <text:p>Unter den Ulmen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618</text:p>
          </table:table-cell>
          <table:table-cell table:style-name="ce8" office:value-type="string" calcext:value-type="string">
            <text:p>51.904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5];&quot;, &quot;;[.O205];&quot;]).addTo(mymap)&quot;;CHAR(10);&quot;.bindPopup(&quot;;CHAR(34);&quot;Typ: &quot;;[.R205];;[.S205];&quot;&lt;br&gt;UB 01: &quot;;[.AB205];&quot;&lt;br&gt;U1 01: &quot;;[.AC205];&quot;&lt;br&gt;UB 02: &quot;;[.AI205];&quot;&lt;br&gt;U1 02: &quot;;[.AJ205];CHAR(34);&quot;).openPopup();&quot;)" office:value-type="string" office:string-value="L.marker([51.9038, 8.40674]).addTo(mymap)&#10;.bindPopup(&quot;Typ: 342&lt;br&gt;UB 01: 21&lt;br&gt;U1 01: 28&lt;br&gt;UB 02: 71&lt;br&gt;U1 02: 10&quot;).openPopup();" calcext:value-type="string">
            <text:p>L.marker([51.9038, 8.40674]).addTo(mymap)</text:p>
            <text:p>.bindPopup("Typ: 342&lt;br&gt;UB 01: 21&lt;br&gt;U1 01: 28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0-14" calcext:value-type="date">
            <text:p>14.10.2015</text:p>
          </table:table-cell>
          <table:table-cell table:style-name="ce3" office:value-type="string" calcext:value-type="string">
            <text:p>17:32</text:p>
          </table:table-cell>
          <table:table-cell table:style-name="ce3" office:value-type="string" calcext:value-type="string">
            <text:p>Sundernstraße</text:p>
          </table:table-cell>
          <table:table-cell table:style-name="ce3" office:value-type="string" calcext:value-type="string">
            <text:p>Am Anger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8.40674</text:p>
          </table:table-cell>
          <table:table-cell table:style-name="ce8" office:value-type="string" calcext:value-type="string">
            <text:p>51.903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6];&quot;, &quot;;[.O206];&quot;]).addTo(mymap)&quot;;CHAR(10);&quot;.bindPopup(&quot;;CHAR(34);&quot;Typ: &quot;;[.R206];;[.S206];&quot;&lt;br&gt;UB 01: &quot;;[.AB206];&quot;&lt;br&gt;U1 01: &quot;;[.AC206];&quot;&lt;br&gt;UB 02: &quot;;[.AI206];&quot;&lt;br&gt;U1 02: &quot;;[.AJ206];CHAR(34);&quot;).openPopup();&quot;)" office:value-type="string" office:string-value="L.marker([51.8865, 8.38931]).addTo(mymap)&#10;.bindPopup(&quot;Typ: 323&lt;br&gt;UB 01: 71&lt;br&gt;U1 01: 49&lt;br&gt;UB 02: 71&lt;br&gt;U1 02: &quot;).openPopup();" calcext:value-type="string">
            <text:p>L.marker([51.8865, 8.38931]).addTo(mymap)</text:p>
            <text:p>.bindPopup("Typ: 323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0-14" calcext:value-type="date">
            <text:p>14.10.2015</text:p>
          </table:table-cell>
          <table:table-cell table:style-name="ce3" office:value-type="string" calcext:value-type="string">
            <text:p>13:44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Stadtring Kattenstroth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8.38931</text:p>
          </table:table-cell>
          <table:table-cell table:style-name="ce8" office:value-type="string" calcext:value-type="string">
            <text:p>51.886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7];&quot;, &quot;;[.O207];&quot;]).addTo(mymap)&quot;;CHAR(10);&quot;.bindPopup(&quot;;CHAR(34);&quot;Typ: &quot;;[.R207];;[.S207];&quot;&lt;br&gt;UB 01: &quot;;[.AB207];&quot;&lt;br&gt;U1 01: &quot;;[.AC207];&quot;&lt;br&gt;UB 02: &quot;;[.AI207];&quot;&lt;br&gt;U1 02: &quot;;[.AJ207];CHAR(34);&quot;).openPopup();&quot;)" office:value-type="string" office:string-value="L.marker([51.9222, 8.40022]).addTo(mymap)&#10;.bindPopup(&quot;Typ: 342&lt;br&gt;UB 01: 21&lt;br&gt;U1 01: 37&lt;br&gt;UB 02: 71&lt;br&gt;U1 02: &quot;).openPopup();" calcext:value-type="string">
            <text:p>L.marker([51.9222, 8.40022]).addTo(mymap)</text:p>
            <text:p>.bindPopup("Typ: 342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0-19" calcext:value-type="date">
            <text:p>19.10.2015</text:p>
          </table:table-cell>
          <table:table-cell table:style-name="ce3" office:value-type="string" calcext:value-type="string">
            <text:p>07:09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40022</text:p>
          </table:table-cell>
          <table:table-cell table:style-name="ce8" office:value-type="string" calcext:value-type="string">
            <text:p>51.922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8];&quot;, &quot;;[.O208];&quot;]).addTo(mymap)&quot;;CHAR(10);&quot;.bindPopup(&quot;;CHAR(34);&quot;Typ: &quot;;[.R208];;[.S208];&quot;&lt;br&gt;UB 01: &quot;;[.AB208];&quot;&lt;br&gt;U1 01: &quot;;[.AC208];&quot;&lt;br&gt;UB 02: &quot;;[.AI208];&quot;&lt;br&gt;U1 02: &quot;;[.AJ208];CHAR(34);&quot;).openPopup();&quot;)" office:value-type="string" office:string-value="L.marker([51.9063, 8.37858]).addTo(mymap)&#10;.bindPopup(&quot;Typ: 799&lt;br&gt;UB 01: 71&lt;br&gt;U1 01: 13&lt;br&gt;UB 02: 81&lt;br&gt;U1 02: &quot;).openPopup();" calcext:value-type="string">
            <text:p>L.marker([51.9063, 8.37858]).addTo(mymap)</text:p>
            <text:p>.bindPopup("Typ: 799&lt;br&gt;UB 01: 71&lt;br&gt;U1 01: 13&lt;br&gt;UB 02: 8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0-19" calcext:value-type="date">
            <text:p>19.10.2015</text:p>
          </table:table-cell>
          <table:table-cell table:style-name="ce3" office:value-type="string" calcext:value-type="string">
            <text:p>12:40</text:p>
          </table:table-cell>
          <table:table-cell table:style-name="ce3" office:value-type="string" calcext:value-type="string">
            <text:p>Berliner Straße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858</text:p>
          </table:table-cell>
          <table:table-cell table:style-name="ce8" office:value-type="string" calcext:value-type="string">
            <text:p>51.90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6" table:number-columns-repeated="2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09];&quot;, &quot;;[.O209];&quot;]).addTo(mymap)&quot;;CHAR(10);&quot;.bindPopup(&quot;;CHAR(34);&quot;Typ: &quot;;[.R209];;[.S209];&quot;&lt;br&gt;UB 01: &quot;;[.AB209];&quot;&lt;br&gt;U1 01: &quot;;[.AC209];&quot;&lt;br&gt;UB 02: &quot;;[.AI209];&quot;&lt;br&gt;U1 02: &quot;;[.AJ209];CHAR(34);&quot;).openPopup();&quot;)" office:value-type="string" office:string-value="L.marker([51.9107, 8.38387]).addTo(mymap)&#10;.bindPopup(&quot;Typ: 581&lt;br&gt;UB 01: 21&lt;br&gt;U1 01: 45&lt;br&gt;UB 02: 71&lt;br&gt;U1 02: &quot;).openPopup();" calcext:value-type="string">
            <text:p>L.marker([51.9107, 8.38387]).addTo(mymap)</text:p>
            <text:p>.bindPopup("Typ: 581&lt;br&gt;UB 01: 21&lt;br&gt;U1 01: 4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0-20" calcext:value-type="date">
            <text:p>20.10.2015</text:p>
          </table:table-cell>
          <table:table-cell table:style-name="ce3" office:value-type="string" calcext:value-type="string">
            <text:p>17:10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387</text:p>
          </table:table-cell>
          <table:table-cell table:style-name="ce8" office:value-type="string" calcext:value-type="string">
            <text:p>51.9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style-name="ce3" table:number-columns-repeated="2"/>
          <table:table-cell table:style-name="ce6" table:number-columns-repeated="2"/>
          <table:table-cell table:style-name="ce3" table:number-columns-repeated="105"/>
        </table:table-row>
        <table:table-row table:style-name="ro2">
          <table:table-cell table:formula="of:=CONCATENATE(&quot;L.marker([&quot;;[.P210];&quot;, &quot;;[.O210];&quot;]).addTo(mymap)&quot;;CHAR(10);&quot;.bindPopup(&quot;;CHAR(34);&quot;Typ: &quot;;[.R210];;[.S210];&quot;&lt;br&gt;UB 01: &quot;;[.AB210];&quot;&lt;br&gt;U1 01: &quot;;[.AC210];&quot;&lt;br&gt;UB 02: &quot;;[.AI210];&quot;&lt;br&gt;U1 02: &quot;;[.AJ210];CHAR(34);&quot;).openPopup();&quot;)" office:value-type="string" office:string-value="L.marker([51.9115, 8.36783]).addTo(mymap)&#10;.bindPopup(&quot;Typ: 799&lt;br&gt;UB 01: 71&lt;br&gt;U1 01: 49&lt;br&gt;UB 02: 21&lt;br&gt;U1 02: &quot;).openPopup();" calcext:value-type="string">
            <text:p>L.marker([51.9115, 8.36783]).addTo(mymap)</text:p>
            <text:p>.bindPopup("Typ: 799&lt;br&gt;UB 01: 71&lt;br&gt;U1 01: 49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0-21" calcext:value-type="date">
            <text:p>21.10.2015</text:p>
          </table:table-cell>
          <table:table-cell table:style-name="ce3" office:value-type="string" calcext:value-type="string">
            <text:p>16:00</text:p>
          </table:table-cell>
          <table:table-cell table:style-name="ce3" office:value-type="string" calcext:value-type="string">
            <text:p>Marienfelder Straße</text:p>
          </table:table-cell>
          <table:table-cell table:style-name="ce6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783</text:p>
          </table:table-cell>
          <table:table-cell table:style-name="ce8" office:value-type="string" calcext:value-type="string">
            <text:p>51.91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3"/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1];&quot;, &quot;;[.O211];&quot;]).addTo(mymap)&quot;;CHAR(10);&quot;.bindPopup(&quot;;CHAR(34);&quot;Typ: &quot;;[.R211];;[.S211];&quot;&lt;br&gt;UB 01: &quot;;[.AB211];&quot;&lt;br&gt;U1 01: &quot;;[.AC211];&quot;&lt;br&gt;UB 02: &quot;;[.AI211];&quot;&lt;br&gt;U1 02: &quot;;[.AJ211];CHAR(34);&quot;).openPopup();&quot;)" office:value-type="string" office:string-value="L.marker([51.9043, 8.36445]).addTo(mymap)&#10;.bindPopup(&quot;Typ: 224&lt;br&gt;UB 01: 21&lt;br&gt;U1 01: 35&lt;br&gt;UB 02: 71&lt;br&gt;U1 02: &quot;).openPopup();" calcext:value-type="string">
            <text:p>L.marker([51.9043, 8.36445]).addTo(mymap)</text:p>
            <text:p>.bindPopup("Typ: 22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0-22" calcext:value-type="date">
            <text:p>22.10.2015</text:p>
          </table:table-cell>
          <table:table-cell table:style-name="ce3" office:value-type="string" calcext:value-type="string">
            <text:p>07:50</text:p>
          </table:table-cell>
          <table:table-cell table:style-name="ce3" office:value-type="string" calcext:value-type="string">
            <text:p>Herzebrocker Straße</text:p>
          </table:table-cell>
          <table:table-cell table:style-name="ce6"/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445</text:p>
          </table:table-cell>
          <table:table-cell table:style-name="ce8" office:value-type="string" calcext:value-type="string">
            <text:p>51.90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2];&quot;, &quot;;[.O212];&quot;]).addTo(mymap)&quot;;CHAR(10);&quot;.bindPopup(&quot;;CHAR(34);&quot;Typ: &quot;;[.R212];;[.S212];&quot;&lt;br&gt;UB 01: &quot;;[.AB212];&quot;&lt;br&gt;U1 01: &quot;;[.AC212];&quot;&lt;br&gt;UB 02: &quot;;[.AI212];&quot;&lt;br&gt;U1 02: &quot;;[.AJ212];CHAR(34);&quot;).openPopup();&quot;)" office:value-type="string" office:string-value="L.marker([51.9065, 8.37977]).addTo(mymap)&#10;.bindPopup(&quot;Typ: 261&lt;br&gt;UB 01: 71&lt;br&gt;U1 01: 11&lt;br&gt;UB 02: 81&lt;br&gt;U1 02: &quot;).openPopup();" calcext:value-type="string">
            <text:p>L.marker([51.9065, 8.37977]).addTo(mymap)</text:p>
            <text:p>.bindPopup("Typ: 261&lt;br&gt;UB 01: 71&lt;br&gt;U1 01: 11&lt;br&gt;UB 02: 8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0-23" calcext:value-type="date">
            <text:p>23.10.2015</text:p>
          </table:table-cell>
          <table:table-cell table:style-name="ce3" office:value-type="string" calcext:value-type="string">
            <text:p>23:15</text:p>
          </table:table-cell>
          <table:table-cell table:style-name="ce3" office:value-type="string" calcext:value-type="string">
            <text:p>Ernst-Buschmann-Straße</text:p>
          </table:table-cell>
          <table:table-cell table:style-name="ce3" office:value-type="string" calcext:value-type="string">
            <text:p>Köker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977</text:p>
          </table:table-cell>
          <table:table-cell table:style-name="ce8" office:value-type="string" calcext:value-type="string">
            <text:p>51.90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6" table:number-columns-repeated="2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3];&quot;, &quot;;[.O213];&quot;]).addTo(mymap)&quot;;CHAR(10);&quot;.bindPopup(&quot;;CHAR(34);&quot;Typ: &quot;;[.R213];;[.S213];&quot;&lt;br&gt;UB 01: &quot;;[.AB213];&quot;&lt;br&gt;U1 01: &quot;;[.AC213];&quot;&lt;br&gt;UB 02: &quot;;[.AI213];&quot;&lt;br&gt;U1 02: &quot;;[.AJ213];CHAR(34);&quot;).openPopup();&quot;)" office:value-type="string" office:string-value="L.marker([51.906, 8.40937]).addTo(mymap)&#10;.bindPopup(&quot;Typ: 341&lt;br&gt;UB 01: 44&lt;br&gt;U1 01: 37&lt;br&gt;UB 02: 71&lt;br&gt;U1 02: 37&quot;).openPopup();" calcext:value-type="string">
            <text:p>L.marker([51.906, 8.40937]).addTo(mymap)</text:p>
            <text:p>.bindPopup("Typ: 341&lt;br&gt;UB 01: 44&lt;br&gt;U1 01: 37&lt;br&gt;UB 02: 71&lt;br&gt;U1 02: 37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0-26" calcext:value-type="date">
            <text:p>26.10.2015</text:p>
          </table:table-cell>
          <table:table-cell table:style-name="ce3" office:value-type="string" calcext:value-type="string">
            <text:p>06:00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8.40937</text:p>
          </table:table-cell>
          <table:table-cell table:style-name="ce8" office:value-type="string" calcext:value-type="string">
            <text:p>51.9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4];&quot;, &quot;;[.O214];&quot;]).addTo(mymap)&quot;;CHAR(10);&quot;.bindPopup(&quot;;CHAR(34);&quot;Typ: &quot;;[.R214];;[.S214];&quot;&lt;br&gt;UB 01: &quot;;[.AB214];&quot;&lt;br&gt;U1 01: &quot;;[.AC214];&quot;&lt;br&gt;UB 02: &quot;;[.AI214];&quot;&lt;br&gt;U1 02: &quot;;[.AJ214];CHAR(34);&quot;).openPopup();&quot;)" office:value-type="string" office:string-value="L.marker([51.8946, 8.38105]).addTo(mymap)&#10;.bindPopup(&quot;Typ: 243&lt;br&gt;UB 01: 21&lt;br&gt;U1 01: 35&lt;br&gt;UB 02: 71&lt;br&gt;U1 02: &quot;).openPopup();" calcext:value-type="string">
            <text:p>L.marker([51.8946, 8.38105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0-27" calcext:value-type="date">
            <text:p>27.10.2015</text:p>
          </table:table-cell>
          <table:table-cell table:style-name="ce3" office:value-type="string" calcext:value-type="string">
            <text:p>07:51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Tiefenweg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8.38105</text:p>
          </table:table-cell>
          <table:table-cell table:style-name="ce8" office:value-type="string" calcext:value-type="string">
            <text:p>51.89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5];&quot;, &quot;;[.O215];&quot;]).addTo(mymap)&quot;;CHAR(10);&quot;.bindPopup(&quot;;CHAR(34);&quot;Typ: &quot;;[.R215];;[.S215];&quot;&lt;br&gt;UB 01: &quot;;[.AB215];&quot;&lt;br&gt;U1 01: &quot;;[.AC215];&quot;&lt;br&gt;UB 02: &quot;;[.AI215];&quot;&lt;br&gt;U1 02: &quot;;[.AJ215];CHAR(34);&quot;).openPopup();&quot;)" office:value-type="string" office:string-value="L.marker([51.9144, 8.38156]).addTo(mymap)&#10;.bindPopup(&quot;Typ: 183&lt;br&gt;UB 01: 71&lt;br&gt;U1 01: 10&lt;br&gt;UB 02: &lt;br&gt;U1 02: &quot;).openPopup();" calcext:value-type="string">
            <text:p>L.marker([51.9144, 8.38156]).addTo(mymap)</text:p>
            <text:p>.bindPopup("Typ: 183&lt;br&gt;UB 01: 71&lt;br&gt;U1 01: 10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0-27" calcext:value-type="date">
            <text:p>27.10.2015</text:p>
          </table:table-cell>
          <table:table-cell table:style-name="ce3" office:value-type="string" calcext:value-type="string">
            <text:p>13:15</text:p>
          </table:table-cell>
          <table:table-cell table:style-name="ce3" office:value-type="string" calcext:value-type="string">
            <text:p>Kahlertstraße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156</text:p>
          </table:table-cell>
          <table:table-cell table:style-name="ce8" office:value-type="string" calcext:value-type="string">
            <text:p>51.9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6];&quot;, &quot;;[.O216];&quot;]).addTo(mymap)&quot;;CHAR(10);&quot;.bindPopup(&quot;;CHAR(34);&quot;Typ: &quot;;[.R216];;[.S216];&quot;&lt;br&gt;UB 01: &quot;;[.AB216];&quot;&lt;br&gt;U1 01: &quot;;[.AC216];&quot;&lt;br&gt;UB 02: &quot;;[.AI216];&quot;&lt;br&gt;U1 02: &quot;;[.AJ216];CHAR(34);&quot;).openPopup();&quot;)" office:value-type="string" office:string-value="L.marker([51.8878, 8.37475]).addTo(mymap)&#10;.bindPopup(&quot;Typ: 243&lt;br&gt;UB 01: 21&lt;br&gt;U1 01: 35&lt;br&gt;UB 02: 71&lt;br&gt;U1 02: &quot;).openPopup();" calcext:value-type="string">
            <text:p>L.marker([51.8878, 8.37475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10-31" calcext:value-type="date">
            <text:p>31.10.2015</text:p>
          </table:table-cell>
          <table:table-cell table:style-name="ce3" office:value-type="string" calcext:value-type="string">
            <text:p>12:43</text:p>
          </table:table-cell>
          <table:table-cell table:style-name="ce3" office:value-type="string" calcext:value-type="string">
            <text:p>Brockweg</text:p>
          </table:table-cell>
          <table:table-cell table:style-name="ce3" office:value-type="string" calcext:value-type="string">
            <text:p>Kattenstrother Weg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7475</text:p>
          </table:table-cell>
          <table:table-cell table:style-name="ce8" office:value-type="string" calcext:value-type="string">
            <text:p>51.88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12"/>
        </table:table-row>
        <table:table-row table:style-name="ro2">
          <table:table-cell table:formula="of:=CONCATENATE(&quot;L.marker([&quot;;[.P217];&quot;, &quot;;[.O217];&quot;]).addTo(mymap)&quot;;CHAR(10);&quot;.bindPopup(&quot;;CHAR(34);&quot;Typ: &quot;;[.R217];;[.S217];&quot;&lt;br&gt;UB 01: &quot;;[.AB217];&quot;&lt;br&gt;U1 01: &quot;;[.AC217];&quot;&lt;br&gt;UB 02: &quot;;[.AI217];&quot;&lt;br&gt;U1 02: &quot;;[.AJ217];CHAR(34);&quot;).openPopup();&quot;)" office:value-type="string" office:string-value="L.marker([51.8921, 8.36534]).addTo(mymap)&#10;.bindPopup(&quot;Typ: 224&lt;br&gt;UB 01: 21&lt;br&gt;U1 01: 35&lt;br&gt;UB 02: 71&lt;br&gt;U1 02: &quot;).openPopup();" calcext:value-type="string">
            <text:p>L.marker([51.8921, 8.36534]).addTo(mymap)</text:p>
            <text:p>.bindPopup("Typ: 224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03" calcext:value-type="date">
            <text:p>03.11.2015</text:p>
          </table:table-cell>
          <table:table-cell table:style-name="ce3" office:value-type="string" calcext:value-type="string">
            <text:p>13:33</text:p>
          </table:table-cell>
          <table:table-cell table:style-name="ce3" office:value-type="string" calcext:value-type="string">
            <text:p>Wiedenbrücker Straße</text:p>
          </table:table-cell>
          <table:table-cell table:style-name="ce3" office:value-type="string" calcext:value-type="string">
            <text:p>Südrin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534</text:p>
          </table:table-cell>
          <table:table-cell table:style-name="ce8" office:value-type="string" calcext:value-type="string">
            <text:p>51.89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18];&quot;, &quot;;[.O218];&quot;]).addTo(mymap)&quot;;CHAR(10);&quot;.bindPopup(&quot;;CHAR(34);&quot;Typ: &quot;;[.R218];;[.S218];&quot;&lt;br&gt;UB 01: &quot;;[.AB218];&quot;&lt;br&gt;U1 01: &quot;;[.AC218];&quot;&lt;br&gt;UB 02: &quot;;[.AI218];&quot;&lt;br&gt;U1 02: &quot;;[.AJ218];CHAR(34);&quot;).openPopup();&quot;)" office:value-type="string" office:string-value="L.marker([51.9005, 8.40471]).addTo(mymap)&#10;.bindPopup(&quot;Typ: 621&lt;br&gt;UB 01: 21&lt;br&gt;U1 01: 14&lt;br&gt;UB 02: 21&lt;br&gt;U1 02: &quot;).openPopup();" calcext:value-type="string">
            <text:p>L.marker([51.9005, 8.40471]).addTo(mymap)</text:p>
            <text:p>.bindPopup("Typ: 621&lt;br&gt;UB 01: 21&lt;br&gt;U1 01: 14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03" calcext:value-type="date">
            <text:p>03.11.2015</text:p>
          </table:table-cell>
          <table:table-cell table:style-name="ce3" office:value-type="string" calcext:value-type="string">
            <text:p>11:35</text:p>
          </table:table-cell>
          <table:table-cell table:style-name="ce3" office:value-type="string" calcext:value-type="string">
            <text:p>Stadtring Sundern</text:p>
          </table:table-cell>
          <table:table-cell table:style-name="ce3" office:value-type="string" calcext:value-type="string">
            <text:p>Am Anger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0471</text:p>
          </table:table-cell>
          <table:table-cell table:style-name="ce8" office:value-type="string" calcext:value-type="string">
            <text:p>51.9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12"/>
        </table:table-row>
        <table:table-row table:style-name="ro2">
          <table:table-cell table:formula="of:=CONCATENATE(&quot;L.marker([&quot;;[.P219];&quot;, &quot;;[.O219];&quot;]).addTo(mymap)&quot;;CHAR(10);&quot;.bindPopup(&quot;;CHAR(34);&quot;Typ: &quot;;[.R219];;[.S219];&quot;&lt;br&gt;UB 01: &quot;;[.AB219];&quot;&lt;br&gt;U1 01: &quot;;[.AC219];&quot;&lt;br&gt;UB 02: &quot;;[.AI219];&quot;&lt;br&gt;U1 02: &quot;;[.AJ219];CHAR(34);&quot;).openPopup();&quot;)" office:value-type="string" office:string-value="L.marker([51.8928, 8.38276]).addTo(mymap)&#10;.bindPopup(&quot;Typ: 581&lt;br&gt;UB 01: 40&lt;br&gt;U1 01: 45&lt;br&gt;UB 02: 71&lt;br&gt;U1 02: &quot;).openPopup();" calcext:value-type="string">
            <text:p>L.marker([51.8928, 8.38276]).addTo(mymap)</text:p>
            <text:p>.bindPopup("Typ: 581&lt;br&gt;UB 01: 40&lt;br&gt;U1 01: 4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03" calcext:value-type="date">
            <text:p>03.11.2015</text:p>
          </table:table-cell>
          <table:table-cell table:style-name="ce3" office:value-type="string" calcext:value-type="string">
            <text:p>10:58</text:p>
          </table:table-cell>
          <table:table-cell table:style-name="ce3" office:value-type="string" calcext:value-type="string">
            <text:p>Neuenkirchener Straße</text:p>
          </table:table-cell>
          <table:table-cell table:style-name="ce6"/>
          <table:table-cell table:style-name="ce3" office:value-type="string" calcext:value-type="string">
            <text:p>103a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8.38276</text:p>
          </table:table-cell>
          <table:table-cell table:style-name="ce8" office:value-type="string" calcext:value-type="string">
            <text:p>51.89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0];&quot;, &quot;;[.O220];&quot;]).addTo(mymap)&quot;;CHAR(10);&quot;.bindPopup(&quot;;CHAR(34);&quot;Typ: &quot;;[.R220];;[.S220];&quot;&lt;br&gt;UB 01: &quot;;[.AB220];&quot;&lt;br&gt;U1 01: &quot;;[.AC220];&quot;&lt;br&gt;UB 02: &quot;;[.AI220];&quot;&lt;br&gt;U1 02: &quot;;[.AJ220];CHAR(34);&quot;).openPopup();&quot;)" office:value-type="string" office:string-value="L.marker([51.905, 8.37997]).addTo(mymap)&#10;.bindPopup(&quot;Typ: 399&lt;br&gt;UB 01: 71&lt;br&gt;U1 01: 49&lt;br&gt;UB 02: 71&lt;br&gt;U1 02: &quot;).openPopup();" calcext:value-type="string">
            <text:p>L.marker([51.905, 8.37997]).addTo(mymap)</text:p>
            <text:p>.bindPopup("Typ: 399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1-04" calcext:value-type="date">
            <text:p>04.11.2015</text:p>
          </table:table-cell>
          <table:table-cell table:style-name="ce3" office:value-type="string" calcext:value-type="string">
            <text:p>11:50</text:p>
          </table:table-cell>
          <table:table-cell table:style-name="ce3" office:value-type="string" calcext:value-type="string">
            <text:p>Kirchstraße</text:p>
          </table:table-cell>
          <table:table-cell table:style-name="ce3" office:value-type="string" calcext:value-type="string">
            <text:p>Christian-Heyden-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997</text:p>
          </table:table-cell>
          <table:table-cell table:style-name="ce8" office:value-type="string" calcext:value-type="string">
            <text:p>51.90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1];&quot;, &quot;;[.O221];&quot;]).addTo(mymap)&quot;;CHAR(10);&quot;.bindPopup(&quot;;CHAR(34);&quot;Typ: &quot;;[.R221];;[.S221];&quot;&lt;br&gt;UB 01: &quot;;[.AB221];&quot;&lt;br&gt;U1 01: &quot;;[.AC221];&quot;&lt;br&gt;UB 02: &quot;;[.AI221];&quot;&lt;br&gt;U1 02: &quot;;[.AJ221];CHAR(34);&quot;).openPopup();&quot;)" office:value-type="string" office:string-value="L.marker([51.8979, 8.37534]).addTo(mymap)&#10;.bindPopup(&quot;Typ: 341&lt;br&gt;UB 01: 21&lt;br&gt;U1 01: 28&lt;br&gt;UB 02: 71&lt;br&gt;U1 02: &quot;).openPopup();" calcext:value-type="string">
            <text:p>L.marker([51.8979, 8.37534]).addTo(mymap)</text:p>
            <text:p>.bindPopup("Typ: 341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1-04" calcext:value-type="date">
            <text:p>04.11.2015</text:p>
          </table:table-cell>
          <table:table-cell table:style-name="ce3" office:value-type="string" calcext:value-type="string">
            <text:p>15:04</text:p>
          </table:table-cell>
          <table:table-cell table:style-name="ce3" office:value-type="string" calcext:value-type="string">
            <text:p>Brockweg</text:p>
          </table:table-cell>
          <table:table-cell table:style-name="ce3" office:value-type="string" calcext:value-type="string">
            <text:p>Schledebrück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8.37534</text:p>
          </table:table-cell>
          <table:table-cell table:style-name="ce8" office:value-type="string" calcext:value-type="string">
            <text:p>51.897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2];&quot;, &quot;;[.O222];&quot;]).addTo(mymap)&quot;;CHAR(10);&quot;.bindPopup(&quot;;CHAR(34);&quot;Typ: &quot;;[.R222];;[.S222];&quot;&lt;br&gt;UB 01: &quot;;[.AB222];&quot;&lt;br&gt;U1 01: &quot;;[.AC222];&quot;&lt;br&gt;UB 02: &quot;;[.AI222];&quot;&lt;br&gt;U1 02: &quot;;[.AJ222];CHAR(34);&quot;).openPopup();&quot;)" office:value-type="string" office:string-value="L.marker([51.8939, 8.38167]).addTo(mymap)&#10;.bindPopup(&quot;Typ: 299&lt;br&gt;UB 01: 21&lt;br&gt;U1 01: 49&lt;br&gt;UB 02: 71&lt;br&gt;U1 02: &quot;).openPopup();" calcext:value-type="string">
            <text:p>L.marker([51.8939, 8.38167]).addTo(mymap)</text:p>
            <text:p>.bindPopup("Typ: 299&lt;br&gt;UB 01: 2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1-04" calcext:value-type="date">
            <text:p>04.11.2015</text:p>
          </table:table-cell>
          <table:table-cell table:style-name="ce3" office:value-type="string" calcext:value-type="string">
            <text:p>11:35</text:p>
          </table:table-cell>
          <table:table-cell table:style-name="ce3" office:value-type="string" calcext:value-type="string">
            <text:p>Neuenkirchener Straße</text:p>
          </table:table-cell>
          <table:table-cell table:style-name="ce3" office:value-type="string" calcext:value-type="string">
            <text:p>Von-Recklinghausen-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8.38167</text:p>
          </table:table-cell>
          <table:table-cell table:style-name="ce8" office:value-type="string" calcext:value-type="string">
            <text:p>51.89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3];&quot;, &quot;;[.O223];&quot;]).addTo(mymap)&quot;;CHAR(10);&quot;.bindPopup(&quot;;CHAR(34);&quot;Typ: &quot;;[.R223];;[.S223];&quot;&lt;br&gt;UB 01: &quot;;[.AB223];&quot;&lt;br&gt;U1 01: &quot;;[.AC223];&quot;&lt;br&gt;UB 02: &quot;;[.AI223];&quot;&lt;br&gt;U1 02: &quot;;[.AJ223];CHAR(34);&quot;).openPopup();&quot;)" office:value-type="string" office:string-value="L.marker([51.9132, 8.36805]).addTo(mymap)&#10;.bindPopup(&quot;Typ: 342&lt;br&gt;UB 01: 21&lt;br&gt;U1 01: 37&lt;br&gt;UB 02: 71&lt;br&gt;U1 02: 11&quot;).openPopup();" calcext:value-type="string">
            <text:p>L.marker([51.9132, 8.36805]).addTo(mymap)</text:p>
            <text:p>.bindPopup("Typ: 342&lt;br&gt;UB 01: 21&lt;br&gt;U1 01: 37&lt;br&gt;UB 02: 71&lt;br&gt;U1 02: 1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1-06" calcext:value-type="date">
            <text:p>06.11.2015</text:p>
          </table:table-cell>
          <table:table-cell table:style-name="ce3" office:value-type="string" calcext:value-type="string">
            <text:p>18:30</text:p>
          </table:table-cell>
          <table:table-cell table:style-name="ce3" office:value-type="string" calcext:value-type="string">
            <text:p>Nordring</text:p>
          </table:table-cell>
          <table:table-cell table:style-name="ce6"/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8.36805</text:p>
          </table:table-cell>
          <table:table-cell table:style-name="ce8" office:value-type="string" calcext:value-type="string">
            <text:p>51.91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4];&quot;, &quot;;[.O224];&quot;]).addTo(mymap)&quot;;CHAR(10);&quot;.bindPopup(&quot;;CHAR(34);&quot;Typ: &quot;;[.R224];;[.S224];&quot;&lt;br&gt;UB 01: &quot;;[.AB224];&quot;&lt;br&gt;U1 01: &quot;;[.AC224];&quot;&lt;br&gt;UB 02: &quot;;[.AI224];&quot;&lt;br&gt;U1 02: &quot;;[.AJ224];CHAR(34);&quot;).openPopup();&quot;)" office:value-type="string" office:string-value="L.marker([51.9043, 8.37544]).addTo(mymap)&#10;.bindPopup(&quot;Typ: 799&lt;br&gt;UB 01: 71&lt;br&gt;U1 01: 49&lt;br&gt;UB 02: 71&lt;br&gt;U1 02: &quot;).openPopup();" calcext:value-type="string">
            <text:p>L.marker([51.9043, 8.37544]).addTo(mymap)</text:p>
            <text:p>.bindPopup("Typ: 799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10" calcext:value-type="date">
            <text:p>10.11.2015</text:p>
          </table:table-cell>
          <table:table-cell table:style-name="ce3" office:value-type="string" calcext:value-type="string">
            <text:p>10:30</text:p>
          </table:table-cell>
          <table:table-cell table:style-name="ce3" office:value-type="string" calcext:value-type="string">
            <text:p>Blessenstätte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44</text:p>
          </table:table-cell>
          <table:table-cell table:style-name="ce8" office:value-type="string" calcext:value-type="string">
            <text:p>51.90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5];&quot;, &quot;;[.O225];&quot;]).addTo(mymap)&quot;;CHAR(10);&quot;.bindPopup(&quot;;CHAR(34);&quot;Typ: &quot;;[.R225];;[.S225];&quot;&lt;br&gt;UB 01: &quot;;[.AB225];&quot;&lt;br&gt;U1 01: &quot;;[.AC225];&quot;&lt;br&gt;UB 02: &quot;;[.AI225];&quot;&lt;br&gt;U1 02: &quot;;[.AJ225];CHAR(34);&quot;).openPopup();&quot;)" office:value-type="string" office:string-value="L.marker([51.9002, 8.37318]).addTo(mymap)&#10;.bindPopup(&quot;Typ: 321&lt;br&gt;UB 01: 72&lt;br&gt;U1 01: 31&lt;br&gt;UB 02: 21&lt;br&gt;U1 02: &quot;).openPopup();" calcext:value-type="string">
            <text:p>L.marker([51.9002, 8.37318]).addTo(mymap)</text:p>
            <text:p>.bindPopup("Typ: 321&lt;br&gt;UB 01: 72&lt;br&gt;U1 01: 3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10" calcext:value-type="date">
            <text:p>10.11.2015</text:p>
          </table:table-cell>
          <table:table-cell table:style-name="ce3" office:value-type="string" calcext:value-type="string">
            <text:p>11:00</text:p>
          </table:table-cell>
          <table:table-cell table:style-name="ce3" office:value-type="string" calcext:value-type="string">
            <text:p>Unter den Ulmen</text:p>
          </table:table-cell>
          <table:table-cell table:style-name="ce3" office:value-type="string" calcext:value-type="string">
            <text:p>Feuerborn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8.37318</text:p>
          </table:table-cell>
          <table:table-cell table:style-name="ce8" office:value-type="string" calcext:value-type="string">
            <text:p>51.90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6];&quot;, &quot;;[.O226];&quot;]).addTo(mymap)&quot;;CHAR(10);&quot;.bindPopup(&quot;;CHAR(34);&quot;Typ: &quot;;[.R226];;[.S226];&quot;&lt;br&gt;UB 01: &quot;;[.AB226];&quot;&lt;br&gt;U1 01: &quot;;[.AC226];&quot;&lt;br&gt;UB 02: &quot;;[.AI226];&quot;&lt;br&gt;U1 02: &quot;;[.AJ226];CHAR(34);&quot;).openPopup();&quot;)" office:value-type="string" office:string-value="L.marker([51.9045, 8.37735]).addTo(mymap)&#10;.bindPopup(&quot;Typ: 711&lt;br&gt;UB 01: 21&lt;br&gt;U1 01: 36&lt;br&gt;UB 02: 72&lt;br&gt;U1 02: &quot;).openPopup();" calcext:value-type="string">
            <text:p>L.marker([51.9045, 8.37735]).addTo(mymap)</text:p>
            <text:p>.bindPopup("Typ: 711&lt;br&gt;UB 01: 21&lt;br&gt;U1 01: 36&lt;br&gt;UB 02: 72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1-11" calcext:value-type="date">
            <text:p>11.11.2015</text:p>
          </table:table-cell>
          <table:table-cell table:style-name="ce3" office:value-type="string" calcext:value-type="string">
            <text:p>10:16</text:p>
          </table:table-cell>
          <table:table-cell table:style-name="ce3" office:value-type="string" calcext:value-type="string">
            <text:p>Kirchstraße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735</text:p>
          </table:table-cell>
          <table:table-cell table:style-name="ce8" office:value-type="string" calcext:value-type="string">
            <text:p>51.90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6" table:number-columns-repeated="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7];&quot;, &quot;;[.O227];&quot;]).addTo(mymap)&quot;;CHAR(10);&quot;.bindPopup(&quot;;CHAR(34);&quot;Typ: &quot;;[.R227];;[.S227];&quot;&lt;br&gt;UB 01: &quot;;[.AB227];&quot;&lt;br&gt;U1 01: &quot;;[.AC227];&quot;&lt;br&gt;UB 02: &quot;;[.AI227];&quot;&lt;br&gt;U1 02: &quot;;[.AJ227];CHAR(34);&quot;).openPopup();&quot;)" office:value-type="string" office:string-value="L.marker([51.9049, 8.39568]).addTo(mymap)&#10;.bindPopup(&quot;Typ: 61&lt;br&gt;UB 01: 71&lt;br&gt;U1 01: 10&lt;br&gt;UB 02: 71&lt;br&gt;U1 02: 10&quot;).openPopup();" calcext:value-type="string">
            <text:p>L.marker([51.9049, 8.39568]).addTo(mymap)</text:p>
            <text:p>.bindPopup("Typ: 61&lt;br&gt;UB 01: 71&lt;br&gt;U1 01: 10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1-12" calcext:value-type="date">
            <text:p>12.11.2015</text:p>
          </table:table-cell>
          <table:table-cell table:style-name="ce3" office:value-type="string" calcext:value-type="string">
            <text:p>13:34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8.39568</text:p>
          </table:table-cell>
          <table:table-cell table:style-name="ce8" office:value-type="string" calcext:value-type="string">
            <text:p>51.90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8];&quot;, &quot;;[.O228];&quot;]).addTo(mymap)&quot;;CHAR(10);&quot;.bindPopup(&quot;;CHAR(34);&quot;Typ: &quot;;[.R228];;[.S228];&quot;&lt;br&gt;UB 01: &quot;;[.AB228];&quot;&lt;br&gt;U1 01: &quot;;[.AC228];&quot;&lt;br&gt;UB 02: &quot;;[.AI228];&quot;&lt;br&gt;U1 02: &quot;;[.AJ228];CHAR(34);&quot;).openPopup();&quot;)" office:value-type="string" office:string-value="L.marker([51.9044, 8.37733]).addTo(mymap)&#10;.bindPopup(&quot;Typ: 223&lt;br&gt;UB 01: 21&lt;br&gt;U1 01: 35&lt;br&gt;UB 02: 71&lt;br&gt;U1 02: 10&quot;).openPopup();" calcext:value-type="string">
            <text:p>L.marker([51.9044, 8.37733]).addTo(mymap)</text:p>
            <text:p>.bindPopup("Typ: 223&lt;br&gt;UB 01: 21&lt;br&gt;U1 01: 35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11-14" calcext:value-type="date">
            <text:p>14.11.2015</text:p>
          </table:table-cell>
          <table:table-cell table:style-name="ce3" office:value-type="string" calcext:value-type="string">
            <text:p>23:30</text:p>
          </table:table-cell>
          <table:table-cell table:style-name="ce3" office:value-type="string" calcext:value-type="string">
            <text:p>Blessenstätte</text:p>
          </table:table-cell>
          <table:table-cell table:style-name="ce3" office:value-type="string" calcext:value-type="string">
            <text:p>Dalke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733</text:p>
          </table:table-cell>
          <table:table-cell table:style-name="ce8" office:value-type="string" calcext:value-type="string">
            <text:p>51.90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29];&quot;, &quot;;[.O229];&quot;]).addTo(mymap)&quot;;CHAR(10);&quot;.bindPopup(&quot;;CHAR(34);&quot;Typ: &quot;;[.R229];;[.S229];&quot;&lt;br&gt;UB 01: &quot;;[.AB229];&quot;&lt;br&gt;U1 01: &quot;;[.AC229];&quot;&lt;br&gt;UB 02: &quot;;[.AI229];&quot;&lt;br&gt;U1 02: &quot;;[.AJ229];CHAR(34);&quot;).openPopup();&quot;)" office:value-type="string" office:string-value="L.marker([51.908, 8.38423]).addTo(mymap)&#10;.bindPopup(&quot;Typ: 372&lt;br&gt;UB 01: 21&lt;br&gt;U1 01: 49&lt;br&gt;UB 02: 71&lt;br&gt;U1 02: 49&quot;).openPopup();" calcext:value-type="string">
            <text:p>L.marker([51.908, 8.38423]).addTo(mymap)</text:p>
            <text:p>.bindPopup("Typ: 372&lt;br&gt;UB 01: 21&lt;br&gt;U1 01: 49&lt;br&gt;UB 02: 71&lt;br&gt;U1 02: 49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11-14" calcext:value-type="date">
            <text:p>14.11.2015</text:p>
          </table:table-cell>
          <table:table-cell table:style-name="ce3" office:value-type="string" calcext:value-type="string">
            <text:p>12:00</text:p>
          </table:table-cell>
          <table:table-cell table:style-name="ce3" office:value-type="string" calcext:value-type="string">
            <text:p>Kaiserstraße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423</text:p>
          </table:table-cell>
          <table:table-cell table:style-name="ce8" office:value-type="string" calcext:value-type="string">
            <text:p>51.90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0];&quot;, &quot;;[.O230];&quot;]).addTo(mymap)&quot;;CHAR(10);&quot;.bindPopup(&quot;;CHAR(34);&quot;Typ: &quot;;[.R230];;[.S230];&quot;&lt;br&gt;UB 01: &quot;;[.AB230];&quot;&lt;br&gt;U1 01: &quot;;[.AC230];&quot;&lt;br&gt;UB 02: &quot;;[.AI230];&quot;&lt;br&gt;U1 02: &quot;;[.AJ230];CHAR(34);&quot;).openPopup();&quot;)" office:value-type="string" office:string-value="L.marker([51.9039, 8.40558]).addTo(mymap)&#10;.bindPopup(&quot;Typ: 243&lt;br&gt;UB 01: 44&lt;br&gt;U1 01: 35&lt;br&gt;UB 02: 71&lt;br&gt;U1 02: &quot;).openPopup();" calcext:value-type="string">
            <text:p>L.marker([51.9039, 8.40558]).addTo(mymap)</text:p>
            <text:p>.bindPopup("Typ: 243&lt;br&gt;UB 01: 44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1-16" calcext:value-type="date">
            <text:p>16.11.2015</text:p>
          </table:table-cell>
          <table:table-cell table:style-name="ce3" office:value-type="string" calcext:value-type="string">
            <text:p>07:25</text:p>
          </table:table-cell>
          <table:table-cell table:style-name="ce3" office:value-type="string" calcext:value-type="string">
            <text:p>Sundernstraße</text:p>
          </table:table-cell>
          <table:table-cell table:style-name="ce3" office:value-type="string" calcext:value-type="string">
            <text:p>Stadtring Sundern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8.40558</text:p>
          </table:table-cell>
          <table:table-cell table:style-name="ce8" office:value-type="string" calcext:value-type="string">
            <text:p>51.90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1];&quot;, &quot;;[.O231];&quot;]).addTo(mymap)&quot;;CHAR(10);&quot;.bindPopup(&quot;;CHAR(34);&quot;Typ: &quot;;[.R231];;[.S231];&quot;&lt;br&gt;UB 01: &quot;;[.AB231];&quot;&lt;br&gt;U1 01: &quot;;[.AC231];&quot;&lt;br&gt;UB 02: &quot;;[.AI231];&quot;&lt;br&gt;U1 02: &quot;;[.AJ231];CHAR(34);&quot;).openPopup();&quot;)" office:value-type="string" office:string-value="L.marker([51.9292, 8.40939]).addTo(mymap)&#10;.bindPopup(&quot;Typ: 372&lt;br&gt;UB 01: 71&lt;br&gt;U1 01: 37&lt;br&gt;UB 02: 21&lt;br&gt;U1 02: &quot;).openPopup();" calcext:value-type="string">
            <text:p>L.marker([51.9292, 8.40939]).addTo(mymap)</text:p>
            <text:p>.bindPopup("Typ: 372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17" calcext:value-type="date">
            <text:p>17.11.2015</text:p>
          </table:table-cell>
          <table:table-cell table:style-name="ce3" office:value-type="string" calcext:value-type="string">
            <text:p>15:50</text:p>
          </table:table-cell>
          <table:table-cell table:style-name="ce3" office:value-type="string" calcext:value-type="string">
            <text:p>Berliner Straße</text:p>
          </table:table-cell>
          <table:table-cell table:style-name="ce3" office:value-type="string" calcext:value-type="string">
            <text:p>Carl-Zeiss-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8.40939</text:p>
          </table:table-cell>
          <table:table-cell table:style-name="ce8" office:value-type="string" calcext:value-type="string">
            <text:p>51.9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2];&quot;, &quot;;[.O232];&quot;]).addTo(mymap)&quot;;CHAR(10);&quot;.bindPopup(&quot;;CHAR(34);&quot;Typ: &quot;;[.R232];;[.S232];&quot;&lt;br&gt;UB 01: &quot;;[.AB232];&quot;&lt;br&gt;U1 01: &quot;;[.AC232];&quot;&lt;br&gt;UB 02: &quot;;[.AI232];&quot;&lt;br&gt;U1 02: &quot;;[.AJ232];CHAR(34);&quot;).openPopup();&quot;)" office:value-type="string" office:string-value="L.marker([51.9049, 8.36454]).addTo(mymap)&#10;.bindPopup(&quot;Typ: 31&lt;br&gt;UB 01: 21&lt;br&gt;U1 01: 28&lt;br&gt;UB 02: 71&lt;br&gt;U1 02: 52&quot;).openPopup();" calcext:value-type="string">
            <text:p>L.marker([51.9049, 8.36454]).addTo(mymap)</text:p>
            <text:p>.bindPopup("Typ: 31&lt;br&gt;UB 01: 21&lt;br&gt;U1 01: 28&lt;br&gt;UB 02: 71&lt;br&gt;U1 02: 52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17" calcext:value-type="date">
            <text:p>17.11.2015</text:p>
          </table:table-cell>
          <table:table-cell table:style-name="ce3" office:value-type="string" calcext:value-type="string">
            <text:p>17:55</text:p>
          </table:table-cell>
          <table:table-cell table:style-name="ce3" office:value-type="string" calcext:value-type="string">
            <text:p>Alsenstraße</text:p>
          </table:table-cell>
          <table:table-cell table:style-name="ce3" office:value-type="string" calcext:value-type="string">
            <text:p>Wilhelm-Baumann-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454</text:p>
          </table:table-cell>
          <table:table-cell table:style-name="ce8" office:value-type="string" calcext:value-type="string">
            <text:p>51.904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3];&quot;, &quot;;[.O233];&quot;]).addTo(mymap)&quot;;CHAR(10);&quot;.bindPopup(&quot;;CHAR(34);&quot;Typ: &quot;;[.R233];;[.S233];&quot;&lt;br&gt;UB 01: &quot;;[.AB233];&quot;&lt;br&gt;U1 01: &quot;;[.AC233];&quot;&lt;br&gt;UB 02: &quot;;[.AI233];&quot;&lt;br&gt;U1 02: &quot;;[.AJ233];CHAR(34);&quot;).openPopup();&quot;)" office:value-type="string" office:string-value="L.marker([51.9051, 8.382]).addTo(mymap)&#10;.bindPopup(&quot;Typ: 551&lt;br&gt;UB 01: 21&lt;br&gt;U1 01: 37&lt;br&gt;UB 02: 71&lt;br&gt;U1 02: 11&quot;).openPopup();" calcext:value-type="string">
            <text:p>L.marker([51.9051, 8.382]).addTo(mymap)</text:p>
            <text:p>.bindPopup("Typ: 551&lt;br&gt;UB 01: 21&lt;br&gt;U1 01: 37&lt;br&gt;UB 02: 71&lt;br&gt;U1 02: 11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17" calcext:value-type="date">
            <text:p>17.11.2015</text:p>
          </table:table-cell>
          <table:table-cell table:style-name="ce3" office:value-type="string" calcext:value-type="string">
            <text:p>14:34</text:p>
          </table:table-cell>
          <table:table-cell table:style-name="ce3" office:value-type="string" calcext:value-type="string">
            <text:p>Kaiserstraße</text:p>
          </table:table-cell>
          <table:table-cell table:style-name="ce6" table:number-columns-repeated="2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2</text:p>
          </table:table-cell>
          <table:table-cell table:style-name="ce8" office:value-type="string" calcext:value-type="string">
            <text:p>51.905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4];&quot;, &quot;;[.O234];&quot;]).addTo(mymap)&quot;;CHAR(10);&quot;.bindPopup(&quot;;CHAR(34);&quot;Typ: &quot;;[.R234];;[.S234];&quot;&lt;br&gt;UB 01: &quot;;[.AB234];&quot;&lt;br&gt;U1 01: &quot;;[.AC234];&quot;&lt;br&gt;UB 02: &quot;;[.AI234];&quot;&lt;br&gt;U1 02: &quot;;[.AJ234];CHAR(34);&quot;).openPopup();&quot;)" office:value-type="string" office:string-value="L.marker([51.906, 8.36354]).addTo(mymap)&#10;.bindPopup(&quot;Typ: 371&lt;br&gt;UB 01: 71&lt;br&gt;U1 01: 37&lt;br&gt;UB 02: 21&lt;br&gt;U1 02: &quot;).openPopup();" calcext:value-type="string">
            <text:p>L.marker([51.906, 8.36354]).addTo(mymap)</text:p>
            <text:p>.bindPopup("Typ: 371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1-18" calcext:value-type="date">
            <text:p>18.11.2015</text:p>
          </table:table-cell>
          <table:table-cell table:style-name="ce3" office:value-type="string" calcext:value-type="string">
            <text:p>11:35</text:p>
          </table:table-cell>
          <table:table-cell table:style-name="ce3" office:value-type="string" calcext:value-type="string">
            <text:p>Saligmannsweg</text:p>
          </table:table-cell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354</text:p>
          </table:table-cell>
          <table:table-cell table:style-name="ce8" office:value-type="string" calcext:value-type="string">
            <text:p>51.9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5];&quot;, &quot;;[.O235];&quot;]).addTo(mymap)&quot;;CHAR(10);&quot;.bindPopup(&quot;;CHAR(34);&quot;Typ: &quot;;[.R235];;[.S235];&quot;&lt;br&gt;UB 01: &quot;;[.AB235];&quot;&lt;br&gt;U1 01: &quot;;[.AC235];&quot;&lt;br&gt;UB 02: &quot;;[.AI235];&quot;&lt;br&gt;U1 02: &quot;;[.AJ235];CHAR(34);&quot;).openPopup();&quot;)" office:value-type="string" office:string-value="L.marker([51.9084, 8.35919]).addTo(mymap)&#10;.bindPopup(&quot;Typ: 651&lt;br&gt;UB 01: 71&lt;br&gt;U1 01: 49&lt;br&gt;UB 02: 71&lt;br&gt;U1 02: &quot;).openPopup();" calcext:value-type="string">
            <text:p>L.marker([51.9084, 8.35919]).addTo(mymap)</text:p>
            <text:p>.bindPopup("Typ: 651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1-20" calcext:value-type="date">
            <text:p>20.11.2015</text:p>
          </table:table-cell>
          <table:table-cell table:style-name="ce3" office:value-type="string" calcext:value-type="string">
            <text:p>13:30</text:p>
          </table:table-cell>
          <table:table-cell table:style-name="ce3" office:value-type="string" calcext:value-type="string">
            <text:p>Westring</text:p>
          </table:table-cell>
          <table:table-cell table:style-name="ce3" office:value-type="string" calcext:value-type="string">
            <text:p>Grenzweg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8.35919</text:p>
          </table:table-cell>
          <table:table-cell table:style-name="ce8" office:value-type="string" calcext:value-type="string">
            <text:p>51.90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6];&quot;, &quot;;[.O236];&quot;]).addTo(mymap)&quot;;CHAR(10);&quot;.bindPopup(&quot;;CHAR(34);&quot;Typ: &quot;;[.R236];;[.S236];&quot;&lt;br&gt;UB 01: &quot;;[.AB236];&quot;&lt;br&gt;U1 01: &quot;;[.AC236];&quot;&lt;br&gt;UB 02: &quot;;[.AI236];&quot;&lt;br&gt;U1 02: &quot;;[.AJ236];CHAR(34);&quot;).openPopup();&quot;)" office:value-type="string" office:string-value="L.marker([51.9149, 8.3718]).addTo(mymap)&#10;.bindPopup(&quot;Typ: 371&lt;br&gt;UB 01: 71&lt;br&gt;U1 01: 37&lt;br&gt;UB 02: 21&lt;br&gt;U1 02: &quot;).openPopup();" calcext:value-type="string">
            <text:p>L.marker([51.9149, 8.3718]).addTo(mymap)</text:p>
            <text:p>.bindPopup("Typ: 371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11-21" calcext:value-type="date">
            <text:p>21.11.2015</text:p>
          </table:table-cell>
          <table:table-cell table:style-name="ce3" office:value-type="string" calcext:value-type="string">
            <text:p>16:51</text:p>
          </table:table-cell>
          <table:table-cell table:style-name="ce3" office:value-type="string" calcext:value-type="string">
            <text:p>Brockhäger 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8.3718</text:p>
          </table:table-cell>
          <table:table-cell table:style-name="ce8" office:value-type="string" calcext:value-type="string">
            <text:p>51.914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7];&quot;, &quot;;[.O237];&quot;]).addTo(mymap)&quot;;CHAR(10);&quot;.bindPopup(&quot;;CHAR(34);&quot;Typ: &quot;;[.R237];;[.S237];&quot;&lt;br&gt;UB 01: &quot;;[.AB237];&quot;&lt;br&gt;U1 01: &quot;;[.AC237];&quot;&lt;br&gt;UB 02: &quot;;[.AI237];&quot;&lt;br&gt;U1 02: &quot;;[.AJ237];CHAR(34);&quot;).openPopup();&quot;)" office:value-type="string" office:string-value="L.marker([51.9051, 8.37725]).addTo(mymap)&#10;.bindPopup(&quot;Typ: 372&lt;br&gt;UB 01: 71&lt;br&gt;U1 01: 10&lt;br&gt;UB 02: 21&lt;br&gt;U1 02: &quot;).openPopup();" calcext:value-type="string">
            <text:p>L.marker([51.9051, 8.37725]).addTo(mymap)</text:p>
            <text:p>.bindPopup("Typ: 372&lt;br&gt;UB 01: 71&lt;br&gt;U1 01: 10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1-23" calcext:value-type="date">
            <text:p>23.11.2015</text:p>
          </table:table-cell>
          <table:table-cell table:style-name="ce3" office:value-type="string" calcext:value-type="string">
            <text:p>11:00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725</text:p>
          </table:table-cell>
          <table:table-cell table:style-name="ce8" office:value-type="string" calcext:value-type="string">
            <text:p>51.90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8];&quot;, &quot;;[.O238];&quot;]).addTo(mymap)&quot;;CHAR(10);&quot;.bindPopup(&quot;;CHAR(34);&quot;Typ: &quot;;[.R238];;[.S238];&quot;&lt;br&gt;UB 01: &quot;;[.AB238];&quot;&lt;br&gt;U1 01: &quot;;[.AC238];&quot;&lt;br&gt;UB 02: &quot;;[.AI238];&quot;&lt;br&gt;U1 02: &quot;;[.AJ238];CHAR(34);&quot;).openPopup();&quot;)" office:value-type="string" office:string-value="L.marker([51.9033, 8.35893]).addTo(mymap)&#10;.bindPopup(&quot;Typ: 222&lt;br&gt;UB 01: 21&lt;br&gt;U1 01: 35&lt;br&gt;UB 02: 71&lt;br&gt;U1 02: 10&quot;).openPopup();" calcext:value-type="string">
            <text:p>L.marker([51.9033, 8.35893]).addTo(mymap)</text:p>
            <text:p>.bindPopup("Typ: 222&lt;br&gt;UB 01: 21&lt;br&gt;U1 01: 35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1-24" calcext:value-type="date">
            <text:p>24.11.2015</text:p>
          </table:table-cell>
          <table:table-cell table:style-name="ce3" office:value-type="string" calcext:value-type="string">
            <text:p>19:15</text:p>
          </table:table-cell>
          <table:table-cell table:style-name="ce3" office:value-type="string" calcext:value-type="string">
            <text:p>Westring</text:p>
          </table:table-cell>
          <table:table-cell table:style-name="ce3" office:value-type="string" calcext:value-type="string">
            <text:p>Herzebrocker 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5893</text:p>
          </table:table-cell>
          <table:table-cell table:style-name="ce8" office:value-type="string" calcext:value-type="string">
            <text:p>51.90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39];&quot;, &quot;;[.O239];&quot;]).addTo(mymap)&quot;;CHAR(10);&quot;.bindPopup(&quot;;CHAR(34);&quot;Typ: &quot;;[.R239];;[.S239];&quot;&lt;br&gt;UB 01: &quot;;[.AB239];&quot;&lt;br&gt;U1 01: &quot;;[.AC239];&quot;&lt;br&gt;UB 02: &quot;;[.AI239];&quot;&lt;br&gt;U1 02: &quot;;[.AJ239];CHAR(34);&quot;).openPopup();&quot;)" office:value-type="string" office:string-value="L.marker([51.8905, 8.3693]).addTo(mymap)&#10;.bindPopup(&quot;Typ: 261&lt;br&gt;UB 01: 21&lt;br&gt;U1 01: 11&lt;br&gt;UB 02: 71&lt;br&gt;U1 02: &quot;).openPopup();" calcext:value-type="string">
            <text:p>L.marker([51.8905, 8.3693]).addTo(mymap)</text:p>
            <text:p>.bindPopup("Typ: 261&lt;br&gt;UB 01: 21&lt;br&gt;U1 01: 1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1-25" calcext:value-type="date">
            <text:p>25.11.2015</text:p>
          </table:table-cell>
          <table:table-cell table:style-name="ce3" office:value-type="string" calcext:value-type="string">
            <text:p>11:11</text:p>
          </table:table-cell>
          <table:table-cell table:style-name="ce3" office:value-type="string" calcext:value-type="string">
            <text:p>Südring</text:p>
          </table:table-cell>
          <table:table-cell table:style-name="ce3" office:value-type="string" calcext:value-type="string">
            <text:p>Sonnenweg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93</text:p>
          </table:table-cell>
          <table:table-cell table:style-name="ce8" office:value-type="string" calcext:value-type="string">
            <text:p>51.89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0];&quot;, &quot;;[.O240];&quot;]).addTo(mymap)&quot;;CHAR(10);&quot;.bindPopup(&quot;;CHAR(34);&quot;Typ: &quot;;[.R240];;[.S240];&quot;&lt;br&gt;UB 01: &quot;;[.AB240];&quot;&lt;br&gt;U1 01: &quot;;[.AC240];&quot;&lt;br&gt;UB 02: &quot;;[.AI240];&quot;&lt;br&gt;U1 02: &quot;;[.AJ240];CHAR(34);&quot;).openPopup();&quot;)" office:value-type="string" office:string-value="L.marker([51.9114, 8.42542]).addTo(mymap)&#10;.bindPopup(&quot;Typ: 799&lt;br&gt;UB 01: 71&lt;br&gt;U1 01: 14&lt;br&gt;UB 02: &lt;br&gt;U1 02: &quot;).openPopup();" calcext:value-type="string">
            <text:p>L.marker([51.9114, 8.42542]).addTo(mymap)</text:p>
            <text:p>.bindPopup("Typ: 799&lt;br&gt;UB 01: 71&lt;br&gt;U1 01: 14&lt;br&gt;UB 02: 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1-27" calcext:value-type="date">
            <text:p>27.11.2015</text:p>
          </table:table-cell>
          <table:table-cell table:style-name="ce3" office:value-type="string" calcext:value-type="string">
            <text:p>14:10</text:p>
          </table:table-cell>
          <table:table-cell table:style-name="ce3" office:value-type="string" calcext:value-type="string">
            <text:p>Osnabrücker Landstraß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42542</text:p>
          </table:table-cell>
          <table:table-cell table:style-name="ce8" office:value-type="string" calcext:value-type="string">
            <text:p>51.91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10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1];&quot;, &quot;;[.O241];&quot;]).addTo(mymap)&quot;;CHAR(10);&quot;.bindPopup(&quot;;CHAR(34);&quot;Typ: &quot;;[.R241];;[.S241];&quot;&lt;br&gt;UB 01: &quot;;[.AB241];&quot;&lt;br&gt;U1 01: &quot;;[.AC241];&quot;&lt;br&gt;UB 02: &quot;;[.AI241];&quot;&lt;br&gt;U1 02: &quot;;[.AJ241];CHAR(34);&quot;).openPopup();&quot;)" office:value-type="string" office:string-value="L.marker([51.9187, 8.41748]).addTo(mymap)&#10;.bindPopup(&quot;Typ: 799&lt;br&gt;UB 01: 71&lt;br&gt;U1 01: 37&lt;br&gt;UB 02: 21&lt;br&gt;U1 02: &quot;).openPopup();" calcext:value-type="string">
            <text:p>L.marker([51.9187, 8.41748]).addTo(mymap)</text:p>
            <text:p>.bindPopup("Typ: 799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11-28" calcext:value-type="date">
            <text:p>28.11.2015</text:p>
          </table:table-cell>
          <table:table-cell table:style-name="ce3" office:value-type="string" calcext:value-type="string">
            <text:p>14:55</text:p>
          </table:table-cell>
          <table:table-cell table:style-name="ce3" office:value-type="string" calcext:value-type="string">
            <text:p>Hülsbrockstraße</text:p>
          </table:table-cell>
          <table:table-cell table:style-name="ce3" office:value-type="string" calcext:value-type="string">
            <text:p>Zum Stillen Frieden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8.41748</text:p>
          </table:table-cell>
          <table:table-cell table:style-name="ce8" office:value-type="string" calcext:value-type="string">
            <text:p>51.9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2];&quot;, &quot;;[.O242];&quot;]).addTo(mymap)&quot;;CHAR(10);&quot;.bindPopup(&quot;;CHAR(34);&quot;Typ: &quot;;[.R242];;[.S242];&quot;&lt;br&gt;UB 01: &quot;;[.AB242];&quot;&lt;br&gt;U1 01: &quot;;[.AC242];&quot;&lt;br&gt;UB 02: &quot;;[.AI242];&quot;&lt;br&gt;U1 02: &quot;;[.AJ242];CHAR(34);&quot;).openPopup();&quot;)" office:value-type="string" office:string-value="L.marker([51.9114, 8.42761]).addTo(mymap)&#10;.bindPopup(&quot;Typ: 341&lt;br&gt;UB 01: 21&lt;br&gt;U1 01: 35&lt;br&gt;UB 02: 71&lt;br&gt;U1 02: &quot;).openPopup();" calcext:value-type="string">
            <text:p>L.marker([51.9114, 8.42761]).addTo(mymap)</text:p>
            <text:p>.bindPopup("Typ: 34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1-30" calcext:value-type="date">
            <text:p>30.11.2015</text:p>
          </table:table-cell>
          <table:table-cell table:style-name="ce3" office:value-type="string" calcext:value-type="string">
            <text:p>21:47</text:p>
          </table:table-cell>
          <table:table-cell table:style-name="ce3" office:value-type="string" calcext:value-type="string">
            <text:p>Avenwedder Straße</text:p>
          </table:table-cell>
          <table:table-cell table:style-name="ce3" office:value-type="string" calcext:value-type="string">
            <text:p>Alte Spexarder 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8.42761</text:p>
          </table:table-cell>
          <table:table-cell table:style-name="ce8" office:value-type="string" calcext:value-type="string">
            <text:p>51.911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3];&quot;, &quot;;[.O243];&quot;]).addTo(mymap)&quot;;CHAR(10);&quot;.bindPopup(&quot;;CHAR(34);&quot;Typ: &quot;;[.R243];;[.S243];&quot;&lt;br&gt;UB 01: &quot;;[.AB243];&quot;&lt;br&gt;U1 01: &quot;;[.AC243];&quot;&lt;br&gt;UB 02: &quot;;[.AI243];&quot;&lt;br&gt;U1 02: &quot;;[.AJ243];CHAR(34);&quot;).openPopup();&quot;)" office:value-type="string" office:string-value="L.marker([51.9117, 8.39433]).addTo(mymap)&#10;.bindPopup(&quot;Typ: 211&lt;br&gt;UB 01: 21&lt;br&gt;U1 01: 35&lt;br&gt;UB 02: 71&lt;br&gt;U1 02: &quot;).openPopup();" calcext:value-type="string">
            <text:p>L.marker([51.9117, 8.39433]).addTo(mymap)</text:p>
            <text:p>.bindPopup("Typ: 211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1-30" calcext:value-type="date">
            <text:p>30.11.2015</text:p>
          </table:table-cell>
          <table:table-cell table:style-name="ce3" office:value-type="string" calcext:value-type="string">
            <text:p>13:45</text:p>
          </table:table-cell>
          <table:table-cell table:style-name="ce3" office:value-type="string" calcext:value-type="string">
            <text:p>Carl-Miele-Straße</text:p>
          </table:table-cell>
          <table:table-cell table:style-name="ce3" office:value-type="string" calcext:value-type="string">
            <text:p>Holzstraße</text:p>
          </table:table-cell>
          <table:table-cell table:style-name="ce6"/>
          <table:table-cell table:style-name="ce3" office:value-type="string" calcext:value-type="string">
            <text:p>K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8.39433</text:p>
          </table:table-cell>
          <table:table-cell table:style-name="ce8" office:value-type="string" calcext:value-type="string">
            <text:p>51.91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4];&quot;, &quot;;[.O244];&quot;]).addTo(mymap)&quot;;CHAR(10);&quot;.bindPopup(&quot;;CHAR(34);&quot;Typ: &quot;;[.R244];;[.S244];&quot;&lt;br&gt;UB 01: &quot;;[.AB244];&quot;&lt;br&gt;U1 01: &quot;;[.AC244];&quot;&lt;br&gt;UB 02: &quot;;[.AI244];&quot;&lt;br&gt;U1 02: &quot;;[.AJ244];CHAR(34);&quot;).openPopup();&quot;)" office:value-type="string" office:string-value="L.marker([51.9119, 8.43036]).addTo(mymap)&#10;.bindPopup(&quot;Typ: 714&lt;br&gt;UB 01: 21&lt;br&gt;U1 01: 36&lt;br&gt;UB 02: 71&lt;br&gt;U1 02: &quot;).openPopup();" calcext:value-type="string">
            <text:p>L.marker([51.9119, 8.43036]).addTo(mymap)</text:p>
            <text:p>.bindPopup("Typ: 714&lt;br&gt;UB 01: 21&lt;br&gt;U1 01: 36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2-02" calcext:value-type="date">
            <text:p>02.12.2015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Avenwedder Straße</text:p>
          </table:table-cell>
          <table:table-cell table:style-name="ce6"/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8.43036</text:p>
          </table:table-cell>
          <table:table-cell table:style-name="ce8" office:value-type="string" calcext:value-type="string">
            <text:p>51.91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5];&quot;, &quot;;[.O245];&quot;]).addTo(mymap)&quot;;CHAR(10);&quot;.bindPopup(&quot;;CHAR(34);&quot;Typ: &quot;;[.R245];;[.S245];&quot;&lt;br&gt;UB 01: &quot;;[.AB245];&quot;&lt;br&gt;U1 01: &quot;;[.AC245];&quot;&lt;br&gt;UB 02: &quot;;[.AI245];&quot;&lt;br&gt;U1 02: &quot;;[.AJ245];CHAR(34);&quot;).openPopup();&quot;)" office:value-type="string" office:string-value="L.marker([51.9046, 8.36567]).addTo(mymap)&#10;.bindPopup(&quot;Typ: 243&lt;br&gt;UB 01: 21&lt;br&gt;U1 01: 1&lt;br&gt;UB 02: 71&lt;br&gt;U1 02: &quot;).openPopup();" calcext:value-type="string">
            <text:p>L.marker([51.9046, 8.36567]).addTo(mymap)</text:p>
            <text:p>.bindPopup("Typ: 243&lt;br&gt;UB 01: 21&lt;br&gt;U1 01: 1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2-04" calcext:value-type="date">
            <text:p>04.12.2015</text:p>
          </table:table-cell>
          <table:table-cell table:style-name="ce3" office:value-type="string" calcext:value-type="string">
            <text:p>10:53</text:p>
          </table:table-cell>
          <table:table-cell table:style-name="ce3" office:value-type="string" calcext:value-type="string">
            <text:p>Herzebrocker Straße</text:p>
          </table:table-cell>
          <table:table-cell table:style-name="ce3" office:value-type="string" calcext:value-type="string">
            <text:p>Wies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567</text:p>
          </table:table-cell>
          <table:table-cell table:style-name="ce8" office:value-type="string" calcext:value-type="string">
            <text:p>51.90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6];&quot;, &quot;;[.O246];&quot;]).addTo(mymap)&quot;;CHAR(10);&quot;.bindPopup(&quot;;CHAR(34);&quot;Typ: &quot;;[.R246];;[.S246];&quot;&lt;br&gt;UB 01: &quot;;[.AB246];&quot;&lt;br&gt;U1 01: &quot;;[.AC246];&quot;&lt;br&gt;UB 02: &quot;;[.AI246];&quot;&lt;br&gt;U1 02: &quot;;[.AJ246];CHAR(34);&quot;).openPopup();&quot;)" office:value-type="string" office:string-value="L.marker([51.8849, 8.42533]).addTo(mymap)&#10;.bindPopup(&quot;Typ: 342&lt;br&gt;UB 01: 21&lt;br&gt;U1 01: 37&lt;br&gt;UB 02: 71&lt;br&gt;U1 02: &quot;).openPopup();" calcext:value-type="string">
            <text:p>L.marker([51.8849, 8.42533]).addTo(mymap)</text:p>
            <text:p>.bindPopup("Typ: 342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2-04" calcext:value-type="date">
            <text:p>04.12.2015</text:p>
          </table:table-cell>
          <table:table-cell table:style-name="ce3" office:value-type="string" calcext:value-type="string">
            <text:p>07:15</text:p>
          </table:table-cell>
          <table:table-cell table:style-name="ce3" office:value-type="string" calcext:value-type="string">
            <text:p>Verler Straße</text:p>
          </table:table-cell>
          <table:table-cell table:style-name="ce6"/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42533</text:p>
          </table:table-cell>
          <table:table-cell table:style-name="ce8" office:value-type="string" calcext:value-type="string">
            <text:p>51.88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7];&quot;, &quot;;[.O247];&quot;]).addTo(mymap)&quot;;CHAR(10);&quot;.bindPopup(&quot;;CHAR(34);&quot;Typ: &quot;;[.R247];;[.S247];&quot;&lt;br&gt;UB 01: &quot;;[.AB247];&quot;&lt;br&gt;U1 01: &quot;;[.AC247];&quot;&lt;br&gt;UB 02: &quot;;[.AI247];&quot;&lt;br&gt;U1 02: &quot;;[.AJ247];CHAR(34);&quot;).openPopup();&quot;)" office:value-type="string" office:string-value="L.marker([51.919, 8.37184]).addTo(mymap)&#10;.bindPopup(&quot;Typ: 243&lt;br&gt;UB 01: 21&lt;br&gt;U1 01: 35&lt;br&gt;UB 02: 71&lt;br&gt;U1 02: &quot;).openPopup();" calcext:value-type="string">
            <text:p>L.marker([51.919, 8.37184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i</text:p>
          </table:table-cell>
          <table:table-cell table:style-name="ce4" office:value-type="date" office:date-value="2015-12-08" calcext:value-type="date">
            <text:p>08.12.2015</text:p>
          </table:table-cell>
          <table:table-cell table:style-name="ce3" office:value-type="string" calcext:value-type="string">
            <text:p>13:24</text:p>
          </table:table-cell>
          <table:table-cell table:style-name="ce3" office:value-type="string" calcext:value-type="string">
            <text:p>Brockhäger Straße</text:p>
          </table:table-cell>
          <table:table-cell table:style-name="ce6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8.37184</text:p>
          </table:table-cell>
          <table:table-cell table:style-name="ce8" office:value-type="string" calcext:value-type="string">
            <text:p>51.9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8];&quot;, &quot;;[.O248];&quot;]).addTo(mymap)&quot;;CHAR(10);&quot;.bindPopup(&quot;;CHAR(34);&quot;Typ: &quot;;[.R248];;[.S248];&quot;&lt;br&gt;UB 01: &quot;;[.AB248];&quot;&lt;br&gt;U1 01: &quot;;[.AC248];&quot;&lt;br&gt;UB 02: &quot;;[.AI248];&quot;&lt;br&gt;U1 02: &quot;;[.AJ248];CHAR(34);&quot;).openPopup();&quot;)" office:value-type="string" office:string-value="L.marker([51.9002, 8.37294]).addTo(mymap)&#10;.bindPopup(&quot;Typ: 581&lt;br&gt;UB 01: 21&lt;br&gt;U1 01: 45&lt;br&gt;UB 02: 71&lt;br&gt;U1 02: 50&quot;).openPopup();" calcext:value-type="string">
            <text:p>L.marker([51.9002, 8.37294]).addTo(mymap)</text:p>
            <text:p>.bindPopup("Typ: 581&lt;br&gt;UB 01: 21&lt;br&gt;U1 01: 45&lt;br&gt;UB 02: 71&lt;br&gt;U1 02: 5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2-09" calcext:value-type="date">
            <text:p>09.12.2015</text:p>
          </table:table-cell>
          <table:table-cell table:style-name="ce3" office:value-type="string" calcext:value-type="string">
            <text:p>17:18</text:p>
          </table:table-cell>
          <table:table-cell table:style-name="ce3" office:value-type="string" calcext:value-type="string">
            <text:p>Bultmannstraß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294</text:p>
          </table:table-cell>
          <table:table-cell table:style-name="ce8" office:value-type="string" calcext:value-type="string">
            <text:p>51.90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0" calcext:value-type="float">
            <text:p>50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49];&quot;, &quot;;[.O249];&quot;]).addTo(mymap)&quot;;CHAR(10);&quot;.bindPopup(&quot;;CHAR(34);&quot;Typ: &quot;;[.R249];;[.S249];&quot;&lt;br&gt;UB 01: &quot;;[.AB249];&quot;&lt;br&gt;U1 01: &quot;;[.AC249];&quot;&lt;br&gt;UB 02: &quot;;[.AI249];&quot;&lt;br&gt;U1 02: &quot;;[.AJ249];CHAR(34);&quot;).openPopup();&quot;)" office:value-type="string" office:string-value="L.marker([51.9055, 8.39133]).addTo(mymap)&#10;.bindPopup(&quot;Typ: 342&lt;br&gt;UB 01: 21&lt;br&gt;U1 01: 37&lt;br&gt;UB 02: 71&lt;br&gt;U1 02: &quot;).openPopup();" calcext:value-type="string">
            <text:p>L.marker([51.9055, 8.39133]).addTo(mymap)</text:p>
            <text:p>.bindPopup("Typ: 342&lt;br&gt;UB 01: 21&lt;br&gt;U1 01: 37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2-09" calcext:value-type="date">
            <text:p>09.12.2015</text:p>
          </table:table-cell>
          <table:table-cell table:style-name="ce3" office:value-type="string" calcext:value-type="string">
            <text:p>18:33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9133</text:p>
          </table:table-cell>
          <table:table-cell table:style-name="ce8" office:value-type="string" calcext:value-type="string">
            <text:p>51.905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0];&quot;, &quot;;[.O250];&quot;]).addTo(mymap)&quot;;CHAR(10);&quot;.bindPopup(&quot;;CHAR(34);&quot;Typ: &quot;;[.R250];;[.S250];&quot;&lt;br&gt;UB 01: &quot;;[.AB250];&quot;&lt;br&gt;U1 01: &quot;;[.AC250];&quot;&lt;br&gt;UB 02: &quot;;[.AI250];&quot;&lt;br&gt;U1 02: &quot;;[.AJ250];CHAR(34);&quot;).openPopup();&quot;)" office:value-type="string" office:string-value="L.marker([51.9009, 8.39816]).addTo(mymap)&#10;.bindPopup(&quot;Typ: 223&lt;br&gt;UB 01: 21&lt;br&gt;U1 01: 35&lt;br&gt;UB 02: 71&lt;br&gt;U1 02: &quot;).openPopup();" calcext:value-type="string">
            <text:p>L.marker([51.9009, 8.39816]).addTo(mymap)</text:p>
            <text:p>.bindPopup("Typ: 22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2-11" calcext:value-type="date">
            <text:p>11.12.2015</text:p>
          </table:table-cell>
          <table:table-cell table:style-name="ce3" office:value-type="string" calcext:value-type="string">
            <text:p>07:52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Kampstraße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8.39816</text:p>
          </table:table-cell>
          <table:table-cell table:style-name="ce8" office:value-type="string" calcext:value-type="string">
            <text:p>51.90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1];&quot;, &quot;;[.O251];&quot;]).addTo(mymap)&quot;;CHAR(10);&quot;.bindPopup(&quot;;CHAR(34);&quot;Typ: &quot;;[.R251];;[.S251];&quot;&lt;br&gt;UB 01: &quot;;[.AB251];&quot;&lt;br&gt;U1 01: &quot;;[.AC251];&quot;&lt;br&gt;UB 02: &quot;;[.AI251];&quot;&lt;br&gt;U1 02: &quot;;[.AJ251];CHAR(34);&quot;).openPopup();&quot;)" office:value-type="string" office:string-value="L.marker([51.8832, 8.38131]).addTo(mymap)&#10;.bindPopup(&quot;Typ: 372&lt;br&gt;UB 01: 21&lt;br&gt;U1 01: 49&lt;br&gt;UB 02: 71&lt;br&gt;U1 02: 37&quot;).openPopup();" calcext:value-type="string">
            <text:p>L.marker([51.8832, 8.38131]).addTo(mymap)</text:p>
            <text:p>.bindPopup("Typ: 372&lt;br&gt;UB 01: 21&lt;br&gt;U1 01: 49&lt;br&gt;UB 02: 71&lt;br&gt;U1 02: 37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2-14" calcext:value-type="date">
            <text:p>14.12.2015</text:p>
          </table:table-cell>
          <table:table-cell table:style-name="ce3" office:value-type="string" calcext:value-type="string">
            <text:p>13:00</text:p>
          </table:table-cell>
          <table:table-cell table:style-name="ce3" office:value-type="string" calcext:value-type="string">
            <text:p>Stadtring Kattenstroth</text:p>
          </table:table-cell>
          <table:table-cell table:style-name="ce6"/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131</text:p>
          </table:table-cell>
          <table:table-cell table:style-name="ce8" office:value-type="string" calcext:value-type="string">
            <text:p>51.883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2];&quot;, &quot;;[.O252];&quot;]).addTo(mymap)&quot;;CHAR(10);&quot;.bindPopup(&quot;;CHAR(34);&quot;Typ: &quot;;[.R252];;[.S252];&quot;&lt;br&gt;UB 01: &quot;;[.AB252];&quot;&lt;br&gt;U1 01: &quot;;[.AC252];&quot;&lt;br&gt;UB 02: &quot;;[.AI252];&quot;&lt;br&gt;U1 02: &quot;;[.AJ252];CHAR(34);&quot;).openPopup();&quot;)" office:value-type="string" office:string-value="L.marker([51.8859, 8.35561]).addTo(mymap)&#10;.bindPopup(&quot;Typ: 31&lt;br&gt;UB 01: 71&lt;br&gt;U1 01: 28&lt;br&gt;UB 02: 21&lt;br&gt;U1 02: &quot;).openPopup();" calcext:value-type="string">
            <text:p>L.marker([51.8859, 8.35561]).addTo(mymap)</text:p>
            <text:p>.bindPopup("Typ: 31&lt;br&gt;UB 01: 71&lt;br&gt;U1 01: 28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2-16" calcext:value-type="date">
            <text:p>16.12.2015</text:p>
          </table:table-cell>
          <table:table-cell table:style-name="ce3" office:value-type="string" calcext:value-type="string">
            <text:p>17:50</text:p>
          </table:table-cell>
          <table:table-cell table:number-columns-repeated="2" table:style-name="ce3" office:value-type="string" calcext:value-type="string">
            <text:p>Hans-Böckler-Straß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561</text:p>
          </table:table-cell>
          <table:table-cell table:style-name="ce8" office:value-type="string" calcext:value-type="string">
            <text:p>51.885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3];&quot;, &quot;;[.O253];&quot;]).addTo(mymap)&quot;;CHAR(10);&quot;.bindPopup(&quot;;CHAR(34);&quot;Typ: &quot;;[.R253];;[.S253];&quot;&lt;br&gt;UB 01: &quot;;[.AB253];&quot;&lt;br&gt;U1 01: &quot;;[.AC253];&quot;&lt;br&gt;UB 02: &quot;;[.AI253];&quot;&lt;br&gt;U1 02: &quot;;[.AJ253];CHAR(34);&quot;).openPopup();&quot;)" office:value-type="string" office:string-value="L.marker([51.8854, 8.42481]).addTo(mymap)&#10;.bindPopup(&quot;Typ: 224&lt;br&gt;UB 01: 21&lt;br&gt;U1 01: 35&lt;br&gt;UB 02: 71&lt;br&gt;U1 02: 10&quot;).openPopup();" calcext:value-type="string">
            <text:p>L.marker([51.8854, 8.42481]).addTo(mymap)</text:p>
            <text:p>.bindPopup("Typ: 224&lt;br&gt;UB 01: 21&lt;br&gt;U1 01: 35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2-17" calcext:value-type="date">
            <text:p>17.12.2015</text:p>
          </table:table-cell>
          <table:table-cell table:style-name="ce3" office:value-type="string" calcext:value-type="string">
            <text:p>07:48</text:p>
          </table:table-cell>
          <table:table-cell table:style-name="ce3" office:value-type="string" calcext:value-type="string">
            <text:p>Verler Straße</text:p>
          </table:table-cell>
          <table:table-cell table:style-name="ce3" office:value-type="string" calcext:value-type="string">
            <text:p>Am Hüttenbrink</text:p>
          </table:table-cell>
          <table:table-cell table:style-name="ce6"/>
          <table:table-cell table:style-name="ce3" office:value-type="string" calcext:value-type="string">
            <text:p>L</text:p>
          </table:table-cell>
          <table:table-cell table:style-name="ce3" office:value-type="float" office:value="757" calcext:value-type="float">
            <text:p>757</text:p>
          </table:table-cell>
          <table:table-cell table:style-name="ce6"/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42481</text:p>
          </table:table-cell>
          <table:table-cell table:style-name="ce8" office:value-type="string" calcext:value-type="string">
            <text:p>51.88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4];&quot;, &quot;;[.O254];&quot;]).addTo(mymap)&quot;;CHAR(10);&quot;.bindPopup(&quot;;CHAR(34);&quot;Typ: &quot;;[.R254];;[.S254];&quot;&lt;br&gt;UB 01: &quot;;[.AB254];&quot;&lt;br&gt;U1 01: &quot;;[.AC254];&quot;&lt;br&gt;UB 02: &quot;;[.AI254];&quot;&lt;br&gt;U1 02: &quot;;[.AJ254];CHAR(34);&quot;).openPopup();&quot;)" office:value-type="string" office:string-value="L.marker([51.9059, 8.37839]).addTo(mymap)&#10;.bindPopup(&quot;Typ: 799&lt;br&gt;UB 01: 71&lt;br&gt;U1 01: 49&lt;br&gt;UB 02: 71&lt;br&gt;U1 02: &quot;).openPopup();" calcext:value-type="string">
            <text:p>L.marker([51.9059, 8.37839]).addTo(mymap)</text:p>
            <text:p>.bindPopup("Typ: 799&lt;br&gt;UB 01: 71&lt;br&gt;U1 01: 49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2-17" calcext:value-type="date">
            <text:p>17.12.2015</text:p>
          </table:table-cell>
          <table:table-cell table:style-name="ce3" office:value-type="string" calcext:value-type="string">
            <text:p>15:00</text:p>
          </table:table-cell>
          <table:table-cell table:style-name="ce3" office:value-type="string" calcext:value-type="string">
            <text:p>Berliner Straße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839</text:p>
          </table:table-cell>
          <table:table-cell table:style-name="ce8" office:value-type="string" calcext:value-type="string">
            <text:p>51.90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5];&quot;, &quot;;[.O255];&quot;]).addTo(mymap)&quot;;CHAR(10);&quot;.bindPopup(&quot;;CHAR(34);&quot;Typ: &quot;;[.R255];;[.S255];&quot;&lt;br&gt;UB 01: &quot;;[.AB255];&quot;&lt;br&gt;U1 01: &quot;;[.AC255];&quot;&lt;br&gt;UB 02: &quot;;[.AI255];&quot;&lt;br&gt;U1 02: &quot;;[.AJ255];CHAR(34);&quot;).openPopup();&quot;)" office:value-type="string" office:string-value="L.marker([51.9071, 8.38381]).addTo(mymap)&#10;.bindPopup(&quot;Typ: 371&lt;br&gt;UB 01: 71&lt;br&gt;U1 01: 37&lt;br&gt;UB 02: 21&lt;br&gt;U1 02: &quot;).openPopup();" calcext:value-type="string">
            <text:p>L.marker([51.9071, 8.38381]).addTo(mymap)</text:p>
            <text:p>.bindPopup("Typ: 371&lt;br&gt;UB 01: 71&lt;br&gt;U1 01: 3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Do</text:p>
          </table:table-cell>
          <table:table-cell table:style-name="ce4" office:value-type="date" office:date-value="2015-12-17" calcext:value-type="date">
            <text:p>17.12.2015</text:p>
          </table:table-cell>
          <table:table-cell table:style-name="ce3" office:value-type="string" calcext:value-type="string">
            <text:p>15:20</text:p>
          </table:table-cell>
          <table:table-cell table:style-name="ce3" office:value-type="string" calcext:value-type="string">
            <text:p>Kaiserstraße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381</text:p>
          </table:table-cell>
          <table:table-cell table:style-name="ce8" office:value-type="string" calcext:value-type="string">
            <text:p>51.907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6];&quot;, &quot;;[.O256];&quot;]).addTo(mymap)&quot;;CHAR(10);&quot;.bindPopup(&quot;;CHAR(34);&quot;Typ: &quot;;[.R256];;[.S256];&quot;&lt;br&gt;UB 01: &quot;;[.AB256];&quot;&lt;br&gt;U1 01: &quot;;[.AC256];&quot;&lt;br&gt;UB 02: &quot;;[.AI256];&quot;&lt;br&gt;U1 02: &quot;;[.AJ256];CHAR(34);&quot;).openPopup();&quot;)" office:value-type="string" office:string-value="L.marker([51.9052, 8.38619]).addTo(mymap)&#10;.bindPopup(&quot;Typ: 243&lt;br&gt;UB 01: 21&lt;br&gt;U1 01: 35&lt;br&gt;UB 02: 71&lt;br&gt;U1 02: &quot;).openPopup();" calcext:value-type="string">
            <text:p>L.marker([51.9052, 8.38619]).addTo(mymap)</text:p>
            <text:p>.bindPopup("Typ: 243&lt;br&gt;UB 01: 21&lt;br&gt;U1 01: 35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Fr</text:p>
          </table:table-cell>
          <table:table-cell table:style-name="ce4" office:value-type="date" office:date-value="2015-12-18" calcext:value-type="date">
            <text:p>18.12.2015</text:p>
          </table:table-cell>
          <table:table-cell table:style-name="ce3" office:value-type="string" calcext:value-type="string">
            <text:p>08:31</text:p>
          </table:table-cell>
          <table:table-cell table:style-name="ce3" office:value-type="string" calcext:value-type="string">
            <text:p>Carl-Bertelsmann-Straße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8619</text:p>
          </table:table-cell>
          <table:table-cell table:style-name="ce8" office:value-type="string" calcext:value-type="string">
            <text:p>51.90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7];&quot;, &quot;;[.O257];&quot;]).addTo(mymap)&quot;;CHAR(10);&quot;.bindPopup(&quot;;CHAR(34);&quot;Typ: &quot;;[.R257];;[.S257];&quot;&lt;br&gt;UB 01: &quot;;[.AB257];&quot;&lt;br&gt;U1 01: &quot;;[.AC257];&quot;&lt;br&gt;UB 02: &quot;;[.AI257];&quot;&lt;br&gt;U1 02: &quot;;[.AJ257];CHAR(34);&quot;).openPopup();&quot;)" office:value-type="string" office:string-value="L.marker([51.9153, 8.3725]).addTo(mymap)&#10;.bindPopup(&quot;Typ: 799&lt;br&gt;UB 01: 71&lt;br&gt;U1 01: 1&lt;br&gt;UB 02: 21&lt;br&gt;U1 02: &quot;).openPopup();" calcext:value-type="string">
            <text:p>L.marker([51.9153, 8.3725]).addTo(mymap)</text:p>
            <text:p>.bindPopup("Typ: 799&lt;br&gt;UB 01: 71&lt;br&gt;U1 01: 1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Sa</text:p>
          </table:table-cell>
          <table:table-cell table:style-name="ce4" office:value-type="date" office:date-value="2015-12-19" calcext:value-type="date">
            <text:p>19.12.2015</text:p>
          </table:table-cell>
          <table:table-cell table:style-name="ce3" office:value-type="string" calcext:value-type="string">
            <text:p>11:05</text:p>
          </table:table-cell>
          <table:table-cell table:style-name="ce3" office:value-type="string" calcext:value-type="string">
            <text:p>Georgstraße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25</text:p>
          </table:table-cell>
          <table:table-cell table:style-name="ce8" office:value-type="string" calcext:value-type="string">
            <text:p>51.91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8];&quot;, &quot;;[.O258];&quot;]).addTo(mymap)&quot;;CHAR(10);&quot;.bindPopup(&quot;;CHAR(34);&quot;Typ: &quot;;[.R258];;[.S258];&quot;&lt;br&gt;UB 01: &quot;;[.AB258];&quot;&lt;br&gt;U1 01: &quot;;[.AC258];&quot;&lt;br&gt;UB 02: &quot;;[.AI258];&quot;&lt;br&gt;U1 02: &quot;;[.AJ258];CHAR(34);&quot;).openPopup();&quot;)" office:value-type="string" office:string-value="L.marker([51.8965, 8.35817]).addTo(mymap)&#10;.bindPopup(&quot;Typ: 372&lt;br&gt;UB 01: 71&lt;br&gt;U1 01: 27&lt;br&gt;UB 02: 21&lt;br&gt;U1 02: &quot;).openPopup();" calcext:value-type="string">
            <text:p>L.marker([51.8965, 8.35817]).addTo(mymap)</text:p>
            <text:p>.bindPopup("Typ: 372&lt;br&gt;UB 01: 71&lt;br&gt;U1 01: 27&lt;br&gt;UB 02: 2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2-21" calcext:value-type="date">
            <text:p>21.12.2015</text:p>
          </table:table-cell>
          <table:table-cell table:style-name="ce3" office:value-type="string" calcext:value-type="string">
            <text:p>10:45</text:p>
          </table:table-cell>
          <table:table-cell table:style-name="ce3" office:value-type="string" calcext:value-type="string">
            <text:p>Fichtenstraße</text:p>
          </table:table-cell>
          <table:table-cell table:style-name="ce3" office:value-type="string" calcext:value-type="string">
            <text:p>Buxel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5817</text:p>
          </table:table-cell>
          <table:table-cell table:style-name="ce8" office:value-type="string" calcext:value-type="string">
            <text:p>51.89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" calcext:value-type="float">
            <text:p>27</text:p>
          </table:table-cell>
          <table:table-cell table:style-name="ce6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59];&quot;, &quot;;[.O259];&quot;]).addTo(mymap)&quot;;CHAR(10);&quot;.bindPopup(&quot;;CHAR(34);&quot;Typ: &quot;;[.R259];;[.S259];&quot;&lt;br&gt;UB 01: &quot;;[.AB259];&quot;&lt;br&gt;U1 01: &quot;;[.AC259];&quot;&lt;br&gt;UB 02: &quot;;[.AI259];&quot;&lt;br&gt;U1 02: &quot;;[.AJ259];CHAR(34);&quot;).openPopup();&quot;)" office:value-type="string" office:string-value="L.marker([51.9127, 8.36604]).addTo(mymap)&#10;.bindPopup(&quot;Typ: 244&lt;br&gt;UB 01: 21&lt;br&gt;U1 01: 10&lt;br&gt;UB 02: 71&lt;br&gt;U1 02: &quot;).openPopup();" calcext:value-type="string">
            <text:p>L.marker([51.9127, 8.36604]).addTo(mymap)</text:p>
            <text:p>.bindPopup("Typ: 244&lt;br&gt;UB 01: 21&lt;br&gt;U1 01: 10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o</text:p>
          </table:table-cell>
          <table:table-cell table:style-name="ce4" office:value-type="date" office:date-value="2015-12-21" calcext:value-type="date">
            <text:p>21.12.2015</text:p>
          </table:table-cell>
          <table:table-cell table:style-name="ce3" office:value-type="string" calcext:value-type="string">
            <text:p>16:15</text:p>
          </table:table-cell>
          <table:table-cell table:style-name="ce3" office:value-type="string" calcext:value-type="string">
            <text:p>Nordring</text:p>
          </table:table-cell>
          <table:table-cell table:style-name="ce3" office:value-type="string" calcext:value-type="string">
            <text:p>Marienfelder Straße</text:p>
          </table:table-cell>
          <table:table-cell table:style-name="ce6"/>
          <table:table-cell table:style-name="ce3" office:value-type="string" calcext:value-type="string">
            <text:p>B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8.36604</text:p>
          </table:table-cell>
          <table:table-cell table:style-name="ce8" office:value-type="string" calcext:value-type="string">
            <text:p>51.9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60];&quot;, &quot;;[.O260];&quot;]).addTo(mymap)&quot;;CHAR(10);&quot;.bindPopup(&quot;;CHAR(34);&quot;Typ: &quot;;[.R260];;[.S260];&quot;&lt;br&gt;UB 01: &quot;;[.AB260];&quot;&lt;br&gt;U1 01: &quot;;[.AC260];&quot;&lt;br&gt;UB 02: &quot;;[.AI260];&quot;&lt;br&gt;U1 02: &quot;;[.AJ260];CHAR(34);&quot;).openPopup();&quot;)" office:value-type="string" office:string-value="L.marker([51.9049, 8.36454]).addTo(mymap)&#10;.bindPopup(&quot;Typ: 31&lt;br&gt;UB 01: 21&lt;br&gt;U1 01: 28&lt;br&gt;UB 02: 71&lt;br&gt;U1 02: &quot;).openPopup();" calcext:value-type="string">
            <text:p>L.marker([51.9049, 8.36454]).addTo(mymap)</text:p>
            <text:p>.bindPopup("Typ: 31&lt;br&gt;UB 01: 21&lt;br&gt;U1 01: 28&lt;br&gt;UB 02: 71&lt;br&gt;U1 02: 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2-23" calcext:value-type="date">
            <text:p>23.12.2015</text:p>
          </table:table-cell>
          <table:table-cell table:style-name="ce3" office:value-type="string" calcext:value-type="string">
            <text:p>13:00</text:p>
          </table:table-cell>
          <table:table-cell table:style-name="ce3" office:value-type="string" calcext:value-type="string">
            <text:p>Wilhelm-Baumann-Straße</text:p>
          </table:table-cell>
          <table:table-cell table:style-name="ce3" office:value-type="string" calcext:value-type="string">
            <text:p>Alsenstraße</text:p>
          </table:table-cell>
          <table:table-cell table:style-name="ce6"/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6454</text:p>
          </table:table-cell>
          <table:table-cell table:style-name="ce8" office:value-type="string" calcext:value-type="string">
            <text:p>51.904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6"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>
          <table:table-cell table:formula="of:=CONCATENATE(&quot;L.marker([&quot;;[.P261];&quot;, &quot;;[.O261];&quot;]).addTo(mymap)&quot;;CHAR(10);&quot;.bindPopup(&quot;;CHAR(34);&quot;Typ: &quot;;[.R261];;[.S261];&quot;&lt;br&gt;UB 01: &quot;;[.AB261];&quot;&lt;br&gt;U1 01: &quot;;[.AC261];&quot;&lt;br&gt;UB 02: &quot;;[.AI261];&quot;&lt;br&gt;U1 02: &quot;;[.AJ261];CHAR(34);&quot;).openPopup();&quot;)" office:value-type="string" office:string-value="L.marker([51.9084, 8.37513]).addTo(mymap)&#10;.bindPopup(&quot;Typ: 342&lt;br&gt;UB 01: 21&lt;br&gt;U1 01: 37&lt;br&gt;UB 02: 71&lt;br&gt;U1 02: 10&quot;).openPopup();" calcext:value-type="string">
            <text:p>L.marker([51.9084, 8.37513]).addTo(mymap)</text:p>
            <text:p>.bindPopup("Typ: 342&lt;br&gt;UB 01: 21&lt;br&gt;U1 01: 37&lt;br&gt;UB 02: 71&lt;br&gt;U1 02: 10").openPopup();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Mi</text:p>
          </table:table-cell>
          <table:table-cell table:style-name="ce4" office:value-type="date" office:date-value="2015-12-30" calcext:value-type="date">
            <text:p>30.12.2015</text:p>
          </table:table-cell>
          <table:table-cell table:style-name="ce3" office:value-type="string" calcext:value-type="string">
            <text:p>14:39</text:p>
          </table:table-cell>
          <table:table-cell table:style-name="ce3" office:value-type="string" calcext:value-type="string">
            <text:p>Hohenzollernstraße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5"/>
          <table:table-cell table:style-name="ce8" office:value-type="string" calcext:value-type="string">
            <text:p>8.37513</text:p>
          </table:table-cell>
          <table:table-cell table:style-name="ce8" office:value-type="string" calcext:value-type="string">
            <text:p>51.908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2"/>
          <table:table-cell table:style-name="ce3" table:number-columns-repeated="112"/>
        </table:table-row>
        <table:table-row table:style-name="ro2" table:number-rows-repeated="1048314">
          <table:table-cell table:number-columns-repeated="158"/>
        </table:table-row>
        <table:table-row table:style-name="ro2">
          <table:table-cell table:number-columns-repeated="158"/>
        </table:table-row>
      </table:table>
      <table:table table:name="Pivot-Tabelle_Tabelle1_1" table:style-name="ta1">
        <table:table-column table:style-name="co5" table:default-cell-style-name="ce14"/>
        <table:table-column table:style-name="co6" table:default-cell-style-name="ce20"/>
        <table:table-column table:style-name="co26" table:default-cell-style-name="ce26"/>
        <table:table-row table:style-name="ro3">
          <table:table-cell table:style-name="Default" office:value-type="string" calcext:value-type="string">
            <text:p>Filtern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13" office:value-type="string" calcext:value-type="string">
            <text:p>1. Straße</text:p>
          </table:table-cell>
          <table:table-cell table:style-name="ce19" office:value-type="string" calcext:value-type="string">
            <text:p>2. Straße</text:p>
          </table:table-cell>
          <table:table-cell table:style-name="ce25" office:value-type="string" calcext:value-type="string">
            <text:p>Summe - Bet_01</text:p>
          </table:table-cell>
        </table:table-row>
        <table:table-row table:style-name="ro3">
          <table:table-cell office:value-type="string" calcext:value-type="string">
            <text:p>Acker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hornallee</text:p>
          </table:table-cell>
          <table:table-cell office:value-type="string" calcext:value-type="string">
            <text:p>Am Schlangenbac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senstraße</text:p>
          </table:table-cell>
          <table:table-cell office:value-type="string" calcext:value-type="string">
            <text:p>Wilhelm-Baumann-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te Heidewald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tenbrinksweg</text:p>
          </table:table-cell>
          <table:table-cell office:value-type="string" calcext:value-type="string">
            <text:p>Im Rek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uf der Benkert</text:p>
          </table:table-cell>
          <table:table-cell office:value-type="string" calcext:value-type="string">
            <text:p>Heide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uf der Haar</text:p>
          </table:table-cell>
          <table:table-cell office:value-type="string" calcext:value-type="string">
            <text:p>Elbrachts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uf'm Eickholt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ugusta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Avenwedder Straße</text:p>
          </table:table-cell>
          <table:table-cell table:style-name="ce21" office:value-type="string" calcext:value-type="string">
            <text:p>Alte Spexarder 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Buchen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äckerkamp</text:p>
          </table:table-cell>
          <table:table-cell office:value-type="string" calcext:value-type="string">
            <text:p>Humboldt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rkeystraße</text:p>
          </table:table-cell>
          <table:table-cell office:value-type="string" calcext:value-type="string">
            <text:p>Bohlen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umstraße</text:p>
          </table:table-cell>
          <table:table-cell office:value-type="string" calcext:value-type="string">
            <text:p>Böhmer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Berliner Straße</text:p>
          </table:table-cell>
          <table:table-cell table:style-name="ce21" office:value-type="string" calcext:value-type="string">
            <text:p>Carl-Zeiss-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ülsbrock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Nordrin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Pfälzer 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ielefelder Straße</text:p>
          </table:table-cell>
          <table:table-cell office:value-type="string" calcext:value-type="string">
            <text:p>Sinnern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nkenhagener 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Blessenstätte</text:p>
          </table:table-cell>
          <table:table-cell table:style-name="ce21" office:value-type="string" calcext:value-type="string">
            <text:p>Dalke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Unter den Ulmen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genstraße</text:p>
          </table:table-cell>
          <table:table-cell office:value-type="string" calcext:value-type="string">
            <text:p>Weberei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hlenstraße</text:p>
          </table:table-cell>
          <table:table-cell office:value-type="string" calcext:value-type="string">
            <text:p>Barkey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inkstraße</text:p>
          </table:table-cell>
          <table:table-cell office:value-type="string" calcext:value-type="string">
            <text:p>Georg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Brockhäger Straße</text:p>
          </table:table-cell>
          <table:table-cell table:style-name="ce21" office:value-type="string" calcext:value-type="string">
            <text:p>Haege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3">
          <table:table-cell table:style-name="ce15" office:value-type="string" calcext:value-type="string">
            <text:p>Brockweg</text:p>
          </table:table-cell>
          <table:table-cell table:style-name="ce21" office:value-type="string" calcext:value-type="string">
            <text:p>Kattenstrother We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Schledebrückstraße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uder-Konrad-Straße</text:p>
          </table:table-cell>
          <table:table-cell office:value-type="string" calcext:value-type="string">
            <text:p>(leer)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ünings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unnen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ltmann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xel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Carl-Bertelsmann-Straße</text:p>
          </table:table-cell>
          <table:table-cell table:style-name="ce21" office:value-type="string" calcext:value-type="string">
            <text:p>Agnes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Bockschatz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Carl-Miele-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Kamp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Langer 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Linde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Marienstraße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Ost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3">
          <table:table-cell table:style-name="ce15" office:value-type="string" calcext:value-type="string">
            <text:p>Carl-Miele-Straße</text:p>
          </table:table-cell>
          <table:table-cell table:style-name="ce21" office:value-type="string" calcext:value-type="string">
            <text:p>Annen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Doheermanns Höh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olz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Lothringer 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Luise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Ottilienstraße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l-Zeiss-Straße</text:p>
          </table:table-cell>
          <table:table-cell office:value-type="string" calcext:value-type="string">
            <text:p>Robert-Bosch-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alke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altropstraße</text:p>
          </table:table-cell>
          <table:table-cell office:value-type="string" calcext:value-type="string">
            <text:p>Glockengießer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ammstraße</text:p>
          </table:table-cell>
          <table:table-cell office:value-type="string" calcext:value-type="string">
            <text:p>Unter den Ulm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rnst-Buschmann-Straße</text:p>
          </table:table-cell>
          <table:table-cell office:value-type="string" calcext:value-type="string">
            <text:p>Köker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uerborn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ichtenstraße</text:p>
          </table:table-cell>
          <table:table-cell office:value-type="string" calcext:value-type="string">
            <text:p>Buxel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anz-Grochtmann-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iedhofstraße</text:p>
          </table:table-cell>
          <table:table-cell office:value-type="string" calcext:value-type="string">
            <text:p>Bultmannstraß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5" office:value-type="string" calcext:value-type="string">
            <text:p>Friedrich-Ebert-Straße</text:p>
          </table:table-cell>
          <table:table-cell table:style-name="ce21" office:value-type="string" calcext:value-type="string">
            <text:p>Berliner Straße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olz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Kaiser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riedrichsdorfer Straße</text:p>
          </table:table-cell>
          <table:table-cell office:value-type="string" calcext:value-type="string">
            <text:p>Isselhorster 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uchs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uhrmannsgass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orgstraße</text:p>
          </table:table-cell>
          <table:table-cell office:value-type="string" calcext:value-type="string">
            <text:p>(leer)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ethestraße</text:p>
          </table:table-cell>
          <table:table-cell office:value-type="string" calcext:value-type="string">
            <text:p>Humboldt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renz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üth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Haller Straße</text:p>
          </table:table-cell>
          <table:table-cell table:style-name="ce21" office:value-type="string" calcext:value-type="string">
            <text:p>Isselhorster Kirchplatz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Reithallen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3">
          <table:table-cell table:style-name="ce15" office:value-type="string" calcext:value-type="string">
            <text:p>Hans-Böckler-Straße</text:p>
          </table:table-cell>
          <table:table-cell table:style-name="ce21" office:value-type="string" calcext:value-type="string">
            <text:p>Hans-Böckler-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ell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Herzebrocker Straße</text:p>
          </table:table-cell>
          <table:table-cell table:style-name="ce21" office:value-type="string" calcext:value-type="string">
            <text:p>Thomas-Morus-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Wiesenstraße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Wilhelm-Baumann-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ch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Hohenzollernstraße</text:p>
          </table:table-cell>
          <table:table-cell table:style-name="ce21" office:value-type="string" calcext:value-type="string">
            <text:p>Roon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ler Straße</text:p>
          </table:table-cell>
          <table:table-cell office:value-type="string" calcext:value-type="string">
            <text:p>Surenhofs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ülsbrockstraße</text:p>
          </table:table-cell>
          <table:table-cell office:value-type="string" calcext:value-type="string">
            <text:p>Zum Stillen Fried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brügger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string" calcext:value-type="string">
            <text:p>Im Füchte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m Heidkamp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Isselhorster Straße</text:p>
          </table:table-cell>
          <table:table-cell table:style-name="ce21" office:value-type="string" calcext:value-type="string">
            <text:p>Akazienwe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Franz-von-Sales-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Kahlertstraße</text:p>
          </table:table-cell>
          <table:table-cell table:style-name="ce21" office:value-type="string" calcext:value-type="string">
            <text:p>Nordring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aiserstraße</text:p>
          </table:table-cell>
          <table:table-cell office:value-type="string" calcext:value-type="string">
            <text:p>(leer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Kampstraße</text:p>
          </table:table-cell>
          <table:table-cell office:value-type="string" calcext:value-type="string">
            <text:p>Reinhilden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Kirchstraße</text:p>
          </table:table-cell>
          <table:table-cell table:style-name="ce21" office:value-type="string" calcext:value-type="string">
            <text:p>Berliner 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Christian-Heyden-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Königstraße</text:p>
          </table:table-cell>
          <table:table-cell table:style-name="ce21" office:value-type="string" calcext:value-type="string">
            <text:p>Barkey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rummer Weg</text:p>
          </table:table-cell>
          <table:table-cell office:value-type="string" calcext:value-type="string">
            <text:p>Alte Busch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urfürstenstraße</text:p>
          </table:table-cell>
          <table:table-cell office:value-type="string" calcext:value-type="string">
            <text:p>Venn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ndenstraße</text:p>
          </table:table-cell>
          <table:table-cell office:value-type="string" calcext:value-type="string">
            <text:p>Carl-Bertelsmann-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gnolien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Marienfelder Straße</text:p>
          </table:table-cell>
          <table:table-cell table:style-name="ce21" office:value-type="string" calcext:value-type="string">
            <text:p>Prinzen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oltke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Münsterlandstraße</text:p>
          </table:table-cell>
          <table:table-cell table:style-name="ce21" office:value-type="string" calcext:value-type="string">
            <text:p>Holler 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Pivitsheide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ünsterstraße</text:p>
          </table:table-cell>
          <table:table-cell office:value-type="string" calcext:value-type="string">
            <text:p>Spiekergass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Neuenkirchener Straße</text:p>
          </table:table-cell>
          <table:table-cell table:style-name="ce21" office:value-type="string" calcext:value-type="string">
            <text:p>Bruder-Konrad-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Brunne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Dalke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Feuerbor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ell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oher Kamp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Park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pexarder Post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tadtring Kattenstroth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tadtring Sundern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teinmersch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Tiefen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Von-Recklinghausen-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3">
          <table:table-cell table:style-name="ce15" office:value-type="string" calcext:value-type="string">
            <text:p>Nordhorner Straße</text:p>
          </table:table-cell>
          <table:table-cell table:style-name="ce21" office:value-type="string" calcext:value-type="string">
            <text:p>Pinienwe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Nordring</text:p>
          </table:table-cell>
          <table:table-cell table:style-name="ce21" office:value-type="string" calcext:value-type="string">
            <text:p>Franz-Birkhan-Rin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Kahlertstraße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Marienfelder Straße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snabrücker Landstraße</text:p>
          </table:table-cell>
          <table:table-cell office:value-type="string" calcext:value-type="string">
            <text:p>(leer)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sthushenrichstraße</text:p>
          </table:table-cell>
          <table:table-cell office:value-type="string" calcext:value-type="string">
            <text:p>Mühlen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ststraße</text:p>
          </table:table-cell>
          <table:table-cell office:value-type="string" calcext:value-type="string">
            <text:p>Kreuz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Ottilienstraße</text:p>
          </table:table-cell>
          <table:table-cell table:style-name="ce21" office:value-type="string" calcext:value-type="string">
            <text:p>Teutoburger We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derborner Straße</text:p>
          </table:table-cell>
          <table:table-cell office:value-type="string" calcext:value-type="string">
            <text:p>Avenwedder 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venstädter 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Reckenberger Straße</text:p>
          </table:table-cell>
          <table:table-cell table:style-name="ce21" office:value-type="string" calcext:value-type="string">
            <text:p>Hochstraße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Rhedaer Straße</text:p>
          </table:table-cell>
          <table:table-cell table:style-name="ce21" office:value-type="string" calcext:value-type="string">
            <text:p>Ostpreußenwe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aar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aligmanns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aturnweg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chalückstraße</text:p>
          </table:table-cell>
          <table:table-cell office:value-type="string" calcext:value-type="string">
            <text:p>Schledebrück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chledebrückstraße</text:p>
          </table:table-cell>
          <table:table-cell office:value-type="string" calcext:value-type="string">
            <text:p>Alter Hell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chul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exarder 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Stadtring Kattenstroth</text:p>
          </table:table-cell>
          <table:table-cell table:style-name="ce21" office:value-type="string" calcext:value-type="string">
            <text:p>Bertelsweg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string" calcext:value-type="string">
            <text:p>Stadtring Nordhor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Stadtring Sundern</text:p>
          </table:table-cell>
          <table:table-cell table:style-name="ce21" office:value-type="string" calcext:value-type="string">
            <text:p>Am Anger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Auf der Haar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Strengerstraße</text:p>
          </table:table-cell>
          <table:table-cell table:style-name="ce21" office:value-type="string" calcext:value-type="string">
            <text:p>Ernst-Buschmann-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üdring</text:p>
          </table:table-cell>
          <table:table-cell office:value-type="string" calcext:value-type="string">
            <text:p>Sonnen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Sundernstraße</text:p>
          </table:table-cell>
          <table:table-cell table:style-name="ce21" office:value-type="string" calcext:value-type="string">
            <text:p>Am Anger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tadtring Sundern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Ulrikenweg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addäusstraße</text:p>
          </table:table-cell>
          <table:table-cell office:value-type="string" calcext:value-type="string">
            <text:p>Am Ölbac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Unter den Ulmen</text:p>
          </table:table-cell>
          <table:table-cell table:style-name="ce21" office:value-type="string" calcext:value-type="string">
            <text:p>Blessenstätt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Boge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Cäcilie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Feuerborn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Verler Straße</text:p>
          </table:table-cell>
          <table:table-cell table:style-name="ce21" office:value-type="string" calcext:value-type="string">
            <text:p>Am Coesfeld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Am Hüttenbrink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Carl-Bertelsmann-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Kamp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tadtring Sundern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Thaddäus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Winkel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irchowstraße</text:p>
          </table:table-cell>
          <table:table-cell office:value-type="string" calcext:value-type="string">
            <text:p>(leer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ssenstraße</text:p>
          </table:table-cell>
          <table:table-cell office:value-type="string" calcext:value-type="string">
            <text:p>Neuenkirchener 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Westring</text:p>
          </table:table-cell>
          <table:table-cell table:style-name="ce21" office:value-type="string" calcext:value-type="string">
            <text:p>Grenzweg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erzebrocker 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Rhedaer Straße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Wiedenbrücker Straße</text:p>
          </table:table-cell>
          <table:table-cell table:style-name="ce21" office:value-type="string" calcext:value-type="string">
            <text:p>Auf`m Kamp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Heinrich Humbert We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Südring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6"/>
          <table:table-cell table:style-name="ce22" office:value-type="string" calcext:value-type="string">
            <text:p>Unter den Ulmen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table:style-name="ce15" office:value-type="string" calcext:value-type="string">
            <text:p>Wilhelm-Baumann-Straße</text:p>
          </table:table-cell>
          <table:table-cell table:style-name="ce21" office:value-type="string" calcext:value-type="string">
            <text:p>Alsenstraße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3">
          <table:table-cell table:style-name="ce17"/>
          <table:table-cell table:style-name="ce23" office:value-type="string" calcext:value-type="string">
            <text:p>(leer)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östmannsweg</text:p>
          </table:table-cell>
          <table:table-cell office:value-type="string" calcext:value-type="string">
            <text:p>Hellwe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Yorckstraße</text:p>
          </table:table-cell>
          <table:table-cell office:value-type="string" calcext:value-type="string">
            <text:p>Blücherstraß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office:value-type="string" calcext:value-type="string">
            <text:p>Gesamt Ergebnis</text:p>
          </table:table-cell>
          <table:table-cell table:style-name="ce24"/>
          <table:table-cell table:style-name="ce30" office:value-type="float" office:value="260" calcext:value-type="float">
            <text:p>260</text:p>
          </table:table-cell>
        </table:table-row>
      </table:table>
      <table:table table:name="Filter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number-columns-repeated="2" table:default-cell-style-name="ce33"/>
        <table:table-column table:style-name="co30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5" table:default-cell-style-name="ce32"/>
        <table:table-column table:style-name="co17" table:number-columns-repeated="2" table:default-cell-style-name="ce32"/>
        <table:table-column table:style-name="co18" table:default-cell-style-name="ce32"/>
        <table:table-column table:style-name="co15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10" table:number-columns-repeated="2" table:default-cell-style-name="ce32"/>
        <table:table-column table:style-name="co23" table:default-cell-style-name="ce32"/>
        <table:table-column table:style-name="co24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10" table:number-columns-repeated="2" table:default-cell-style-name="ce32"/>
        <table:table-column table:style-name="co23" table:default-cell-style-name="ce32"/>
        <table:table-column table:style-name="co24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10" table:number-columns-repeated="2" table:default-cell-style-name="ce32"/>
        <table:table-column table:style-name="co23" table:default-cell-style-name="ce32"/>
        <table:table-column table:style-name="co24" table:default-cell-style-name="ce32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0" table:number-columns-repeated="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number-columns-repeated="866" table:default-cell-style-name="Default"/>
        <table:table-row table:style-name="ro3">
          <table:table-cell table:style-name="ce31" office:value-type="string" calcext:value-type="string">
            <text:p>Lfd.-Nr.</text:p>
          </table:table-cell>
          <table:table-cell table:style-name="ce34" office:value-type="string" calcext:value-type="string">
            <text:p>Kommune</text:p>
          </table:table-cell>
          <table:table-cell table:style-name="ce34" office:value-type="string" calcext:value-type="string">
            <text:p>Tag</text:p>
          </table:table-cell>
          <table:table-cell table:style-name="ce34" office:value-type="string" calcext:value-type="string">
            <text:p>Datum</text:p>
          </table:table-cell>
          <table:table-cell table:style-name="ce34" office:value-type="string" calcext:value-type="string">
            <text:p>Zeit</text:p>
          </table:table-cell>
          <table:table-cell table:style-name="ce35" office:value-type="string" calcext:value-type="string">
            <text:p>1. Straße</text:p>
          </table:table-cell>
          <table:table-cell table:style-name="ce35" office:value-type="string" calcext:value-type="string">
            <text:p>2. Straße</text:p>
          </table:table-cell>
          <table:table-cell table:style-name="ce35" office:value-type="string" calcext:value-type="string">
            <text:p>Nr.</text:p>
          </table:table-cell>
          <table:table-cell table:style-name="ce35" office:value-type="string" calcext:value-type="string">
            <text:p>StrG</text:p>
          </table:table-cell>
          <table:table-cell table:style-name="ce35" office:value-type="string" calcext:value-type="string">
            <text:p>Str.-Nr.</text:p>
          </table:table-cell>
          <table:table-cell table:style-name="ce35" office:value-type="string" calcext:value-type="string">
            <text:p>AbsX</text:p>
          </table:table-cell>
          <table:table-cell table:style-name="ce35" office:value-type="string" calcext:value-type="string">
            <text:p>Abs.X</text:p>
          </table:table-cell>
          <table:table-cell table:style-name="ce35" office:value-type="string" calcext:value-type="string">
            <text:p>Km</text:p>
          </table:table-cell>
          <table:table-cell table:style-name="ce35" office:value-type="string" calcext:value-type="string">
            <text:p>Meter</text:p>
          </table:table-cell>
          <table:table-cell table:style-name="ce35" office:value-type="string" calcext:value-type="string">
            <text:p>GEO_X</text:p>
          </table:table-cell>
          <table:table-cell table:style-name="ce35" office:value-type="string" calcext:value-type="string">
            <text:p>GEO_Y</text:p>
          </table:table-cell>
          <table:table-cell table:style-name="ce37" office:value-type="string" calcext:value-type="string">
            <text:p>KAT</text:p>
          </table:table-cell>
          <table:table-cell table:style-name="ce37" office:value-type="string" calcext:value-type="string">
            <text:p>TYP</text:p>
          </table:table-cell>
          <table:table-cell table:style-name="ce37" office:value-type="string" calcext:value-type="string">
            <text:p>UTYP</text:p>
          </table:table-cell>
          <table:table-cell table:style-name="ce38" office:value-type="string" calcext:value-type="string">
            <text:p>BET</text:p>
          </table:table-cell>
          <table:table-cell table:style-name="ce38" office:value-type="string" calcext:value-type="string">
            <text:p>GT</text:p>
          </table:table-cell>
          <table:table-cell table:style-name="ce38" office:value-type="string" calcext:value-type="string">
            <text:p>SV</text:p>
          </table:table-cell>
          <table:table-cell table:style-name="ce38" office:value-type="string" calcext:value-type="string">
            <text:p>LV</text:p>
          </table:table-cell>
          <table:table-cell table:style-name="ce38" office:value-type="string" calcext:value-type="string">
            <text:p>ALC</text:p>
          </table:table-cell>
          <table:table-cell table:style-name="ce39" office:value-type="string" calcext:value-type="string">
            <text:p>VU-F</text:p>
          </table:table-cell>
          <table:table-cell table:style-name="ce39" office:value-type="string" calcext:value-type="string">
            <text:p>Bet_01</text:p>
          </table:table-cell>
          <table:table-cell table:style-name="ce34" office:value-type="string" calcext:value-type="string">
            <text:p>Folg_01</text:p>
          </table:table-cell>
          <table:table-cell table:style-name="ce34" office:value-type="string" calcext:value-type="string">
            <text:p>VB_01</text:p>
          </table:table-cell>
          <table:table-cell table:style-name="ce34" office:value-type="string" calcext:value-type="string">
            <text:p>U1_01</text:p>
          </table:table-cell>
          <table:table-cell table:style-name="ce34" office:value-type="string" calcext:value-type="string">
            <text:p>U2_01</text:p>
          </table:table-cell>
          <table:table-cell table:style-name="ce34" office:value-type="string" calcext:value-type="string">
            <text:p>BT_ALT01</text:p>
          </table:table-cell>
          <table:table-cell table:style-name="ce34" office:value-type="string" calcext:value-type="string">
            <text:p>BT_M/W01</text:p>
          </table:table-cell>
          <table:table-cell table:style-name="ce39" office:value-type="string" calcext:value-type="string">
            <text:p>Bet_02</text:p>
          </table:table-cell>
          <table:table-cell table:style-name="ce34" office:value-type="string" calcext:value-type="string">
            <text:p>Folg_02</text:p>
          </table:table-cell>
          <table:table-cell table:style-name="ce34" office:value-type="string" calcext:value-type="string">
            <text:p>VB_02</text:p>
          </table:table-cell>
          <table:table-cell table:style-name="ce34" office:value-type="string" calcext:value-type="string">
            <text:p>U1_02</text:p>
          </table:table-cell>
          <table:table-cell table:style-name="ce34" office:value-type="string" calcext:value-type="string">
            <text:p>U2_02</text:p>
          </table:table-cell>
          <table:table-cell table:style-name="ce34" office:value-type="string" calcext:value-type="string">
            <text:p>BT_ALT02</text:p>
          </table:table-cell>
          <table:table-cell table:style-name="ce34" office:value-type="string" calcext:value-type="string">
            <text:p>BT_M/W02</text:p>
          </table:table-cell>
          <table:table-cell table:style-name="ce39" office:value-type="string" calcext:value-type="string">
            <text:p>Bet_03</text:p>
          </table:table-cell>
          <table:table-cell table:style-name="ce34" office:value-type="string" calcext:value-type="string">
            <text:p>Folg_03</text:p>
          </table:table-cell>
          <table:table-cell table:style-name="ce34" office:value-type="string" calcext:value-type="string">
            <text:p>VB_03</text:p>
          </table:table-cell>
          <table:table-cell table:style-name="ce34" office:value-type="string" calcext:value-type="string">
            <text:p>U1_03</text:p>
          </table:table-cell>
          <table:table-cell table:style-name="ce34" office:value-type="string" calcext:value-type="string">
            <text:p>U2_03</text:p>
          </table:table-cell>
          <table:table-cell table:style-name="ce34" office:value-type="string" calcext:value-type="string">
            <text:p>BT_ALT03</text:p>
          </table:table-cell>
          <table:table-cell table:style-name="ce34" office:value-type="string" calcext:value-type="string">
            <text:p>BT_M/W03</text:p>
          </table:table-cell>
          <table:table-cell table:style-name="ce40" table:number-columns-repeated="112"/>
          <table:table-cell table:style-name="ce41" table:number-columns-repeated="866"/>
        </table:table-row>
        <table:table-row table:style-name="ro3">
          <table:table-cell table:number-columns-repeated="5"/>
          <table:table-cell table:style-name="ce3" office:value-type="string" calcext:value-type="string">
            <text:p>Münsterlandstraße</text:p>
          </table:table-cell>
          <table:table-cell table:style-name="ce32"/>
          <table:table-cell table:number-columns-repeated="1017"/>
        </table:table-row>
        <table:table-row table:style-name="ro3">
          <table:table-cell table:number-columns-repeated="5"/>
          <table:table-cell table:style-name="ce32"/>
          <table:table-cell table:style-name="ce36" office:value-type="string" calcext:value-type="string">
            <text:p>Münsterlandstraße</text:p>
          </table:table-cell>
          <table:table-cell table:number-columns-repeated="1017"/>
        </table:table-row>
        <table:table-row table:style-name="ro3">
          <table:table-cell table:style-name="ce33" table:number-columns-repeated="5"/>
          <table:table-cell table:number-columns-repeated="2"/>
          <table:table-cell table:style-name="ce33" table:number-columns-repeated="39"/>
          <table:table-cell table:number-columns-repeated="978"/>
        </table:table-row>
        <table:table-row table:style-name="ro3">
          <table:table-cell table:style-name="ce33" table:number-columns-repeated="5"/>
          <table:table-cell table:number-columns-repeated="2"/>
          <table:table-cell table:style-name="ce33" table:number-columns-repeated="39"/>
          <table:table-cell table:number-columns-repeated="978"/>
        </table:table-row>
      </table:table>
      <table:table table:name="Ausgabe" table:style-name="ta1">
        <table:table-column table:style-name="co31" table:default-cell-style-name="ce42"/>
        <table:table-column table:style-name="co2" table:default-cell-style-name="ce3"/>
        <table:table-column table:style-name="co3" table:default-cell-style-name="ce3"/>
        <table:table-column table:style-name="co2" table:default-cell-style-name="ce4"/>
        <table:table-column table:style-name="co4" table:default-cell-style-name="ce3"/>
        <table:table-column table:style-name="co32" table:default-cell-style-name="ce3"/>
        <table:table-column table:style-name="co33" table:default-cell-style-name="ce3"/>
        <table:table-column table:style-name="co30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5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0" table:default-cell-style-name="ce3"/>
        <table:table-column table:style-name="co10" table:default-cell-style-name="ce6"/>
        <table:table-column table:style-name="co23" table:default-cell-style-name="ce3"/>
        <table:table-column table:style-name="co24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0" table:number-columns-repeated="2" table:default-cell-style-name="ce6"/>
        <table:table-column table:style-name="co23" table:default-cell-style-name="ce3"/>
        <table:table-column table:style-name="co24" table:default-cell-style-name="ce3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0" table:number-columns-repeated="2" table:default-cell-style-name="ce3"/>
        <table:table-column table:style-name="co23" table:default-cell-style-name="ce6"/>
        <table:table-column table:style-name="co2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0" table:number-columns-repeated="2" table:default-cell-style-name="ce3"/>
        <table:table-column table:style-name="co23" table:default-cell-style-name="ce6"/>
        <table:table-column table:style-name="co24" table:default-cell-style-name="ce6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2"/>
        <table:table-column table:style-name="co24" table:default-cell-style-name="ce2"/>
        <table:table-column table:style-name="co20" table:default-cell-style-name="ce12"/>
        <table:table-column table:style-name="co21" table:default-cell-style-name="ce2"/>
        <table:table-column table:style-name="co22" table:default-cell-style-name="ce2"/>
        <table:table-column table:style-name="co10" table:number-columns-repeated="2" table:default-cell-style-name="ce3"/>
        <table:table-column table:style-name="co23" table:default-cell-style-name="ce3"/>
        <table:table-column table:style-name="co24" table:default-cell-style-name="ce2"/>
        <table:table-row table:style-name="ro3">
          <table:table-cell table:style-name="ce1" office:value-type="string" calcext:value-type="string">
            <text:p>Lfd.-Nr.</text:p>
          </table:table-cell>
          <table:table-cell table:style-name="ce2" office:value-type="string" calcext:value-type="string">
            <text:p>Kommune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Zeit</text:p>
          </table:table-cell>
          <table:table-cell table:style-name="ce5" office:value-type="string" calcext:value-type="string">
            <text:p>1. Straße</text:p>
          </table:table-cell>
          <table:table-cell table:style-name="ce5" office:value-type="string" calcext:value-type="string">
            <text:p>2. Straße</text:p>
          </table:table-cell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StrG</text:p>
          </table:table-cell>
          <table:table-cell table:style-name="ce5" office:value-type="string" calcext:value-type="string">
            <text:p>Str.-Nr.</text:p>
          </table:table-cell>
          <table:table-cell table:style-name="ce5" office:value-type="string" calcext:value-type="string">
            <text:p>AbsX</text:p>
          </table:table-cell>
          <table:table-cell table:style-name="ce5" office:value-type="string" calcext:value-type="string">
            <text:p>Abs.X</text:p>
          </table:table-cell>
          <table:table-cell table:style-name="ce5" office:value-type="string" calcext:value-type="string">
            <text:p>Km</text:p>
          </table:table-cell>
          <table:table-cell table:style-name="ce5" office:value-type="string" calcext:value-type="string">
            <text:p>Meter</text:p>
          </table:table-cell>
          <table:table-cell table:style-name="ce5" office:value-type="string" calcext:value-type="string">
            <text:p>GEO_X</text:p>
          </table:table-cell>
          <table:table-cell table:style-name="ce5" office:value-type="string" calcext:value-type="string">
            <text:p>GEO_Y</text:p>
          </table:table-cell>
          <table:table-cell table:style-name="ce10" office:value-type="string" calcext:value-type="string">
            <text:p>KAT</text:p>
          </table:table-cell>
          <table:table-cell table:style-name="ce10" office:value-type="string" calcext:value-type="string">
            <text:p>TYP</text:p>
          </table:table-cell>
          <table:table-cell table:style-name="ce10" office:value-type="string" calcext:value-type="string">
            <text:p>UTYP</text:p>
          </table:table-cell>
          <table:table-cell table:style-name="ce11" office:value-type="string" calcext:value-type="string">
            <text:p>BET</text:p>
          </table:table-cell>
          <table:table-cell table:style-name="ce11" office:value-type="string" calcext:value-type="string">
            <text:p>GT</text:p>
          </table:table-cell>
          <table:table-cell table:style-name="ce11" office:value-type="string" calcext:value-type="string">
            <text:p>SV</text:p>
          </table:table-cell>
          <table:table-cell table:style-name="ce11" office:value-type="string" calcext:value-type="string">
            <text:p>LV</text:p>
          </table:table-cell>
          <table:table-cell table:style-name="ce11" office:value-type="string" calcext:value-type="string">
            <text:p>ALC</text:p>
          </table:table-cell>
          <table:table-cell table:style-name="ce12" office:value-type="string" calcext:value-type="string">
            <text:p>VU-F</text:p>
          </table:table-cell>
          <table:table-cell table:style-name="ce12" office:value-type="string" calcext:value-type="string">
            <text:p>Bet_01</text:p>
          </table:table-cell>
          <table:table-cell table:style-name="ce2" office:value-type="string" calcext:value-type="string">
            <text:p>Folg_01</text:p>
          </table:table-cell>
          <table:table-cell table:style-name="ce2" office:value-type="string" calcext:value-type="string">
            <text:p>VB_01</text:p>
          </table:table-cell>
          <table:table-cell table:style-name="ce2" office:value-type="string" calcext:value-type="string">
            <text:p>U1_01</text:p>
          </table:table-cell>
          <table:table-cell table:style-name="ce2" office:value-type="string" calcext:value-type="string">
            <text:p>U2_01</text:p>
          </table:table-cell>
          <table:table-cell table:style-name="ce2" office:value-type="string" calcext:value-type="string">
            <text:p>BT_ALT01</text:p>
          </table:table-cell>
          <table:table-cell table:style-name="ce2" office:value-type="string" calcext:value-type="string">
            <text:p>BT_M/W01</text:p>
          </table:table-cell>
          <table:table-cell table:style-name="ce12" office:value-type="string" calcext:value-type="string">
            <text:p>Bet_02</text:p>
          </table:table-cell>
          <table:table-cell table:style-name="ce2" office:value-type="string" calcext:value-type="string">
            <text:p>Folg_02</text:p>
          </table:table-cell>
          <table:table-cell table:style-name="ce2" office:value-type="string" calcext:value-type="string">
            <text:p>VB_02</text:p>
          </table:table-cell>
          <table:table-cell table:style-name="ce2" office:value-type="string" calcext:value-type="string">
            <text:p>U1_02</text:p>
          </table:table-cell>
          <table:table-cell table:style-name="ce2" office:value-type="string" calcext:value-type="string">
            <text:p>U2_02</text:p>
          </table:table-cell>
          <table:table-cell table:style-name="ce2" office:value-type="string" calcext:value-type="string">
            <text:p>BT_ALT02</text:p>
          </table:table-cell>
          <table:table-cell table:style-name="ce2" office:value-type="string" calcext:value-type="string">
            <text:p>BT_M/W02</text:p>
          </table:table-cell>
          <table:table-cell table:style-name="ce12" office:value-type="string" calcext:value-type="string">
            <text:p>Bet_03</text:p>
          </table:table-cell>
          <table:table-cell table:style-name="ce2" office:value-type="string" calcext:value-type="string">
            <text:p>Folg_03</text:p>
          </table:table-cell>
          <table:table-cell table:style-name="ce2" office:value-type="string" calcext:value-type="string">
            <text:p>VB_03</text:p>
          </table:table-cell>
          <table:table-cell table:style-name="ce2" office:value-type="string" calcext:value-type="string">
            <text:p>U1_03</text:p>
          </table:table-cell>
          <table:table-cell table:style-name="ce2" office:value-type="string" calcext:value-type="string">
            <text:p>U2_03</text:p>
          </table:table-cell>
          <table:table-cell table:style-name="ce2" office:value-type="string" calcext:value-type="string">
            <text:p>BT_ALT03</text:p>
          </table:table-cell>
          <table:table-cell table:style-name="ce2" office:value-type="string" calcext:value-type="string">
            <text:p>BT_M/W03</text:p>
          </table:table-cell>
          <table:table-cell table:style-name="ce12" office:value-type="string" calcext:value-type="string">
            <text:p>Bet_04</text:p>
          </table:table-cell>
          <table:table-cell table:style-name="ce2" office:value-type="string" calcext:value-type="string">
            <text:p>Folg_04</text:p>
          </table:table-cell>
          <table:table-cell table:style-name="ce2" office:value-type="string" calcext:value-type="string">
            <text:p>VB_04</text:p>
          </table:table-cell>
          <table:table-cell table:style-name="ce2" office:value-type="string" calcext:value-type="string">
            <text:p>U1_04</text:p>
          </table:table-cell>
          <table:table-cell table:style-name="ce2" office:value-type="string" calcext:value-type="string">
            <text:p>U2_04</text:p>
          </table:table-cell>
          <table:table-cell table:style-name="ce2" office:value-type="string" calcext:value-type="string">
            <text:p>BT_ALT04</text:p>
          </table:table-cell>
          <table:table-cell table:style-name="ce2" office:value-type="string" calcext:value-type="string">
            <text:p>BT_M/W04</text:p>
          </table:table-cell>
          <table:table-cell office:value-type="string" calcext:value-type="string">
            <text:p>Bet_05</text:p>
          </table:table-cell>
          <table:table-cell office:value-type="string" calcext:value-type="string">
            <text:p>Folg_05</text:p>
          </table:table-cell>
          <table:table-cell office:value-type="string" calcext:value-type="string">
            <text:p>VB_05</text:p>
          </table:table-cell>
          <table:table-cell table:style-name="ce2" office:value-type="string" calcext:value-type="string">
            <text:p>U1_05</text:p>
          </table:table-cell>
          <table:table-cell table:style-name="ce2" office:value-type="string" calcext:value-type="string">
            <text:p>U2_05</text:p>
          </table:table-cell>
          <table:table-cell office:value-type="string" calcext:value-type="string">
            <text:p>BT_ALT05</text:p>
          </table:table-cell>
          <table:table-cell office:value-type="string" calcext:value-type="string">
            <text:p>BT_M/W05</text:p>
          </table:table-cell>
          <table:table-cell office:value-type="string" calcext:value-type="string">
            <text:p>Bet_06</text:p>
          </table:table-cell>
          <table:table-cell office:value-type="string" calcext:value-type="string">
            <text:p>Folg_06</text:p>
          </table:table-cell>
          <table:table-cell office:value-type="string" calcext:value-type="string">
            <text:p>VB_06</text:p>
          </table:table-cell>
          <table:table-cell table:style-name="ce2" office:value-type="string" calcext:value-type="string">
            <text:p>U1_06</text:p>
          </table:table-cell>
          <table:table-cell table:style-name="ce2" office:value-type="string" calcext:value-type="string">
            <text:p>U2_06</text:p>
          </table:table-cell>
          <table:table-cell office:value-type="string" calcext:value-type="string">
            <text:p>BT_ALT06</text:p>
          </table:table-cell>
          <table:table-cell office:value-type="string" calcext:value-type="string">
            <text:p>BT_M/W06</text:p>
          </table:table-cell>
          <table:table-cell office:value-type="string" calcext:value-type="string">
            <text:p>Bet_07</text:p>
          </table:table-cell>
          <table:table-cell office:value-type="string" calcext:value-type="string">
            <text:p>Folg_07</text:p>
          </table:table-cell>
          <table:table-cell office:value-type="string" calcext:value-type="string">
            <text:p>VB_07</text:p>
          </table:table-cell>
          <table:table-cell table:style-name="ce2" office:value-type="string" calcext:value-type="string">
            <text:p>U1_07</text:p>
          </table:table-cell>
          <table:table-cell table:style-name="ce2" office:value-type="string" calcext:value-type="string">
            <text:p>U2_07</text:p>
          </table:table-cell>
          <table:table-cell office:value-type="string" calcext:value-type="string">
            <text:p>BT_ALT07</text:p>
          </table:table-cell>
          <table:table-cell office:value-type="string" calcext:value-type="string">
            <text:p>BT_M/W07</text:p>
          </table:table-cell>
          <table:table-cell office:value-type="string" calcext:value-type="string">
            <text:p>Bet_08</text:p>
          </table:table-cell>
          <table:table-cell office:value-type="string" calcext:value-type="string">
            <text:p>Folg_08</text:p>
          </table:table-cell>
          <table:table-cell office:value-type="string" calcext:value-type="string">
            <text:p>VB_08</text:p>
          </table:table-cell>
          <table:table-cell table:style-name="ce2" office:value-type="string" calcext:value-type="string">
            <text:p>U1_08</text:p>
          </table:table-cell>
          <table:table-cell table:style-name="ce2" office:value-type="string" calcext:value-type="string">
            <text:p>U2_08</text:p>
          </table:table-cell>
          <table:table-cell office:value-type="string" calcext:value-type="string">
            <text:p>BT_ALT08</text:p>
          </table:table-cell>
          <table:table-cell office:value-type="string" calcext:value-type="string">
            <text:p>BT_M/W08</text:p>
          </table:table-cell>
          <table:table-cell office:value-type="string" calcext:value-type="string">
            <text:p>Bet_09</text:p>
          </table:table-cell>
          <table:table-cell office:value-type="string" calcext:value-type="string">
            <text:p>Folg_09</text:p>
          </table:table-cell>
          <table:table-cell office:value-type="string" calcext:value-type="string">
            <text:p>VB_09</text:p>
          </table:table-cell>
          <table:table-cell table:style-name="ce2" office:value-type="string" calcext:value-type="string">
            <text:p>U1_09</text:p>
          </table:table-cell>
          <table:table-cell table:style-name="ce2" office:value-type="string" calcext:value-type="string">
            <text:p>U2_09</text:p>
          </table:table-cell>
          <table:table-cell office:value-type="string" calcext:value-type="string">
            <text:p>BT_ALT09</text:p>
          </table:table-cell>
          <table:table-cell office:value-type="string" calcext:value-type="string">
            <text:p>BT_M/W09</text:p>
          </table:table-cell>
          <table:table-cell office:value-type="string" calcext:value-type="string">
            <text:p>Bet_10</text:p>
          </table:table-cell>
          <table:table-cell office:value-type="string" calcext:value-type="string">
            <text:p>Folg_10</text:p>
          </table:table-cell>
          <table:table-cell office:value-type="string" calcext:value-type="string">
            <text:p>VB_10</text:p>
          </table:table-cell>
          <table:table-cell table:style-name="ce2" office:value-type="string" calcext:value-type="string">
            <text:p>U1_10</text:p>
          </table:table-cell>
          <table:table-cell table:style-name="ce2" office:value-type="string" calcext:value-type="string">
            <text:p>U2_10</text:p>
          </table:table-cell>
          <table:table-cell office:value-type="string" calcext:value-type="string">
            <text:p>BT_ALT10</text:p>
          </table:table-cell>
          <table:table-cell office:value-type="string" calcext:value-type="string">
            <text:p>BT_M/W10</text:p>
          </table:table-cell>
          <table:table-cell office:value-type="string" calcext:value-type="string">
            <text:p>Bet_11</text:p>
          </table:table-cell>
          <table:table-cell office:value-type="string" calcext:value-type="string">
            <text:p>Folg_11</text:p>
          </table:table-cell>
          <table:table-cell office:value-type="string" calcext:value-type="string">
            <text:p>VB_11</text:p>
          </table:table-cell>
          <table:table-cell table:style-name="ce2" office:value-type="string" calcext:value-type="string">
            <text:p>U1_11</text:p>
          </table:table-cell>
          <table:table-cell table:style-name="ce2" office:value-type="string" calcext:value-type="string">
            <text:p>U2_11</text:p>
          </table:table-cell>
          <table:table-cell office:value-type="string" calcext:value-type="string">
            <text:p>BT_ALT11</text:p>
          </table:table-cell>
          <table:table-cell office:value-type="string" calcext:value-type="string">
            <text:p>BT_M/W11</text:p>
          </table:table-cell>
          <table:table-cell office:value-type="string" calcext:value-type="string">
            <text:p>Bet_12</text:p>
          </table:table-cell>
          <table:table-cell office:value-type="string" calcext:value-type="string">
            <text:p>Folg_12</text:p>
          </table:table-cell>
          <table:table-cell office:value-type="string" calcext:value-type="string">
            <text:p>VB_12</text:p>
          </table:table-cell>
          <table:table-cell table:style-name="ce2" office:value-type="string" calcext:value-type="string">
            <text:p>U1_12</text:p>
          </table:table-cell>
          <table:table-cell table:style-name="ce2" office:value-type="string" calcext:value-type="string">
            <text:p>U2_12</text:p>
          </table:table-cell>
          <table:table-cell office:value-type="string" calcext:value-type="string">
            <text:p>BT_ALT12</text:p>
          </table:table-cell>
          <table:table-cell office:value-type="string" calcext:value-type="string">
            <text:p>BT_M/W12</text:p>
          </table:table-cell>
          <table:table-cell office:value-type="string" calcext:value-type="string">
            <text:p>Bet_13</text:p>
          </table:table-cell>
          <table:table-cell office:value-type="string" calcext:value-type="string">
            <text:p>Folg_13</text:p>
          </table:table-cell>
          <table:table-cell office:value-type="string" calcext:value-type="string">
            <text:p>VB_13</text:p>
          </table:table-cell>
          <table:table-cell table:style-name="ce2" office:value-type="string" calcext:value-type="string">
            <text:p>U1_13</text:p>
          </table:table-cell>
          <table:table-cell table:style-name="ce2" office:value-type="string" calcext:value-type="string">
            <text:p>U2_13</text:p>
          </table:table-cell>
          <table:table-cell office:value-type="string" calcext:value-type="string">
            <text:p>BT_ALT13</text:p>
          </table:table-cell>
          <table:table-cell office:value-type="string" calcext:value-type="string">
            <text:p>BT_M/W13</text:p>
          </table:table-cell>
          <table:table-cell office:value-type="string" calcext:value-type="string">
            <text:p>Bet_14</text:p>
          </table:table-cell>
          <table:table-cell office:value-type="string" calcext:value-type="string">
            <text:p>Folg_14</text:p>
          </table:table-cell>
          <table:table-cell office:value-type="string" calcext:value-type="string">
            <text:p>VB_14</text:p>
          </table:table-cell>
          <table:table-cell table:style-name="ce2" office:value-type="string" calcext:value-type="string">
            <text:p>U1_14</text:p>
          </table:table-cell>
          <table:table-cell table:style-name="ce2" office:value-type="string" calcext:value-type="string">
            <text:p>U2_14</text:p>
          </table:table-cell>
          <table:table-cell office:value-type="string" calcext:value-type="string">
            <text:p>BT_ALT14</text:p>
          </table:table-cell>
          <table:table-cell office:value-type="string" calcext:value-type="string">
            <text:p>BT_M/W14</text:p>
          </table:table-cell>
          <table:table-cell office:value-type="string" calcext:value-type="string">
            <text:p>Bet_15</text:p>
          </table:table-cell>
          <table:table-cell office:value-type="string" calcext:value-type="string">
            <text:p>Folg_15</text:p>
          </table:table-cell>
          <table:table-cell office:value-type="string" calcext:value-type="string">
            <text:p>VB_15</text:p>
          </table:table-cell>
          <table:table-cell table:style-name="ce2" office:value-type="string" calcext:value-type="string">
            <text:p>U1_15</text:p>
          </table:table-cell>
          <table:table-cell table:style-name="ce2" office:value-type="string" calcext:value-type="string">
            <text:p>U2_15</text:p>
          </table:table-cell>
          <table:table-cell office:value-type="string" calcext:value-type="string">
            <text:p>BT_ALT15</text:p>
          </table:table-cell>
          <table:table-cell office:value-type="string" calcext:value-type="string">
            <text:p>BT_M/W15</text:p>
          </table:table-cell>
          <table:table-cell office:value-type="string" calcext:value-type="string">
            <text:p>Bet_16</text:p>
          </table:table-cell>
          <table:table-cell office:value-type="string" calcext:value-type="string">
            <text:p>Folg_16</text:p>
          </table:table-cell>
          <table:table-cell office:value-type="string" calcext:value-type="string">
            <text:p>VB_16</text:p>
          </table:table-cell>
          <table:table-cell table:style-name="ce2" office:value-type="string" calcext:value-type="string">
            <text:p>U1_16</text:p>
          </table:table-cell>
          <table:table-cell table:style-name="ce2" office:value-type="string" calcext:value-type="string">
            <text:p>U2_16</text:p>
          </table:table-cell>
          <table:table-cell office:value-type="string" calcext:value-type="string">
            <text:p>BT_ALT16</text:p>
          </table:table-cell>
          <table:table-cell office:value-type="string" calcext:value-type="string">
            <text:p>BT_M/W16</text:p>
          </table:table-cell>
          <table:table-cell office:value-type="string" calcext:value-type="string">
            <text:p>Bet_17</text:p>
          </table:table-cell>
          <table:table-cell office:value-type="string" calcext:value-type="string">
            <text:p>Folg_17</text:p>
          </table:table-cell>
          <table:table-cell office:value-type="string" calcext:value-type="string">
            <text:p>VB_17</text:p>
          </table:table-cell>
          <table:table-cell table:style-name="ce2" office:value-type="string" calcext:value-type="string">
            <text:p>U1_17</text:p>
          </table:table-cell>
          <table:table-cell table:style-name="ce2" office:value-type="string" calcext:value-type="string">
            <text:p>U2_17</text:p>
          </table:table-cell>
          <table:table-cell office:value-type="string" calcext:value-type="string">
            <text:p>BT_ALT17</text:p>
          </table:table-cell>
          <table:table-cell office:value-type="string" calcext:value-type="string">
            <text:p>BT_M/W17</text:p>
          </table:table-cell>
          <table:table-cell office:value-type="string" calcext:value-type="string">
            <text:p>Bet_18</text:p>
          </table:table-cell>
          <table:table-cell office:value-type="string" calcext:value-type="string">
            <text:p>Folg_18</text:p>
          </table:table-cell>
          <table:table-cell office:value-type="string" calcext:value-type="string">
            <text:p>VB_18</text:p>
          </table:table-cell>
          <table:table-cell table:style-name="ce2" office:value-type="string" calcext:value-type="string">
            <text:p>U1_18</text:p>
          </table:table-cell>
          <table:table-cell table:style-name="ce2" office:value-type="string" calcext:value-type="string">
            <text:p>U2_18</text:p>
          </table:table-cell>
          <table:table-cell office:value-type="string" calcext:value-type="string">
            <text:p>BT_ALT18</text:p>
          </table:table-cell>
          <table:table-cell office:value-type="string" calcext:value-type="string">
            <text:p>BT_M/W18</text:p>
          </table:table-cell>
          <table:table-cell office:value-type="string" calcext:value-type="string">
            <text:p>Bet_19</text:p>
          </table:table-cell>
          <table:table-cell office:value-type="string" calcext:value-type="string">
            <text:p>Folg_19</text:p>
          </table:table-cell>
          <table:table-cell office:value-type="string" calcext:value-type="string">
            <text:p>VB_19</text:p>
          </table:table-cell>
          <table:table-cell table:style-name="ce2" office:value-type="string" calcext:value-type="string">
            <text:p>U1_19</text:p>
          </table:table-cell>
          <table:table-cell table:style-name="ce2" office:value-type="string" calcext:value-type="string">
            <text:p>U2_19</text:p>
          </table:table-cell>
          <table:table-cell table:style-name="ce2" office:value-type="string" calcext:value-type="string">
            <text:p>BT_ALT19</text:p>
          </table:table-cell>
          <table:table-cell office:value-type="string" calcext:value-type="string">
            <text:p>BT_M/W19</text:p>
          </table:table-cell>
        </table:table-row>
        <table:table-row table:style-name="ro3">
          <table:table-cell table:formula="of:=CONCATENATE(&quot;http://www.openstreetmap.org/search?query=&quot;;[.$P2];&quot;%2C&quot;;[.$O2];&quot;#map=19/&quot;;[.$P2];&quot;/&quot;;[.$O2])" office:value-type="string" office:string-value="http://www.openstreetmap.org/search?query=51.9511%2C8.35357#map=19/51.9511/8.35357" calcext:value-type="string">
            <text:p>http://www.openstreetmap.org/search?query=51.9511%2C8.35357#map=19/51.9511/8.35357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Fr</text:p>
          </table:table-cell>
          <table:table-cell office:value-type="date" office:date-value="2015-05-29" calcext:value-type="date">
            <text:p>29.05.2015</text:p>
          </table:table-cell>
          <table:table-cell office:value-type="string" calcext:value-type="string">
            <text:p>09:58</text:p>
          </table:table-cell>
          <table:table-cell office:value-type="string" calcext:value-type="string">
            <text:p>Münsterlandstraße</text:p>
          </table:table-cell>
          <table:table-cell office:value-type="string" calcext:value-type="string">
            <text:p>Pivitsheide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06" calcext:value-type="float">
            <text:p>8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8.35357</text:p>
          </table:table-cell>
          <table:table-cell office:value-type="string" calcext:value-type="string">
            <text:p>51.95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6" table:number-columns-repeated="3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3"/>
          <table:table-cell table:style-name="ce6"/>
        </table:table-row>
        <table:table-row table:style-name="ro3">
          <table:table-cell table:formula="of:=CONCATENATE(&quot;http://www.openstreetmap.org/search?query=&quot;;[.$P3];&quot;%2C&quot;;[.$O3];&quot;#map=19/&quot;;[.$P3];&quot;/&quot;;[.$O3])" office:value-type="string" office:string-value="http://www.openstreetmap.org/search?query=51.9559%2C8.38016#map=19/51.9559/8.38016" calcext:value-type="string">
            <text:p>http://www.openstreetmap.org/search?query=51.9559%2C8.38016#map=19/51.9559/8.38016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Mi</text:p>
          </table:table-cell>
          <table:table-cell office:value-type="date" office:date-value="2015-08-05" calcext:value-type="date">
            <text:p>05.08.2015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Münsterlandstraße</text:p>
          </table:table-cell>
          <table:table-cell office:value-type="string" calcext:value-type="string">
            <text:p>Holler Straße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06" calcext:value-type="float">
            <text:p>80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.38016</text:p>
          </table:table-cell>
          <table:table-cell office:value-type="string" calcext:value-type="string">
            <text:p>51.955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3"/>
          <table:table-cell table:style-name="ce3"/>
        </table:table-row>
      </table:table>
      <table:named-expressions>
        <table:named-range table:name="Strassenfilter" table:base-cell-address="$Filter.$A$1" table:cell-range-address="$Filter.$A$1:.$AT$3" table:range-usable-as="filter"/>
      </table:named-expressions>
      <table:database-ranges>
        <table:database-range table:name="__Anonymous_Sheet_DB__0" table:target-range-address="Tabelle1.A1:Tabelle1.FB261" table:display-filter-buttons="true" table:orientation="column"/>
        <table:database-range table:name="__Anonymous_Sheet_DB__1" table:target-range-address="'Pivot-Tabelle_Tabelle1_1'.A3:'Pivot-Tabelle_Tabelle1_1'.C195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Ausgabe.A1:Ausgabe.FB3" table:orientation="column"/>
      </table:database-ranges>
      <table:data-pilot-tables>
        <table:data-pilot-table table:name="DataPilot1" table:application-data="" table:target-range-address="'Pivot-Tabelle_Tabelle1_1'.A1:'Pivot-Tabelle_Tabelle1_1'.C195" table:buttons="'Pivot-Tabelle_Tabelle1_1'.A1 'Pivot-Tabelle_Tabelle1_1'.A3 'Pivot-Tabelle_Tabelle1_1'.B3">
          <table:source-cell-range table:cell-range-address="Tabelle1.A1:Tabelle1.FB261"/>
          <table:data-pilot-field table:source-field-name="1. Straße" table:orientation="row" table:used-hierarchy="0" table:function="auto">
            <table:data-pilot-level table:show-empty="false">
              <table:data-pilot-members>
                <table:data-pilot-member table:name="Ackerstraße" table:display="true" table:show-details="true"/>
                <table:data-pilot-member table:name="Ahornallee" table:display="true" table:show-details="true"/>
                <table:data-pilot-member table:name="Alsenstraße" table:display="true" table:show-details="true"/>
                <table:data-pilot-member table:name="Alte Heidewaldstraße" table:display="true" table:show-details="true"/>
                <table:data-pilot-member table:name="Amtenbrinksweg" table:display="true" table:show-details="true"/>
                <table:data-pilot-member table:name="Auf der Benkert" table:display="true" table:show-details="true"/>
                <table:data-pilot-member table:name="Auf der Haar" table:display="true" table:show-details="true"/>
                <table:data-pilot-member table:name="Auf'm Eickholt" table:display="true" table:show-details="true"/>
                <table:data-pilot-member table:name="Augustastraße" table:display="true" table:show-details="true"/>
                <table:data-pilot-member table:name="Avenwedder Straße" table:display="true" table:show-details="true"/>
                <table:data-pilot-member table:name="Bäckerkamp" table:display="true" table:show-details="true"/>
                <table:data-pilot-member table:name="Barkeystraße" table:display="true" table:show-details="true"/>
                <table:data-pilot-member table:name="Baumstraße" table:display="true" table:show-details="true"/>
                <table:data-pilot-member table:name="Berliner Straße" table:display="true" table:show-details="true"/>
                <table:data-pilot-member table:name="Bielefelder Straße" table:display="true" table:show-details="true"/>
                <table:data-pilot-member table:name="Blankenhagener Weg" table:display="true" table:show-details="true"/>
                <table:data-pilot-member table:name="Blessenstätte" table:display="true" table:show-details="true"/>
                <table:data-pilot-member table:name="Bogenstraße" table:display="true" table:show-details="true"/>
                <table:data-pilot-member table:name="Bohlenstraße" table:display="true" table:show-details="true"/>
                <table:data-pilot-member table:name="Brinkstraße" table:display="true" table:show-details="true"/>
                <table:data-pilot-member table:name="Brockhäger Straße" table:display="true" table:show-details="true"/>
                <table:data-pilot-member table:name="Brockweg" table:display="true" table:show-details="true"/>
                <table:data-pilot-member table:name="Bruder-Konrad-Straße" table:display="true" table:show-details="true"/>
                <table:data-pilot-member table:name="Brüningsweg" table:display="true" table:show-details="true"/>
                <table:data-pilot-member table:name="Brunnenstraße" table:display="true" table:show-details="true"/>
                <table:data-pilot-member table:name="Bultmannstraße" table:display="true" table:show-details="true"/>
                <table:data-pilot-member table:name="Buxelstraße" table:display="true" table:show-details="true"/>
                <table:data-pilot-member table:name="Carl-Bertelsmann-Straße" table:display="true" table:show-details="true"/>
                <table:data-pilot-member table:name="Carl-Miele-Straße" table:display="true" table:show-details="true"/>
                <table:data-pilot-member table:name="Carl-Zeiss-Straße" table:display="true" table:show-details="true"/>
                <table:data-pilot-member table:name="Dalkestraße" table:display="true" table:show-details="true"/>
                <table:data-pilot-member table:name="Daltropstraße" table:display="true" table:show-details="true"/>
                <table:data-pilot-member table:name="Dammstraße" table:display="true" table:show-details="true"/>
                <table:data-pilot-member table:name="Ernst-Buschmann-Straße" table:display="true" table:show-details="true"/>
                <table:data-pilot-member table:name="Feuerbornstraße" table:display="true" table:show-details="true"/>
                <table:data-pilot-member table:name="Fichtenstraße" table:display="true" table:show-details="true"/>
                <table:data-pilot-member table:name="Franz-Grochtmann-Straße" table:display="true" table:show-details="true"/>
                <table:data-pilot-member table:name="Friedhofstraße" table:display="true" table:show-details="true"/>
                <table:data-pilot-member table:name="Friedrich-Ebert-Straße" table:display="true" table:show-details="true"/>
                <table:data-pilot-member table:name="Friedrichsdorfer Straße" table:display="true" table:show-details="true"/>
                <table:data-pilot-member table:name="Fuchsweg" table:display="true" table:show-details="true"/>
                <table:data-pilot-member table:name="Fuhrmannsgasse" table:display="true" table:show-details="true"/>
                <table:data-pilot-member table:name="Georgstraße" table:display="true" table:show-details="true"/>
                <table:data-pilot-member table:name="Goethestraße" table:display="true" table:show-details="true"/>
                <table:data-pilot-member table:name="Grenzweg" table:display="true" table:show-details="true"/>
                <table:data-pilot-member table:name="Güthstraße" table:display="true" table:show-details="true"/>
                <table:data-pilot-member table:name="Haller Straße" table:display="true" table:show-details="true"/>
                <table:data-pilot-member table:name="Hans-Böckler-Straße" table:display="true" table:show-details="true"/>
                <table:data-pilot-member table:name="Hellweg" table:display="true" table:show-details="true"/>
                <table:data-pilot-member table:name="Herzebrocker Straße" table:display="true" table:show-details="true"/>
                <table:data-pilot-member table:name="Hochstraße" table:display="true" table:show-details="true"/>
                <table:data-pilot-member table:name="Hohenzollernstraße" table:display="true" table:show-details="true"/>
                <table:data-pilot-member table:name="Holler Straße" table:display="true" table:show-details="true"/>
                <table:data-pilot-member table:name="Hülsbrockstraße" table:display="true" table:show-details="true"/>
                <table:data-pilot-member table:name="Ibrüggerstraße" table:display="true" table:show-details="true"/>
                <table:data-pilot-member table:name="Im Füchtei" table:display="true" table:show-details="true"/>
                <table:data-pilot-member table:name="Im Heidkamp" table:display="true" table:show-details="true"/>
                <table:data-pilot-member table:name="Isselhorster Straße" table:display="true" table:show-details="true"/>
                <table:data-pilot-member table:name="Kahlertstraße" table:display="true" table:show-details="true"/>
                <table:data-pilot-member table:name="Kaiserstraße" table:display="true" table:show-details="true"/>
                <table:data-pilot-member table:name="Kampstraße" table:display="true" table:show-details="true"/>
                <table:data-pilot-member table:name="Kirchstraße" table:display="true" table:show-details="true"/>
                <table:data-pilot-member table:name="Königstraße" table:display="true" table:show-details="true"/>
                <table:data-pilot-member table:name="Krummer Weg" table:display="true" table:show-details="true"/>
                <table:data-pilot-member table:name="Kurfürstenstraße" table:display="true" table:show-details="true"/>
                <table:data-pilot-member table:name="Lindenstraße" table:display="true" table:show-details="true"/>
                <table:data-pilot-member table:name="Magnolienweg" table:display="true" table:show-details="true"/>
                <table:data-pilot-member table:name="Marienfelder Straße" table:display="true" table:show-details="true"/>
                <table:data-pilot-member table:name="Moltkestraße" table:display="true" table:show-details="true"/>
                <table:data-pilot-member table:name="Münsterlandstraße" table:display="true" table:show-details="true"/>
                <table:data-pilot-member table:name="Münsterstraße" table:display="true" table:show-details="true"/>
                <table:data-pilot-member table:name="Neuenkirchener Straße" table:display="true" table:show-details="true"/>
                <table:data-pilot-member table:name="Nordhorner Straße" table:display="true" table:show-details="true"/>
                <table:data-pilot-member table:name="Nordring" table:display="true" table:show-details="true"/>
                <table:data-pilot-member table:name="Osnabrücker Landstraße" table:display="true" table:show-details="true"/>
                <table:data-pilot-member table:name="Osthushenrichstraße" table:display="true" table:show-details="true"/>
                <table:data-pilot-member table:name="Oststraße" table:display="true" table:show-details="true"/>
                <table:data-pilot-member table:name="Ottilienstraße" table:display="true" table:show-details="true"/>
                <table:data-pilot-member table:name="Paderborner Straße" table:display="true" table:show-details="true"/>
                <table:data-pilot-member table:name="Pavenstädter Weg" table:display="true" table:show-details="true"/>
                <table:data-pilot-member table:name="Reckenberger Straße" table:display="true" table:show-details="true"/>
                <table:data-pilot-member table:name="Rhedaer Straße" table:display="true" table:show-details="true"/>
                <table:data-pilot-member table:name="Saarstraße" table:display="true" table:show-details="true"/>
                <table:data-pilot-member table:name="Saligmannsweg" table:display="true" table:show-details="true"/>
                <table:data-pilot-member table:name="Saturnweg" table:display="true" table:show-details="true"/>
                <table:data-pilot-member table:name="Schalückstraße" table:display="true" table:show-details="true"/>
                <table:data-pilot-member table:name="Schledebrückstraße" table:display="true" table:show-details="true"/>
                <table:data-pilot-member table:name="Schulstraße" table:display="true" table:show-details="true"/>
                <table:data-pilot-member table:name="Spexarder Straße" table:display="true" table:show-details="true"/>
                <table:data-pilot-member table:name="Stadtring Kattenstroth" table:display="true" table:show-details="true"/>
                <table:data-pilot-member table:name="Stadtring Nordhorn" table:display="true" table:show-details="true"/>
                <table:data-pilot-member table:name="Stadtring Sundern" table:display="true" table:show-details="true"/>
                <table:data-pilot-member table:name="Strengerstraße" table:display="true" table:show-details="true"/>
                <table:data-pilot-member table:name="Südring" table:display="true" table:show-details="true"/>
                <table:data-pilot-member table:name="Sundernstraße" table:display="true" table:show-details="true"/>
                <table:data-pilot-member table:name="Thaddäusstraße" table:display="true" table:show-details="true"/>
                <table:data-pilot-member table:name="Unter den Ulmen" table:display="true" table:show-details="true"/>
                <table:data-pilot-member table:name="Verler Straße" table:display="true" table:show-details="true"/>
                <table:data-pilot-member table:name="Virchowstraße" table:display="true" table:show-details="true"/>
                <table:data-pilot-member table:name="Vossenstraße" table:display="true" table:show-details="true"/>
                <table:data-pilot-member table:name="Westring" table:display="true" table:show-details="true"/>
                <table:data-pilot-member table:name="Wiedenbrücker Straße" table:display="true" table:show-details="true"/>
                <table:data-pilot-member table:name="Wilhelm-Baumann-Straße" table:display="true" table:show-details="true"/>
                <table:data-pilot-member table:name="Wöstmannsweg" table:display="true" table:show-details="true"/>
                <table:data-pilot-member table:name="Yorckstraß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. Straße" table:orientation="row" table:used-hierarchy="0" table:function="auto">
            <table:data-pilot-level table:show-empty="false">
              <table:data-pilot-members>
                <table:data-pilot-member table:name="Agnesstraße" table:display="true" table:show-details="true"/>
                <table:data-pilot-member table:name="Akazienweg" table:display="true" table:show-details="true"/>
                <table:data-pilot-member table:name="Alsenstraße" table:display="true" table:show-details="true"/>
                <table:data-pilot-member table:name="Alte Buschstraße" table:display="true" table:show-details="true"/>
                <table:data-pilot-member table:name="Alte Spexarder Straße" table:display="true" table:show-details="true"/>
                <table:data-pilot-member table:name="Alter Hellweg" table:display="true" table:show-details="true"/>
                <table:data-pilot-member table:name="Am Anger" table:display="true" table:show-details="true"/>
                <table:data-pilot-member table:name="Am Coesfeld" table:display="true" table:show-details="true"/>
                <table:data-pilot-member table:name="Am Hüttenbrink" table:display="true" table:show-details="true"/>
                <table:data-pilot-member table:name="Am Ölbach" table:display="true" table:show-details="true"/>
                <table:data-pilot-member table:name="Am Schlangenbach" table:display="true" table:show-details="true"/>
                <table:data-pilot-member table:name="Annenstraße" table:display="true" table:show-details="true"/>
                <table:data-pilot-member table:name="Auf der Haar" table:display="true" table:show-details="true"/>
                <table:data-pilot-member table:name="Auf`m Kampe" table:display="true" table:show-details="true"/>
                <table:data-pilot-member table:name="Avenwedder Straße" table:display="true" table:show-details="true"/>
                <table:data-pilot-member table:name="Barkeystraße" table:display="true" table:show-details="true"/>
                <table:data-pilot-member table:name="Berliner Straße" table:display="true" table:show-details="true"/>
                <table:data-pilot-member table:name="Bertelsweg" table:display="true" table:show-details="true"/>
                <table:data-pilot-member table:name="Blessenstätte" table:display="true" table:show-details="true"/>
                <table:data-pilot-member table:name="Blücherstraße" table:display="true" table:show-details="true"/>
                <table:data-pilot-member table:name="Bockschatzweg" table:display="true" table:show-details="true"/>
                <table:data-pilot-member table:name="Bogenstraße" table:display="true" table:show-details="true"/>
                <table:data-pilot-member table:name="Bohlenstraße" table:display="true" table:show-details="true"/>
                <table:data-pilot-member table:name="Böhmerstraße" table:display="true" table:show-details="true"/>
                <table:data-pilot-member table:name="Bruder-Konrad-Straße" table:display="true" table:show-details="true"/>
                <table:data-pilot-member table:name="Brunnenstraße" table:display="true" table:show-details="true"/>
                <table:data-pilot-member table:name="Buchenweg" table:display="true" table:show-details="true"/>
                <table:data-pilot-member table:name="Bultmannstraße" table:display="true" table:show-details="true"/>
                <table:data-pilot-member table:name="Buxelstraße" table:display="true" table:show-details="true"/>
                <table:data-pilot-member table:name="Cäcilienstraße" table:display="true" table:show-details="true"/>
                <table:data-pilot-member table:name="Carl-Bertelsmann-Straße" table:display="true" table:show-details="true"/>
                <table:data-pilot-member table:name="Carl-Miele-Straße" table:display="true" table:show-details="true"/>
                <table:data-pilot-member table:name="Carl-Zeiss-Straße" table:display="true" table:show-details="true"/>
                <table:data-pilot-member table:name="Christian-Heyden-Weg" table:display="true" table:show-details="true"/>
                <table:data-pilot-member table:name="Dalkestraße" table:display="true" table:show-details="true"/>
                <table:data-pilot-member table:name="Doheermanns Höhe" table:display="true" table:show-details="true"/>
                <table:data-pilot-member table:name="Elbrachtsweg" table:display="true" table:show-details="true"/>
                <table:data-pilot-member table:name="Ernst-Buschmann-Straße" table:display="true" table:show-details="true"/>
                <table:data-pilot-member table:name="Feuerbornstraße" table:display="true" table:show-details="true"/>
                <table:data-pilot-member table:name="Franz-Birkhan-Ring" table:display="true" table:show-details="true"/>
                <table:data-pilot-member table:name="Franz-von-Sales-Straße" table:display="true" table:show-details="true"/>
                <table:data-pilot-member table:name="Georgstraße" table:display="true" table:show-details="true"/>
                <table:data-pilot-member table:name="Glockengießerstraße" table:display="true" table:show-details="true"/>
                <table:data-pilot-member table:name="Grenzweg" table:display="true" table:show-details="true"/>
                <table:data-pilot-member table:name="Haegestraße" table:display="true" table:show-details="true"/>
                <table:data-pilot-member table:name="Hans-Böckler-Straße" table:display="true" table:show-details="true"/>
                <table:data-pilot-member table:name="Heidestraße" table:display="true" table:show-details="true"/>
                <table:data-pilot-member table:name="Heinrich Humbert Weg" table:display="true" table:show-details="true"/>
                <table:data-pilot-member table:name="Hellweg" table:display="true" table:show-details="true"/>
                <table:data-pilot-member table:name="Herzebrocker Straße" table:display="true" table:show-details="true"/>
                <table:data-pilot-member table:name="Hochstraße" table:display="true" table:show-details="true"/>
                <table:data-pilot-member table:name="Hoher Kamp" table:display="true" table:show-details="true"/>
                <table:data-pilot-member table:name="Holler Straße" table:display="true" table:show-details="true"/>
                <table:data-pilot-member table:name="Holzstraße" table:display="true" table:show-details="true"/>
                <table:data-pilot-member table:name="Hülsbrockstraße" table:display="true" table:show-details="true"/>
                <table:data-pilot-member table:name="Humboldtstraße" table:display="true" table:show-details="true"/>
                <table:data-pilot-member table:name="Im Füchtei" table:display="true" table:show-details="true"/>
                <table:data-pilot-member table:name="Im Reke" table:display="true" table:show-details="true"/>
                <table:data-pilot-member table:name="Isselhorster Kirchplatz" table:display="true" table:show-details="true"/>
                <table:data-pilot-member table:name="Isselhorster Straße" table:display="true" table:show-details="true"/>
                <table:data-pilot-member table:name="Kahlertstraße" table:display="true" table:show-details="true"/>
                <table:data-pilot-member table:name="Kaiserstraße" table:display="true" table:show-details="true"/>
                <table:data-pilot-member table:name="Kampstraße" table:display="true" table:show-details="true"/>
                <table:data-pilot-member table:name="Kattenstrother Weg" table:display="true" table:show-details="true"/>
                <table:data-pilot-member table:name="Kökerstraße" table:display="true" table:show-details="true"/>
                <table:data-pilot-member table:name="Kreuzstraße" table:display="true" table:show-details="true"/>
                <table:data-pilot-member table:name="Langer Weg" table:display="true" table:show-details="true"/>
                <table:data-pilot-member table:name="Lindenstraße" table:display="true" table:show-details="true"/>
                <table:data-pilot-member table:name="Lothringer Straße" table:display="true" table:show-details="true"/>
                <table:data-pilot-member table:name="Luisenstraße" table:display="true" table:show-details="true"/>
                <table:data-pilot-member table:name="Marienfelder Straße" table:display="true" table:show-details="true"/>
                <table:data-pilot-member table:name="Marienstraße" table:display="true" table:show-details="true"/>
                <table:data-pilot-member table:name="Mühlenweg" table:display="true" table:show-details="true"/>
                <table:data-pilot-member table:name="Neuenkirchener Straße" table:display="true" table:show-details="true"/>
                <table:data-pilot-member table:name="Nordring" table:display="true" table:show-details="true"/>
                <table:data-pilot-member table:name="Ostpreußenweg" table:display="true" table:show-details="true"/>
                <table:data-pilot-member table:name="Oststraße" table:display="true" table:show-details="true"/>
                <table:data-pilot-member table:name="Ottilienstraße" table:display="true" table:show-details="true"/>
                <table:data-pilot-member table:name="Parkstraße" table:display="true" table:show-details="true"/>
                <table:data-pilot-member table:name="Pfälzer Straße" table:display="true" table:show-details="true"/>
                <table:data-pilot-member table:name="Pinienweg" table:display="true" table:show-details="true"/>
                <table:data-pilot-member table:name="Pivitsheide" table:display="true" table:show-details="true"/>
                <table:data-pilot-member table:name="Prinzenstraße" table:display="true" table:show-details="true"/>
                <table:data-pilot-member table:name="Reinhildenstraße" table:display="true" table:show-details="true"/>
                <table:data-pilot-member table:name="Reithallenweg" table:display="true" table:show-details="true"/>
                <table:data-pilot-member table:name="Rhedaer Straße" table:display="true" table:show-details="true"/>
                <table:data-pilot-member table:name="Robert-Bosch-Straße" table:display="true" table:show-details="true"/>
                <table:data-pilot-member table:name="Roonstraße" table:display="true" table:show-details="true"/>
                <table:data-pilot-member table:name="Schledebrückstraße" table:display="true" table:show-details="true"/>
                <table:data-pilot-member table:name="Sinnernweg" table:display="true" table:show-details="true"/>
                <table:data-pilot-member table:name="Sonnenweg" table:display="true" table:show-details="true"/>
                <table:data-pilot-member table:name="Spexarder Postweg" table:display="true" table:show-details="true"/>
                <table:data-pilot-member table:name="Spiekergasse" table:display="true" table:show-details="true"/>
                <table:data-pilot-member table:name="Stadtring Kattenstroth" table:display="true" table:show-details="true"/>
                <table:data-pilot-member table:name="Stadtring Nordhorn" table:display="true" table:show-details="true"/>
                <table:data-pilot-member table:name="Stadtring Sundern" table:display="true" table:show-details="true"/>
                <table:data-pilot-member table:name="Steinmerschweg" table:display="true" table:show-details="true"/>
                <table:data-pilot-member table:name="Südring" table:display="true" table:show-details="true"/>
                <table:data-pilot-member table:name="Surenhofsweg" table:display="true" table:show-details="true"/>
                <table:data-pilot-member table:name="Teutoburger Weg" table:display="true" table:show-details="true"/>
                <table:data-pilot-member table:name="Thaddäusstraße" table:display="true" table:show-details="true"/>
                <table:data-pilot-member table:name="Thomas-Morus-Straße" table:display="true" table:show-details="true"/>
                <table:data-pilot-member table:name="Tiefenweg" table:display="true" table:show-details="true"/>
                <table:data-pilot-member table:name="Ulrikenweg" table:display="true" table:show-details="true"/>
                <table:data-pilot-member table:name="Unter den Ulmen" table:display="true" table:show-details="true"/>
                <table:data-pilot-member table:name="Vennstraße" table:display="true" table:show-details="true"/>
                <table:data-pilot-member table:name="Von-Recklinghausen-Straße" table:display="true" table:show-details="true"/>
                <table:data-pilot-member table:name="Webereistraße" table:display="true" table:show-details="true"/>
                <table:data-pilot-member table:name="Wiesenstraße" table:display="true" table:show-details="true"/>
                <table:data-pilot-member table:name="Wilhelm-Baumann-Straße" table:display="true" table:show-details="true"/>
                <table:data-pilot-member table:name="Winkelstraße" table:display="true" table:show-details="true"/>
                <table:data-pilot-member table:name="Zum Stillen Friede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et_01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 style:data-style-name="N2" text:time-value="21:58:01.9768827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inolf </meta:initial-creator>
    <meta:creation-date>2016-03-26T20:50:14.110311125</meta:creation-date>
    <dc:date>2016-04-10T23:04:35.186103542</dc:date>
    <dc:creator>Meinolf </dc:creator>
    <meta:editing-duration>PT2H9M8S</meta:editing-duration>
    <meta:editing-cycles>12</meta:editing-cycles>
    <meta:generator>LibreOffice/4.2.8.2$Linux_X86_64 LibreOffice_project/420m0$Build-2</meta:generator>
    <meta:document-statistic meta:table-count="4" meta:cell-count="9338" meta:object-count="0"/>
  </office:meta>
</office:document-meta>
</file>